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Object 70/Configurations2/statusbar/"/>
  <manifest:file-entry manifest:media-type="" manifest:full-path="Object 70/Configurations2/accelerator/current.xml"/>
  <manifest:file-entry manifest:media-type="" manifest:full-path="Object 70/Configurations2/accelerato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160/Configurations2/statusbar/"/>
  <manifest:file-entry manifest:media-type="" manifest:full-path="Object 160/Configurations2/accelerator/current.xml"/>
  <manifest:file-entry manifest:media-type="" manifest:full-path="Object 160/Configurations2/accelerator/"/>
  <manifest:file-entry manifest:media-type="" manifest:full-path="Object 160/Configurations2/floater/"/>
  <manifest:file-entry manifest:media-type="" manifest:full-path="Object 160/Configurations2/popupmenu/"/>
  <manifest:file-entry manifest:media-type="" manifest:full-path="Object 160/Configurations2/progressbar/"/>
  <manifest:file-entry manifest:media-type="" manifest:full-path="Object 160/Configurations2/menubar/"/>
  <manifest:file-entry manifest:media-type="" manifest:full-path="Object 160/Configurations2/toolbar/"/>
  <manifest:file-entry manifest:media-type="" manifest:full-path="Object 160/Configurations2/images/Bitmaps/"/>
  <manifest:file-entry manifest:media-type="" manifest:full-path="Object 160/Configurations2/images/"/>
  <manifest:file-entry manifest:media-type="application/vnd.sun.xml.ui.configuration" manifest:full-path="Object 160/Configurations2/"/>
  <manifest:file-entry manifest:media-type="text/xml" manifest:full-path="Object 160/content.xml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161/Configurations2/statusbar/"/>
  <manifest:file-entry manifest:media-type="" manifest:full-path="Object 161/Configurations2/accelerator/current.xml"/>
  <manifest:file-entry manifest:media-type="" manifest:full-path="Object 161/Configurations2/accelerator/"/>
  <manifest:file-entry manifest:media-type="" manifest:full-path="Object 161/Configurations2/floater/"/>
  <manifest:file-entry manifest:media-type="" manifest:full-path="Object 161/Configurations2/popupmenu/"/>
  <manifest:file-entry manifest:media-type="" manifest:full-path="Object 161/Configurations2/progressbar/"/>
  <manifest:file-entry manifest:media-type="" manifest:full-path="Object 161/Configurations2/menubar/"/>
  <manifest:file-entry manifest:media-type="" manifest:full-path="Object 161/Configurations2/toolbar/"/>
  <manifest:file-entry manifest:media-type="" manifest:full-path="Object 161/Configurations2/images/Bitmaps/"/>
  <manifest:file-entry manifest:media-type="" manifest:full-path="Object 161/Configurations2/images/"/>
  <manifest:file-entry manifest:media-type="application/vnd.sun.xml.ui.configuration" manifest:full-path="Object 161/Configurations2/"/>
  <manifest:file-entry manifest:media-type="text/xml" manifest:full-path="Object 161/content.xml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162/Configurations2/statusbar/"/>
  <manifest:file-entry manifest:media-type="" manifest:full-path="Object 162/Configurations2/accelerator/current.xml"/>
  <manifest:file-entry manifest:media-type="" manifest:full-path="Object 162/Configurations2/accelerator/"/>
  <manifest:file-entry manifest:media-type="" manifest:full-path="Object 162/Configurations2/floater/"/>
  <manifest:file-entry manifest:media-type="" manifest:full-path="Object 162/Configurations2/popupmenu/"/>
  <manifest:file-entry manifest:media-type="" manifest:full-path="Object 162/Configurations2/progressbar/"/>
  <manifest:file-entry manifest:media-type="" manifest:full-path="Object 162/Configurations2/menubar/"/>
  <manifest:file-entry manifest:media-type="" manifest:full-path="Object 162/Configurations2/toolbar/"/>
  <manifest:file-entry manifest:media-type="" manifest:full-path="Object 162/Configurations2/images/Bitmaps/"/>
  <manifest:file-entry manifest:media-type="" manifest:full-path="Object 162/Configurations2/images/"/>
  <manifest:file-entry manifest:media-type="application/vnd.sun.xml.ui.configuration" manifest:full-path="Object 162/Configurations2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163/Configurations2/statusbar/"/>
  <manifest:file-entry manifest:media-type="" manifest:full-path="Object 163/Configurations2/accelerator/current.xml"/>
  <manifest:file-entry manifest:media-type="" manifest:full-path="Object 163/Configurations2/accelerator/"/>
  <manifest:file-entry manifest:media-type="" manifest:full-path="Object 163/Configurations2/floater/"/>
  <manifest:file-entry manifest:media-type="" manifest:full-path="Object 163/Configurations2/popupmenu/"/>
  <manifest:file-entry manifest:media-type="" manifest:full-path="Object 163/Configurations2/progressbar/"/>
  <manifest:file-entry manifest:media-type="" manifest:full-path="Object 163/Configurations2/menubar/"/>
  <manifest:file-entry manifest:media-type="" manifest:full-path="Object 163/Configurations2/toolbar/"/>
  <manifest:file-entry manifest:media-type="" manifest:full-path="Object 163/Configurations2/images/Bitmaps/"/>
  <manifest:file-entry manifest:media-type="" manifest:full-path="Object 163/Configurations2/images/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" manifest:full-path="Object 74/Configurations2/statusbar/"/>
  <manifest:file-entry manifest:media-type="" manifest:full-path="Object 74/Configurations2/accelerator/current.xml"/>
  <manifest:file-entry manifest:media-type="" manifest:full-path="Object 74/Configurations2/accelerato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164/Configurations2/statusbar/"/>
  <manifest:file-entry manifest:media-type="" manifest:full-path="Object 164/Configurations2/accelerator/current.xml"/>
  <manifest:file-entry manifest:media-type="" manifest:full-path="Object 164/Configurations2/accelerator/"/>
  <manifest:file-entry manifest:media-type="" manifest:full-path="Object 164/Configurations2/floater/"/>
  <manifest:file-entry manifest:media-type="" manifest:full-path="Object 164/Configurations2/popupmenu/"/>
  <manifest:file-entry manifest:media-type="" manifest:full-path="Object 164/Configurations2/progressbar/"/>
  <manifest:file-entry manifest:media-type="" manifest:full-path="Object 164/Configurations2/menubar/"/>
  <manifest:file-entry manifest:media-type="" manifest:full-path="Object 164/Configurations2/toolbar/"/>
  <manifest:file-entry manifest:media-type="" manifest:full-path="Object 164/Configurations2/images/Bitmaps/"/>
  <manifest:file-entry manifest:media-type="" manifest:full-path="Object 164/Configurations2/images/"/>
  <manifest:file-entry manifest:media-type="application/vnd.sun.xml.ui.configuration" manifest:full-path="Object 164/Configurations2/"/>
  <manifest:file-entry manifest:media-type="text/xml" manifest:full-path="Object 164/content.xml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" manifest:full-path="Object 75/Configurations2/statusbar/"/>
  <manifest:file-entry manifest:media-type="" manifest:full-path="Object 75/Configurations2/accelerator/current.xml"/>
  <manifest:file-entry manifest:media-type="" manifest:full-path="Object 75/Configurations2/accelerato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165/Configurations2/statusbar/"/>
  <manifest:file-entry manifest:media-type="" manifest:full-path="Object 165/Configurations2/accelerator/current.xml"/>
  <manifest:file-entry manifest:media-type="" manifest:full-path="Object 165/Configurations2/accelerator/"/>
  <manifest:file-entry manifest:media-type="" manifest:full-path="Object 165/Configurations2/floater/"/>
  <manifest:file-entry manifest:media-type="" manifest:full-path="Object 165/Configurations2/popupmenu/"/>
  <manifest:file-entry manifest:media-type="" manifest:full-path="Object 165/Configurations2/progressbar/"/>
  <manifest:file-entry manifest:media-type="" manifest:full-path="Object 165/Configurations2/menubar/"/>
  <manifest:file-entry manifest:media-type="" manifest:full-path="Object 165/Configurations2/toolbar/"/>
  <manifest:file-entry manifest:media-type="" manifest:full-path="Object 165/Configurations2/images/Bitmaps/"/>
  <manifest:file-entry manifest:media-type="" manifest:full-path="Object 165/Configurations2/images/"/>
  <manifest:file-entry manifest:media-type="application/vnd.sun.xml.ui.configuration" manifest:full-path="Object 165/Configurations2/"/>
  <manifest:file-entry manifest:media-type="text/xml" manifest:full-path="Object 165/content.xml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application/binary" manifest:full-path="layout-cache"/>
  <manifest:file-entry manifest:media-type="" manifest:full-path="Object 76/Configurations2/statusbar/"/>
  <manifest:file-entry manifest:media-type="" manifest:full-path="Object 76/Configurations2/accelerator/current.xml"/>
  <manifest:file-entry manifest:media-type="" manifest:full-path="Object 76/Configurations2/accelerato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166/Configurations2/statusbar/"/>
  <manifest:file-entry manifest:media-type="" manifest:full-path="Object 166/Configurations2/accelerator/current.xml"/>
  <manifest:file-entry manifest:media-type="" manifest:full-path="Object 166/Configurations2/accelerator/"/>
  <manifest:file-entry manifest:media-type="" manifest:full-path="Object 166/Configurations2/floater/"/>
  <manifest:file-entry manifest:media-type="" manifest:full-path="Object 166/Configurations2/popupmenu/"/>
  <manifest:file-entry manifest:media-type="" manifest:full-path="Object 166/Configurations2/progressbar/"/>
  <manifest:file-entry manifest:media-type="" manifest:full-path="Object 166/Configurations2/menubar/"/>
  <manifest:file-entry manifest:media-type="" manifest:full-path="Object 166/Configurations2/toolbar/"/>
  <manifest:file-entry manifest:media-type="" manifest:full-path="Object 166/Configurations2/images/Bitmaps/"/>
  <manifest:file-entry manifest:media-type="" manifest:full-path="Object 166/Configurations2/images/"/>
  <manifest:file-entry manifest:media-type="application/vnd.sun.xml.ui.configuration" manifest:full-path="Object 166/Configurations2/"/>
  <manifest:file-entry manifest:media-type="text/xml" manifest:full-path="Object 166/content.xml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" manifest:full-path="Object 77/Configurations2/statusbar/"/>
  <manifest:file-entry manifest:media-type="" manifest:full-path="Object 77/Configurations2/accelerator/current.xml"/>
  <manifest:file-entry manifest:media-type="" manifest:full-path="Object 77/Configurations2/accelerato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167/Configurations2/statusbar/"/>
  <manifest:file-entry manifest:media-type="" manifest:full-path="Object 167/Configurations2/accelerator/current.xml"/>
  <manifest:file-entry manifest:media-type="" manifest:full-path="Object 167/Configurations2/accelerator/"/>
  <manifest:file-entry manifest:media-type="" manifest:full-path="Object 167/Configurations2/floater/"/>
  <manifest:file-entry manifest:media-type="" manifest:full-path="Object 167/Configurations2/popupmenu/"/>
  <manifest:file-entry manifest:media-type="" manifest:full-path="Object 167/Configurations2/progressbar/"/>
  <manifest:file-entry manifest:media-type="" manifest:full-path="Object 167/Configurations2/menubar/"/>
  <manifest:file-entry manifest:media-type="" manifest:full-path="Object 167/Configurations2/toolbar/"/>
  <manifest:file-entry manifest:media-type="" manifest:full-path="Object 167/Configurations2/images/Bitmaps/"/>
  <manifest:file-entry manifest:media-type="" manifest:full-path="Object 167/Configurations2/images/"/>
  <manifest:file-entry manifest:media-type="application/vnd.sun.xml.ui.configuration" manifest:full-path="Object 167/Configurations2/"/>
  <manifest:file-entry manifest:media-type="text/xml" manifest:full-path="Object 167/content.xml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" manifest:full-path="Object 78/Configurations2/statusbar/"/>
  <manifest:file-entry manifest:media-type="" manifest:full-path="Object 78/Configurations2/accelerator/current.xml"/>
  <manifest:file-entry manifest:media-type="" manifest:full-path="Object 78/Configurations2/accelerato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168/Configurations2/statusbar/"/>
  <manifest:file-entry manifest:media-type="" manifest:full-path="Object 168/Configurations2/accelerator/current.xml"/>
  <manifest:file-entry manifest:media-type="" manifest:full-path="Object 168/Configurations2/accelerator/"/>
  <manifest:file-entry manifest:media-type="" manifest:full-path="Object 168/Configurations2/floater/"/>
  <manifest:file-entry manifest:media-type="" manifest:full-path="Object 168/Configurations2/popupmenu/"/>
  <manifest:file-entry manifest:media-type="" manifest:full-path="Object 168/Configurations2/progressbar/"/>
  <manifest:file-entry manifest:media-type="" manifest:full-path="Object 168/Configurations2/menubar/"/>
  <manifest:file-entry manifest:media-type="" manifest:full-path="Object 168/Configurations2/toolbar/"/>
  <manifest:file-entry manifest:media-type="" manifest:full-path="Object 168/Configurations2/images/Bitmaps/"/>
  <manifest:file-entry manifest:media-type="" manifest:full-path="Object 168/Configurations2/images/"/>
  <manifest:file-entry manifest:media-type="application/vnd.sun.xml.ui.configuration" manifest:full-path="Object 168/Configurations2/"/>
  <manifest:file-entry manifest:media-type="text/xml" manifest:full-path="Object 168/content.xml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" manifest:full-path="Object 79/Configurations2/statusbar/"/>
  <manifest:file-entry manifest:media-type="" manifest:full-path="Object 79/Configurations2/accelerator/current.xml"/>
  <manifest:file-entry manifest:media-type="" manifest:full-path="Object 79/Configurations2/accelerato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169/Configurations2/statusbar/"/>
  <manifest:file-entry manifest:media-type="" manifest:full-path="Object 169/Configurations2/accelerator/current.xml"/>
  <manifest:file-entry manifest:media-type="" manifest:full-path="Object 169/Configurations2/accelerator/"/>
  <manifest:file-entry manifest:media-type="" manifest:full-path="Object 169/Configurations2/floater/"/>
  <manifest:file-entry manifest:media-type="" manifest:full-path="Object 169/Configurations2/popupmenu/"/>
  <manifest:file-entry manifest:media-type="" manifest:full-path="Object 169/Configurations2/progressbar/"/>
  <manifest:file-entry manifest:media-type="" manifest:full-path="Object 169/Configurations2/menubar/"/>
  <manifest:file-entry manifest:media-type="" manifest:full-path="Object 169/Configurations2/toolbar/"/>
  <manifest:file-entry manifest:media-type="" manifest:full-path="Object 169/Configurations2/images/Bitmaps/"/>
  <manifest:file-entry manifest:media-type="" manifest:full-path="Object 169/Configurations2/images/"/>
  <manifest:file-entry manifest:media-type="application/vnd.sun.xml.ui.configuration" manifest:full-path="Object 169/Configurations2/"/>
  <manifest:file-entry manifest:media-type="text/xml" manifest:full-path="Object 169/content.xml"/>
  <manifest:file-entry manifest:media-type="text/xml" manifest:full-path="Object 169/settings.xml"/>
  <manifest:file-entry manifest:media-type="application/vnd.oasis.opendocument.formula" manifest:version="1.2" manifest:full-path="Object 169/"/>
  <manifest:file-entry manifest:media-type="" manifest:full-path="Object 210/Configurations2/statusbar/"/>
  <manifest:file-entry manifest:media-type="" manifest:full-path="Object 210/Configurations2/accelerator/current.xml"/>
  <manifest:file-entry manifest:media-type="" manifest:full-path="Object 210/Configurations2/accelerator/"/>
  <manifest:file-entry manifest:media-type="" manifest:full-path="Object 210/Configurations2/floater/"/>
  <manifest:file-entry manifest:media-type="" manifest:full-path="Object 210/Configurations2/popupmenu/"/>
  <manifest:file-entry manifest:media-type="" manifest:full-path="Object 210/Configurations2/progressbar/"/>
  <manifest:file-entry manifest:media-type="" manifest:full-path="Object 210/Configurations2/menubar/"/>
  <manifest:file-entry manifest:media-type="" manifest:full-path="Object 210/Configurations2/toolbar/"/>
  <manifest:file-entry manifest:media-type="" manifest:full-path="Object 210/Configurations2/images/Bitmaps/"/>
  <manifest:file-entry manifest:media-type="" manifest:full-path="Object 210/Configurations2/images/"/>
  <manifest:file-entry manifest:media-type="application/vnd.sun.xml.ui.configuration" manifest:full-path="Object 210/Configurations2/"/>
  <manifest:file-entry manifest:media-type="text/xml" manifest:full-path="Object 210/content.xml"/>
  <manifest:file-entry manifest:media-type="text/xml" manifest:full-path="Object 210/settings.xml"/>
  <manifest:file-entry manifest:media-type="application/vnd.oasis.opendocument.formula" manifest:version="1.2" manifest:full-path="Object 210/"/>
  <manifest:file-entry manifest:media-type="" manifest:full-path="Object 211/Configurations2/statusbar/"/>
  <manifest:file-entry manifest:media-type="" manifest:full-path="Object 211/Configurations2/accelerator/current.xml"/>
  <manifest:file-entry manifest:media-type="" manifest:full-path="Object 211/Configurations2/accelerator/"/>
  <manifest:file-entry manifest:media-type="" manifest:full-path="Object 211/Configurations2/floater/"/>
  <manifest:file-entry manifest:media-type="" manifest:full-path="Object 211/Configurations2/popupmenu/"/>
  <manifest:file-entry manifest:media-type="" manifest:full-path="Object 211/Configurations2/progressbar/"/>
  <manifest:file-entry manifest:media-type="" manifest:full-path="Object 211/Configurations2/menubar/"/>
  <manifest:file-entry manifest:media-type="" manifest:full-path="Object 211/Configurations2/toolbar/"/>
  <manifest:file-entry manifest:media-type="" manifest:full-path="Object 211/Configurations2/images/Bitmaps/"/>
  <manifest:file-entry manifest:media-type="" manifest:full-path="Object 211/Configurations2/images/"/>
  <manifest:file-entry manifest:media-type="application/vnd.sun.xml.ui.configuration" manifest:full-path="Object 211/Configurations2/"/>
  <manifest:file-entry manifest:media-type="text/xml" manifest:full-path="Object 211/content.xml"/>
  <manifest:file-entry manifest:media-type="text/xml" manifest:full-path="Object 211/settings.xml"/>
  <manifest:file-entry manifest:media-type="application/vnd.oasis.opendocument.formula" manifest:version="1.2" manifest:full-path="Object 211/"/>
  <manifest:file-entry manifest:media-type="" manifest:full-path="Object 212/Configurations2/statusbar/"/>
  <manifest:file-entry manifest:media-type="" manifest:full-path="Object 212/Configurations2/accelerator/current.xml"/>
  <manifest:file-entry manifest:media-type="" manifest:full-path="Object 212/Configurations2/accelerator/"/>
  <manifest:file-entry manifest:media-type="" manifest:full-path="Object 212/Configurations2/floater/"/>
  <manifest:file-entry manifest:media-type="" manifest:full-path="Object 212/Configurations2/popupmenu/"/>
  <manifest:file-entry manifest:media-type="" manifest:full-path="Object 212/Configurations2/progressbar/"/>
  <manifest:file-entry manifest:media-type="" manifest:full-path="Object 212/Configurations2/menubar/"/>
  <manifest:file-entry manifest:media-type="" manifest:full-path="Object 212/Configurations2/toolbar/"/>
  <manifest:file-entry manifest:media-type="" manifest:full-path="Object 212/Configurations2/images/Bitmaps/"/>
  <manifest:file-entry manifest:media-type="" manifest:full-path="Object 212/Configurations2/images/"/>
  <manifest:file-entry manifest:media-type="application/vnd.sun.xml.ui.configuration" manifest:full-path="Object 212/Configurations2/"/>
  <manifest:file-entry manifest:media-type="text/xml" manifest:full-path="Object 212/content.xml"/>
  <manifest:file-entry manifest:media-type="text/xml" manifest:full-path="Object 212/settings.xml"/>
  <manifest:file-entry manifest:media-type="application/vnd.oasis.opendocument.formula" manifest:version="1.2" manifest:full-path="Object 212/"/>
  <manifest:file-entry manifest:media-type="" manifest:full-path="Object 213/Configurations2/statusbar/"/>
  <manifest:file-entry manifest:media-type="" manifest:full-path="Object 213/Configurations2/accelerator/current.xml"/>
  <manifest:file-entry manifest:media-type="" manifest:full-path="Object 213/Configurations2/accelerator/"/>
  <manifest:file-entry manifest:media-type="" manifest:full-path="Object 213/Configurations2/floater/"/>
  <manifest:file-entry manifest:media-type="" manifest:full-path="Object 213/Configurations2/popupmenu/"/>
  <manifest:file-entry manifest:media-type="" manifest:full-path="Object 213/Configurations2/progressbar/"/>
  <manifest:file-entry manifest:media-type="" manifest:full-path="Object 213/Configurations2/menubar/"/>
  <manifest:file-entry manifest:media-type="" manifest:full-path="Object 213/Configurations2/toolbar/"/>
  <manifest:file-entry manifest:media-type="" manifest:full-path="Object 213/Configurations2/images/Bitmaps/"/>
  <manifest:file-entry manifest:media-type="" manifest:full-path="Object 213/Configurations2/images/"/>
  <manifest:file-entry manifest:media-type="application/vnd.sun.xml.ui.configuration" manifest:full-path="Object 213/Configurations2/"/>
  <manifest:file-entry manifest:media-type="text/xml" manifest:full-path="Object 213/content.xml"/>
  <manifest:file-entry manifest:media-type="text/xml" manifest:full-path="Object 213/settings.xml"/>
  <manifest:file-entry manifest:media-type="application/vnd.oasis.opendocument.formula" manifest:version="1.2" manifest:full-path="Object 213/"/>
  <manifest:file-entry manifest:media-type="" manifest:full-path="Object 214/Configurations2/statusbar/"/>
  <manifest:file-entry manifest:media-type="" manifest:full-path="Object 214/Configurations2/accelerator/current.xml"/>
  <manifest:file-entry manifest:media-type="" manifest:full-path="Object 214/Configurations2/accelerator/"/>
  <manifest:file-entry manifest:media-type="" manifest:full-path="Object 214/Configurations2/floater/"/>
  <manifest:file-entry manifest:media-type="" manifest:full-path="Object 214/Configurations2/popupmenu/"/>
  <manifest:file-entry manifest:media-type="" manifest:full-path="Object 214/Configurations2/progressbar/"/>
  <manifest:file-entry manifest:media-type="" manifest:full-path="Object 214/Configurations2/menubar/"/>
  <manifest:file-entry manifest:media-type="" manifest:full-path="Object 214/Configurations2/toolbar/"/>
  <manifest:file-entry manifest:media-type="" manifest:full-path="Object 214/Configurations2/images/Bitmaps/"/>
  <manifest:file-entry manifest:media-type="" manifest:full-path="Object 214/Configurations2/images/"/>
  <manifest:file-entry manifest:media-type="application/vnd.sun.xml.ui.configuration" manifest:full-path="Object 214/Configurations2/"/>
  <manifest:file-entry manifest:media-type="text/xml" manifest:full-path="Object 214/content.xml"/>
  <manifest:file-entry manifest:media-type="text/xml" manifest:full-path="Object 214/settings.xml"/>
  <manifest:file-entry manifest:media-type="application/vnd.oasis.opendocument.formula" manifest:version="1.2" manifest:full-path="Object 214/"/>
  <manifest:file-entry manifest:media-type="" manifest:full-path="Object 215/Configurations2/statusbar/"/>
  <manifest:file-entry manifest:media-type="" manifest:full-path="Object 215/Configurations2/accelerator/current.xml"/>
  <manifest:file-entry manifest:media-type="" manifest:full-path="Object 215/Configurations2/accelerator/"/>
  <manifest:file-entry manifest:media-type="" manifest:full-path="Object 215/Configurations2/floater/"/>
  <manifest:file-entry manifest:media-type="" manifest:full-path="Object 215/Configurations2/popupmenu/"/>
  <manifest:file-entry manifest:media-type="" manifest:full-path="Object 215/Configurations2/progressbar/"/>
  <manifest:file-entry manifest:media-type="" manifest:full-path="Object 215/Configurations2/menubar/"/>
  <manifest:file-entry manifest:media-type="" manifest:full-path="Object 215/Configurations2/toolbar/"/>
  <manifest:file-entry manifest:media-type="" manifest:full-path="Object 215/Configurations2/images/Bitmaps/"/>
  <manifest:file-entry manifest:media-type="" manifest:full-path="Object 215/Configurations2/images/"/>
  <manifest:file-entry manifest:media-type="application/vnd.sun.xml.ui.configuration" manifest:full-path="Object 215/Configurations2/"/>
  <manifest:file-entry manifest:media-type="text/xml" manifest:full-path="Object 215/content.xml"/>
  <manifest:file-entry manifest:media-type="text/xml" manifest:full-path="Object 215/settings.xml"/>
  <manifest:file-entry manifest:media-type="application/vnd.oasis.opendocument.formula" manifest:version="1.2" manifest:full-path="Object 215/"/>
  <manifest:file-entry manifest:media-type="" manifest:full-path="Object 216/Configurations2/statusbar/"/>
  <manifest:file-entry manifest:media-type="" manifest:full-path="Object 216/Configurations2/accelerator/current.xml"/>
  <manifest:file-entry manifest:media-type="" manifest:full-path="Object 216/Configurations2/accelerator/"/>
  <manifest:file-entry manifest:media-type="" manifest:full-path="Object 216/Configurations2/floater/"/>
  <manifest:file-entry manifest:media-type="" manifest:full-path="Object 216/Configurations2/popupmenu/"/>
  <manifest:file-entry manifest:media-type="" manifest:full-path="Object 216/Configurations2/progressbar/"/>
  <manifest:file-entry manifest:media-type="" manifest:full-path="Object 216/Configurations2/menubar/"/>
  <manifest:file-entry manifest:media-type="" manifest:full-path="Object 216/Configurations2/toolbar/"/>
  <manifest:file-entry manifest:media-type="" manifest:full-path="Object 216/Configurations2/images/Bitmaps/"/>
  <manifest:file-entry manifest:media-type="" manifest:full-path="Object 216/Configurations2/images/"/>
  <manifest:file-entry manifest:media-type="application/vnd.sun.xml.ui.configuration" manifest:full-path="Object 216/Configurations2/"/>
  <manifest:file-entry manifest:media-type="text/xml" manifest:full-path="Object 216/content.xml"/>
  <manifest:file-entry manifest:media-type="text/xml" manifest:full-path="Object 216/settings.xml"/>
  <manifest:file-entry manifest:media-type="application/vnd.oasis.opendocument.formula" manifest:version="1.2" manifest:full-path="Object 216/"/>
  <manifest:file-entry manifest:media-type="" manifest:full-path="Object 217/Configurations2/statusbar/"/>
  <manifest:file-entry manifest:media-type="" manifest:full-path="Object 217/Configurations2/accelerator/current.xml"/>
  <manifest:file-entry manifest:media-type="" manifest:full-path="Object 217/Configurations2/accelerator/"/>
  <manifest:file-entry manifest:media-type="" manifest:full-path="Object 217/Configurations2/floater/"/>
  <manifest:file-entry manifest:media-type="" manifest:full-path="Object 217/Configurations2/popupmenu/"/>
  <manifest:file-entry manifest:media-type="" manifest:full-path="Object 217/Configurations2/progressbar/"/>
  <manifest:file-entry manifest:media-type="" manifest:full-path="Object 217/Configurations2/menubar/"/>
  <manifest:file-entry manifest:media-type="" manifest:full-path="Object 217/Configurations2/toolbar/"/>
  <manifest:file-entry manifest:media-type="" manifest:full-path="Object 217/Configurations2/images/Bitmaps/"/>
  <manifest:file-entry manifest:media-type="" manifest:full-path="Object 217/Configurations2/images/"/>
  <manifest:file-entry manifest:media-type="application/vnd.sun.xml.ui.configuration" manifest:full-path="Object 217/Configurations2/"/>
  <manifest:file-entry manifest:media-type="text/xml" manifest:full-path="Object 217/content.xml"/>
  <manifest:file-entry manifest:media-type="text/xml" manifest:full-path="Object 217/settings.xml"/>
  <manifest:file-entry manifest:media-type="application/vnd.oasis.opendocument.formula" manifest:version="1.2" manifest:full-path="Object 217/"/>
  <manifest:file-entry manifest:media-type="" manifest:full-path="Object 218/Configurations2/statusbar/"/>
  <manifest:file-entry manifest:media-type="" manifest:full-path="Object 218/Configurations2/accelerator/current.xml"/>
  <manifest:file-entry manifest:media-type="" manifest:full-path="Object 218/Configurations2/accelerator/"/>
  <manifest:file-entry manifest:media-type="" manifest:full-path="Object 218/Configurations2/floater/"/>
  <manifest:file-entry manifest:media-type="" manifest:full-path="Object 218/Configurations2/popupmenu/"/>
  <manifest:file-entry manifest:media-type="" manifest:full-path="Object 218/Configurations2/progressbar/"/>
  <manifest:file-entry manifest:media-type="" manifest:full-path="Object 218/Configurations2/menubar/"/>
  <manifest:file-entry manifest:media-type="" manifest:full-path="Object 218/Configurations2/toolbar/"/>
  <manifest:file-entry manifest:media-type="" manifest:full-path="Object 218/Configurations2/images/Bitmaps/"/>
  <manifest:file-entry manifest:media-type="" manifest:full-path="Object 218/Configurations2/images/"/>
  <manifest:file-entry manifest:media-type="application/vnd.sun.xml.ui.configuration" manifest:full-path="Object 218/Configurations2/"/>
  <manifest:file-entry manifest:media-type="text/xml" manifest:full-path="Object 218/content.xml"/>
  <manifest:file-entry manifest:media-type="text/xml" manifest:full-path="Object 218/settings.xml"/>
  <manifest:file-entry manifest:media-type="application/vnd.oasis.opendocument.formula" manifest:version="1.2" manifest:full-path="Object 218/"/>
  <manifest:file-entry manifest:media-type="" manifest:full-path="Object 219/Configurations2/statusbar/"/>
  <manifest:file-entry manifest:media-type="" manifest:full-path="Object 219/Configurations2/accelerator/current.xml"/>
  <manifest:file-entry manifest:media-type="" manifest:full-path="Object 219/Configurations2/accelerator/"/>
  <manifest:file-entry manifest:media-type="" manifest:full-path="Object 219/Configurations2/floater/"/>
  <manifest:file-entry manifest:media-type="" manifest:full-path="Object 219/Configurations2/popupmenu/"/>
  <manifest:file-entry manifest:media-type="" manifest:full-path="Object 219/Configurations2/progressbar/"/>
  <manifest:file-entry manifest:media-type="" manifest:full-path="Object 219/Configurations2/menubar/"/>
  <manifest:file-entry manifest:media-type="" manifest:full-path="Object 219/Configurations2/toolbar/"/>
  <manifest:file-entry manifest:media-type="" manifest:full-path="Object 219/Configurations2/images/Bitmaps/"/>
  <manifest:file-entry manifest:media-type="" manifest:full-path="Object 219/Configurations2/images/"/>
  <manifest:file-entry manifest:media-type="application/vnd.sun.xml.ui.configuration" manifest:full-path="Object 219/Configurations2/"/>
  <manifest:file-entry manifest:media-type="text/xml" manifest:full-path="Object 219/content.xml"/>
  <manifest:file-entry manifest:media-type="text/xml" manifest:full-path="Object 219/settings.xml"/>
  <manifest:file-entry manifest:media-type="application/vnd.oasis.opendocument.formula" manifest:version="1.2" manifest:full-path="Object 219/"/>
  <manifest:file-entry manifest:media-type="" manifest:full-path="Object 80/Configurations2/statusba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170/Configurations2/statusbar/"/>
  <manifest:file-entry manifest:media-type="" manifest:full-path="Object 170/Configurations2/accelerator/current.xml"/>
  <manifest:file-entry manifest:media-type="" manifest:full-path="Object 170/Configurations2/accelerator/"/>
  <manifest:file-entry manifest:media-type="" manifest:full-path="Object 170/Configurations2/floater/"/>
  <manifest:file-entry manifest:media-type="" manifest:full-path="Object 170/Configurations2/popupmenu/"/>
  <manifest:file-entry manifest:media-type="" manifest:full-path="Object 170/Configurations2/progressbar/"/>
  <manifest:file-entry manifest:media-type="" manifest:full-path="Object 170/Configurations2/menubar/"/>
  <manifest:file-entry manifest:media-type="" manifest:full-path="Object 170/Configurations2/toolbar/"/>
  <manifest:file-entry manifest:media-type="" manifest:full-path="Object 170/Configurations2/images/Bitmaps/"/>
  <manifest:file-entry manifest:media-type="" manifest:full-path="Object 170/Configurations2/images/"/>
  <manifest:file-entry manifest:media-type="application/vnd.sun.xml.ui.configuration" manifest:full-path="Object 170/Configurations2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" manifest:full-path="Pictures/2000003D0000303B00001B9057B7DA3D.svm"/>
  <manifest:file-entry manifest:media-type="" manifest:full-path="Pictures/200000550000303B00001B90AAFB6757.svm"/>
  <manifest:file-entry manifest:media-type="" manifest:full-path="Pictures/2000003D0000303B00001B903EF36479.svm"/>
  <manifest:file-entry manifest:media-type="" manifest:full-path="Pictures/200000490000303B00001B90CFDE642C.svm"/>
  <manifest:file-entry manifest:media-type="" manifest:full-path="Pictures/200000370000303B00001B902B099C88.svm"/>
  <manifest:file-entry manifest:media-type="" manifest:full-path="Pictures/200000850000303B00001B90E690FAE7.svm"/>
  <manifest:file-entry manifest:media-type="" manifest:full-path="Pictures/"/>
  <manifest:file-entry manifest:media-type="" manifest:full-path="Object 81/Configurations2/statu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171/Configurations2/statusbar/"/>
  <manifest:file-entry manifest:media-type="" manifest:full-path="Object 171/Configurations2/accelerator/current.xml"/>
  <manifest:file-entry manifest:media-type="" manifest:full-path="Object 171/Configurations2/accelerator/"/>
  <manifest:file-entry manifest:media-type="" manifest:full-path="Object 171/Configurations2/floater/"/>
  <manifest:file-entry manifest:media-type="" manifest:full-path="Object 171/Configurations2/popupmenu/"/>
  <manifest:file-entry manifest:media-type="" manifest:full-path="Object 171/Configurations2/progressbar/"/>
  <manifest:file-entry manifest:media-type="" manifest:full-path="Object 171/Configurations2/menubar/"/>
  <manifest:file-entry manifest:media-type="" manifest:full-path="Object 171/Configurations2/toolbar/"/>
  <manifest:file-entry manifest:media-type="" manifest:full-path="Object 171/Configurations2/images/Bitmaps/"/>
  <manifest:file-entry manifest:media-type="" manifest:full-path="Object 171/Configurations2/images/"/>
  <manifest:file-entry manifest:media-type="application/vnd.sun.xml.ui.configuration" manifest:full-path="Object 171/Configurations2/"/>
  <manifest:file-entry manifest:media-type="text/xml" manifest:full-path="Object 171/content.xml"/>
  <manifest:file-entry manifest:media-type="text/xml" manifest:full-path="Object 171/settings.xml"/>
  <manifest:file-entry manifest:media-type="application/vnd.oasis.opendocument.formula" manifest:version="1.2" manifest:full-path="Object 171/"/>
  <manifest:file-entry manifest:media-type="" manifest:full-path="Object 82/Configurations2/statusbar/"/>
  <manifest:file-entry manifest:media-type="" manifest:full-path="Object 82/Configurations2/accelerator/current.xml"/>
  <manifest:file-entry manifest:media-type="" manifest:full-path="Object 82/Configurations2/accelerato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172/Configurations2/statusbar/"/>
  <manifest:file-entry manifest:media-type="" manifest:full-path="Object 172/Configurations2/accelerator/current.xml"/>
  <manifest:file-entry manifest:media-type="" manifest:full-path="Object 172/Configurations2/accelerator/"/>
  <manifest:file-entry manifest:media-type="" manifest:full-path="Object 172/Configurations2/floater/"/>
  <manifest:file-entry manifest:media-type="" manifest:full-path="Object 172/Configurations2/popupmenu/"/>
  <manifest:file-entry manifest:media-type="" manifest:full-path="Object 172/Configurations2/progressbar/"/>
  <manifest:file-entry manifest:media-type="" manifest:full-path="Object 172/Configurations2/menubar/"/>
  <manifest:file-entry manifest:media-type="" manifest:full-path="Object 172/Configurations2/toolbar/"/>
  <manifest:file-entry manifest:media-type="" manifest:full-path="Object 172/Configurations2/images/Bitmaps/"/>
  <manifest:file-entry manifest:media-type="" manifest:full-path="Object 172/Configurations2/images/"/>
  <manifest:file-entry manifest:media-type="application/vnd.sun.xml.ui.configuration" manifest:full-path="Object 172/Configurations2/"/>
  <manifest:file-entry manifest:media-type="text/xml" manifest:full-path="Object 172/content.xml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" manifest:full-path="Object 83/Configurations2/statusbar/"/>
  <manifest:file-entry manifest:media-type="" manifest:full-path="Object 83/Configurations2/accelerator/current.xml"/>
  <manifest:file-entry manifest:media-type="" manifest:full-path="Object 83/Configurations2/accelerato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173/Configurations2/statusbar/"/>
  <manifest:file-entry manifest:media-type="" manifest:full-path="Object 173/Configurations2/accelerator/current.xml"/>
  <manifest:file-entry manifest:media-type="" manifest:full-path="Object 173/Configurations2/accelerator/"/>
  <manifest:file-entry manifest:media-type="" manifest:full-path="Object 173/Configurations2/floater/"/>
  <manifest:file-entry manifest:media-type="" manifest:full-path="Object 173/Configurations2/popupmenu/"/>
  <manifest:file-entry manifest:media-type="" manifest:full-path="Object 173/Configurations2/progressbar/"/>
  <manifest:file-entry manifest:media-type="" manifest:full-path="Object 173/Configurations2/menubar/"/>
  <manifest:file-entry manifest:media-type="" manifest:full-path="Object 173/Configurations2/toolbar/"/>
  <manifest:file-entry manifest:media-type="" manifest:full-path="Object 173/Configurations2/images/Bitmaps/"/>
  <manifest:file-entry manifest:media-type="" manifest:full-path="Object 173/Configurations2/images/"/>
  <manifest:file-entry manifest:media-type="application/vnd.sun.xml.ui.configuration" manifest:full-path="Object 173/Configurations2/"/>
  <manifest:file-entry manifest:media-type="text/xml" manifest:full-path="Object 173/content.xml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" manifest:full-path="Object 84/Configurations2/statusbar/"/>
  <manifest:file-entry manifest:media-type="" manifest:full-path="Object 84/Configurations2/accelerator/current.xml"/>
  <manifest:file-entry manifest:media-type="" manifest:full-path="Object 84/Configurations2/accelerato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174/Configurations2/statusbar/"/>
  <manifest:file-entry manifest:media-type="" manifest:full-path="Object 174/Configurations2/accelerator/current.xml"/>
  <manifest:file-entry manifest:media-type="" manifest:full-path="Object 174/Configurations2/accelerator/"/>
  <manifest:file-entry manifest:media-type="" manifest:full-path="Object 174/Configurations2/floater/"/>
  <manifest:file-entry manifest:media-type="" manifest:full-path="Object 174/Configurations2/popupmenu/"/>
  <manifest:file-entry manifest:media-type="" manifest:full-path="Object 174/Configurations2/progressbar/"/>
  <manifest:file-entry manifest:media-type="" manifest:full-path="Object 174/Configurations2/menubar/"/>
  <manifest:file-entry manifest:media-type="" manifest:full-path="Object 174/Configurations2/toolbar/"/>
  <manifest:file-entry manifest:media-type="" manifest:full-path="Object 174/Configurations2/images/Bitmaps/"/>
  <manifest:file-entry manifest:media-type="" manifest:full-path="Object 174/Configurations2/images/"/>
  <manifest:file-entry manifest:media-type="application/vnd.sun.xml.ui.configuration" manifest:full-path="Object 174/Configurations2/"/>
  <manifest:file-entry manifest:media-type="text/xml" manifest:full-path="Object 174/content.xml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" manifest:full-path="Object 85/Configurations2/statusbar/"/>
  <manifest:file-entry manifest:media-type="" manifest:full-path="Object 85/Configurations2/accelerator/current.xml"/>
  <manifest:file-entry manifest:media-type="" manifest:full-path="Object 85/Configurations2/accelerato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Object 175/Configurations2/statusbar/"/>
  <manifest:file-entry manifest:media-type="" manifest:full-path="Object 175/Configurations2/accelerator/current.xml"/>
  <manifest:file-entry manifest:media-type="" manifest:full-path="Object 175/Configurations2/accelerator/"/>
  <manifest:file-entry manifest:media-type="" manifest:full-path="Object 175/Configurations2/floater/"/>
  <manifest:file-entry manifest:media-type="" manifest:full-path="Object 175/Configurations2/popupmenu/"/>
  <manifest:file-entry manifest:media-type="" manifest:full-path="Object 175/Configurations2/progressbar/"/>
  <manifest:file-entry manifest:media-type="" manifest:full-path="Object 175/Configurations2/menubar/"/>
  <manifest:file-entry manifest:media-type="" manifest:full-path="Object 175/Configurations2/toolbar/"/>
  <manifest:file-entry manifest:media-type="" manifest:full-path="Object 175/Configurations2/images/Bitmaps/"/>
  <manifest:file-entry manifest:media-type="" manifest:full-path="Object 175/Configurations2/images/"/>
  <manifest:file-entry manifest:media-type="application/vnd.sun.xml.ui.configuration" manifest:full-path="Object 175/Configurations2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" manifest:full-path="Object 86/Configurations2/statusbar/"/>
  <manifest:file-entry manifest:media-type="" manifest:full-path="Object 86/Configurations2/accelerator/current.xml"/>
  <manifest:file-entry manifest:media-type="" manifest:full-path="Object 86/Configurations2/accelerato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176/Configurations2/statusbar/"/>
  <manifest:file-entry manifest:media-type="" manifest:full-path="Object 176/Configurations2/accelerator/current.xml"/>
  <manifest:file-entry manifest:media-type="" manifest:full-path="Object 176/Configurations2/accelerator/"/>
  <manifest:file-entry manifest:media-type="" manifest:full-path="Object 176/Configurations2/floater/"/>
  <manifest:file-entry manifest:media-type="" manifest:full-path="Object 176/Configurations2/popupmenu/"/>
  <manifest:file-entry manifest:media-type="" manifest:full-path="Object 176/Configurations2/progressbar/"/>
  <manifest:file-entry manifest:media-type="" manifest:full-path="Object 176/Configurations2/menubar/"/>
  <manifest:file-entry manifest:media-type="" manifest:full-path="Object 176/Configurations2/toolbar/"/>
  <manifest:file-entry manifest:media-type="" manifest:full-path="Object 176/Configurations2/images/Bitmaps/"/>
  <manifest:file-entry manifest:media-type="" manifest:full-path="Object 176/Configurations2/images/"/>
  <manifest:file-entry manifest:media-type="application/vnd.sun.xml.ui.configuration" manifest:full-path="Object 176/Configurations2/"/>
  <manifest:file-entry manifest:media-type="text/xml" manifest:full-path="Object 176/content.xml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" manifest:full-path="Object 87/Configurations2/statusbar/"/>
  <manifest:file-entry manifest:media-type="" manifest:full-path="Object 87/Configurations2/accelerator/current.xml"/>
  <manifest:file-entry manifest:media-type="" manifest:full-path="Object 87/Configurations2/accelerato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177/Configurations2/statusbar/"/>
  <manifest:file-entry manifest:media-type="" manifest:full-path="Object 177/Configurations2/accelerator/current.xml"/>
  <manifest:file-entry manifest:media-type="" manifest:full-path="Object 177/Configurations2/accelerator/"/>
  <manifest:file-entry manifest:media-type="" manifest:full-path="Object 177/Configurations2/floater/"/>
  <manifest:file-entry manifest:media-type="" manifest:full-path="Object 177/Configurations2/popupmenu/"/>
  <manifest:file-entry manifest:media-type="" manifest:full-path="Object 177/Configurations2/progressbar/"/>
  <manifest:file-entry manifest:media-type="" manifest:full-path="Object 177/Configurations2/menubar/"/>
  <manifest:file-entry manifest:media-type="" manifest:full-path="Object 177/Configurations2/toolbar/"/>
  <manifest:file-entry manifest:media-type="" manifest:full-path="Object 177/Configurations2/images/Bitmaps/"/>
  <manifest:file-entry manifest:media-type="" manifest:full-path="Object 177/Configurations2/images/"/>
  <manifest:file-entry manifest:media-type="application/vnd.sun.xml.ui.configuration" manifest:full-path="Object 177/Configurations2/"/>
  <manifest:file-entry manifest:media-type="text/xml" manifest:full-path="Object 177/content.xml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" manifest:full-path="Object 88/Configurations2/statusbar/"/>
  <manifest:file-entry manifest:media-type="" manifest:full-path="Object 88/Configurations2/accelerator/current.xml"/>
  <manifest:file-entry manifest:media-type="" manifest:full-path="Object 88/Configurations2/accelerato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178/Configurations2/statusbar/"/>
  <manifest:file-entry manifest:media-type="" manifest:full-path="Object 178/Configurations2/accelerator/current.xml"/>
  <manifest:file-entry manifest:media-type="" manifest:full-path="Object 178/Configurations2/accelerator/"/>
  <manifest:file-entry manifest:media-type="" manifest:full-path="Object 178/Configurations2/floater/"/>
  <manifest:file-entry manifest:media-type="" manifest:full-path="Object 178/Configurations2/popupmenu/"/>
  <manifest:file-entry manifest:media-type="" manifest:full-path="Object 178/Configurations2/progressbar/"/>
  <manifest:file-entry manifest:media-type="" manifest:full-path="Object 178/Configurations2/menubar/"/>
  <manifest:file-entry manifest:media-type="" manifest:full-path="Object 178/Configurations2/toolbar/"/>
  <manifest:file-entry manifest:media-type="" manifest:full-path="Object 178/Configurations2/images/Bitmaps/"/>
  <manifest:file-entry manifest:media-type="" manifest:full-path="Object 178/Configurations2/images/"/>
  <manifest:file-entry manifest:media-type="application/vnd.sun.xml.ui.configuration" manifest:full-path="Object 178/Configurations2/"/>
  <manifest:file-entry manifest:media-type="text/xml" manifest:full-path="Object 178/content.xml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" manifest:full-path="Object 89/Configurations2/statusbar/"/>
  <manifest:file-entry manifest:media-type="" manifest:full-path="Object 89/Configurations2/accelerator/current.xml"/>
  <manifest:file-entry manifest:media-type="" manifest:full-path="Object 89/Configurations2/accelerato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179/Configurations2/statusbar/"/>
  <manifest:file-entry manifest:media-type="" manifest:full-path="Object 179/Configurations2/accelerator/current.xml"/>
  <manifest:file-entry manifest:media-type="" manifest:full-path="Object 179/Configurations2/accelerator/"/>
  <manifest:file-entry manifest:media-type="" manifest:full-path="Object 179/Configurations2/floater/"/>
  <manifest:file-entry manifest:media-type="" manifest:full-path="Object 179/Configurations2/popupmenu/"/>
  <manifest:file-entry manifest:media-type="" manifest:full-path="Object 179/Configurations2/progressbar/"/>
  <manifest:file-entry manifest:media-type="" manifest:full-path="Object 179/Configurations2/menubar/"/>
  <manifest:file-entry manifest:media-type="" manifest:full-path="Object 179/Configurations2/toolbar/"/>
  <manifest:file-entry manifest:media-type="" manifest:full-path="Object 179/Configurations2/images/Bitmaps/"/>
  <manifest:file-entry manifest:media-type="" manifest:full-path="Object 179/Configurations2/images/"/>
  <manifest:file-entry manifest:media-type="application/vnd.sun.xml.ui.configuration" manifest:full-path="Object 179/Configurations2/"/>
  <manifest:file-entry manifest:media-type="text/xml" manifest:full-path="Object 179/content.xml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" manifest:full-path="Object 220/Configurations2/statusbar/"/>
  <manifest:file-entry manifest:media-type="" manifest:full-path="Object 220/Configurations2/accelerator/current.xml"/>
  <manifest:file-entry manifest:media-type="" manifest:full-path="Object 220/Configurations2/accelerator/"/>
  <manifest:file-entry manifest:media-type="" manifest:full-path="Object 220/Configurations2/floater/"/>
  <manifest:file-entry manifest:media-type="" manifest:full-path="Object 220/Configurations2/popupmenu/"/>
  <manifest:file-entry manifest:media-type="" manifest:full-path="Object 220/Configurations2/progressbar/"/>
  <manifest:file-entry manifest:media-type="" manifest:full-path="Object 220/Configurations2/menubar/"/>
  <manifest:file-entry manifest:media-type="" manifest:full-path="Object 220/Configurations2/toolbar/"/>
  <manifest:file-entry manifest:media-type="" manifest:full-path="Object 220/Configurations2/images/Bitmaps/"/>
  <manifest:file-entry manifest:media-type="" manifest:full-path="Object 220/Configurations2/images/"/>
  <manifest:file-entry manifest:media-type="application/vnd.sun.xml.ui.configuration" manifest:full-path="Object 220/Configurations2/"/>
  <manifest:file-entry manifest:media-type="text/xml" manifest:full-path="Object 220/content.xml"/>
  <manifest:file-entry manifest:media-type="text/xml" manifest:full-path="Object 220/settings.xml"/>
  <manifest:file-entry manifest:media-type="application/vnd.oasis.opendocument.formula" manifest:version="1.2" manifest:full-path="Object 220/"/>
  <manifest:file-entry manifest:media-type="" manifest:full-path="Object 221/Configurations2/statusbar/"/>
  <manifest:file-entry manifest:media-type="" manifest:full-path="Object 221/Configurations2/accelerator/current.xml"/>
  <manifest:file-entry manifest:media-type="" manifest:full-path="Object 221/Configurations2/accelerator/"/>
  <manifest:file-entry manifest:media-type="" manifest:full-path="Object 221/Configurations2/floater/"/>
  <manifest:file-entry manifest:media-type="" manifest:full-path="Object 221/Configurations2/popupmenu/"/>
  <manifest:file-entry manifest:media-type="" manifest:full-path="Object 221/Configurations2/progressbar/"/>
  <manifest:file-entry manifest:media-type="" manifest:full-path="Object 221/Configurations2/menubar/"/>
  <manifest:file-entry manifest:media-type="" manifest:full-path="Object 221/Configurations2/toolbar/"/>
  <manifest:file-entry manifest:media-type="" manifest:full-path="Object 221/Configurations2/images/Bitmaps/"/>
  <manifest:file-entry manifest:media-type="" manifest:full-path="Object 221/Configurations2/images/"/>
  <manifest:file-entry manifest:media-type="application/vnd.sun.xml.ui.configuration" manifest:full-path="Object 221/Configurations2/"/>
  <manifest:file-entry manifest:media-type="text/xml" manifest:full-path="Object 221/content.xml"/>
  <manifest:file-entry manifest:media-type="text/xml" manifest:full-path="Object 221/settings.xml"/>
  <manifest:file-entry manifest:media-type="application/vnd.oasis.opendocument.formula" manifest:version="1.2" manifest:full-path="Object 221/"/>
  <manifest:file-entry manifest:media-type="" manifest:full-path="Object 222/Configurations2/statusbar/"/>
  <manifest:file-entry manifest:media-type="" manifest:full-path="Object 222/Configurations2/accelerator/current.xml"/>
  <manifest:file-entry manifest:media-type="" manifest:full-path="Object 222/Configurations2/accelerator/"/>
  <manifest:file-entry manifest:media-type="" manifest:full-path="Object 222/Configurations2/floater/"/>
  <manifest:file-entry manifest:media-type="" manifest:full-path="Object 222/Configurations2/popupmenu/"/>
  <manifest:file-entry manifest:media-type="" manifest:full-path="Object 222/Configurations2/progressbar/"/>
  <manifest:file-entry manifest:media-type="" manifest:full-path="Object 222/Configurations2/menubar/"/>
  <manifest:file-entry manifest:media-type="" manifest:full-path="Object 222/Configurations2/toolbar/"/>
  <manifest:file-entry manifest:media-type="" manifest:full-path="Object 222/Configurations2/images/Bitmaps/"/>
  <manifest:file-entry manifest:media-type="" manifest:full-path="Object 222/Configurations2/images/"/>
  <manifest:file-entry manifest:media-type="application/vnd.sun.xml.ui.configuration" manifest:full-path="Object 222/Configurations2/"/>
  <manifest:file-entry manifest:media-type="text/xml" manifest:full-path="Object 222/content.xml"/>
  <manifest:file-entry manifest:media-type="text/xml" manifest:full-path="Object 222/settings.xml"/>
  <manifest:file-entry manifest:media-type="application/vnd.oasis.opendocument.formula" manifest:version="1.2" manifest:full-path="Object 222/"/>
  <manifest:file-entry manifest:media-type="" manifest:full-path="Object 223/Configurations2/statusbar/"/>
  <manifest:file-entry manifest:media-type="" manifest:full-path="Object 223/Configurations2/accelerator/current.xml"/>
  <manifest:file-entry manifest:media-type="" manifest:full-path="Object 223/Configurations2/accelerator/"/>
  <manifest:file-entry manifest:media-type="" manifest:full-path="Object 223/Configurations2/floater/"/>
  <manifest:file-entry manifest:media-type="" manifest:full-path="Object 223/Configurations2/popupmenu/"/>
  <manifest:file-entry manifest:media-type="" manifest:full-path="Object 223/Configurations2/progressbar/"/>
  <manifest:file-entry manifest:media-type="" manifest:full-path="Object 223/Configurations2/menubar/"/>
  <manifest:file-entry manifest:media-type="" manifest:full-path="Object 223/Configurations2/toolbar/"/>
  <manifest:file-entry manifest:media-type="" manifest:full-path="Object 223/Configurations2/images/Bitmaps/"/>
  <manifest:file-entry manifest:media-type="" manifest:full-path="Object 223/Configurations2/images/"/>
  <manifest:file-entry manifest:media-type="application/vnd.sun.xml.ui.configuration" manifest:full-path="Object 223/Configurations2/"/>
  <manifest:file-entry manifest:media-type="text/xml" manifest:full-path="Object 223/content.xml"/>
  <manifest:file-entry manifest:media-type="text/xml" manifest:full-path="Object 223/settings.xml"/>
  <manifest:file-entry manifest:media-type="application/vnd.oasis.opendocument.formula" manifest:version="1.2" manifest:full-path="Object 223/"/>
  <manifest:file-entry manifest:media-type="text/xml" manifest:full-path="Object 224/content.xml"/>
  <manifest:file-entry manifest:media-type="text/xml" manifest:full-path="Object 224/settings.xml"/>
  <manifest:file-entry manifest:media-type="application/vnd.oasis.opendocument.formula" manifest:version="1.2" manifest:full-path="Object 224/"/>
  <manifest:file-entry manifest:media-type="" manifest:full-path="Object 225/Configurations2/statusbar/"/>
  <manifest:file-entry manifest:media-type="" manifest:full-path="Object 225/Configurations2/accelerator/current.xml"/>
  <manifest:file-entry manifest:media-type="" manifest:full-path="Object 225/Configurations2/accelerator/"/>
  <manifest:file-entry manifest:media-type="" manifest:full-path="Object 225/Configurations2/floater/"/>
  <manifest:file-entry manifest:media-type="" manifest:full-path="Object 225/Configurations2/popupmenu/"/>
  <manifest:file-entry manifest:media-type="" manifest:full-path="Object 225/Configurations2/progressbar/"/>
  <manifest:file-entry manifest:media-type="" manifest:full-path="Object 225/Configurations2/menubar/"/>
  <manifest:file-entry manifest:media-type="" manifest:full-path="Object 225/Configurations2/toolbar/"/>
  <manifest:file-entry manifest:media-type="" manifest:full-path="Object 225/Configurations2/images/Bitmaps/"/>
  <manifest:file-entry manifest:media-type="" manifest:full-path="Object 225/Configurations2/images/"/>
  <manifest:file-entry manifest:media-type="application/vnd.sun.xml.ui.configuration" manifest:full-path="Object 225/Configurations2/"/>
  <manifest:file-entry manifest:media-type="text/xml" manifest:full-path="Object 225/content.xml"/>
  <manifest:file-entry manifest:media-type="text/xml" manifest:full-path="Object 225/settings.xml"/>
  <manifest:file-entry manifest:media-type="application/vnd.oasis.opendocument.formula" manifest:version="1.2" manifest:full-path="Object 225/"/>
  <manifest:file-entry manifest:media-type="" manifest:full-path="Object 226/Configurations2/statusbar/"/>
  <manifest:file-entry manifest:media-type="" manifest:full-path="Object 226/Configurations2/accelerator/current.xml"/>
  <manifest:file-entry manifest:media-type="" manifest:full-path="Object 226/Configurations2/accelerator/"/>
  <manifest:file-entry manifest:media-type="" manifest:full-path="Object 226/Configurations2/floater/"/>
  <manifest:file-entry manifest:media-type="" manifest:full-path="Object 226/Configurations2/popupmenu/"/>
  <manifest:file-entry manifest:media-type="" manifest:full-path="Object 226/Configurations2/progressbar/"/>
  <manifest:file-entry manifest:media-type="" manifest:full-path="Object 226/Configurations2/menubar/"/>
  <manifest:file-entry manifest:media-type="" manifest:full-path="Object 226/Configurations2/toolbar/"/>
  <manifest:file-entry manifest:media-type="" manifest:full-path="Object 226/Configurations2/images/Bitmaps/"/>
  <manifest:file-entry manifest:media-type="" manifest:full-path="Object 226/Configurations2/images/"/>
  <manifest:file-entry manifest:media-type="application/vnd.sun.xml.ui.configuration" manifest:full-path="Object 226/Configurations2/"/>
  <manifest:file-entry manifest:media-type="text/xml" manifest:full-path="Object 226/content.xml"/>
  <manifest:file-entry manifest:media-type="text/xml" manifest:full-path="Object 226/settings.xml"/>
  <manifest:file-entry manifest:media-type="application/vnd.oasis.opendocument.formula" manifest:version="1.2" manifest:full-path="Object 226/"/>
  <manifest:file-entry manifest:media-type="" manifest:full-path="Object 227/Configurations2/statusbar/"/>
  <manifest:file-entry manifest:media-type="" manifest:full-path="Object 227/Configurations2/accelerator/current.xml"/>
  <manifest:file-entry manifest:media-type="" manifest:full-path="Object 227/Configurations2/accelerator/"/>
  <manifest:file-entry manifest:media-type="" manifest:full-path="Object 227/Configurations2/floater/"/>
  <manifest:file-entry manifest:media-type="" manifest:full-path="Object 227/Configurations2/popupmenu/"/>
  <manifest:file-entry manifest:media-type="" manifest:full-path="Object 227/Configurations2/progressbar/"/>
  <manifest:file-entry manifest:media-type="" manifest:full-path="Object 227/Configurations2/menubar/"/>
  <manifest:file-entry manifest:media-type="" manifest:full-path="Object 227/Configurations2/toolbar/"/>
  <manifest:file-entry manifest:media-type="" manifest:full-path="Object 227/Configurations2/images/Bitmaps/"/>
  <manifest:file-entry manifest:media-type="" manifest:full-path="Object 227/Configurations2/images/"/>
  <manifest:file-entry manifest:media-type="application/vnd.sun.xml.ui.configuration" manifest:full-path="Object 227/Configurations2/"/>
  <manifest:file-entry manifest:media-type="text/xml" manifest:full-path="Object 227/content.xml"/>
  <manifest:file-entry manifest:media-type="text/xml" manifest:full-path="Object 227/settings.xml"/>
  <manifest:file-entry manifest:media-type="application/vnd.oasis.opendocument.formula" manifest:version="1.2" manifest:full-path="Object 227/"/>
  <manifest:file-entry manifest:media-type="" manifest:full-path="Object 228/Configurations2/statusbar/"/>
  <manifest:file-entry manifest:media-type="" manifest:full-path="Object 228/Configurations2/accelerator/current.xml"/>
  <manifest:file-entry manifest:media-type="" manifest:full-path="Object 228/Configurations2/accelerator/"/>
  <manifest:file-entry manifest:media-type="" manifest:full-path="Object 228/Configurations2/floater/"/>
  <manifest:file-entry manifest:media-type="" manifest:full-path="Object 228/Configurations2/popupmenu/"/>
  <manifest:file-entry manifest:media-type="" manifest:full-path="Object 228/Configurations2/progressbar/"/>
  <manifest:file-entry manifest:media-type="" manifest:full-path="Object 228/Configurations2/menubar/"/>
  <manifest:file-entry manifest:media-type="" manifest:full-path="Object 228/Configurations2/toolbar/"/>
  <manifest:file-entry manifest:media-type="" manifest:full-path="Object 228/Configurations2/images/Bitmaps/"/>
  <manifest:file-entry manifest:media-type="" manifest:full-path="Object 228/Configurations2/images/"/>
  <manifest:file-entry manifest:media-type="application/vnd.sun.xml.ui.configuration" manifest:full-path="Object 228/Configurations2/"/>
  <manifest:file-entry manifest:media-type="text/xml" manifest:full-path="Object 228/content.xml"/>
  <manifest:file-entry manifest:media-type="text/xml" manifest:full-path="Object 228/settings.xml"/>
  <manifest:file-entry manifest:media-type="application/vnd.oasis.opendocument.formula" manifest:version="1.2" manifest:full-path="Object 228/"/>
  <manifest:file-entry manifest:media-type="" manifest:full-path="Object 229/Configurations2/statusbar/"/>
  <manifest:file-entry manifest:media-type="" manifest:full-path="Object 229/Configurations2/accelerator/current.xml"/>
  <manifest:file-entry manifest:media-type="" manifest:full-path="Object 229/Configurations2/accelerator/"/>
  <manifest:file-entry manifest:media-type="" manifest:full-path="Object 229/Configurations2/floater/"/>
  <manifest:file-entry manifest:media-type="" manifest:full-path="Object 229/Configurations2/popupmenu/"/>
  <manifest:file-entry manifest:media-type="" manifest:full-path="Object 229/Configurations2/progressbar/"/>
  <manifest:file-entry manifest:media-type="" manifest:full-path="Object 229/Configurations2/menubar/"/>
  <manifest:file-entry manifest:media-type="" manifest:full-path="Object 229/Configurations2/toolbar/"/>
  <manifest:file-entry manifest:media-type="" manifest:full-path="Object 229/Configurations2/images/Bitmaps/"/>
  <manifest:file-entry manifest:media-type="" manifest:full-path="Object 229/Configurations2/images/"/>
  <manifest:file-entry manifest:media-type="application/vnd.sun.xml.ui.configuration" manifest:full-path="Object 229/Configurations2/"/>
  <manifest:file-entry manifest:media-type="text/xml" manifest:full-path="Object 229/content.xml"/>
  <manifest:file-entry manifest:media-type="text/xml" manifest:full-path="Object 229/settings.xml"/>
  <manifest:file-entry manifest:media-type="application/vnd.oasis.opendocument.formula" manifest:version="1.2" manifest:full-path="Object 229/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69"/>
  <manifest:file-entry manifest:media-type="application/x-openoffice-gdimetafile;windows_formatname=&quot;GDIMetaFile&quot;" manifest:full-path="ObjectReplacements/Object 210"/>
  <manifest:file-entry manifest:media-type="application/x-openoffice-gdimetafile;windows_formatname=&quot;GDIMetaFile&quot;" manifest:full-path="ObjectReplacements/Object 211"/>
  <manifest:file-entry manifest:media-type="application/x-openoffice-gdimetafile;windows_formatname=&quot;GDIMetaFile&quot;" manifest:full-path="ObjectReplacements/Object 212"/>
  <manifest:file-entry manifest:media-type="application/x-openoffice-gdimetafile;windows_formatname=&quot;GDIMetaFile&quot;" manifest:full-path="ObjectReplacements/Object 213"/>
  <manifest:file-entry manifest:media-type="application/x-openoffice-gdimetafile;windows_formatname=&quot;GDIMetaFile&quot;" manifest:full-path="ObjectReplacements/Object 214"/>
  <manifest:file-entry manifest:media-type="application/x-openoffice-gdimetafile;windows_formatname=&quot;GDIMetaFile&quot;" manifest:full-path="ObjectReplacements/Object 215"/>
  <manifest:file-entry manifest:media-type="application/x-openoffice-gdimetafile;windows_formatname=&quot;GDIMetaFile&quot;" manifest:full-path="ObjectReplacements/Object 216"/>
  <manifest:file-entry manifest:media-type="application/x-openoffice-gdimetafile;windows_formatname=&quot;GDIMetaFile&quot;" manifest:full-path="ObjectReplacements/Object 217"/>
  <manifest:file-entry manifest:media-type="application/x-openoffice-gdimetafile;windows_formatname=&quot;GDIMetaFile&quot;" manifest:full-path="ObjectReplacements/Object 218"/>
  <manifest:file-entry manifest:media-type="application/x-openoffice-gdimetafile;windows_formatname=&quot;GDIMetaFile&quot;" manifest:full-path="ObjectReplacements/Object 21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7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220"/>
  <manifest:file-entry manifest:media-type="application/x-openoffice-gdimetafile;windows_formatname=&quot;GDIMetaFile&quot;" manifest:full-path="ObjectReplacements/Object 221"/>
  <manifest:file-entry manifest:media-type="application/x-openoffice-gdimetafile;windows_formatname=&quot;GDIMetaFile&quot;" manifest:full-path="ObjectReplacements/Object 222"/>
  <manifest:file-entry manifest:media-type="application/x-openoffice-gdimetafile;windows_formatname=&quot;GDIMetaFile&quot;" manifest:full-path="ObjectReplacements/Object 223"/>
  <manifest:file-entry manifest:media-type="application/x-openoffice-gdimetafile;windows_formatname=&quot;GDIMetaFile&quot;" manifest:full-path="ObjectReplacements/Object 224"/>
  <manifest:file-entry manifest:media-type="application/x-openoffice-gdimetafile;windows_formatname=&quot;GDIMetaFile&quot;" manifest:full-path="ObjectReplacements/Object 225"/>
  <manifest:file-entry manifest:media-type="application/x-openoffice-gdimetafile;windows_formatname=&quot;GDIMetaFile&quot;" manifest:full-path="ObjectReplacements/Object 226"/>
  <manifest:file-entry manifest:media-type="application/x-openoffice-gdimetafile;windows_formatname=&quot;GDIMetaFile&quot;" manifest:full-path="ObjectReplacements/Object 227"/>
  <manifest:file-entry manifest:media-type="application/x-openoffice-gdimetafile;windows_formatname=&quot;GDIMetaFile&quot;" manifest:full-path="ObjectReplacements/Object 228"/>
  <manifest:file-entry manifest:media-type="application/x-openoffice-gdimetafile;windows_formatname=&quot;GDIMetaFile&quot;" manifest:full-path="ObjectReplacements/Object 229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183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184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185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186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187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18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189"/>
  <manifest:file-entry manifest:media-type="application/x-openoffice-gdimetafile;windows_formatname=&quot;GDIMetaFile&quot;" manifest:full-path="ObjectReplacements/Object 230"/>
  <manifest:file-entry manifest:media-type="application/x-openoffice-gdimetafile;windows_formatname=&quot;GDIMetaFile&quot;" manifest:full-path="ObjectReplacements/Object 231"/>
  <manifest:file-entry manifest:media-type="application/x-openoffice-gdimetafile;windows_formatname=&quot;GDIMetaFile&quot;" manifest:full-path="ObjectReplacements/Object 232"/>
  <manifest:file-entry manifest:media-type="application/x-openoffice-gdimetafile;windows_formatname=&quot;GDIMetaFile&quot;" manifest:full-path="ObjectReplacements/Object 233"/>
  <manifest:file-entry manifest:media-type="application/x-openoffice-gdimetafile;windows_formatname=&quot;GDIMetaFile&quot;" manifest:full-path="ObjectReplacements/Object 234"/>
  <manifest:file-entry manifest:media-type="application/x-openoffice-gdimetafile;windows_formatname=&quot;GDIMetaFile&quot;" manifest:full-path="ObjectReplacements/Object 235"/>
  <manifest:file-entry manifest:media-type="application/x-openoffice-gdimetafile;windows_formatname=&quot;GDIMetaFile&quot;" manifest:full-path="ObjectReplacements/Object 236"/>
  <manifest:file-entry manifest:media-type="application/x-openoffice-gdimetafile;windows_formatname=&quot;GDIMetaFile&quot;" manifest:full-path="ObjectReplacements/Object 237"/>
  <manifest:file-entry manifest:media-type="application/x-openoffice-gdimetafile;windows_formatname=&quot;GDIMetaFile&quot;" manifest:full-path="ObjectReplacements/Object 238"/>
  <manifest:file-entry manifest:media-type="application/x-openoffice-gdimetafile;windows_formatname=&quot;GDIMetaFile&quot;" manifest:full-path="ObjectReplacements/Object 239"/>
  <manifest:file-entry manifest:media-type="application/x-openoffice-gdimetafile;windows_formatname=&quot;GDIMetaFile&quot;" manifest:full-path="ObjectReplacements/Object 190"/>
  <manifest:file-entry manifest:media-type="application/x-openoffice-gdimetafile;windows_formatname=&quot;GDIMetaFile&quot;" manifest:full-path="ObjectReplacements/Object 191"/>
  <manifest:file-entry manifest:media-type="application/x-openoffice-gdimetafile;windows_formatname=&quot;GDIMetaFile&quot;" manifest:full-path="ObjectReplacements/Object 192"/>
  <manifest:file-entry manifest:media-type="application/x-openoffice-gdimetafile;windows_formatname=&quot;GDIMetaFile&quot;" manifest:full-path="ObjectReplacements/Object 193"/>
  <manifest:file-entry manifest:media-type="application/x-openoffice-gdimetafile;windows_formatname=&quot;GDIMetaFile&quot;" manifest:full-path="ObjectReplacements/Object 194"/>
  <manifest:file-entry manifest:media-type="application/x-openoffice-gdimetafile;windows_formatname=&quot;GDIMetaFile&quot;" manifest:full-path="ObjectReplacements/Object 195"/>
  <manifest:file-entry manifest:media-type="application/x-openoffice-gdimetafile;windows_formatname=&quot;GDIMetaFile&quot;" manifest:full-path="ObjectReplacements/Object 196"/>
  <manifest:file-entry manifest:media-type="application/x-openoffice-gdimetafile;windows_formatname=&quot;GDIMetaFile&quot;" manifest:full-path="ObjectReplacements/Object 197"/>
  <manifest:file-entry manifest:media-type="application/x-openoffice-gdimetafile;windows_formatname=&quot;GDIMetaFile&quot;" manifest:full-path="ObjectReplacements/Object 198"/>
  <manifest:file-entry manifest:media-type="application/x-openoffice-gdimetafile;windows_formatname=&quot;GDIMetaFile&quot;" manifest:full-path="ObjectReplacements/Object 199"/>
  <manifest:file-entry manifest:media-type="application/x-openoffice-gdimetafile;windows_formatname=&quot;GDIMetaFile&quot;" manifest:full-path="ObjectReplacements/Object 240"/>
  <manifest:file-entry manifest:media-type="application/x-openoffice-gdimetafile;windows_formatname=&quot;GDIMetaFile&quot;" manifest:full-path="ObjectReplacements/Object 241"/>
  <manifest:file-entry manifest:media-type="application/x-openoffice-gdimetafile;windows_formatname=&quot;GDIMetaFile&quot;" manifest:full-path="ObjectReplacements/Object 242"/>
  <manifest:file-entry manifest:media-type="application/x-openoffice-gdimetafile;windows_formatname=&quot;GDIMetaFile&quot;" manifest:full-path="ObjectReplacements/Object 243"/>
  <manifest:file-entry manifest:media-type="application/x-openoffice-gdimetafile;windows_formatname=&quot;GDIMetaFile&quot;" manifest:full-path="ObjectReplacements/Object 244"/>
  <manifest:file-entry manifest:media-type="application/x-openoffice-gdimetafile;windows_formatname=&quot;GDIMetaFile&quot;" manifest:full-path="ObjectReplacements/Object 24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200"/>
  <manifest:file-entry manifest:media-type="application/x-openoffice-gdimetafile;windows_formatname=&quot;GDIMetaFile&quot;" manifest:full-path="ObjectReplacements/Object 201"/>
  <manifest:file-entry manifest:media-type="application/x-openoffice-gdimetafile;windows_formatname=&quot;GDIMetaFile&quot;" manifest:full-path="ObjectReplacements/Object 202"/>
  <manifest:file-entry manifest:media-type="application/x-openoffice-gdimetafile;windows_formatname=&quot;GDIMetaFile&quot;" manifest:full-path="ObjectReplacements/Object 203"/>
  <manifest:file-entry manifest:media-type="application/x-openoffice-gdimetafile;windows_formatname=&quot;GDIMetaFile&quot;" manifest:full-path="ObjectReplacements/Object 204"/>
  <manifest:file-entry manifest:media-type="application/x-openoffice-gdimetafile;windows_formatname=&quot;GDIMetaFile&quot;" manifest:full-path="ObjectReplacements/Object 205"/>
  <manifest:file-entry manifest:media-type="application/x-openoffice-gdimetafile;windows_formatname=&quot;GDIMetaFile&quot;" manifest:full-path="ObjectReplacements/Object 206"/>
  <manifest:file-entry manifest:media-type="application/x-openoffice-gdimetafile;windows_formatname=&quot;GDIMetaFile&quot;" manifest:full-path="ObjectReplacements/Object 207"/>
  <manifest:file-entry manifest:media-type="application/x-openoffice-gdimetafile;windows_formatname=&quot;GDIMetaFile&quot;" manifest:full-path="ObjectReplacements/Object 208"/>
  <manifest:file-entry manifest:media-type="application/x-openoffice-gdimetafile;windows_formatname=&quot;GDIMetaFile&quot;" manifest:full-path="ObjectReplacements/Object 209"/>
  <manifest:file-entry manifest:media-type="" manifest:full-path="ObjectReplacements/"/>
  <manifest:file-entry manifest:media-type="" manifest:full-path="Object 180/Configurations2/statusbar/"/>
  <manifest:file-entry manifest:media-type="" manifest:full-path="Object 180/Configurations2/accelerator/current.xml"/>
  <manifest:file-entry manifest:media-type="" manifest:full-path="Object 180/Configurations2/accelerator/"/>
  <manifest:file-entry manifest:media-type="" manifest:full-path="Object 180/Configurations2/floater/"/>
  <manifest:file-entry manifest:media-type="" manifest:full-path="Object 180/Configurations2/popupmenu/"/>
  <manifest:file-entry manifest:media-type="" manifest:full-path="Object 180/Configurations2/progressbar/"/>
  <manifest:file-entry manifest:media-type="" manifest:full-path="Object 180/Configurations2/menubar/"/>
  <manifest:file-entry manifest:media-type="" manifest:full-path="Object 180/Configurations2/toolbar/"/>
  <manifest:file-entry manifest:media-type="" manifest:full-path="Object 180/Configurations2/images/Bitmaps/"/>
  <manifest:file-entry manifest:media-type="" manifest:full-path="Object 180/Configurations2/images/"/>
  <manifest:file-entry manifest:media-type="application/vnd.sun.xml.ui.configuration" manifest:full-path="Object 180/Configurations2/"/>
  <manifest:file-entry manifest:media-type="text/xml" manifest:full-path="Object 180/content.xml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" manifest:full-path="Object 90/Configurations2/statusbar/"/>
  <manifest:file-entry manifest:media-type="" manifest:full-path="Object 90/Configurations2/accelerator/current.xml"/>
  <manifest:file-entry manifest:media-type="" manifest:full-path="Object 90/Configurations2/accelerato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181/Configurations2/statusbar/"/>
  <manifest:file-entry manifest:media-type="" manifest:full-path="Object 181/Configurations2/accelerator/current.xml"/>
  <manifest:file-entry manifest:media-type="" manifest:full-path="Object 181/Configurations2/accelerator/"/>
  <manifest:file-entry manifest:media-type="" manifest:full-path="Object 181/Configurations2/floater/"/>
  <manifest:file-entry manifest:media-type="" manifest:full-path="Object 181/Configurations2/popupmenu/"/>
  <manifest:file-entry manifest:media-type="" manifest:full-path="Object 181/Configurations2/progressbar/"/>
  <manifest:file-entry manifest:media-type="" manifest:full-path="Object 181/Configurations2/menubar/"/>
  <manifest:file-entry manifest:media-type="" manifest:full-path="Object 181/Configurations2/toolbar/"/>
  <manifest:file-entry manifest:media-type="" manifest:full-path="Object 181/Configurations2/images/Bitmaps/"/>
  <manifest:file-entry manifest:media-type="" manifest:full-path="Object 181/Configurations2/images/"/>
  <manifest:file-entry manifest:media-type="application/vnd.sun.xml.ui.configuration" manifest:full-path="Object 181/Configurations2/"/>
  <manifest:file-entry manifest:media-type="text/xml" manifest:full-path="Object 181/content.xml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" manifest:full-path="Object 91/Configurations2/statusbar/"/>
  <manifest:file-entry manifest:media-type="" manifest:full-path="Object 91/Configurations2/accelerator/current.xml"/>
  <manifest:file-entry manifest:media-type="" manifest:full-path="Object 91/Configurations2/accelerato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progressbar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182/Configurations2/statusbar/"/>
  <manifest:file-entry manifest:media-type="" manifest:full-path="Object 182/Configurations2/accelerator/current.xml"/>
  <manifest:file-entry manifest:media-type="" manifest:full-path="Object 182/Configurations2/accelerator/"/>
  <manifest:file-entry manifest:media-type="" manifest:full-path="Object 182/Configurations2/floater/"/>
  <manifest:file-entry manifest:media-type="" manifest:full-path="Object 182/Configurations2/popupmenu/"/>
  <manifest:file-entry manifest:media-type="" manifest:full-path="Object 182/Configurations2/progressbar/"/>
  <manifest:file-entry manifest:media-type="" manifest:full-path="Object 182/Configurations2/menubar/"/>
  <manifest:file-entry manifest:media-type="" manifest:full-path="Object 182/Configurations2/toolbar/"/>
  <manifest:file-entry manifest:media-type="" manifest:full-path="Object 182/Configurations2/images/Bitmaps/"/>
  <manifest:file-entry manifest:media-type="" manifest:full-path="Object 182/Configurations2/images/"/>
  <manifest:file-entry manifest:media-type="application/vnd.sun.xml.ui.configuration" manifest:full-path="Object 182/Configurations2/"/>
  <manifest:file-entry manifest:media-type="text/xml" manifest:full-path="Object 182/content.xml"/>
  <manifest:file-entry manifest:media-type="text/xml" manifest:full-path="Object 182/settings.xml"/>
  <manifest:file-entry manifest:media-type="application/vnd.oasis.opendocument.formula" manifest:version="1.2" manifest:full-path="Object 182/"/>
  <manifest:file-entry manifest:media-type="" manifest:full-path="Object 92/Configurations2/statusbar/"/>
  <manifest:file-entry manifest:media-type="" manifest:full-path="Object 92/Configurations2/accelerator/current.xml"/>
  <manifest:file-entry manifest:media-type="" manifest:full-path="Object 92/Configurations2/accelerato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progressbar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183/Configurations2/statusbar/"/>
  <manifest:file-entry manifest:media-type="" manifest:full-path="Object 183/Configurations2/accelerator/current.xml"/>
  <manifest:file-entry manifest:media-type="" manifest:full-path="Object 183/Configurations2/accelerator/"/>
  <manifest:file-entry manifest:media-type="" manifest:full-path="Object 183/Configurations2/floater/"/>
  <manifest:file-entry manifest:media-type="" manifest:full-path="Object 183/Configurations2/popupmenu/"/>
  <manifest:file-entry manifest:media-type="" manifest:full-path="Object 183/Configurations2/progressbar/"/>
  <manifest:file-entry manifest:media-type="" manifest:full-path="Object 183/Configurations2/menubar/"/>
  <manifest:file-entry manifest:media-type="" manifest:full-path="Object 183/Configurations2/toolbar/"/>
  <manifest:file-entry manifest:media-type="" manifest:full-path="Object 183/Configurations2/images/Bitmaps/"/>
  <manifest:file-entry manifest:media-type="" manifest:full-path="Object 183/Configurations2/images/"/>
  <manifest:file-entry manifest:media-type="application/vnd.sun.xml.ui.configuration" manifest:full-path="Object 183/Configurations2/"/>
  <manifest:file-entry manifest:media-type="text/xml" manifest:full-path="Object 183/content.xml"/>
  <manifest:file-entry manifest:media-type="text/xml" manifest:full-path="Object 183/settings.xml"/>
  <manifest:file-entry manifest:media-type="application/vnd.oasis.opendocument.formula" manifest:version="1.2" manifest:full-path="Object 183/"/>
  <manifest:file-entry manifest:media-type="" manifest:full-path="Object 93/Configurations2/statusbar/"/>
  <manifest:file-entry manifest:media-type="" manifest:full-path="Object 93/Configurations2/accelerator/current.xml"/>
  <manifest:file-entry manifest:media-type="" manifest:full-path="Object 93/Configurations2/accelerato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progressbar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184/Configurations2/statusbar/"/>
  <manifest:file-entry manifest:media-type="" manifest:full-path="Object 184/Configurations2/accelerator/current.xml"/>
  <manifest:file-entry manifest:media-type="" manifest:full-path="Object 184/Configurations2/accelerator/"/>
  <manifest:file-entry manifest:media-type="" manifest:full-path="Object 184/Configurations2/floater/"/>
  <manifest:file-entry manifest:media-type="" manifest:full-path="Object 184/Configurations2/popupmenu/"/>
  <manifest:file-entry manifest:media-type="" manifest:full-path="Object 184/Configurations2/progressbar/"/>
  <manifest:file-entry manifest:media-type="" manifest:full-path="Object 184/Configurations2/menubar/"/>
  <manifest:file-entry manifest:media-type="" manifest:full-path="Object 184/Configurations2/toolbar/"/>
  <manifest:file-entry manifest:media-type="" manifest:full-path="Object 184/Configurations2/images/Bitmaps/"/>
  <manifest:file-entry manifest:media-type="" manifest:full-path="Object 184/Configurations2/images/"/>
  <manifest:file-entry manifest:media-type="application/vnd.sun.xml.ui.configuration" manifest:full-path="Object 184/Configurations2/"/>
  <manifest:file-entry manifest:media-type="text/xml" manifest:full-path="Object 184/content.xml"/>
  <manifest:file-entry manifest:media-type="text/xml" manifest:full-path="Object 184/settings.xml"/>
  <manifest:file-entry manifest:media-type="application/vnd.oasis.opendocument.formula" manifest:version="1.2" manifest:full-path="Object 184/"/>
  <manifest:file-entry manifest:media-type="" manifest:full-path="Object 94/Configurations2/statusbar/"/>
  <manifest:file-entry manifest:media-type="" manifest:full-path="Object 94/Configurations2/accelerator/current.xml"/>
  <manifest:file-entry manifest:media-type="" manifest:full-path="Object 94/Configurations2/accelerato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185/Configurations2/statusbar/"/>
  <manifest:file-entry manifest:media-type="" manifest:full-path="Object 185/Configurations2/accelerator/current.xml"/>
  <manifest:file-entry manifest:media-type="" manifest:full-path="Object 185/Configurations2/accelerator/"/>
  <manifest:file-entry manifest:media-type="" manifest:full-path="Object 185/Configurations2/floater/"/>
  <manifest:file-entry manifest:media-type="" manifest:full-path="Object 185/Configurations2/popupmenu/"/>
  <manifest:file-entry manifest:media-type="" manifest:full-path="Object 185/Configurations2/progressbar/"/>
  <manifest:file-entry manifest:media-type="" manifest:full-path="Object 185/Configurations2/menubar/"/>
  <manifest:file-entry manifest:media-type="" manifest:full-path="Object 185/Configurations2/toolbar/"/>
  <manifest:file-entry manifest:media-type="" manifest:full-path="Object 185/Configurations2/images/Bitmaps/"/>
  <manifest:file-entry manifest:media-type="" manifest:full-path="Object 185/Configurations2/images/"/>
  <manifest:file-entry manifest:media-type="application/vnd.sun.xml.ui.configuration" manifest:full-path="Object 185/Configurations2/"/>
  <manifest:file-entry manifest:media-type="text/xml" manifest:full-path="Object 185/content.xml"/>
  <manifest:file-entry manifest:media-type="text/xml" manifest:full-path="Object 185/settings.xml"/>
  <manifest:file-entry manifest:media-type="application/vnd.oasis.opendocument.formula" manifest:version="1.2" manifest:full-path="Object 185/"/>
  <manifest:file-entry manifest:media-type="" manifest:full-path="Object 95/Configurations2/statusbar/"/>
  <manifest:file-entry manifest:media-type="" manifest:full-path="Object 95/Configurations2/accelerator/current.xml"/>
  <manifest:file-entry manifest:media-type="" manifest:full-path="Object 95/Configurations2/accelerato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Thumbnails/thumbnail.png"/>
  <manifest:file-entry manifest:media-type="" manifest:full-path="Thumbnails/"/>
  <manifest:file-entry manifest:media-type="" manifest:full-path="Object 186/Configurations2/statusbar/"/>
  <manifest:file-entry manifest:media-type="" manifest:full-path="Object 186/Configurations2/accelerator/current.xml"/>
  <manifest:file-entry manifest:media-type="" manifest:full-path="Object 186/Configurations2/accelerator/"/>
  <manifest:file-entry manifest:media-type="" manifest:full-path="Object 186/Configurations2/floater/"/>
  <manifest:file-entry manifest:media-type="" manifest:full-path="Object 186/Configurations2/popupmenu/"/>
  <manifest:file-entry manifest:media-type="" manifest:full-path="Object 186/Configurations2/progressbar/"/>
  <manifest:file-entry manifest:media-type="" manifest:full-path="Object 186/Configurations2/menubar/"/>
  <manifest:file-entry manifest:media-type="" manifest:full-path="Object 186/Configurations2/toolbar/"/>
  <manifest:file-entry manifest:media-type="" manifest:full-path="Object 186/Configurations2/images/Bitmaps/"/>
  <manifest:file-entry manifest:media-type="" manifest:full-path="Object 186/Configurations2/images/"/>
  <manifest:file-entry manifest:media-type="application/vnd.sun.xml.ui.configuration" manifest:full-path="Object 186/Configurations2/"/>
  <manifest:file-entry manifest:media-type="text/xml" manifest:full-path="Object 186/content.xml"/>
  <manifest:file-entry manifest:media-type="text/xml" manifest:full-path="Object 186/settings.xml"/>
  <manifest:file-entry manifest:media-type="application/vnd.oasis.opendocument.formula" manifest:version="1.2" manifest:full-path="Object 186/"/>
  <manifest:file-entry manifest:media-type="" manifest:full-path="Object 96/Configurations2/statusbar/"/>
  <manifest:file-entry manifest:media-type="" manifest:full-path="Object 96/Configurations2/accelerator/current.xml"/>
  <manifest:file-entry manifest:media-type="" manifest:full-path="Object 96/Configurations2/accelerato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187/Configurations2/statusbar/"/>
  <manifest:file-entry manifest:media-type="" manifest:full-path="Object 187/Configurations2/accelerator/current.xml"/>
  <manifest:file-entry manifest:media-type="" manifest:full-path="Object 187/Configurations2/accelerator/"/>
  <manifest:file-entry manifest:media-type="" manifest:full-path="Object 187/Configurations2/floater/"/>
  <manifest:file-entry manifest:media-type="" manifest:full-path="Object 187/Configurations2/popupmenu/"/>
  <manifest:file-entry manifest:media-type="" manifest:full-path="Object 187/Configurations2/progressbar/"/>
  <manifest:file-entry manifest:media-type="" manifest:full-path="Object 187/Configurations2/menubar/"/>
  <manifest:file-entry manifest:media-type="" manifest:full-path="Object 187/Configurations2/toolbar/"/>
  <manifest:file-entry manifest:media-type="" manifest:full-path="Object 187/Configurations2/images/Bitmaps/"/>
  <manifest:file-entry manifest:media-type="" manifest:full-path="Object 187/Configurations2/images/"/>
  <manifest:file-entry manifest:media-type="application/vnd.sun.xml.ui.configuration" manifest:full-path="Object 187/Configurations2/"/>
  <manifest:file-entry manifest:media-type="text/xml" manifest:full-path="Object 187/content.xml"/>
  <manifest:file-entry manifest:media-type="text/xml" manifest:full-path="Object 187/settings.xml"/>
  <manifest:file-entry manifest:media-type="application/vnd.oasis.opendocument.formula" manifest:version="1.2" manifest:full-path="Object 187/"/>
  <manifest:file-entry manifest:media-type="" manifest:full-path="Object 97/Configurations2/statusbar/"/>
  <manifest:file-entry manifest:media-type="" manifest:full-path="Object 97/Configurations2/accelerator/current.xml"/>
  <manifest:file-entry manifest:media-type="" manifest:full-path="Object 97/Configurations2/accelerato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98/Configurations2/statusbar/"/>
  <manifest:file-entry manifest:media-type="" manifest:full-path="Object 98/Configurations2/accelerator/current.xml"/>
  <manifest:file-entry manifest:media-type="" manifest:full-path="Object 98/Configurations2/accelerato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progressbar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188/Configurations2/statusbar/"/>
  <manifest:file-entry manifest:media-type="" manifest:full-path="Object 188/Configurations2/accelerator/current.xml"/>
  <manifest:file-entry manifest:media-type="" manifest:full-path="Object 188/Configurations2/accelerator/"/>
  <manifest:file-entry manifest:media-type="" manifest:full-path="Object 188/Configurations2/floater/"/>
  <manifest:file-entry manifest:media-type="" manifest:full-path="Object 188/Configurations2/popupmenu/"/>
  <manifest:file-entry manifest:media-type="" manifest:full-path="Object 188/Configurations2/progressbar/"/>
  <manifest:file-entry manifest:media-type="" manifest:full-path="Object 188/Configurations2/menubar/"/>
  <manifest:file-entry manifest:media-type="" manifest:full-path="Object 188/Configurations2/toolbar/"/>
  <manifest:file-entry manifest:media-type="" manifest:full-path="Object 188/Configurations2/images/Bitmaps/"/>
  <manifest:file-entry manifest:media-type="" manifest:full-path="Object 188/Configurations2/images/"/>
  <manifest:file-entry manifest:media-type="application/vnd.sun.xml.ui.configuration" manifest:full-path="Object 188/Configurations2/"/>
  <manifest:file-entry manifest:media-type="text/xml" manifest:full-path="Object 188/content.xml"/>
  <manifest:file-entry manifest:media-type="text/xml" manifest:full-path="Object 188/settings.xml"/>
  <manifest:file-entry manifest:media-type="application/vnd.oasis.opendocument.formula" manifest:version="1.2" manifest:full-path="Object 188/"/>
  <manifest:file-entry manifest:media-type="" manifest:full-path="Object 99/Configurations2/statusbar/"/>
  <manifest:file-entry manifest:media-type="" manifest:full-path="Object 99/Configurations2/accelerator/current.xml"/>
  <manifest:file-entry manifest:media-type="" manifest:full-path="Object 99/Configurations2/accelerato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189/Configurations2/statusbar/"/>
  <manifest:file-entry manifest:media-type="" manifest:full-path="Object 189/Configurations2/accelerator/current.xml"/>
  <manifest:file-entry manifest:media-type="" manifest:full-path="Object 189/Configurations2/accelerator/"/>
  <manifest:file-entry manifest:media-type="" manifest:full-path="Object 189/Configurations2/floater/"/>
  <manifest:file-entry manifest:media-type="" manifest:full-path="Object 189/Configurations2/popupmenu/"/>
  <manifest:file-entry manifest:media-type="" manifest:full-path="Object 189/Configurations2/progressbar/"/>
  <manifest:file-entry manifest:media-type="" manifest:full-path="Object 189/Configurations2/menubar/"/>
  <manifest:file-entry manifest:media-type="" manifest:full-path="Object 189/Configurations2/toolbar/"/>
  <manifest:file-entry manifest:media-type="" manifest:full-path="Object 189/Configurations2/images/Bitmaps/"/>
  <manifest:file-entry manifest:media-type="" manifest:full-path="Object 189/Configurations2/images/"/>
  <manifest:file-entry manifest:media-type="application/vnd.sun.xml.ui.configuration" manifest:full-path="Object 189/Configurations2/"/>
  <manifest:file-entry manifest:media-type="text/xml" manifest:full-path="Object 189/content.xml"/>
  <manifest:file-entry manifest:media-type="text/xml" manifest:full-path="Object 189/settings.xml"/>
  <manifest:file-entry manifest:media-type="application/vnd.oasis.opendocument.formula" manifest:version="1.2" manifest:full-path="Object 189/"/>
  <manifest:file-entry manifest:media-type="" manifest:full-path="Object 230/Configurations2/statusbar/"/>
  <manifest:file-entry manifest:media-type="" manifest:full-path="Object 230/Configurations2/accelerator/current.xml"/>
  <manifest:file-entry manifest:media-type="" manifest:full-path="Object 230/Configurations2/accelerator/"/>
  <manifest:file-entry manifest:media-type="" manifest:full-path="Object 230/Configurations2/floater/"/>
  <manifest:file-entry manifest:media-type="" manifest:full-path="Object 230/Configurations2/popupmenu/"/>
  <manifest:file-entry manifest:media-type="" manifest:full-path="Object 230/Configurations2/progressbar/"/>
  <manifest:file-entry manifest:media-type="" manifest:full-path="Object 230/Configurations2/menubar/"/>
  <manifest:file-entry manifest:media-type="" manifest:full-path="Object 230/Configurations2/toolbar/"/>
  <manifest:file-entry manifest:media-type="" manifest:full-path="Object 230/Configurations2/images/Bitmaps/"/>
  <manifest:file-entry manifest:media-type="" manifest:full-path="Object 230/Configurations2/images/"/>
  <manifest:file-entry manifest:media-type="application/vnd.sun.xml.ui.configuration" manifest:full-path="Object 230/Configurations2/"/>
  <manifest:file-entry manifest:media-type="text/xml" manifest:full-path="Object 230/content.xml"/>
  <manifest:file-entry manifest:media-type="text/xml" manifest:full-path="Object 230/settings.xml"/>
  <manifest:file-entry manifest:media-type="application/vnd.oasis.opendocument.formula" manifest:version="1.2" manifest:full-path="Object 230/"/>
  <manifest:file-entry manifest:media-type="" manifest:full-path="Object 231/Configurations2/statusbar/"/>
  <manifest:file-entry manifest:media-type="" manifest:full-path="Object 231/Configurations2/accelerator/current.xml"/>
  <manifest:file-entry manifest:media-type="" manifest:full-path="Object 231/Configurations2/accelerator/"/>
  <manifest:file-entry manifest:media-type="" manifest:full-path="Object 231/Configurations2/floater/"/>
  <manifest:file-entry manifest:media-type="" manifest:full-path="Object 231/Configurations2/popupmenu/"/>
  <manifest:file-entry manifest:media-type="" manifest:full-path="Object 231/Configurations2/progressbar/"/>
  <manifest:file-entry manifest:media-type="" manifest:full-path="Object 231/Configurations2/menubar/"/>
  <manifest:file-entry manifest:media-type="" manifest:full-path="Object 231/Configurations2/toolbar/"/>
  <manifest:file-entry manifest:media-type="" manifest:full-path="Object 231/Configurations2/images/Bitmaps/"/>
  <manifest:file-entry manifest:media-type="" manifest:full-path="Object 231/Configurations2/images/"/>
  <manifest:file-entry manifest:media-type="application/vnd.sun.xml.ui.configuration" manifest:full-path="Object 231/Configurations2/"/>
  <manifest:file-entry manifest:media-type="text/xml" manifest:full-path="Object 231/content.xml"/>
  <manifest:file-entry manifest:media-type="text/xml" manifest:full-path="Object 231/settings.xml"/>
  <manifest:file-entry manifest:media-type="application/vnd.oasis.opendocument.formula" manifest:version="1.2" manifest:full-path="Object 231/"/>
  <manifest:file-entry manifest:media-type="" manifest:full-path="Object 232/Configurations2/statusbar/"/>
  <manifest:file-entry manifest:media-type="" manifest:full-path="Object 232/Configurations2/accelerator/current.xml"/>
  <manifest:file-entry manifest:media-type="" manifest:full-path="Object 232/Configurations2/accelerator/"/>
  <manifest:file-entry manifest:media-type="" manifest:full-path="Object 232/Configurations2/floater/"/>
  <manifest:file-entry manifest:media-type="" manifest:full-path="Object 232/Configurations2/popupmenu/"/>
  <manifest:file-entry manifest:media-type="" manifest:full-path="Object 232/Configurations2/progressbar/"/>
  <manifest:file-entry manifest:media-type="" manifest:full-path="Object 232/Configurations2/menubar/"/>
  <manifest:file-entry manifest:media-type="" manifest:full-path="Object 232/Configurations2/toolbar/"/>
  <manifest:file-entry manifest:media-type="" manifest:full-path="Object 232/Configurations2/images/Bitmaps/"/>
  <manifest:file-entry manifest:media-type="" manifest:full-path="Object 232/Configurations2/images/"/>
  <manifest:file-entry manifest:media-type="application/vnd.sun.xml.ui.configuration" manifest:full-path="Object 232/Configurations2/"/>
  <manifest:file-entry manifest:media-type="text/xml" manifest:full-path="Object 232/content.xml"/>
  <manifest:file-entry manifest:media-type="text/xml" manifest:full-path="Object 232/settings.xml"/>
  <manifest:file-entry manifest:media-type="application/vnd.oasis.opendocument.formula" manifest:version="1.2" manifest:full-path="Object 232/"/>
  <manifest:file-entry manifest:media-type="" manifest:full-path="Object 233/Configurations2/statusbar/"/>
  <manifest:file-entry manifest:media-type="" manifest:full-path="Object 233/Configurations2/accelerator/current.xml"/>
  <manifest:file-entry manifest:media-type="" manifest:full-path="Object 233/Configurations2/accelerator/"/>
  <manifest:file-entry manifest:media-type="" manifest:full-path="Object 233/Configurations2/floater/"/>
  <manifest:file-entry manifest:media-type="" manifest:full-path="Object 233/Configurations2/popupmenu/"/>
  <manifest:file-entry manifest:media-type="" manifest:full-path="Object 233/Configurations2/progressbar/"/>
  <manifest:file-entry manifest:media-type="" manifest:full-path="Object 233/Configurations2/menubar/"/>
  <manifest:file-entry manifest:media-type="" manifest:full-path="Object 233/Configurations2/toolbar/"/>
  <manifest:file-entry manifest:media-type="" manifest:full-path="Object 233/Configurations2/images/Bitmaps/"/>
  <manifest:file-entry manifest:media-type="" manifest:full-path="Object 233/Configurations2/images/"/>
  <manifest:file-entry manifest:media-type="application/vnd.sun.xml.ui.configuration" manifest:full-path="Object 233/Configurations2/"/>
  <manifest:file-entry manifest:media-type="text/xml" manifest:full-path="Object 233/content.xml"/>
  <manifest:file-entry manifest:media-type="text/xml" manifest:full-path="Object 233/settings.xml"/>
  <manifest:file-entry manifest:media-type="application/vnd.oasis.opendocument.formula" manifest:version="1.2" manifest:full-path="Object 233/"/>
  <manifest:file-entry manifest:media-type="" manifest:full-path="Object 234/Configurations2/statusbar/"/>
  <manifest:file-entry manifest:media-type="" manifest:full-path="Object 234/Configurations2/accelerator/current.xml"/>
  <manifest:file-entry manifest:media-type="" manifest:full-path="Object 234/Configurations2/accelerator/"/>
  <manifest:file-entry manifest:media-type="" manifest:full-path="Object 234/Configurations2/floater/"/>
  <manifest:file-entry manifest:media-type="" manifest:full-path="Object 234/Configurations2/popupmenu/"/>
  <manifest:file-entry manifest:media-type="" manifest:full-path="Object 234/Configurations2/progressbar/"/>
  <manifest:file-entry manifest:media-type="" manifest:full-path="Object 234/Configurations2/menubar/"/>
  <manifest:file-entry manifest:media-type="" manifest:full-path="Object 234/Configurations2/toolbar/"/>
  <manifest:file-entry manifest:media-type="" manifest:full-path="Object 234/Configurations2/images/Bitmaps/"/>
  <manifest:file-entry manifest:media-type="" manifest:full-path="Object 234/Configurations2/images/"/>
  <manifest:file-entry manifest:media-type="application/vnd.sun.xml.ui.configuration" manifest:full-path="Object 234/Configurations2/"/>
  <manifest:file-entry manifest:media-type="text/xml" manifest:full-path="Object 234/content.xml"/>
  <manifest:file-entry manifest:media-type="text/xml" manifest:full-path="Object 234/settings.xml"/>
  <manifest:file-entry manifest:media-type="application/vnd.oasis.opendocument.formula" manifest:version="1.2" manifest:full-path="Object 234/"/>
  <manifest:file-entry manifest:media-type="" manifest:full-path="Object 235/Configurations2/statusbar/"/>
  <manifest:file-entry manifest:media-type="" manifest:full-path="Object 235/Configurations2/accelerator/current.xml"/>
  <manifest:file-entry manifest:media-type="" manifest:full-path="Object 235/Configurations2/accelerator/"/>
  <manifest:file-entry manifest:media-type="" manifest:full-path="Object 235/Configurations2/floater/"/>
  <manifest:file-entry manifest:media-type="" manifest:full-path="Object 235/Configurations2/popupmenu/"/>
  <manifest:file-entry manifest:media-type="" manifest:full-path="Object 235/Configurations2/progressbar/"/>
  <manifest:file-entry manifest:media-type="" manifest:full-path="Object 235/Configurations2/menubar/"/>
  <manifest:file-entry manifest:media-type="" manifest:full-path="Object 235/Configurations2/toolbar/"/>
  <manifest:file-entry manifest:media-type="" manifest:full-path="Object 235/Configurations2/images/Bitmaps/"/>
  <manifest:file-entry manifest:media-type="" manifest:full-path="Object 235/Configurations2/images/"/>
  <manifest:file-entry manifest:media-type="application/vnd.sun.xml.ui.configuration" manifest:full-path="Object 235/Configurations2/"/>
  <manifest:file-entry manifest:media-type="text/xml" manifest:full-path="Object 235/content.xml"/>
  <manifest:file-entry manifest:media-type="text/xml" manifest:full-path="Object 235/settings.xml"/>
  <manifest:file-entry manifest:media-type="application/vnd.oasis.opendocument.formula" manifest:version="1.2" manifest:full-path="Object 235/"/>
  <manifest:file-entry manifest:media-type="" manifest:full-path="Object 236/Configurations2/statusbar/"/>
  <manifest:file-entry manifest:media-type="" manifest:full-path="Object 236/Configurations2/accelerator/current.xml"/>
  <manifest:file-entry manifest:media-type="" manifest:full-path="Object 236/Configurations2/accelerator/"/>
  <manifest:file-entry manifest:media-type="" manifest:full-path="Object 236/Configurations2/floater/"/>
  <manifest:file-entry manifest:media-type="" manifest:full-path="Object 236/Configurations2/popupmenu/"/>
  <manifest:file-entry manifest:media-type="" manifest:full-path="Object 236/Configurations2/progressbar/"/>
  <manifest:file-entry manifest:media-type="" manifest:full-path="Object 236/Configurations2/menubar/"/>
  <manifest:file-entry manifest:media-type="" manifest:full-path="Object 236/Configurations2/toolbar/"/>
  <manifest:file-entry manifest:media-type="" manifest:full-path="Object 236/Configurations2/images/Bitmaps/"/>
  <manifest:file-entry manifest:media-type="" manifest:full-path="Object 236/Configurations2/images/"/>
  <manifest:file-entry manifest:media-type="application/vnd.sun.xml.ui.configuration" manifest:full-path="Object 236/Configurations2/"/>
  <manifest:file-entry manifest:media-type="text/xml" manifest:full-path="Object 236/content.xml"/>
  <manifest:file-entry manifest:media-type="text/xml" manifest:full-path="Object 236/settings.xml"/>
  <manifest:file-entry manifest:media-type="application/vnd.oasis.opendocument.formula" manifest:version="1.2" manifest:full-path="Object 236/"/>
  <manifest:file-entry manifest:media-type="" manifest:full-path="Object 237/Configurations2/statusbar/"/>
  <manifest:file-entry manifest:media-type="" manifest:full-path="Object 237/Configurations2/accelerator/current.xml"/>
  <manifest:file-entry manifest:media-type="" manifest:full-path="Object 237/Configurations2/accelerator/"/>
  <manifest:file-entry manifest:media-type="" manifest:full-path="Object 237/Configurations2/floater/"/>
  <manifest:file-entry manifest:media-type="" manifest:full-path="Object 237/Configurations2/popupmenu/"/>
  <manifest:file-entry manifest:media-type="" manifest:full-path="Object 237/Configurations2/progressbar/"/>
  <manifest:file-entry manifest:media-type="" manifest:full-path="Object 237/Configurations2/menubar/"/>
  <manifest:file-entry manifest:media-type="" manifest:full-path="Object 237/Configurations2/toolbar/"/>
  <manifest:file-entry manifest:media-type="" manifest:full-path="Object 237/Configurations2/images/Bitmaps/"/>
  <manifest:file-entry manifest:media-type="" manifest:full-path="Object 237/Configurations2/images/"/>
  <manifest:file-entry manifest:media-type="application/vnd.sun.xml.ui.configuration" manifest:full-path="Object 237/Configurations2/"/>
  <manifest:file-entry manifest:media-type="text/xml" manifest:full-path="Object 237/content.xml"/>
  <manifest:file-entry manifest:media-type="text/xml" manifest:full-path="Object 237/settings.xml"/>
  <manifest:file-entry manifest:media-type="application/vnd.oasis.opendocument.formula" manifest:version="1.2" manifest:full-path="Object 237/"/>
  <manifest:file-entry manifest:media-type="" manifest:full-path="Object 238/Configurations2/statusbar/"/>
  <manifest:file-entry manifest:media-type="" manifest:full-path="Object 238/Configurations2/accelerator/current.xml"/>
  <manifest:file-entry manifest:media-type="" manifest:full-path="Object 238/Configurations2/accelerator/"/>
  <manifest:file-entry manifest:media-type="" manifest:full-path="Object 238/Configurations2/floater/"/>
  <manifest:file-entry manifest:media-type="" manifest:full-path="Object 238/Configurations2/popupmenu/"/>
  <manifest:file-entry manifest:media-type="" manifest:full-path="Object 238/Configurations2/progressbar/"/>
  <manifest:file-entry manifest:media-type="" manifest:full-path="Object 238/Configurations2/menubar/"/>
  <manifest:file-entry manifest:media-type="" manifest:full-path="Object 238/Configurations2/toolbar/"/>
  <manifest:file-entry manifest:media-type="" manifest:full-path="Object 238/Configurations2/images/Bitmaps/"/>
  <manifest:file-entry manifest:media-type="" manifest:full-path="Object 238/Configurations2/images/"/>
  <manifest:file-entry manifest:media-type="application/vnd.sun.xml.ui.configuration" manifest:full-path="Object 238/Configurations2/"/>
  <manifest:file-entry manifest:media-type="text/xml" manifest:full-path="Object 238/content.xml"/>
  <manifest:file-entry manifest:media-type="text/xml" manifest:full-path="Object 238/settings.xml"/>
  <manifest:file-entry manifest:media-type="application/vnd.oasis.opendocument.formula" manifest:version="1.2" manifest:full-path="Object 238/"/>
  <manifest:file-entry manifest:media-type="" manifest:full-path="Object 239/Configurations2/statusbar/"/>
  <manifest:file-entry manifest:media-type="" manifest:full-path="Object 239/Configurations2/accelerator/current.xml"/>
  <manifest:file-entry manifest:media-type="" manifest:full-path="Object 239/Configurations2/accelerator/"/>
  <manifest:file-entry manifest:media-type="" manifest:full-path="Object 239/Configurations2/floater/"/>
  <manifest:file-entry manifest:media-type="" manifest:full-path="Object 239/Configurations2/popupmenu/"/>
  <manifest:file-entry manifest:media-type="" manifest:full-path="Object 239/Configurations2/progressbar/"/>
  <manifest:file-entry manifest:media-type="" manifest:full-path="Object 239/Configurations2/menubar/"/>
  <manifest:file-entry manifest:media-type="" manifest:full-path="Object 239/Configurations2/toolbar/"/>
  <manifest:file-entry manifest:media-type="" manifest:full-path="Object 239/Configurations2/images/Bitmaps/"/>
  <manifest:file-entry manifest:media-type="" manifest:full-path="Object 239/Configurations2/images/"/>
  <manifest:file-entry manifest:media-type="application/vnd.sun.xml.ui.configuration" manifest:full-path="Object 239/Configurations2/"/>
  <manifest:file-entry manifest:media-type="text/xml" manifest:full-path="Object 239/content.xml"/>
  <manifest:file-entry manifest:media-type="text/xml" manifest:full-path="Object 239/settings.xml"/>
  <manifest:file-entry manifest:media-type="application/vnd.oasis.opendocument.formula" manifest:version="1.2" manifest:full-path="Object 239/"/>
  <manifest:file-entry manifest:media-type="" manifest:full-path="Object 190/Configurations2/statusbar/"/>
  <manifest:file-entry manifest:media-type="" manifest:full-path="Object 190/Configurations2/accelerator/current.xml"/>
  <manifest:file-entry manifest:media-type="" manifest:full-path="Object 190/Configurations2/accelerator/"/>
  <manifest:file-entry manifest:media-type="" manifest:full-path="Object 190/Configurations2/floater/"/>
  <manifest:file-entry manifest:media-type="" manifest:full-path="Object 190/Configurations2/popupmenu/"/>
  <manifest:file-entry manifest:media-type="" manifest:full-path="Object 190/Configurations2/progressbar/"/>
  <manifest:file-entry manifest:media-type="" manifest:full-path="Object 190/Configurations2/menubar/"/>
  <manifest:file-entry manifest:media-type="" manifest:full-path="Object 190/Configurations2/toolbar/"/>
  <manifest:file-entry manifest:media-type="" manifest:full-path="Object 190/Configurations2/images/Bitmaps/"/>
  <manifest:file-entry manifest:media-type="" manifest:full-path="Object 190/Configurations2/images/"/>
  <manifest:file-entry manifest:media-type="application/vnd.sun.xml.ui.configuration" manifest:full-path="Object 190/Configurations2/"/>
  <manifest:file-entry manifest:media-type="text/xml" manifest:full-path="Object 190/content.xml"/>
  <manifest:file-entry manifest:media-type="text/xml" manifest:full-path="Object 190/settings.xml"/>
  <manifest:file-entry manifest:media-type="application/vnd.oasis.opendocument.formula" manifest:version="1.2" manifest:full-path="Object 190/"/>
  <manifest:file-entry manifest:media-type="" manifest:full-path="Object 191/Configurations2/statusbar/"/>
  <manifest:file-entry manifest:media-type="" manifest:full-path="Object 191/Configurations2/accelerator/current.xml"/>
  <manifest:file-entry manifest:media-type="" manifest:full-path="Object 191/Configurations2/accelerator/"/>
  <manifest:file-entry manifest:media-type="" manifest:full-path="Object 191/Configurations2/floater/"/>
  <manifest:file-entry manifest:media-type="" manifest:full-path="Object 191/Configurations2/popupmenu/"/>
  <manifest:file-entry manifest:media-type="" manifest:full-path="Object 191/Configurations2/progressbar/"/>
  <manifest:file-entry manifest:media-type="" manifest:full-path="Object 191/Configurations2/menubar/"/>
  <manifest:file-entry manifest:media-type="" manifest:full-path="Object 191/Configurations2/toolbar/"/>
  <manifest:file-entry manifest:media-type="" manifest:full-path="Object 191/Configurations2/images/Bitmaps/"/>
  <manifest:file-entry manifest:media-type="" manifest:full-path="Object 191/Configurations2/images/"/>
  <manifest:file-entry manifest:media-type="application/vnd.sun.xml.ui.configuration" manifest:full-path="Object 191/Configurations2/"/>
  <manifest:file-entry manifest:media-type="text/xml" manifest:full-path="Object 191/content.xml"/>
  <manifest:file-entry manifest:media-type="text/xml" manifest:full-path="Object 191/settings.xml"/>
  <manifest:file-entry manifest:media-type="application/vnd.oasis.opendocument.formula" manifest:version="1.2" manifest:full-path="Object 191/"/>
  <manifest:file-entry manifest:media-type="" manifest:full-path="Object 192/Configurations2/statusbar/"/>
  <manifest:file-entry manifest:media-type="" manifest:full-path="Object 192/Configurations2/accelerator/current.xml"/>
  <manifest:file-entry manifest:media-type="" manifest:full-path="Object 192/Configurations2/accelerator/"/>
  <manifest:file-entry manifest:media-type="" manifest:full-path="Object 192/Configurations2/floater/"/>
  <manifest:file-entry manifest:media-type="" manifest:full-path="Object 192/Configurations2/popupmenu/"/>
  <manifest:file-entry manifest:media-type="" manifest:full-path="Object 192/Configurations2/progressbar/"/>
  <manifest:file-entry manifest:media-type="" manifest:full-path="Object 192/Configurations2/menubar/"/>
  <manifest:file-entry manifest:media-type="" manifest:full-path="Object 192/Configurations2/toolbar/"/>
  <manifest:file-entry manifest:media-type="" manifest:full-path="Object 192/Configurations2/images/Bitmaps/"/>
  <manifest:file-entry manifest:media-type="" manifest:full-path="Object 192/Configurations2/images/"/>
  <manifest:file-entry manifest:media-type="application/vnd.sun.xml.ui.configuration" manifest:full-path="Object 192/Configurations2/"/>
  <manifest:file-entry manifest:media-type="text/xml" manifest:full-path="Object 192/content.xml"/>
  <manifest:file-entry manifest:media-type="text/xml" manifest:full-path="Object 192/settings.xml"/>
  <manifest:file-entry manifest:media-type="application/vnd.oasis.opendocument.formula" manifest:version="1.2" manifest:full-path="Object 192/"/>
  <manifest:file-entry manifest:media-type="" manifest:full-path="Object 193/Configurations2/statusbar/"/>
  <manifest:file-entry manifest:media-type="" manifest:full-path="Object 193/Configurations2/accelerator/current.xml"/>
  <manifest:file-entry manifest:media-type="" manifest:full-path="Object 193/Configurations2/accelerator/"/>
  <manifest:file-entry manifest:media-type="" manifest:full-path="Object 193/Configurations2/floater/"/>
  <manifest:file-entry manifest:media-type="" manifest:full-path="Object 193/Configurations2/popupmenu/"/>
  <manifest:file-entry manifest:media-type="" manifest:full-path="Object 193/Configurations2/progressbar/"/>
  <manifest:file-entry manifest:media-type="" manifest:full-path="Object 193/Configurations2/menubar/"/>
  <manifest:file-entry manifest:media-type="" manifest:full-path="Object 193/Configurations2/toolbar/"/>
  <manifest:file-entry manifest:media-type="" manifest:full-path="Object 193/Configurations2/images/Bitmaps/"/>
  <manifest:file-entry manifest:media-type="" manifest:full-path="Object 193/Configurations2/images/"/>
  <manifest:file-entry manifest:media-type="application/vnd.sun.xml.ui.configuration" manifest:full-path="Object 193/Configurations2/"/>
  <manifest:file-entry manifest:media-type="text/xml" manifest:full-path="Object 193/content.xml"/>
  <manifest:file-entry manifest:media-type="text/xml" manifest:full-path="Object 193/settings.xml"/>
  <manifest:file-entry manifest:media-type="application/vnd.oasis.opendocument.formula" manifest:version="1.2" manifest:full-path="Object 193/"/>
  <manifest:file-entry manifest:media-type="" manifest:full-path="Object 194/Configurations2/statusbar/"/>
  <manifest:file-entry manifest:media-type="" manifest:full-path="Object 194/Configurations2/accelerator/current.xml"/>
  <manifest:file-entry manifest:media-type="" manifest:full-path="Object 194/Configurations2/accelerator/"/>
  <manifest:file-entry manifest:media-type="" manifest:full-path="Object 194/Configurations2/floater/"/>
  <manifest:file-entry manifest:media-type="" manifest:full-path="Object 194/Configurations2/popupmenu/"/>
  <manifest:file-entry manifest:media-type="" manifest:full-path="Object 194/Configurations2/progressbar/"/>
  <manifest:file-entry manifest:media-type="" manifest:full-path="Object 194/Configurations2/menubar/"/>
  <manifest:file-entry manifest:media-type="" manifest:full-path="Object 194/Configurations2/toolbar/"/>
  <manifest:file-entry manifest:media-type="" manifest:full-path="Object 194/Configurations2/images/Bitmaps/"/>
  <manifest:file-entry manifest:media-type="" manifest:full-path="Object 194/Configurations2/images/"/>
  <manifest:file-entry manifest:media-type="application/vnd.sun.xml.ui.configuration" manifest:full-path="Object 194/Configurations2/"/>
  <manifest:file-entry manifest:media-type="text/xml" manifest:full-path="Object 194/content.xml"/>
  <manifest:file-entry manifest:media-type="text/xml" manifest:full-path="Object 194/settings.xml"/>
  <manifest:file-entry manifest:media-type="application/vnd.oasis.opendocument.formula" manifest:version="1.2" manifest:full-path="Object 194/"/>
  <manifest:file-entry manifest:media-type="" manifest:full-path="Object 195/Configurations2/statusbar/"/>
  <manifest:file-entry manifest:media-type="" manifest:full-path="Object 195/Configurations2/accelerator/current.xml"/>
  <manifest:file-entry manifest:media-type="" manifest:full-path="Object 195/Configurations2/accelerator/"/>
  <manifest:file-entry manifest:media-type="" manifest:full-path="Object 195/Configurations2/floater/"/>
  <manifest:file-entry manifest:media-type="" manifest:full-path="Object 195/Configurations2/popupmenu/"/>
  <manifest:file-entry manifest:media-type="" manifest:full-path="Object 195/Configurations2/progressbar/"/>
  <manifest:file-entry manifest:media-type="" manifest:full-path="Object 195/Configurations2/menubar/"/>
  <manifest:file-entry manifest:media-type="" manifest:full-path="Object 195/Configurations2/toolbar/"/>
  <manifest:file-entry manifest:media-type="" manifest:full-path="Object 195/Configurations2/images/Bitmaps/"/>
  <manifest:file-entry manifest:media-type="" manifest:full-path="Object 195/Configurations2/images/"/>
  <manifest:file-entry manifest:media-type="application/vnd.sun.xml.ui.configuration" manifest:full-path="Object 195/Configurations2/"/>
  <manifest:file-entry manifest:media-type="text/xml" manifest:full-path="Object 195/content.xml"/>
  <manifest:file-entry manifest:media-type="text/xml" manifest:full-path="Object 195/settings.xml"/>
  <manifest:file-entry manifest:media-type="application/vnd.oasis.opendocument.formula" manifest:version="1.2" manifest:full-path="Object 195/"/>
  <manifest:file-entry manifest:media-type="" manifest:full-path="Object 196/Configurations2/statusbar/"/>
  <manifest:file-entry manifest:media-type="" manifest:full-path="Object 196/Configurations2/accelerator/current.xml"/>
  <manifest:file-entry manifest:media-type="" manifest:full-path="Object 196/Configurations2/accelerator/"/>
  <manifest:file-entry manifest:media-type="" manifest:full-path="Object 196/Configurations2/floater/"/>
  <manifest:file-entry manifest:media-type="" manifest:full-path="Object 196/Configurations2/popupmenu/"/>
  <manifest:file-entry manifest:media-type="" manifest:full-path="Object 196/Configurations2/progressbar/"/>
  <manifest:file-entry manifest:media-type="" manifest:full-path="Object 196/Configurations2/menubar/"/>
  <manifest:file-entry manifest:media-type="" manifest:full-path="Object 196/Configurations2/toolbar/"/>
  <manifest:file-entry manifest:media-type="" manifest:full-path="Object 196/Configurations2/images/Bitmaps/"/>
  <manifest:file-entry manifest:media-type="" manifest:full-path="Object 196/Configurations2/images/"/>
  <manifest:file-entry manifest:media-type="application/vnd.sun.xml.ui.configuration" manifest:full-path="Object 196/Configurations2/"/>
  <manifest:file-entry manifest:media-type="text/xml" manifest:full-path="Object 196/content.xml"/>
  <manifest:file-entry manifest:media-type="text/xml" manifest:full-path="Object 196/settings.xml"/>
  <manifest:file-entry manifest:media-type="application/vnd.oasis.opendocument.formula" manifest:version="1.2" manifest:full-path="Object 196/"/>
  <manifest:file-entry manifest:media-type="" manifest:full-path="Object 197/Configurations2/statusbar/"/>
  <manifest:file-entry manifest:media-type="" manifest:full-path="Object 197/Configurations2/accelerator/current.xml"/>
  <manifest:file-entry manifest:media-type="" manifest:full-path="Object 197/Configurations2/accelerator/"/>
  <manifest:file-entry manifest:media-type="" manifest:full-path="Object 197/Configurations2/floater/"/>
  <manifest:file-entry manifest:media-type="" manifest:full-path="Object 197/Configurations2/popupmenu/"/>
  <manifest:file-entry manifest:media-type="" manifest:full-path="Object 197/Configurations2/progressbar/"/>
  <manifest:file-entry manifest:media-type="" manifest:full-path="Object 197/Configurations2/menubar/"/>
  <manifest:file-entry manifest:media-type="" manifest:full-path="Object 197/Configurations2/toolbar/"/>
  <manifest:file-entry manifest:media-type="" manifest:full-path="Object 197/Configurations2/images/Bitmaps/"/>
  <manifest:file-entry manifest:media-type="" manifest:full-path="Object 197/Configurations2/images/"/>
  <manifest:file-entry manifest:media-type="application/vnd.sun.xml.ui.configuration" manifest:full-path="Object 197/Configurations2/"/>
  <manifest:file-entry manifest:media-type="text/xml" manifest:full-path="Object 197/content.xml"/>
  <manifest:file-entry manifest:media-type="text/xml" manifest:full-path="Object 197/settings.xml"/>
  <manifest:file-entry manifest:media-type="application/vnd.oasis.opendocument.formula" manifest:version="1.2" manifest:full-path="Object 197/"/>
  <manifest:file-entry manifest:media-type="" manifest:full-path="Object 198/Configurations2/statusbar/"/>
  <manifest:file-entry manifest:media-type="" manifest:full-path="Object 198/Configurations2/accelerator/current.xml"/>
  <manifest:file-entry manifest:media-type="" manifest:full-path="Object 198/Configurations2/accelerator/"/>
  <manifest:file-entry manifest:media-type="" manifest:full-path="Object 198/Configurations2/floater/"/>
  <manifest:file-entry manifest:media-type="" manifest:full-path="Object 198/Configurations2/popupmenu/"/>
  <manifest:file-entry manifest:media-type="" manifest:full-path="Object 198/Configurations2/progressbar/"/>
  <manifest:file-entry manifest:media-type="" manifest:full-path="Object 198/Configurations2/menubar/"/>
  <manifest:file-entry manifest:media-type="" manifest:full-path="Object 198/Configurations2/toolbar/"/>
  <manifest:file-entry manifest:media-type="" manifest:full-path="Object 198/Configurations2/images/Bitmaps/"/>
  <manifest:file-entry manifest:media-type="" manifest:full-path="Object 198/Configurations2/images/"/>
  <manifest:file-entry manifest:media-type="application/vnd.sun.xml.ui.configuration" manifest:full-path="Object 198/Configurations2/"/>
  <manifest:file-entry manifest:media-type="text/xml" manifest:full-path="Object 198/content.xml"/>
  <manifest:file-entry manifest:media-type="text/xml" manifest:full-path="Object 198/settings.xml"/>
  <manifest:file-entry manifest:media-type="application/vnd.oasis.opendocument.formula" manifest:version="1.2" manifest:full-path="Object 198/"/>
  <manifest:file-entry manifest:media-type="" manifest:full-path="Object 199/Configurations2/statusbar/"/>
  <manifest:file-entry manifest:media-type="" manifest:full-path="Object 199/Configurations2/accelerator/current.xml"/>
  <manifest:file-entry manifest:media-type="" manifest:full-path="Object 199/Configurations2/accelerator/"/>
  <manifest:file-entry manifest:media-type="" manifest:full-path="Object 199/Configurations2/floater/"/>
  <manifest:file-entry manifest:media-type="" manifest:full-path="Object 199/Configurations2/popupmenu/"/>
  <manifest:file-entry manifest:media-type="" manifest:full-path="Object 199/Configurations2/progressbar/"/>
  <manifest:file-entry manifest:media-type="" manifest:full-path="Object 199/Configurations2/menubar/"/>
  <manifest:file-entry manifest:media-type="" manifest:full-path="Object 199/Configurations2/toolbar/"/>
  <manifest:file-entry manifest:media-type="" manifest:full-path="Object 199/Configurations2/images/Bitmaps/"/>
  <manifest:file-entry manifest:media-type="" manifest:full-path="Object 199/Configurations2/images/"/>
  <manifest:file-entry manifest:media-type="application/vnd.sun.xml.ui.configuration" manifest:full-path="Object 199/Configurations2/"/>
  <manifest:file-entry manifest:media-type="text/xml" manifest:full-path="Object 199/content.xml"/>
  <manifest:file-entry manifest:media-type="text/xml" manifest:full-path="Object 199/settings.xml"/>
  <manifest:file-entry manifest:media-type="application/vnd.oasis.opendocument.formula" manifest:version="1.2" manifest:full-path="Object 199/"/>
  <manifest:file-entry manifest:media-type="" manifest:full-path="Object 240/Configurations2/statusbar/"/>
  <manifest:file-entry manifest:media-type="" manifest:full-path="Object 240/Configurations2/accelerator/current.xml"/>
  <manifest:file-entry manifest:media-type="" manifest:full-path="Object 240/Configurations2/accelerator/"/>
  <manifest:file-entry manifest:media-type="" manifest:full-path="Object 240/Configurations2/floater/"/>
  <manifest:file-entry manifest:media-type="" manifest:full-path="Object 240/Configurations2/popupmenu/"/>
  <manifest:file-entry manifest:media-type="" manifest:full-path="Object 240/Configurations2/progressbar/"/>
  <manifest:file-entry manifest:media-type="" manifest:full-path="Object 240/Configurations2/menubar/"/>
  <manifest:file-entry manifest:media-type="" manifest:full-path="Object 240/Configurations2/toolbar/"/>
  <manifest:file-entry manifest:media-type="" manifest:full-path="Object 240/Configurations2/images/Bitmaps/"/>
  <manifest:file-entry manifest:media-type="" manifest:full-path="Object 240/Configurations2/images/"/>
  <manifest:file-entry manifest:media-type="application/vnd.sun.xml.ui.configuration" manifest:full-path="Object 240/Configurations2/"/>
  <manifest:file-entry manifest:media-type="text/xml" manifest:full-path="Object 240/content.xml"/>
  <manifest:file-entry manifest:media-type="text/xml" manifest:full-path="Object 240/settings.xml"/>
  <manifest:file-entry manifest:media-type="application/vnd.oasis.opendocument.formula" manifest:version="1.2" manifest:full-path="Object 240/"/>
  <manifest:file-entry manifest:media-type="" manifest:full-path="Object 241/Configurations2/statusbar/"/>
  <manifest:file-entry manifest:media-type="" manifest:full-path="Object 241/Configurations2/accelerator/current.xml"/>
  <manifest:file-entry manifest:media-type="" manifest:full-path="Object 241/Configurations2/accelerator/"/>
  <manifest:file-entry manifest:media-type="" manifest:full-path="Object 241/Configurations2/floater/"/>
  <manifest:file-entry manifest:media-type="" manifest:full-path="Object 241/Configurations2/popupmenu/"/>
  <manifest:file-entry manifest:media-type="" manifest:full-path="Object 241/Configurations2/progressbar/"/>
  <manifest:file-entry manifest:media-type="" manifest:full-path="Object 241/Configurations2/menubar/"/>
  <manifest:file-entry manifest:media-type="" manifest:full-path="Object 241/Configurations2/toolbar/"/>
  <manifest:file-entry manifest:media-type="" manifest:full-path="Object 241/Configurations2/images/Bitmaps/"/>
  <manifest:file-entry manifest:media-type="" manifest:full-path="Object 241/Configurations2/images/"/>
  <manifest:file-entry manifest:media-type="application/vnd.sun.xml.ui.configuration" manifest:full-path="Object 241/Configurations2/"/>
  <manifest:file-entry manifest:media-type="text/xml" manifest:full-path="Object 241/content.xml"/>
  <manifest:file-entry manifest:media-type="text/xml" manifest:full-path="Object 241/settings.xml"/>
  <manifest:file-entry manifest:media-type="application/vnd.oasis.opendocument.formula" manifest:version="1.2" manifest:full-path="Object 241/"/>
  <manifest:file-entry manifest:media-type="" manifest:full-path="Object 242/Configurations2/statusbar/"/>
  <manifest:file-entry manifest:media-type="" manifest:full-path="Object 242/Configurations2/accelerator/current.xml"/>
  <manifest:file-entry manifest:media-type="" manifest:full-path="Object 242/Configurations2/accelerator/"/>
  <manifest:file-entry manifest:media-type="" manifest:full-path="Object 242/Configurations2/floater/"/>
  <manifest:file-entry manifest:media-type="" manifest:full-path="Object 242/Configurations2/popupmenu/"/>
  <manifest:file-entry manifest:media-type="" manifest:full-path="Object 242/Configurations2/progressbar/"/>
  <manifest:file-entry manifest:media-type="" manifest:full-path="Object 242/Configurations2/menubar/"/>
  <manifest:file-entry manifest:media-type="" manifest:full-path="Object 242/Configurations2/toolbar/"/>
  <manifest:file-entry manifest:media-type="" manifest:full-path="Object 242/Configurations2/images/Bitmaps/"/>
  <manifest:file-entry manifest:media-type="" manifest:full-path="Object 242/Configurations2/images/"/>
  <manifest:file-entry manifest:media-type="application/vnd.sun.xml.ui.configuration" manifest:full-path="Object 242/Configurations2/"/>
  <manifest:file-entry manifest:media-type="text/xml" manifest:full-path="Object 242/content.xml"/>
  <manifest:file-entry manifest:media-type="text/xml" manifest:full-path="Object 242/settings.xml"/>
  <manifest:file-entry manifest:media-type="application/vnd.oasis.opendocument.formula" manifest:version="1.2" manifest:full-path="Object 242/"/>
  <manifest:file-entry manifest:media-type="" manifest:full-path="Object 243/Configurations2/statusbar/"/>
  <manifest:file-entry manifest:media-type="" manifest:full-path="Object 243/Configurations2/accelerator/current.xml"/>
  <manifest:file-entry manifest:media-type="" manifest:full-path="Object 243/Configurations2/accelerator/"/>
  <manifest:file-entry manifest:media-type="" manifest:full-path="Object 243/Configurations2/floater/"/>
  <manifest:file-entry manifest:media-type="" manifest:full-path="Object 243/Configurations2/popupmenu/"/>
  <manifest:file-entry manifest:media-type="" manifest:full-path="Object 243/Configurations2/progressbar/"/>
  <manifest:file-entry manifest:media-type="" manifest:full-path="Object 243/Configurations2/menubar/"/>
  <manifest:file-entry manifest:media-type="" manifest:full-path="Object 243/Configurations2/toolbar/"/>
  <manifest:file-entry manifest:media-type="" manifest:full-path="Object 243/Configurations2/images/Bitmaps/"/>
  <manifest:file-entry manifest:media-type="" manifest:full-path="Object 243/Configurations2/images/"/>
  <manifest:file-entry manifest:media-type="application/vnd.sun.xml.ui.configuration" manifest:full-path="Object 243/Configurations2/"/>
  <manifest:file-entry manifest:media-type="text/xml" manifest:full-path="Object 243/content.xml"/>
  <manifest:file-entry manifest:media-type="text/xml" manifest:full-path="Object 243/settings.xml"/>
  <manifest:file-entry manifest:media-type="application/vnd.oasis.opendocument.formula" manifest:version="1.2" manifest:full-path="Object 243/"/>
  <manifest:file-entry manifest:media-type="" manifest:full-path="Object 244/Configurations2/statusbar/"/>
  <manifest:file-entry manifest:media-type="" manifest:full-path="Object 244/Configurations2/accelerator/current.xml"/>
  <manifest:file-entry manifest:media-type="" manifest:full-path="Object 244/Configurations2/accelerator/"/>
  <manifest:file-entry manifest:media-type="" manifest:full-path="Object 244/Configurations2/floater/"/>
  <manifest:file-entry manifest:media-type="" manifest:full-path="Object 244/Configurations2/popupmenu/"/>
  <manifest:file-entry manifest:media-type="" manifest:full-path="Object 244/Configurations2/progressbar/"/>
  <manifest:file-entry manifest:media-type="" manifest:full-path="Object 244/Configurations2/menubar/"/>
  <manifest:file-entry manifest:media-type="" manifest:full-path="Object 244/Configurations2/toolbar/"/>
  <manifest:file-entry manifest:media-type="" manifest:full-path="Object 244/Configurations2/images/Bitmaps/"/>
  <manifest:file-entry manifest:media-type="" manifest:full-path="Object 244/Configurations2/images/"/>
  <manifest:file-entry manifest:media-type="application/vnd.sun.xml.ui.configuration" manifest:full-path="Object 244/Configurations2/"/>
  <manifest:file-entry manifest:media-type="text/xml" manifest:full-path="Object 244/content.xml"/>
  <manifest:file-entry manifest:media-type="text/xml" manifest:full-path="Object 244/settings.xml"/>
  <manifest:file-entry manifest:media-type="application/vnd.oasis.opendocument.formula" manifest:version="1.2" manifest:full-path="Object 244/"/>
  <manifest:file-entry manifest:media-type="" manifest:full-path="Object 245/Configurations2/statusbar/"/>
  <manifest:file-entry manifest:media-type="" manifest:full-path="Object 245/Configurations2/accelerator/current.xml"/>
  <manifest:file-entry manifest:media-type="" manifest:full-path="Object 245/Configurations2/accelerator/"/>
  <manifest:file-entry manifest:media-type="" manifest:full-path="Object 245/Configurations2/floater/"/>
  <manifest:file-entry manifest:media-type="" manifest:full-path="Object 245/Configurations2/popupmenu/"/>
  <manifest:file-entry manifest:media-type="" manifest:full-path="Object 245/Configurations2/progressbar/"/>
  <manifest:file-entry manifest:media-type="" manifest:full-path="Object 245/Configurations2/menubar/"/>
  <manifest:file-entry manifest:media-type="" manifest:full-path="Object 245/Configurations2/toolbar/"/>
  <manifest:file-entry manifest:media-type="" manifest:full-path="Object 245/Configurations2/images/Bitmaps/"/>
  <manifest:file-entry manifest:media-type="" manifest:full-path="Object 245/Configurations2/images/"/>
  <manifest:file-entry manifest:media-type="application/vnd.sun.xml.ui.configuration" manifest:full-path="Object 245/Configurations2/"/>
  <manifest:file-entry manifest:media-type="text/xml" manifest:full-path="Object 245/content.xml"/>
  <manifest:file-entry manifest:media-type="text/xml" manifest:full-path="Object 245/settings.xml"/>
  <manifest:file-entry manifest:media-type="application/vnd.oasis.opendocument.formula" manifest:version="1.2" manifest:full-path="Object 245/"/>
  <manifest:file-entry manifest:media-type="text/xml" manifest:full-path="settings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00/Configurations2/statusbar/"/>
  <manifest:file-entry manifest:media-type="" manifest:full-path="Object 100/Configurations2/accelerator/current.xml"/>
  <manifest:file-entry manifest:media-type="" manifest:full-path="Object 100/Configurations2/accelerato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progressbar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01/Configurations2/statusbar/"/>
  <manifest:file-entry manifest:media-type="" manifest:full-path="Object 101/Configurations2/accelerator/current.xml"/>
  <manifest:file-entry manifest:media-type="" manifest:full-path="Object 101/Configurations2/accelerato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progressbar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02/Configurations2/statusbar/"/>
  <manifest:file-entry manifest:media-type="" manifest:full-path="Object 102/Configurations2/accelerator/current.xml"/>
  <manifest:file-entry manifest:media-type="" manifest:full-path="Object 102/Configurations2/accelerato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progressbar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03/Configurations2/statusbar/"/>
  <manifest:file-entry manifest:media-type="" manifest:full-path="Object 103/Configurations2/accelerator/current.xml"/>
  <manifest:file-entry manifest:media-type="" manifest:full-path="Object 103/Configurations2/accelerato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progressbar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04/Configurations2/statusbar/"/>
  <manifest:file-entry manifest:media-type="" manifest:full-path="Object 104/Configurations2/accelerator/current.xml"/>
  <manifest:file-entry manifest:media-type="" manifest:full-path="Object 104/Configurations2/accelerato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progressbar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05/Configurations2/statusbar/"/>
  <manifest:file-entry manifest:media-type="" manifest:full-path="Object 105/Configurations2/accelerator/current.xml"/>
  <manifest:file-entry manifest:media-type="" manifest:full-path="Object 105/Configurations2/accelerato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06/Configurations2/statusbar/"/>
  <manifest:file-entry manifest:media-type="" manifest:full-path="Object 106/Configurations2/accelerator/current.xml"/>
  <manifest:file-entry manifest:media-type="" manifest:full-path="Object 106/Configurations2/accelerato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progressbar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07/Configurations2/statusbar/"/>
  <manifest:file-entry manifest:media-type="" manifest:full-path="Object 107/Configurations2/accelerator/current.xml"/>
  <manifest:file-entry manifest:media-type="" manifest:full-path="Object 107/Configurations2/accelerato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progressbar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08/Configurations2/statusbar/"/>
  <manifest:file-entry manifest:media-type="" manifest:full-path="Object 108/Configurations2/accelerator/current.xml"/>
  <manifest:file-entry manifest:media-type="" manifest:full-path="Object 108/Configurations2/accelerato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progressbar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09/Configurations2/statusbar/"/>
  <manifest:file-entry manifest:media-type="" manifest:full-path="Object 109/Configurations2/accelerator/current.xml"/>
  <manifest:file-entry manifest:media-type="" manifest:full-path="Object 109/Configurations2/accelerato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progressbar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10/Configurations2/statusbar/"/>
  <manifest:file-entry manifest:media-type="" manifest:full-path="Object 110/Configurations2/accelerator/current.xml"/>
  <manifest:file-entry manifest:media-type="" manifest:full-path="Object 110/Configurations2/accelerato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progressbar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11/Configurations2/statusbar/"/>
  <manifest:file-entry manifest:media-type="" manifest:full-path="Object 111/Configurations2/accelerator/current.xml"/>
  <manifest:file-entry manifest:media-type="" manifest:full-path="Object 111/Configurations2/accelerato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progressbar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112/Configurations2/statusbar/"/>
  <manifest:file-entry manifest:media-type="" manifest:full-path="Object 112/Configurations2/accelerator/current.xml"/>
  <manifest:file-entry manifest:media-type="" manifest:full-path="Object 112/Configurations2/accelerator/"/>
  <manifest:file-entry manifest:media-type="" manifest:full-path="Object 112/Configurations2/floater/"/>
  <manifest:file-entry manifest:media-type="" manifest:full-path="Object 112/Configurations2/popupmenu/"/>
  <manifest:file-entry manifest:media-type="" manifest:full-path="Object 112/Configurations2/progressbar/"/>
  <manifest:file-entry manifest:media-type="" manifest:full-path="Object 112/Configurations2/menubar/"/>
  <manifest:file-entry manifest:media-type="" manifest:full-path="Object 112/Configurations2/toolbar/"/>
  <manifest:file-entry manifest:media-type="" manifest:full-path="Object 112/Configurations2/images/Bitmaps/"/>
  <manifest:file-entry manifest:media-type="" manifest:full-path="Object 112/Configurations2/images/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13/Configurations2/statusbar/"/>
  <manifest:file-entry manifest:media-type="" manifest:full-path="Object 113/Configurations2/accelerator/current.xml"/>
  <manifest:file-entry manifest:media-type="" manifest:full-path="Object 113/Configurations2/accelerator/"/>
  <manifest:file-entry manifest:media-type="" manifest:full-path="Object 113/Configurations2/floater/"/>
  <manifest:file-entry manifest:media-type="" manifest:full-path="Object 113/Configurations2/popupmenu/"/>
  <manifest:file-entry manifest:media-type="" manifest:full-path="Object 113/Configurations2/progressbar/"/>
  <manifest:file-entry manifest:media-type="" manifest:full-path="Object 113/Configurations2/menubar/"/>
  <manifest:file-entry manifest:media-type="" manifest:full-path="Object 113/Configurations2/toolbar/"/>
  <manifest:file-entry manifest:media-type="" manifest:full-path="Object 113/Configurations2/images/Bitmaps/"/>
  <manifest:file-entry manifest:media-type="" manifest:full-path="Object 113/Configurations2/images/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14/Configurations2/statusbar/"/>
  <manifest:file-entry manifest:media-type="" manifest:full-path="Object 114/Configurations2/accelerator/current.xml"/>
  <manifest:file-entry manifest:media-type="" manifest:full-path="Object 114/Configurations2/accelerator/"/>
  <manifest:file-entry manifest:media-type="" manifest:full-path="Object 114/Configurations2/floater/"/>
  <manifest:file-entry manifest:media-type="" manifest:full-path="Object 114/Configurations2/popupmenu/"/>
  <manifest:file-entry manifest:media-type="" manifest:full-path="Object 114/Configurations2/progressbar/"/>
  <manifest:file-entry manifest:media-type="" manifest:full-path="Object 114/Configurations2/menubar/"/>
  <manifest:file-entry manifest:media-type="" manifest:full-path="Object 114/Configurations2/toolbar/"/>
  <manifest:file-entry manifest:media-type="" manifest:full-path="Object 114/Configurations2/images/Bitmaps/"/>
  <manifest:file-entry manifest:media-type="" manifest:full-path="Object 114/Configurations2/images/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115/Configurations2/statusbar/"/>
  <manifest:file-entry manifest:media-type="" manifest:full-path="Object 115/Configurations2/accelerator/current.xml"/>
  <manifest:file-entry manifest:media-type="" manifest:full-path="Object 115/Configurations2/accelerator/"/>
  <manifest:file-entry manifest:media-type="" manifest:full-path="Object 115/Configurations2/floater/"/>
  <manifest:file-entry manifest:media-type="" manifest:full-path="Object 115/Configurations2/popupmenu/"/>
  <manifest:file-entry manifest:media-type="" manifest:full-path="Object 115/Configurations2/progressbar/"/>
  <manifest:file-entry manifest:media-type="" manifest:full-path="Object 115/Configurations2/menubar/"/>
  <manifest:file-entry manifest:media-type="" manifest:full-path="Object 115/Configurations2/toolbar/"/>
  <manifest:file-entry manifest:media-type="" manifest:full-path="Object 115/Configurations2/images/Bitmaps/"/>
  <manifest:file-entry manifest:media-type="" manifest:full-path="Object 115/Configurations2/images/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16/Configurations2/statusbar/"/>
  <manifest:file-entry manifest:media-type="" manifest:full-path="Object 116/Configurations2/accelerator/current.xml"/>
  <manifest:file-entry manifest:media-type="" manifest:full-path="Object 116/Configurations2/accelerator/"/>
  <manifest:file-entry manifest:media-type="" manifest:full-path="Object 116/Configurations2/floater/"/>
  <manifest:file-entry manifest:media-type="" manifest:full-path="Object 116/Configurations2/popupmenu/"/>
  <manifest:file-entry manifest:media-type="" manifest:full-path="Object 116/Configurations2/progressbar/"/>
  <manifest:file-entry manifest:media-type="" manifest:full-path="Object 116/Configurations2/menubar/"/>
  <manifest:file-entry manifest:media-type="" manifest:full-path="Object 116/Configurations2/toolbar/"/>
  <manifest:file-entry manifest:media-type="" manifest:full-path="Object 116/Configurations2/images/Bitmaps/"/>
  <manifest:file-entry manifest:media-type="" manifest:full-path="Object 116/Configurations2/images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117/Configurations2/statusbar/"/>
  <manifest:file-entry manifest:media-type="" manifest:full-path="Object 117/Configurations2/accelerator/current.xml"/>
  <manifest:file-entry manifest:media-type="" manifest:full-path="Object 117/Configurations2/accelerator/"/>
  <manifest:file-entry manifest:media-type="" manifest:full-path="Object 117/Configurations2/floater/"/>
  <manifest:file-entry manifest:media-type="" manifest:full-path="Object 117/Configurations2/popupmenu/"/>
  <manifest:file-entry manifest:media-type="" manifest:full-path="Object 117/Configurations2/progressbar/"/>
  <manifest:file-entry manifest:media-type="" manifest:full-path="Object 117/Configurations2/menubar/"/>
  <manifest:file-entry manifest:media-type="" manifest:full-path="Object 117/Configurations2/toolbar/"/>
  <manifest:file-entry manifest:media-type="" manifest:full-path="Object 117/Configurations2/images/Bitmaps/"/>
  <manifest:file-entry manifest:media-type="" manifest:full-path="Object 117/Configurations2/images/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118/Configurations2/statusbar/"/>
  <manifest:file-entry manifest:media-type="" manifest:full-path="Object 118/Configurations2/accelerator/current.xml"/>
  <manifest:file-entry manifest:media-type="" manifest:full-path="Object 118/Configurations2/accelerator/"/>
  <manifest:file-entry manifest:media-type="" manifest:full-path="Object 118/Configurations2/floater/"/>
  <manifest:file-entry manifest:media-type="" manifest:full-path="Object 118/Configurations2/popupmenu/"/>
  <manifest:file-entry manifest:media-type="" manifest:full-path="Object 118/Configurations2/progressbar/"/>
  <manifest:file-entry manifest:media-type="" manifest:full-path="Object 118/Configurations2/menubar/"/>
  <manifest:file-entry manifest:media-type="" manifest:full-path="Object 118/Configurations2/toolbar/"/>
  <manifest:file-entry manifest:media-type="" manifest:full-path="Object 118/Configurations2/images/Bitmaps/"/>
  <manifest:file-entry manifest:media-type="" manifest:full-path="Object 118/Configurations2/images/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19/Configurations2/statusbar/"/>
  <manifest:file-entry manifest:media-type="" manifest:full-path="Object 119/Configurations2/accelerator/current.xml"/>
  <manifest:file-entry manifest:media-type="" manifest:full-path="Object 119/Configurations2/accelerator/"/>
  <manifest:file-entry manifest:media-type="" manifest:full-path="Object 119/Configurations2/floater/"/>
  <manifest:file-entry manifest:media-type="" manifest:full-path="Object 119/Configurations2/popupmenu/"/>
  <manifest:file-entry manifest:media-type="" manifest:full-path="Object 119/Configurations2/progressbar/"/>
  <manifest:file-entry manifest:media-type="" manifest:full-path="Object 119/Configurations2/menubar/"/>
  <manifest:file-entry manifest:media-type="" manifest:full-path="Object 119/Configurations2/toolbar/"/>
  <manifest:file-entry manifest:media-type="" manifest:full-path="Object 119/Configurations2/images/Bitmaps/"/>
  <manifest:file-entry manifest:media-type="" manifest:full-path="Object 119/Configurations2/images/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120/Configurations2/statusbar/"/>
  <manifest:file-entry manifest:media-type="" manifest:full-path="Object 120/Configurations2/accelerator/current.xml"/>
  <manifest:file-entry manifest:media-type="" manifest:full-path="Object 120/Configurations2/accelerator/"/>
  <manifest:file-entry manifest:media-type="" manifest:full-path="Object 120/Configurations2/floater/"/>
  <manifest:file-entry manifest:media-type="" manifest:full-path="Object 120/Configurations2/popupmenu/"/>
  <manifest:file-entry manifest:media-type="" manifest:full-path="Object 120/Configurations2/progressbar/"/>
  <manifest:file-entry manifest:media-type="" manifest:full-path="Object 120/Configurations2/menubar/"/>
  <manifest:file-entry manifest:media-type="" manifest:full-path="Object 120/Configurations2/toolbar/"/>
  <manifest:file-entry manifest:media-type="" manifest:full-path="Object 120/Configurations2/images/Bitmaps/"/>
  <manifest:file-entry manifest:media-type="" manifest:full-path="Object 120/Configurations2/images/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21/Configurations2/statusbar/"/>
  <manifest:file-entry manifest:media-type="" manifest:full-path="Object 121/Configurations2/accelerator/current.xml"/>
  <manifest:file-entry manifest:media-type="" manifest:full-path="Object 121/Configurations2/accelerator/"/>
  <manifest:file-entry manifest:media-type="" manifest:full-path="Object 121/Configurations2/floater/"/>
  <manifest:file-entry manifest:media-type="" manifest:full-path="Object 121/Configurations2/popupmenu/"/>
  <manifest:file-entry manifest:media-type="" manifest:full-path="Object 121/Configurations2/progressbar/"/>
  <manifest:file-entry manifest:media-type="" manifest:full-path="Object 121/Configurations2/menubar/"/>
  <manifest:file-entry manifest:media-type="" manifest:full-path="Object 121/Configurations2/toolbar/"/>
  <manifest:file-entry manifest:media-type="" manifest:full-path="Object 121/Configurations2/images/Bitmaps/"/>
  <manifest:file-entry manifest:media-type="" manifest:full-path="Object 121/Configurations2/images/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122/Configurations2/statusbar/"/>
  <manifest:file-entry manifest:media-type="" manifest:full-path="Object 122/Configurations2/accelerator/current.xml"/>
  <manifest:file-entry manifest:media-type="" manifest:full-path="Object 122/Configurations2/accelerator/"/>
  <manifest:file-entry manifest:media-type="" manifest:full-path="Object 122/Configurations2/floater/"/>
  <manifest:file-entry manifest:media-type="" manifest:full-path="Object 122/Configurations2/popupmenu/"/>
  <manifest:file-entry manifest:media-type="" manifest:full-path="Object 122/Configurations2/progressbar/"/>
  <manifest:file-entry manifest:media-type="" manifest:full-path="Object 122/Configurations2/menubar/"/>
  <manifest:file-entry manifest:media-type="" manifest:full-path="Object 122/Configurations2/toolbar/"/>
  <manifest:file-entry manifest:media-type="" manifest:full-path="Object 122/Configurations2/images/Bitmaps/"/>
  <manifest:file-entry manifest:media-type="" manifest:full-path="Object 122/Configurations2/images/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123/Configurations2/statusbar/"/>
  <manifest:file-entry manifest:media-type="" manifest:full-path="Object 123/Configurations2/accelerator/current.xml"/>
  <manifest:file-entry manifest:media-type="" manifest:full-path="Object 123/Configurations2/accelerator/"/>
  <manifest:file-entry manifest:media-type="" manifest:full-path="Object 123/Configurations2/floater/"/>
  <manifest:file-entry manifest:media-type="" manifest:full-path="Object 123/Configurations2/popupmenu/"/>
  <manifest:file-entry manifest:media-type="" manifest:full-path="Object 123/Configurations2/progressbar/"/>
  <manifest:file-entry manifest:media-type="" manifest:full-path="Object 123/Configurations2/menubar/"/>
  <manifest:file-entry manifest:media-type="" manifest:full-path="Object 123/Configurations2/toolbar/"/>
  <manifest:file-entry manifest:media-type="" manifest:full-path="Object 123/Configurations2/images/Bitmaps/"/>
  <manifest:file-entry manifest:media-type="" manifest:full-path="Object 123/Configurations2/images/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124/Configurations2/statusbar/"/>
  <manifest:file-entry manifest:media-type="" manifest:full-path="Object 124/Configurations2/accelerator/current.xml"/>
  <manifest:file-entry manifest:media-type="" manifest:full-path="Object 124/Configurations2/accelerator/"/>
  <manifest:file-entry manifest:media-type="" manifest:full-path="Object 124/Configurations2/floater/"/>
  <manifest:file-entry manifest:media-type="" manifest:full-path="Object 124/Configurations2/popupmenu/"/>
  <manifest:file-entry manifest:media-type="" manifest:full-path="Object 124/Configurations2/progressbar/"/>
  <manifest:file-entry manifest:media-type="" manifest:full-path="Object 124/Configurations2/menubar/"/>
  <manifest:file-entry manifest:media-type="" manifest:full-path="Object 124/Configurations2/toolbar/"/>
  <manifest:file-entry manifest:media-type="" manifest:full-path="Object 124/Configurations2/images/Bitmaps/"/>
  <manifest:file-entry manifest:media-type="" manifest:full-path="Object 124/Configurations2/images/"/>
  <manifest:file-entry manifest:media-type="application/vnd.sun.xml.ui.configuration" manifest:full-path="Object 124/Configurations2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125/Configurations2/statusbar/"/>
  <manifest:file-entry manifest:media-type="" manifest:full-path="Object 125/Configurations2/accelerator/current.xml"/>
  <manifest:file-entry manifest:media-type="" manifest:full-path="Object 125/Configurations2/accelerator/"/>
  <manifest:file-entry manifest:media-type="" manifest:full-path="Object 125/Configurations2/floater/"/>
  <manifest:file-entry manifest:media-type="" manifest:full-path="Object 125/Configurations2/popupmenu/"/>
  <manifest:file-entry manifest:media-type="" manifest:full-path="Object 125/Configurations2/progressbar/"/>
  <manifest:file-entry manifest:media-type="" manifest:full-path="Object 125/Configurations2/menubar/"/>
  <manifest:file-entry manifest:media-type="" manifest:full-path="Object 125/Configurations2/toolbar/"/>
  <manifest:file-entry manifest:media-type="" manifest:full-path="Object 125/Configurations2/images/Bitmaps/"/>
  <manifest:file-entry manifest:media-type="" manifest:full-path="Object 125/Configurations2/images/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126/Configurations2/statusbar/"/>
  <manifest:file-entry manifest:media-type="" manifest:full-path="Object 126/Configurations2/accelerator/current.xml"/>
  <manifest:file-entry manifest:media-type="" manifest:full-path="Object 126/Configurations2/accelerator/"/>
  <manifest:file-entry manifest:media-type="" manifest:full-path="Object 126/Configurations2/floater/"/>
  <manifest:file-entry manifest:media-type="" manifest:full-path="Object 126/Configurations2/popupmenu/"/>
  <manifest:file-entry manifest:media-type="" manifest:full-path="Object 126/Configurations2/progressbar/"/>
  <manifest:file-entry manifest:media-type="" manifest:full-path="Object 126/Configurations2/menubar/"/>
  <manifest:file-entry manifest:media-type="" manifest:full-path="Object 126/Configurations2/toolbar/"/>
  <manifest:file-entry manifest:media-type="" manifest:full-path="Object 126/Configurations2/images/Bitmaps/"/>
  <manifest:file-entry manifest:media-type="" manifest:full-path="Object 126/Configurations2/images/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127/Configurations2/statusbar/"/>
  <manifest:file-entry manifest:media-type="" manifest:full-path="Object 127/Configurations2/accelerator/current.xml"/>
  <manifest:file-entry manifest:media-type="" manifest:full-path="Object 127/Configurations2/accelerator/"/>
  <manifest:file-entry manifest:media-type="" manifest:full-path="Object 127/Configurations2/floater/"/>
  <manifest:file-entry manifest:media-type="" manifest:full-path="Object 127/Configurations2/popupmenu/"/>
  <manifest:file-entry manifest:media-type="" manifest:full-path="Object 127/Configurations2/progressbar/"/>
  <manifest:file-entry manifest:media-type="" manifest:full-path="Object 127/Configurations2/menubar/"/>
  <manifest:file-entry manifest:media-type="" manifest:full-path="Object 127/Configurations2/toolbar/"/>
  <manifest:file-entry manifest:media-type="" manifest:full-path="Object 127/Configurations2/images/Bitmaps/"/>
  <manifest:file-entry manifest:media-type="" manifest:full-path="Object 127/Configurations2/images/"/>
  <manifest:file-entry manifest:media-type="application/vnd.sun.xml.ui.configuration" manifest:full-path="Object 127/Configurations2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128/Configurations2/statusbar/"/>
  <manifest:file-entry manifest:media-type="" manifest:full-path="Object 128/Configurations2/accelerator/current.xml"/>
  <manifest:file-entry manifest:media-type="" manifest:full-path="Object 128/Configurations2/accelerator/"/>
  <manifest:file-entry manifest:media-type="" manifest:full-path="Object 128/Configurations2/floater/"/>
  <manifest:file-entry manifest:media-type="" manifest:full-path="Object 128/Configurations2/popupmenu/"/>
  <manifest:file-entry manifest:media-type="" manifest:full-path="Object 128/Configurations2/progressbar/"/>
  <manifest:file-entry manifest:media-type="" manifest:full-path="Object 128/Configurations2/menubar/"/>
  <manifest:file-entry manifest:media-type="" manifest:full-path="Object 128/Configurations2/toolbar/"/>
  <manifest:file-entry manifest:media-type="" manifest:full-path="Object 128/Configurations2/images/Bitmaps/"/>
  <manifest:file-entry manifest:media-type="" manifest:full-path="Object 128/Configurations2/images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129/Configurations2/statusbar/"/>
  <manifest:file-entry manifest:media-type="" manifest:full-path="Object 129/Configurations2/accelerator/current.xml"/>
  <manifest:file-entry manifest:media-type="" manifest:full-path="Object 129/Configurations2/accelerator/"/>
  <manifest:file-entry manifest:media-type="" manifest:full-path="Object 129/Configurations2/floater/"/>
  <manifest:file-entry manifest:media-type="" manifest:full-path="Object 129/Configurations2/popupmenu/"/>
  <manifest:file-entry manifest:media-type="" manifest:full-path="Object 129/Configurations2/progressbar/"/>
  <manifest:file-entry manifest:media-type="" manifest:full-path="Object 129/Configurations2/menubar/"/>
  <manifest:file-entry manifest:media-type="" manifest:full-path="Object 129/Configurations2/toolbar/"/>
  <manifest:file-entry manifest:media-type="" manifest:full-path="Object 129/Configurations2/images/Bitmaps/"/>
  <manifest:file-entry manifest:media-type="" manifest:full-path="Object 129/Configurations2/images/"/>
  <manifest:file-entry manifest:media-type="application/vnd.sun.xml.ui.configuration" manifest:full-path="Object 129/Configurations2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meta.xml"/>
  <manifest:file-entry manifest:media-type="text/xml" manifest:full-path="styles.xml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130/Configurations2/statusbar/"/>
  <manifest:file-entry manifest:media-type="" manifest:full-path="Object 130/Configurations2/accelerator/current.xml"/>
  <manifest:file-entry manifest:media-type="" manifest:full-path="Object 130/Configurations2/accelerator/"/>
  <manifest:file-entry manifest:media-type="" manifest:full-path="Object 130/Configurations2/floater/"/>
  <manifest:file-entry manifest:media-type="" manifest:full-path="Object 130/Configurations2/popupmenu/"/>
  <manifest:file-entry manifest:media-type="" manifest:full-path="Object 130/Configurations2/progressbar/"/>
  <manifest:file-entry manifest:media-type="" manifest:full-path="Object 130/Configurations2/menubar/"/>
  <manifest:file-entry manifest:media-type="" manifest:full-path="Object 130/Configurations2/toolbar/"/>
  <manifest:file-entry manifest:media-type="" manifest:full-path="Object 130/Configurations2/images/Bitmaps/"/>
  <manifest:file-entry manifest:media-type="" manifest:full-path="Object 130/Configurations2/images/"/>
  <manifest:file-entry manifest:media-type="application/vnd.sun.xml.ui.configuration" manifest:full-path="Object 130/Configurations2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131/Configurations2/statusbar/"/>
  <manifest:file-entry manifest:media-type="" manifest:full-path="Object 131/Configurations2/accelerator/current.xml"/>
  <manifest:file-entry manifest:media-type="" manifest:full-path="Object 131/Configurations2/accelerator/"/>
  <manifest:file-entry manifest:media-type="" manifest:full-path="Object 131/Configurations2/floater/"/>
  <manifest:file-entry manifest:media-type="" manifest:full-path="Object 131/Configurations2/popupmenu/"/>
  <manifest:file-entry manifest:media-type="" manifest:full-path="Object 131/Configurations2/progressbar/"/>
  <manifest:file-entry manifest:media-type="" manifest:full-path="Object 131/Configurations2/menubar/"/>
  <manifest:file-entry manifest:media-type="" manifest:full-path="Object 131/Configurations2/toolbar/"/>
  <manifest:file-entry manifest:media-type="" manifest:full-path="Object 131/Configurations2/images/Bitmaps/"/>
  <manifest:file-entry manifest:media-type="" manifest:full-path="Object 131/Configurations2/images/"/>
  <manifest:file-entry manifest:media-type="application/vnd.sun.xml.ui.configuration" manifest:full-path="Object 131/Configurations2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132/Configurations2/statusbar/"/>
  <manifest:file-entry manifest:media-type="" manifest:full-path="Object 132/Configurations2/accelerator/current.xml"/>
  <manifest:file-entry manifest:media-type="" manifest:full-path="Object 132/Configurations2/accelerator/"/>
  <manifest:file-entry manifest:media-type="" manifest:full-path="Object 132/Configurations2/floater/"/>
  <manifest:file-entry manifest:media-type="" manifest:full-path="Object 132/Configurations2/popupmenu/"/>
  <manifest:file-entry manifest:media-type="" manifest:full-path="Object 132/Configurations2/progressbar/"/>
  <manifest:file-entry manifest:media-type="" manifest:full-path="Object 132/Configurations2/menubar/"/>
  <manifest:file-entry manifest:media-type="" manifest:full-path="Object 132/Configurations2/toolbar/"/>
  <manifest:file-entry manifest:media-type="" manifest:full-path="Object 132/Configurations2/images/Bitmaps/"/>
  <manifest:file-entry manifest:media-type="" manifest:full-path="Object 132/Configurations2/images/"/>
  <manifest:file-entry manifest:media-type="application/vnd.sun.xml.ui.configuration" manifest:full-path="Object 132/Configurations2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133/Configurations2/statusbar/"/>
  <manifest:file-entry manifest:media-type="" manifest:full-path="Object 133/Configurations2/accelerator/current.xml"/>
  <manifest:file-entry manifest:media-type="" manifest:full-path="Object 133/Configurations2/accelerator/"/>
  <manifest:file-entry manifest:media-type="" manifest:full-path="Object 133/Configurations2/floater/"/>
  <manifest:file-entry manifest:media-type="" manifest:full-path="Object 133/Configurations2/popupmenu/"/>
  <manifest:file-entry manifest:media-type="" manifest:full-path="Object 133/Configurations2/progressbar/"/>
  <manifest:file-entry manifest:media-type="" manifest:full-path="Object 133/Configurations2/menubar/"/>
  <manifest:file-entry manifest:media-type="" manifest:full-path="Object 133/Configurations2/toolbar/"/>
  <manifest:file-entry manifest:media-type="" manifest:full-path="Object 133/Configurations2/images/Bitmaps/"/>
  <manifest:file-entry manifest:media-type="" manifest:full-path="Object 133/Configurations2/images/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134/Configurations2/statusbar/"/>
  <manifest:file-entry manifest:media-type="" manifest:full-path="Object 134/Configurations2/accelerator/current.xml"/>
  <manifest:file-entry manifest:media-type="" manifest:full-path="Object 134/Configurations2/accelerator/"/>
  <manifest:file-entry manifest:media-type="" manifest:full-path="Object 134/Configurations2/floater/"/>
  <manifest:file-entry manifest:media-type="" manifest:full-path="Object 134/Configurations2/popupmenu/"/>
  <manifest:file-entry manifest:media-type="" manifest:full-path="Object 134/Configurations2/progressbar/"/>
  <manifest:file-entry manifest:media-type="" manifest:full-path="Object 134/Configurations2/menubar/"/>
  <manifest:file-entry manifest:media-type="" manifest:full-path="Object 134/Configurations2/toolbar/"/>
  <manifest:file-entry manifest:media-type="" manifest:full-path="Object 134/Configurations2/images/Bitmaps/"/>
  <manifest:file-entry manifest:media-type="" manifest:full-path="Object 134/Configurations2/images/"/>
  <manifest:file-entry manifest:media-type="application/vnd.sun.xml.ui.configuration" manifest:full-path="Object 134/Configurations2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135/Configurations2/statusbar/"/>
  <manifest:file-entry manifest:media-type="" manifest:full-path="Object 135/Configurations2/accelerator/current.xml"/>
  <manifest:file-entry manifest:media-type="" manifest:full-path="Object 135/Configurations2/accelerator/"/>
  <manifest:file-entry manifest:media-type="" manifest:full-path="Object 135/Configurations2/floater/"/>
  <manifest:file-entry manifest:media-type="" manifest:full-path="Object 135/Configurations2/popupmenu/"/>
  <manifest:file-entry manifest:media-type="" manifest:full-path="Object 135/Configurations2/progressbar/"/>
  <manifest:file-entry manifest:media-type="" manifest:full-path="Object 135/Configurations2/menubar/"/>
  <manifest:file-entry manifest:media-type="" manifest:full-path="Object 135/Configurations2/toolbar/"/>
  <manifest:file-entry manifest:media-type="" manifest:full-path="Object 135/Configurations2/images/Bitmaps/"/>
  <manifest:file-entry manifest:media-type="" manifest:full-path="Object 135/Configurations2/images/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136/Configurations2/statusbar/"/>
  <manifest:file-entry manifest:media-type="" manifest:full-path="Object 136/Configurations2/accelerator/current.xml"/>
  <manifest:file-entry manifest:media-type="" manifest:full-path="Object 136/Configurations2/accelerator/"/>
  <manifest:file-entry manifest:media-type="" manifest:full-path="Object 136/Configurations2/floater/"/>
  <manifest:file-entry manifest:media-type="" manifest:full-path="Object 136/Configurations2/popupmenu/"/>
  <manifest:file-entry manifest:media-type="" manifest:full-path="Object 136/Configurations2/progressbar/"/>
  <manifest:file-entry manifest:media-type="" manifest:full-path="Object 136/Configurations2/menubar/"/>
  <manifest:file-entry manifest:media-type="" manifest:full-path="Object 136/Configurations2/toolbar/"/>
  <manifest:file-entry manifest:media-type="" manifest:full-path="Object 136/Configurations2/images/Bitmaps/"/>
  <manifest:file-entry manifest:media-type="" manifest:full-path="Object 136/Configurations2/images/"/>
  <manifest:file-entry manifest:media-type="application/vnd.sun.xml.ui.configuration" manifest:full-path="Object 136/Configurations2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137/Configurations2/statusbar/"/>
  <manifest:file-entry manifest:media-type="" manifest:full-path="Object 137/Configurations2/accelerator/current.xml"/>
  <manifest:file-entry manifest:media-type="" manifest:full-path="Object 137/Configurations2/accelerator/"/>
  <manifest:file-entry manifest:media-type="" manifest:full-path="Object 137/Configurations2/floater/"/>
  <manifest:file-entry manifest:media-type="" manifest:full-path="Object 137/Configurations2/popupmenu/"/>
  <manifest:file-entry manifest:media-type="" manifest:full-path="Object 137/Configurations2/progressbar/"/>
  <manifest:file-entry manifest:media-type="" manifest:full-path="Object 137/Configurations2/menubar/"/>
  <manifest:file-entry manifest:media-type="" manifest:full-path="Object 137/Configurations2/toolbar/"/>
  <manifest:file-entry manifest:media-type="" manifest:full-path="Object 137/Configurations2/images/Bitmaps/"/>
  <manifest:file-entry manifest:media-type="" manifest:full-path="Object 137/Configurations2/images/"/>
  <manifest:file-entry manifest:media-type="application/vnd.sun.xml.ui.configuration" manifest:full-path="Object 137/Configurations2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" manifest:full-path="Object 138/Configurations2/statusbar/"/>
  <manifest:file-entry manifest:media-type="" manifest:full-path="Object 138/Configurations2/accelerator/current.xml"/>
  <manifest:file-entry manifest:media-type="" manifest:full-path="Object 138/Configurations2/accelerator/"/>
  <manifest:file-entry manifest:media-type="" manifest:full-path="Object 138/Configurations2/floater/"/>
  <manifest:file-entry manifest:media-type="" manifest:full-path="Object 138/Configurations2/popupmenu/"/>
  <manifest:file-entry manifest:media-type="" manifest:full-path="Object 138/Configurations2/progressbar/"/>
  <manifest:file-entry manifest:media-type="" manifest:full-path="Object 138/Configurations2/menubar/"/>
  <manifest:file-entry manifest:media-type="" manifest:full-path="Object 138/Configurations2/toolbar/"/>
  <manifest:file-entry manifest:media-type="" manifest:full-path="Object 138/Configurations2/images/Bitmaps/"/>
  <manifest:file-entry manifest:media-type="" manifest:full-path="Object 138/Configurations2/images/"/>
  <manifest:file-entry manifest:media-type="application/vnd.sun.xml.ui.configuration" manifest:full-path="Object 138/Configurations2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" manifest:full-path="Object 48/Configurations2/statusbar/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139/Configurations2/statusbar/"/>
  <manifest:file-entry manifest:media-type="" manifest:full-path="Object 139/Configurations2/accelerator/current.xml"/>
  <manifest:file-entry manifest:media-type="" manifest:full-path="Object 139/Configurations2/accelerator/"/>
  <manifest:file-entry manifest:media-type="" manifest:full-path="Object 139/Configurations2/floater/"/>
  <manifest:file-entry manifest:media-type="" manifest:full-path="Object 139/Configurations2/popupmenu/"/>
  <manifest:file-entry manifest:media-type="" manifest:full-path="Object 139/Configurations2/progressbar/"/>
  <manifest:file-entry manifest:media-type="" manifest:full-path="Object 139/Configurations2/menubar/"/>
  <manifest:file-entry manifest:media-type="" manifest:full-path="Object 139/Configurations2/toolbar/"/>
  <manifest:file-entry manifest:media-type="" manifest:full-path="Object 139/Configurations2/images/Bitmaps/"/>
  <manifest:file-entry manifest:media-type="" manifest:full-path="Object 139/Configurations2/images/"/>
  <manifest:file-entry manifest:media-type="application/vnd.sun.xml.ui.configuration" manifest:full-path="Object 139/Configurations2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Object 49/Configurations2/statusbar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140/Configurations2/statusbar/"/>
  <manifest:file-entry manifest:media-type="" manifest:full-path="Object 140/Configurations2/accelerator/current.xml"/>
  <manifest:file-entry manifest:media-type="" manifest:full-path="Object 140/Configurations2/accelerator/"/>
  <manifest:file-entry manifest:media-type="" manifest:full-path="Object 140/Configurations2/floater/"/>
  <manifest:file-entry manifest:media-type="" manifest:full-path="Object 140/Configurations2/popupmenu/"/>
  <manifest:file-entry manifest:media-type="" manifest:full-path="Object 140/Configurations2/progressbar/"/>
  <manifest:file-entry manifest:media-type="" manifest:full-path="Object 140/Configurations2/menubar/"/>
  <manifest:file-entry manifest:media-type="" manifest:full-path="Object 140/Configurations2/toolbar/"/>
  <manifest:file-entry manifest:media-type="" manifest:full-path="Object 140/Configurations2/images/Bitmaps/"/>
  <manifest:file-entry manifest:media-type="" manifest:full-path="Object 140/Configurations2/images/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" manifest:full-path="Object 50/Configurations2/status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141/Configurations2/statusbar/"/>
  <manifest:file-entry manifest:media-type="" manifest:full-path="Object 141/Configurations2/accelerator/current.xml"/>
  <manifest:file-entry manifest:media-type="" manifest:full-path="Object 141/Configurations2/accelerator/"/>
  <manifest:file-entry manifest:media-type="" manifest:full-path="Object 141/Configurations2/floater/"/>
  <manifest:file-entry manifest:media-type="" manifest:full-path="Object 141/Configurations2/popupmenu/"/>
  <manifest:file-entry manifest:media-type="" manifest:full-path="Object 141/Configurations2/progressbar/"/>
  <manifest:file-entry manifest:media-type="" manifest:full-path="Object 141/Configurations2/menubar/"/>
  <manifest:file-entry manifest:media-type="" manifest:full-path="Object 141/Configurations2/toolbar/"/>
  <manifest:file-entry manifest:media-type="" manifest:full-path="Object 141/Configurations2/images/Bitmaps/"/>
  <manifest:file-entry manifest:media-type="" manifest:full-path="Object 141/Configurations2/images/"/>
  <manifest:file-entry manifest:media-type="application/vnd.sun.xml.ui.configuration" manifest:full-path="Object 141/Configurations2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142/Configurations2/statusbar/"/>
  <manifest:file-entry manifest:media-type="" manifest:full-path="Object 142/Configurations2/accelerator/current.xml"/>
  <manifest:file-entry manifest:media-type="" manifest:full-path="Object 142/Configurations2/accelerator/"/>
  <manifest:file-entry manifest:media-type="" manifest:full-path="Object 142/Configurations2/floater/"/>
  <manifest:file-entry manifest:media-type="" manifest:full-path="Object 142/Configurations2/popupmenu/"/>
  <manifest:file-entry manifest:media-type="" manifest:full-path="Object 142/Configurations2/progressbar/"/>
  <manifest:file-entry manifest:media-type="" manifest:full-path="Object 142/Configurations2/menubar/"/>
  <manifest:file-entry manifest:media-type="" manifest:full-path="Object 142/Configurations2/toolbar/"/>
  <manifest:file-entry manifest:media-type="" manifest:full-path="Object 142/Configurations2/images/Bitmaps/"/>
  <manifest:file-entry manifest:media-type="" manifest:full-path="Object 142/Configurations2/images/"/>
  <manifest:file-entry manifest:media-type="application/vnd.sun.xml.ui.configuration" manifest:full-path="Object 142/Configurations2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143/Configurations2/statusbar/"/>
  <manifest:file-entry manifest:media-type="" manifest:full-path="Object 143/Configurations2/accelerator/current.xml"/>
  <manifest:file-entry manifest:media-type="" manifest:full-path="Object 143/Configurations2/accelerator/"/>
  <manifest:file-entry manifest:media-type="" manifest:full-path="Object 143/Configurations2/floater/"/>
  <manifest:file-entry manifest:media-type="" manifest:full-path="Object 143/Configurations2/popupmenu/"/>
  <manifest:file-entry manifest:media-type="" manifest:full-path="Object 143/Configurations2/progressbar/"/>
  <manifest:file-entry manifest:media-type="" manifest:full-path="Object 143/Configurations2/menubar/"/>
  <manifest:file-entry manifest:media-type="" manifest:full-path="Object 143/Configurations2/toolbar/"/>
  <manifest:file-entry manifest:media-type="" manifest:full-path="Object 143/Configurations2/images/Bitmaps/"/>
  <manifest:file-entry manifest:media-type="" manifest:full-path="Object 143/Configurations2/images/"/>
  <manifest:file-entry manifest:media-type="application/vnd.sun.xml.ui.configuration" manifest:full-path="Object 143/Configurations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144/Configurations2/statusbar/"/>
  <manifest:file-entry manifest:media-type="" manifest:full-path="Object 144/Configurations2/accelerator/current.xml"/>
  <manifest:file-entry manifest:media-type="" manifest:full-path="Object 144/Configurations2/accelerator/"/>
  <manifest:file-entry manifest:media-type="" manifest:full-path="Object 144/Configurations2/floater/"/>
  <manifest:file-entry manifest:media-type="" manifest:full-path="Object 144/Configurations2/popupmenu/"/>
  <manifest:file-entry manifest:media-type="" manifest:full-path="Object 144/Configurations2/progressbar/"/>
  <manifest:file-entry manifest:media-type="" manifest:full-path="Object 144/Configurations2/menubar/"/>
  <manifest:file-entry manifest:media-type="" manifest:full-path="Object 144/Configurations2/toolbar/"/>
  <manifest:file-entry manifest:media-type="" manifest:full-path="Object 144/Configurations2/images/Bitmaps/"/>
  <manifest:file-entry manifest:media-type="" manifest:full-path="Object 144/Configurations2/images/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145/Configurations2/statusbar/"/>
  <manifest:file-entry manifest:media-type="" manifest:full-path="Object 145/Configurations2/accelerator/current.xml"/>
  <manifest:file-entry manifest:media-type="" manifest:full-path="Object 145/Configurations2/accelerator/"/>
  <manifest:file-entry manifest:media-type="" manifest:full-path="Object 145/Configurations2/floater/"/>
  <manifest:file-entry manifest:media-type="" manifest:full-path="Object 145/Configurations2/popupmenu/"/>
  <manifest:file-entry manifest:media-type="" manifest:full-path="Object 145/Configurations2/progressbar/"/>
  <manifest:file-entry manifest:media-type="" manifest:full-path="Object 145/Configurations2/menubar/"/>
  <manifest:file-entry manifest:media-type="" manifest:full-path="Object 145/Configurations2/toolbar/"/>
  <manifest:file-entry manifest:media-type="" manifest:full-path="Object 145/Configurations2/images/Bitmaps/"/>
  <manifest:file-entry manifest:media-type="" manifest:full-path="Object 145/Configurations2/images/"/>
  <manifest:file-entry manifest:media-type="application/vnd.sun.xml.ui.configuration" manifest:full-path="Object 145/Configurations2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146/Configurations2/statusbar/"/>
  <manifest:file-entry manifest:media-type="" manifest:full-path="Object 146/Configurations2/accelerator/current.xml"/>
  <manifest:file-entry manifest:media-type="" manifest:full-path="Object 146/Configurations2/accelerator/"/>
  <manifest:file-entry manifest:media-type="" manifest:full-path="Object 146/Configurations2/floater/"/>
  <manifest:file-entry manifest:media-type="" manifest:full-path="Object 146/Configurations2/popupmenu/"/>
  <manifest:file-entry manifest:media-type="" manifest:full-path="Object 146/Configurations2/progressbar/"/>
  <manifest:file-entry manifest:media-type="" manifest:full-path="Object 146/Configurations2/menubar/"/>
  <manifest:file-entry manifest:media-type="" manifest:full-path="Object 146/Configurations2/toolbar/"/>
  <manifest:file-entry manifest:media-type="" manifest:full-path="Object 146/Configurations2/images/Bitmaps/"/>
  <manifest:file-entry manifest:media-type="" manifest:full-path="Object 146/Configurations2/images/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147/Configurations2/statusbar/"/>
  <manifest:file-entry manifest:media-type="" manifest:full-path="Object 147/Configurations2/accelerator/current.xml"/>
  <manifest:file-entry manifest:media-type="" manifest:full-path="Object 147/Configurations2/accelerator/"/>
  <manifest:file-entry manifest:media-type="" manifest:full-path="Object 147/Configurations2/floater/"/>
  <manifest:file-entry manifest:media-type="" manifest:full-path="Object 147/Configurations2/popupmenu/"/>
  <manifest:file-entry manifest:media-type="" manifest:full-path="Object 147/Configurations2/progressbar/"/>
  <manifest:file-entry manifest:media-type="" manifest:full-path="Object 147/Configurations2/menubar/"/>
  <manifest:file-entry manifest:media-type="" manifest:full-path="Object 147/Configurations2/toolbar/"/>
  <manifest:file-entry manifest:media-type="" manifest:full-path="Object 147/Configurations2/images/Bitmaps/"/>
  <manifest:file-entry manifest:media-type="" manifest:full-path="Object 147/Configurations2/images/"/>
  <manifest:file-entry manifest:media-type="application/vnd.sun.xml.ui.configuration" manifest:full-path="Object 147/Configurations2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148/Configurations2/statusbar/"/>
  <manifest:file-entry manifest:media-type="" manifest:full-path="Object 148/Configurations2/accelerator/current.xml"/>
  <manifest:file-entry manifest:media-type="" manifest:full-path="Object 148/Configurations2/accelerator/"/>
  <manifest:file-entry manifest:media-type="" manifest:full-path="Object 148/Configurations2/floater/"/>
  <manifest:file-entry manifest:media-type="" manifest:full-path="Object 148/Configurations2/popupmenu/"/>
  <manifest:file-entry manifest:media-type="" manifest:full-path="Object 148/Configurations2/progressbar/"/>
  <manifest:file-entry manifest:media-type="" manifest:full-path="Object 148/Configurations2/menubar/"/>
  <manifest:file-entry manifest:media-type="" manifest:full-path="Object 148/Configurations2/toolbar/"/>
  <manifest:file-entry manifest:media-type="" manifest:full-path="Object 148/Configurations2/images/Bitmaps/"/>
  <manifest:file-entry manifest:media-type="" manifest:full-path="Object 148/Configurations2/images/"/>
  <manifest:file-entry manifest:media-type="application/vnd.sun.xml.ui.configuration" manifest:full-path="Object 148/Configurations2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149/Configurations2/statusbar/"/>
  <manifest:file-entry manifest:media-type="" manifest:full-path="Object 149/Configurations2/accelerator/current.xml"/>
  <manifest:file-entry manifest:media-type="" manifest:full-path="Object 149/Configurations2/accelerator/"/>
  <manifest:file-entry manifest:media-type="" manifest:full-path="Object 149/Configurations2/floater/"/>
  <manifest:file-entry manifest:media-type="" manifest:full-path="Object 149/Configurations2/popupmenu/"/>
  <manifest:file-entry manifest:media-type="" manifest:full-path="Object 149/Configurations2/progressbar/"/>
  <manifest:file-entry manifest:media-type="" manifest:full-path="Object 149/Configurations2/menubar/"/>
  <manifest:file-entry manifest:media-type="" manifest:full-path="Object 149/Configurations2/toolbar/"/>
  <manifest:file-entry manifest:media-type="" manifest:full-path="Object 149/Configurations2/images/Bitmaps/"/>
  <manifest:file-entry manifest:media-type="" manifest:full-path="Object 149/Configurations2/images/"/>
  <manifest:file-entry manifest:media-type="application/vnd.sun.xml.ui.configuration" manifest:full-path="Object 149/Configurations2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50/Configurations2/statusbar/"/>
  <manifest:file-entry manifest:media-type="" manifest:full-path="Object 150/Configurations2/accelerator/current.xml"/>
  <manifest:file-entry manifest:media-type="" manifest:full-path="Object 150/Configurations2/accelerator/"/>
  <manifest:file-entry manifest:media-type="" manifest:full-path="Object 150/Configurations2/floater/"/>
  <manifest:file-entry manifest:media-type="" manifest:full-path="Object 150/Configurations2/popupmenu/"/>
  <manifest:file-entry manifest:media-type="" manifest:full-path="Object 150/Configurations2/progressbar/"/>
  <manifest:file-entry manifest:media-type="" manifest:full-path="Object 150/Configurations2/menubar/"/>
  <manifest:file-entry manifest:media-type="" manifest:full-path="Object 150/Configurations2/toolbar/"/>
  <manifest:file-entry manifest:media-type="" manifest:full-path="Object 150/Configurations2/images/Bitmaps/"/>
  <manifest:file-entry manifest:media-type="" manifest:full-path="Object 150/Configurations2/images/"/>
  <manifest:file-entry manifest:media-type="application/vnd.sun.xml.ui.configuration" manifest:full-path="Object 150/Configurations2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" manifest:full-path="Object 60/Configurations2/statusbar/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151/Configurations2/statusbar/"/>
  <manifest:file-entry manifest:media-type="" manifest:full-path="Object 151/Configurations2/accelerator/current.xml"/>
  <manifest:file-entry manifest:media-type="" manifest:full-path="Object 151/Configurations2/accelerator/"/>
  <manifest:file-entry manifest:media-type="" manifest:full-path="Object 151/Configurations2/floater/"/>
  <manifest:file-entry manifest:media-type="" manifest:full-path="Object 151/Configurations2/popupmenu/"/>
  <manifest:file-entry manifest:media-type="" manifest:full-path="Object 151/Configurations2/progressbar/"/>
  <manifest:file-entry manifest:media-type="" manifest:full-path="Object 151/Configurations2/menubar/"/>
  <manifest:file-entry manifest:media-type="" manifest:full-path="Object 151/Configurations2/toolbar/"/>
  <manifest:file-entry manifest:media-type="" manifest:full-path="Object 151/Configurations2/images/Bitmaps/"/>
  <manifest:file-entry manifest:media-type="" manifest:full-path="Object 151/Configurations2/images/"/>
  <manifest:file-entry manifest:media-type="application/vnd.sun.xml.ui.configuration" manifest:full-path="Object 151/Configurations2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" manifest:full-path="Object 61/Configurations2/statusbar/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152/Configurations2/statusbar/"/>
  <manifest:file-entry manifest:media-type="" manifest:full-path="Object 152/Configurations2/accelerator/current.xml"/>
  <manifest:file-entry manifest:media-type="" manifest:full-path="Object 152/Configurations2/accelerator/"/>
  <manifest:file-entry manifest:media-type="" manifest:full-path="Object 152/Configurations2/floater/"/>
  <manifest:file-entry manifest:media-type="" manifest:full-path="Object 152/Configurations2/popupmenu/"/>
  <manifest:file-entry manifest:media-type="" manifest:full-path="Object 152/Configurations2/progressbar/"/>
  <manifest:file-entry manifest:media-type="" manifest:full-path="Object 152/Configurations2/menubar/"/>
  <manifest:file-entry manifest:media-type="" manifest:full-path="Object 152/Configurations2/toolbar/"/>
  <manifest:file-entry manifest:media-type="" manifest:full-path="Object 152/Configurations2/images/Bitmaps/"/>
  <manifest:file-entry manifest:media-type="" manifest:full-path="Object 152/Configurations2/images/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" manifest:full-path="Object 62/Configurations2/statusbar/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153/Configurations2/statusbar/"/>
  <manifest:file-entry manifest:media-type="" manifest:full-path="Object 153/Configurations2/accelerator/current.xml"/>
  <manifest:file-entry manifest:media-type="" manifest:full-path="Object 153/Configurations2/accelerator/"/>
  <manifest:file-entry manifest:media-type="" manifest:full-path="Object 153/Configurations2/floater/"/>
  <manifest:file-entry manifest:media-type="" manifest:full-path="Object 153/Configurations2/popupmenu/"/>
  <manifest:file-entry manifest:media-type="" manifest:full-path="Object 153/Configurations2/progressbar/"/>
  <manifest:file-entry manifest:media-type="" manifest:full-path="Object 153/Configurations2/menubar/"/>
  <manifest:file-entry manifest:media-type="" manifest:full-path="Object 153/Configurations2/toolbar/"/>
  <manifest:file-entry manifest:media-type="" manifest:full-path="Object 153/Configurations2/images/Bitmaps/"/>
  <manifest:file-entry manifest:media-type="" manifest:full-path="Object 153/Configurations2/images/"/>
  <manifest:file-entry manifest:media-type="application/vnd.sun.xml.ui.configuration" manifest:full-path="Object 153/Configurations2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" manifest:full-path="Object 63/Configurations2/statusbar/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154/Configurations2/statusbar/"/>
  <manifest:file-entry manifest:media-type="" manifest:full-path="Object 154/Configurations2/accelerator/current.xml"/>
  <manifest:file-entry manifest:media-type="" manifest:full-path="Object 154/Configurations2/accelerator/"/>
  <manifest:file-entry manifest:media-type="" manifest:full-path="Object 154/Configurations2/floater/"/>
  <manifest:file-entry manifest:media-type="" manifest:full-path="Object 154/Configurations2/popupmenu/"/>
  <manifest:file-entry manifest:media-type="" manifest:full-path="Object 154/Configurations2/progressbar/"/>
  <manifest:file-entry manifest:media-type="" manifest:full-path="Object 154/Configurations2/menubar/"/>
  <manifest:file-entry manifest:media-type="" manifest:full-path="Object 154/Configurations2/toolbar/"/>
  <manifest:file-entry manifest:media-type="" manifest:full-path="Object 154/Configurations2/images/Bitmaps/"/>
  <manifest:file-entry manifest:media-type="" manifest:full-path="Object 154/Configurations2/images/"/>
  <manifest:file-entry manifest:media-type="application/vnd.sun.xml.ui.configuration" manifest:full-path="Object 154/Configurations2/"/>
  <manifest:file-entry manifest:media-type="text/xml" manifest:full-path="Object 154/content.xml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" manifest:full-path="Object 64/Configurations2/statusbar/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155/Configurations2/statusbar/"/>
  <manifest:file-entry manifest:media-type="" manifest:full-path="Object 155/Configurations2/accelerator/current.xml"/>
  <manifest:file-entry manifest:media-type="" manifest:full-path="Object 155/Configurations2/accelerator/"/>
  <manifest:file-entry manifest:media-type="" manifest:full-path="Object 155/Configurations2/floater/"/>
  <manifest:file-entry manifest:media-type="" manifest:full-path="Object 155/Configurations2/popupmenu/"/>
  <manifest:file-entry manifest:media-type="" manifest:full-path="Object 155/Configurations2/progressbar/"/>
  <manifest:file-entry manifest:media-type="" manifest:full-path="Object 155/Configurations2/menubar/"/>
  <manifest:file-entry manifest:media-type="" manifest:full-path="Object 155/Configurations2/toolbar/"/>
  <manifest:file-entry manifest:media-type="" manifest:full-path="Object 155/Configurations2/images/Bitmaps/"/>
  <manifest:file-entry manifest:media-type="" manifest:full-path="Object 155/Configurations2/images/"/>
  <manifest:file-entry manifest:media-type="application/vnd.sun.xml.ui.configuration" manifest:full-path="Object 155/Configurations2/"/>
  <manifest:file-entry manifest:media-type="text/xml" manifest:full-path="Object 155/content.xml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" manifest:full-path="Object 65/Configurations2/statusbar/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156/Configurations2/statusbar/"/>
  <manifest:file-entry manifest:media-type="" manifest:full-path="Object 156/Configurations2/accelerator/current.xml"/>
  <manifest:file-entry manifest:media-type="" manifest:full-path="Object 156/Configurations2/accelerator/"/>
  <manifest:file-entry manifest:media-type="" manifest:full-path="Object 156/Configurations2/floater/"/>
  <manifest:file-entry manifest:media-type="" manifest:full-path="Object 156/Configurations2/popupmenu/"/>
  <manifest:file-entry manifest:media-type="" manifest:full-path="Object 156/Configurations2/progressbar/"/>
  <manifest:file-entry manifest:media-type="" manifest:full-path="Object 156/Configurations2/menubar/"/>
  <manifest:file-entry manifest:media-type="" manifest:full-path="Object 156/Configurations2/toolbar/"/>
  <manifest:file-entry manifest:media-type="" manifest:full-path="Object 156/Configurations2/images/Bitmaps/"/>
  <manifest:file-entry manifest:media-type="" manifest:full-path="Object 156/Configurations2/images/"/>
  <manifest:file-entry manifest:media-type="application/vnd.sun.xml.ui.configuration" manifest:full-path="Object 156/Configurations2/"/>
  <manifest:file-entry manifest:media-type="text/xml" manifest:full-path="Object 156/content.xml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" manifest:full-path="Object 66/Configurations2/statusbar/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157/Configurations2/statusbar/"/>
  <manifest:file-entry manifest:media-type="" manifest:full-path="Object 157/Configurations2/accelerator/current.xml"/>
  <manifest:file-entry manifest:media-type="" manifest:full-path="Object 157/Configurations2/accelerator/"/>
  <manifest:file-entry manifest:media-type="" manifest:full-path="Object 157/Configurations2/floater/"/>
  <manifest:file-entry manifest:media-type="" manifest:full-path="Object 157/Configurations2/popupmenu/"/>
  <manifest:file-entry manifest:media-type="" manifest:full-path="Object 157/Configurations2/progressbar/"/>
  <manifest:file-entry manifest:media-type="" manifest:full-path="Object 157/Configurations2/menubar/"/>
  <manifest:file-entry manifest:media-type="" manifest:full-path="Object 157/Configurations2/toolbar/"/>
  <manifest:file-entry manifest:media-type="" manifest:full-path="Object 157/Configurations2/images/Bitmaps/"/>
  <manifest:file-entry manifest:media-type="" manifest:full-path="Object 157/Configurations2/images/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" manifest:full-path="Object 67/Configurations2/statusbar/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58/Configurations2/statusbar/"/>
  <manifest:file-entry manifest:media-type="" manifest:full-path="Object 158/Configurations2/accelerator/current.xml"/>
  <manifest:file-entry manifest:media-type="" manifest:full-path="Object 158/Configurations2/accelerator/"/>
  <manifest:file-entry manifest:media-type="" manifest:full-path="Object 158/Configurations2/floater/"/>
  <manifest:file-entry manifest:media-type="" manifest:full-path="Object 158/Configurations2/popupmenu/"/>
  <manifest:file-entry manifest:media-type="" manifest:full-path="Object 158/Configurations2/progressbar/"/>
  <manifest:file-entry manifest:media-type="" manifest:full-path="Object 158/Configurations2/menubar/"/>
  <manifest:file-entry manifest:media-type="" manifest:full-path="Object 158/Configurations2/toolbar/"/>
  <manifest:file-entry manifest:media-type="" manifest:full-path="Object 158/Configurations2/images/Bitmaps/"/>
  <manifest:file-entry manifest:media-type="" manifest:full-path="Object 158/Configurations2/images/"/>
  <manifest:file-entry manifest:media-type="application/vnd.sun.xml.ui.configuration" manifest:full-path="Object 158/Configurations2/"/>
  <manifest:file-entry manifest:media-type="text/xml" manifest:full-path="Object 158/content.xml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" manifest:full-path="Object 68/Configurations2/statusbar/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59/Configurations2/statusbar/"/>
  <manifest:file-entry manifest:media-type="" manifest:full-path="Object 159/Configurations2/accelerator/current.xml"/>
  <manifest:file-entry manifest:media-type="" manifest:full-path="Object 159/Configurations2/accelerator/"/>
  <manifest:file-entry manifest:media-type="" manifest:full-path="Object 159/Configurations2/floater/"/>
  <manifest:file-entry manifest:media-type="" manifest:full-path="Object 159/Configurations2/popupmenu/"/>
  <manifest:file-entry manifest:media-type="" manifest:full-path="Object 159/Configurations2/progressbar/"/>
  <manifest:file-entry manifest:media-type="" manifest:full-path="Object 159/Configurations2/menubar/"/>
  <manifest:file-entry manifest:media-type="" manifest:full-path="Object 159/Configurations2/toolbar/"/>
  <manifest:file-entry manifest:media-type="" manifest:full-path="Object 159/Configurations2/images/Bitmaps/"/>
  <manifest:file-entry manifest:media-type="" manifest:full-path="Object 159/Configurations2/images/"/>
  <manifest:file-entry manifest:media-type="application/vnd.sun.xml.ui.configuration" manifest:full-path="Object 159/Configurations2/"/>
  <manifest:file-entry manifest:media-type="text/xml" manifest:full-path="Object 159/content.xml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" manifest:full-path="Object 69/Configurations2/statusbar/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200/Configurations2/statusbar/"/>
  <manifest:file-entry manifest:media-type="" manifest:full-path="Object 200/Configurations2/accelerator/current.xml"/>
  <manifest:file-entry manifest:media-type="" manifest:full-path="Object 200/Configurations2/accelerator/"/>
  <manifest:file-entry manifest:media-type="" manifest:full-path="Object 200/Configurations2/floater/"/>
  <manifest:file-entry manifest:media-type="" manifest:full-path="Object 200/Configurations2/popupmenu/"/>
  <manifest:file-entry manifest:media-type="" manifest:full-path="Object 200/Configurations2/progressbar/"/>
  <manifest:file-entry manifest:media-type="" manifest:full-path="Object 200/Configurations2/menubar/"/>
  <manifest:file-entry manifest:media-type="" manifest:full-path="Object 200/Configurations2/toolbar/"/>
  <manifest:file-entry manifest:media-type="" manifest:full-path="Object 200/Configurations2/images/Bitmaps/"/>
  <manifest:file-entry manifest:media-type="" manifest:full-path="Object 200/Configurations2/images/"/>
  <manifest:file-entry manifest:media-type="application/vnd.sun.xml.ui.configuration" manifest:full-path="Object 200/Configurations2/"/>
  <manifest:file-entry manifest:media-type="text/xml" manifest:full-path="Object 200/content.xml"/>
  <manifest:file-entry manifest:media-type="text/xml" manifest:full-path="Object 200/settings.xml"/>
  <manifest:file-entry manifest:media-type="application/vnd.oasis.opendocument.formula" manifest:version="1.2" manifest:full-path="Object 200/"/>
  <manifest:file-entry manifest:media-type="" manifest:full-path="Object 201/Configurations2/statusbar/"/>
  <manifest:file-entry manifest:media-type="" manifest:full-path="Object 201/Configurations2/accelerator/current.xml"/>
  <manifest:file-entry manifest:media-type="" manifest:full-path="Object 201/Configurations2/accelerator/"/>
  <manifest:file-entry manifest:media-type="" manifest:full-path="Object 201/Configurations2/floater/"/>
  <manifest:file-entry manifest:media-type="" manifest:full-path="Object 201/Configurations2/popupmenu/"/>
  <manifest:file-entry manifest:media-type="" manifest:full-path="Object 201/Configurations2/progressbar/"/>
  <manifest:file-entry manifest:media-type="" manifest:full-path="Object 201/Configurations2/menubar/"/>
  <manifest:file-entry manifest:media-type="" manifest:full-path="Object 201/Configurations2/toolbar/"/>
  <manifest:file-entry manifest:media-type="" manifest:full-path="Object 201/Configurations2/images/Bitmaps/"/>
  <manifest:file-entry manifest:media-type="" manifest:full-path="Object 201/Configurations2/images/"/>
  <manifest:file-entry manifest:media-type="application/vnd.sun.xml.ui.configuration" manifest:full-path="Object 201/Configurations2/"/>
  <manifest:file-entry manifest:media-type="text/xml" manifest:full-path="Object 201/content.xml"/>
  <manifest:file-entry manifest:media-type="text/xml" manifest:full-path="Object 201/settings.xml"/>
  <manifest:file-entry manifest:media-type="application/vnd.oasis.opendocument.formula" manifest:version="1.2" manifest:full-path="Object 201/"/>
  <manifest:file-entry manifest:media-type="" manifest:full-path="Object 202/Configurations2/statusbar/"/>
  <manifest:file-entry manifest:media-type="" manifest:full-path="Object 202/Configurations2/accelerator/current.xml"/>
  <manifest:file-entry manifest:media-type="" manifest:full-path="Object 202/Configurations2/accelerator/"/>
  <manifest:file-entry manifest:media-type="" manifest:full-path="Object 202/Configurations2/floater/"/>
  <manifest:file-entry manifest:media-type="" manifest:full-path="Object 202/Configurations2/popupmenu/"/>
  <manifest:file-entry manifest:media-type="" manifest:full-path="Object 202/Configurations2/progressbar/"/>
  <manifest:file-entry manifest:media-type="" manifest:full-path="Object 202/Configurations2/menubar/"/>
  <manifest:file-entry manifest:media-type="" manifest:full-path="Object 202/Configurations2/toolbar/"/>
  <manifest:file-entry manifest:media-type="" manifest:full-path="Object 202/Configurations2/images/Bitmaps/"/>
  <manifest:file-entry manifest:media-type="" manifest:full-path="Object 202/Configurations2/images/"/>
  <manifest:file-entry manifest:media-type="application/vnd.sun.xml.ui.configuration" manifest:full-path="Object 202/Configurations2/"/>
  <manifest:file-entry manifest:media-type="text/xml" manifest:full-path="Object 202/content.xml"/>
  <manifest:file-entry manifest:media-type="text/xml" manifest:full-path="Object 202/settings.xml"/>
  <manifest:file-entry manifest:media-type="application/vnd.oasis.opendocument.formula" manifest:version="1.2" manifest:full-path="Object 202/"/>
  <manifest:file-entry manifest:media-type="" manifest:full-path="Object 203/Configurations2/statusbar/"/>
  <manifest:file-entry manifest:media-type="" manifest:full-path="Object 203/Configurations2/accelerator/current.xml"/>
  <manifest:file-entry manifest:media-type="" manifest:full-path="Object 203/Configurations2/accelerator/"/>
  <manifest:file-entry manifest:media-type="" manifest:full-path="Object 203/Configurations2/floater/"/>
  <manifest:file-entry manifest:media-type="" manifest:full-path="Object 203/Configurations2/popupmenu/"/>
  <manifest:file-entry manifest:media-type="" manifest:full-path="Object 203/Configurations2/progressbar/"/>
  <manifest:file-entry manifest:media-type="" manifest:full-path="Object 203/Configurations2/menubar/"/>
  <manifest:file-entry manifest:media-type="" manifest:full-path="Object 203/Configurations2/toolbar/"/>
  <manifest:file-entry manifest:media-type="" manifest:full-path="Object 203/Configurations2/images/Bitmaps/"/>
  <manifest:file-entry manifest:media-type="" manifest:full-path="Object 203/Configurations2/images/"/>
  <manifest:file-entry manifest:media-type="application/vnd.sun.xml.ui.configuration" manifest:full-path="Object 203/Configurations2/"/>
  <manifest:file-entry manifest:media-type="text/xml" manifest:full-path="Object 203/content.xml"/>
  <manifest:file-entry manifest:media-type="text/xml" manifest:full-path="Object 203/settings.xml"/>
  <manifest:file-entry manifest:media-type="application/vnd.oasis.opendocument.formula" manifest:version="1.2" manifest:full-path="Object 203/"/>
  <manifest:file-entry manifest:media-type="" manifest:full-path="Object 204/Configurations2/statusbar/"/>
  <manifest:file-entry manifest:media-type="" manifest:full-path="Object 204/Configurations2/accelerator/current.xml"/>
  <manifest:file-entry manifest:media-type="" manifest:full-path="Object 204/Configurations2/accelerator/"/>
  <manifest:file-entry manifest:media-type="" manifest:full-path="Object 204/Configurations2/floater/"/>
  <manifest:file-entry manifest:media-type="" manifest:full-path="Object 204/Configurations2/popupmenu/"/>
  <manifest:file-entry manifest:media-type="" manifest:full-path="Object 204/Configurations2/progressbar/"/>
  <manifest:file-entry manifest:media-type="" manifest:full-path="Object 204/Configurations2/menubar/"/>
  <manifest:file-entry manifest:media-type="" manifest:full-path="Object 204/Configurations2/toolbar/"/>
  <manifest:file-entry manifest:media-type="" manifest:full-path="Object 204/Configurations2/images/Bitmaps/"/>
  <manifest:file-entry manifest:media-type="" manifest:full-path="Object 204/Configurations2/images/"/>
  <manifest:file-entry manifest:media-type="application/vnd.sun.xml.ui.configuration" manifest:full-path="Object 204/Configurations2/"/>
  <manifest:file-entry manifest:media-type="text/xml" manifest:full-path="Object 204/content.xml"/>
  <manifest:file-entry manifest:media-type="text/xml" manifest:full-path="Object 204/settings.xml"/>
  <manifest:file-entry manifest:media-type="application/vnd.oasis.opendocument.formula" manifest:version="1.2" manifest:full-path="Object 204/"/>
  <manifest:file-entry manifest:media-type="text/xml" manifest:full-path="content.xml"/>
  <manifest:file-entry manifest:media-type="" manifest:full-path="Object 205/Configurations2/statusbar/"/>
  <manifest:file-entry manifest:media-type="" manifest:full-path="Object 205/Configurations2/accelerator/current.xml"/>
  <manifest:file-entry manifest:media-type="" manifest:full-path="Object 205/Configurations2/accelerator/"/>
  <manifest:file-entry manifest:media-type="" manifest:full-path="Object 205/Configurations2/floater/"/>
  <manifest:file-entry manifest:media-type="" manifest:full-path="Object 205/Configurations2/popupmenu/"/>
  <manifest:file-entry manifest:media-type="" manifest:full-path="Object 205/Configurations2/progressbar/"/>
  <manifest:file-entry manifest:media-type="" manifest:full-path="Object 205/Configurations2/menubar/"/>
  <manifest:file-entry manifest:media-type="" manifest:full-path="Object 205/Configurations2/toolbar/"/>
  <manifest:file-entry manifest:media-type="" manifest:full-path="Object 205/Configurations2/images/Bitmaps/"/>
  <manifest:file-entry manifest:media-type="" manifest:full-path="Object 205/Configurations2/images/"/>
  <manifest:file-entry manifest:media-type="application/vnd.sun.xml.ui.configuration" manifest:full-path="Object 205/Configurations2/"/>
  <manifest:file-entry manifest:media-type="text/xml" manifest:full-path="Object 205/content.xml"/>
  <manifest:file-entry manifest:media-type="text/xml" manifest:full-path="Object 205/settings.xml"/>
  <manifest:file-entry manifest:media-type="application/vnd.oasis.opendocument.formula" manifest:version="1.2" manifest:full-path="Object 205/"/>
  <manifest:file-entry manifest:media-type="" manifest:full-path="Object 206/Configurations2/statusbar/"/>
  <manifest:file-entry manifest:media-type="" manifest:full-path="Object 206/Configurations2/accelerator/current.xml"/>
  <manifest:file-entry manifest:media-type="" manifest:full-path="Object 206/Configurations2/accelerator/"/>
  <manifest:file-entry manifest:media-type="" manifest:full-path="Object 206/Configurations2/floater/"/>
  <manifest:file-entry manifest:media-type="" manifest:full-path="Object 206/Configurations2/popupmenu/"/>
  <manifest:file-entry manifest:media-type="" manifest:full-path="Object 206/Configurations2/progressbar/"/>
  <manifest:file-entry manifest:media-type="" manifest:full-path="Object 206/Configurations2/menubar/"/>
  <manifest:file-entry manifest:media-type="" manifest:full-path="Object 206/Configurations2/toolbar/"/>
  <manifest:file-entry manifest:media-type="" manifest:full-path="Object 206/Configurations2/images/Bitmaps/"/>
  <manifest:file-entry manifest:media-type="" manifest:full-path="Object 206/Configurations2/images/"/>
  <manifest:file-entry manifest:media-type="application/vnd.sun.xml.ui.configuration" manifest:full-path="Object 206/Configurations2/"/>
  <manifest:file-entry manifest:media-type="text/xml" manifest:full-path="Object 206/content.xml"/>
  <manifest:file-entry manifest:media-type="text/xml" manifest:full-path="Object 206/settings.xml"/>
  <manifest:file-entry manifest:media-type="application/vnd.oasis.opendocument.formula" manifest:version="1.2" manifest:full-path="Object 206/"/>
  <manifest:file-entry manifest:media-type="" manifest:full-path="Object 207/Configurations2/statusbar/"/>
  <manifest:file-entry manifest:media-type="" manifest:full-path="Object 207/Configurations2/accelerator/current.xml"/>
  <manifest:file-entry manifest:media-type="" manifest:full-path="Object 207/Configurations2/accelerator/"/>
  <manifest:file-entry manifest:media-type="" manifest:full-path="Object 207/Configurations2/floater/"/>
  <manifest:file-entry manifest:media-type="" manifest:full-path="Object 207/Configurations2/popupmenu/"/>
  <manifest:file-entry manifest:media-type="" manifest:full-path="Object 207/Configurations2/progressbar/"/>
  <manifest:file-entry manifest:media-type="" manifest:full-path="Object 207/Configurations2/menubar/"/>
  <manifest:file-entry manifest:media-type="" manifest:full-path="Object 207/Configurations2/toolbar/"/>
  <manifest:file-entry manifest:media-type="" manifest:full-path="Object 207/Configurations2/images/Bitmaps/"/>
  <manifest:file-entry manifest:media-type="" manifest:full-path="Object 207/Configurations2/images/"/>
  <manifest:file-entry manifest:media-type="application/vnd.sun.xml.ui.configuration" manifest:full-path="Object 207/Configurations2/"/>
  <manifest:file-entry manifest:media-type="text/xml" manifest:full-path="Object 207/content.xml"/>
  <manifest:file-entry manifest:media-type="text/xml" manifest:full-path="Object 207/settings.xml"/>
  <manifest:file-entry manifest:media-type="application/vnd.oasis.opendocument.formula" manifest:version="1.2" manifest:full-path="Object 207/"/>
  <manifest:file-entry manifest:media-type="" manifest:full-path="Object 208/Configurations2/statusbar/"/>
  <manifest:file-entry manifest:media-type="" manifest:full-path="Object 208/Configurations2/accelerator/current.xml"/>
  <manifest:file-entry manifest:media-type="" manifest:full-path="Object 208/Configurations2/accelerator/"/>
  <manifest:file-entry manifest:media-type="" manifest:full-path="Object 208/Configurations2/floater/"/>
  <manifest:file-entry manifest:media-type="" manifest:full-path="Object 208/Configurations2/popupmenu/"/>
  <manifest:file-entry manifest:media-type="" manifest:full-path="Object 208/Configurations2/progressbar/"/>
  <manifest:file-entry manifest:media-type="" manifest:full-path="Object 208/Configurations2/menubar/"/>
  <manifest:file-entry manifest:media-type="" manifest:full-path="Object 208/Configurations2/toolbar/"/>
  <manifest:file-entry manifest:media-type="" manifest:full-path="Object 208/Configurations2/images/Bitmaps/"/>
  <manifest:file-entry manifest:media-type="" manifest:full-path="Object 208/Configurations2/images/"/>
  <manifest:file-entry manifest:media-type="application/vnd.sun.xml.ui.configuration" manifest:full-path="Object 208/Configurations2/"/>
  <manifest:file-entry manifest:media-type="text/xml" manifest:full-path="Object 208/content.xml"/>
  <manifest:file-entry manifest:media-type="text/xml" manifest:full-path="Object 208/settings.xml"/>
  <manifest:file-entry manifest:media-type="application/vnd.oasis.opendocument.formula" manifest:version="1.2" manifest:full-path="Object 208/"/>
  <manifest:file-entry manifest:media-type="" manifest:full-path="Object 209/Configurations2/statusbar/"/>
  <manifest:file-entry manifest:media-type="" manifest:full-path="Object 209/Configurations2/accelerator/current.xml"/>
  <manifest:file-entry manifest:media-type="" manifest:full-path="Object 209/Configurations2/accelerator/"/>
  <manifest:file-entry manifest:media-type="" manifest:full-path="Object 209/Configurations2/floater/"/>
  <manifest:file-entry manifest:media-type="" manifest:full-path="Object 209/Configurations2/popupmenu/"/>
  <manifest:file-entry manifest:media-type="" manifest:full-path="Object 209/Configurations2/progressbar/"/>
  <manifest:file-entry manifest:media-type="" manifest:full-path="Object 209/Configurations2/menubar/"/>
  <manifest:file-entry manifest:media-type="" manifest:full-path="Object 209/Configurations2/toolbar/"/>
  <manifest:file-entry manifest:media-type="" manifest:full-path="Object 209/Configurations2/images/Bitmaps/"/>
  <manifest:file-entry manifest:media-type="" manifest:full-path="Object 209/Configurations2/images/"/>
  <manifest:file-entry manifest:media-type="application/vnd.sun.xml.ui.configuration" manifest:full-path="Object 209/Configurations2/"/>
  <manifest:file-entry manifest:media-type="text/xml" manifest:full-path="Object 209/content.xml"/>
  <manifest:file-entry manifest:media-type="text/xml" manifest:full-path="Object 209/settings.xml"/>
  <manifest:file-entry manifest:media-type="application/vnd.oasis.opendocument.formula" manifest:version="1.2" manifest:full-path="Object 20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1" svg:font-family="'DejaVu Sans'" style:font-family-generic="swiss"/>
    <style:font-face style:name="DejaVu Sans Mono1" svg:font-family="'DejaVu Sans Mono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nux Libertine" svg:font-family="'Linux Libertin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-left="0.002cm solid #000000" fo:border-right="none" fo:border-top="none" fo:border-bottom="none"/>
    </style:style>
    <style:style style:name="Table2" style:family="table">
      <style:table-properties style:width="10.239cm" fo:margin-left="1.572cm" fo:margin-right="5.188cm" table:align="margins"/>
    </style:style>
    <style:style style:name="Table2.A" style:family="table-column">
      <style:table-column-properties style:column-width="2.434cm" style:rel-column-width="15579*"/>
    </style:style>
    <style:style style:name="Table2.B" style:family="table-column">
      <style:table-column-properties style:column-width="7.805cm" style:rel-column-width="49956*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none" fo:border-right="none" fo:border-top="0.002cm solid #000000" fo:border-bottom="0.002cm solid #000000"/>
    </style:style>
    <style:style style:name="Table2.B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A3" style:family="table-cell">
      <style:table-cell-properties fo:padding="0.097cm" fo:border-left="none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none" fo:border-top="none" fo:border-bottom="0.002cm solid #000000"/>
    </style:style>
    <style:style style:name="Table2.B5" style:family="table-cell">
      <style:table-cell-properties fo:padding="0.097cm" fo:border-left="0.002cm solid #000000" fo:border-right="none" fo:border-top="none" fo:border-bottom="none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8.498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fo:padding="0.097cm" fo:border-left="0.002cm solid #000000" fo:border-right="none" fo:border-top="none" fo:border-bottom="none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8.498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="none"/>
    </style:style>
    <style:style style:name="Table5.B1" style:family="table-cell">
      <style:table-cell-properties fo:padding="0.097cm" fo:border-left="0.002cm solid #000000" fo:border-right="none" fo:border-top="none" fo:border-bottom="none"/>
    </style:style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fo:font-weight="normal" style:font-weight-asian="normal" style:font-weight-complex="normal"/>
    </style:style>
    <style:style style:name="P3" style:family="paragraph" style:parent-style-name="Standard">
      <style:text-properties style:font-name="DejaVu Sans" fo:font-size="12pt" style:font-name-asian="DejaVu Sans Mono1" style:font-size-asian="12pt" style:font-name-complex="DejaVu Sans Mono1" style:font-size-complex="12pt"/>
    </style:style>
    <style:style style:name="P4" style:family="paragraph" style:parent-style-name="Standard">
      <style:text-properties style:font-name="DejaVu Sans" fo:font-size="12pt" fo:font-weight="normal" style:font-name-asian="DejaVu Sans Mono1" style:font-size-asian="12pt" style:font-weight-asian="normal" style:font-name-complex="DejaVu Sans Mono1" style:font-size-complex="12pt" style:font-weight-complex="normal"/>
    </style:style>
    <style:style style:name="P5" style:family="paragraph" style:parent-style-name="Standard">
      <style:text-properties style:font-name="DejaVu Sans" fo:font-size="12pt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6" style:family="paragraph" style:parent-style-name="Standard">
      <style:text-properties style:font-name="DejaVu Sans" fo:font-size="12pt" fo:language="sv" fo:country="SE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7" style:family="paragraph" style:parent-style-name="Standard">
      <style:text-properties style:font-name="DejaVu Sans Mono" fo:font-size="12pt" fo:font-weight="normal" style:font-name-asian="DejaVu Sans Mono1" style:font-size-asian="12pt" style:font-weight-asian="normal" style:font-name-complex="DejaVu Sans Mono1" style:font-size-complex="12pt" style:font-weight-complex="normal"/>
    </style:style>
    <style:style style:name="P8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9" style:family="paragraph" style:parent-style-name="Standard">
      <style:text-properties style:text-position="0% 100%" style:font-name="DejaVu Sans" fo:font-size="12pt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10" style:family="paragraph" style:parent-style-name="Standard">
      <style:text-properties style:text-position="0% 100%" style:font-name="DejaVu Sans1" fo:font-size="12pt" fo:language="sv" fo:country="SE" fo:font-style="normal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P11" style:family="paragraph" style:parent-style-name="Standard">
      <style:text-properties style:text-position="0% 100%" style:font-name="DejaVu Sans1" fo:font-size="12pt" style:font-name-asian="DejaVu Sans1" style:font-size-asian="12pt" style:font-name-complex="DejaVu Sans1" style:font-size-complex="12pt"/>
    </style:style>
    <style:style style:name="P12" style:family="paragraph" style:parent-style-name="Standard">
      <style:text-properties style:text-position="0% 100%" style:font-name="DejaVu Sans1" fo:language="sv" fo:country="SE" fo:font-style="normal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P13" style:family="paragraph" style:parent-style-name="Standard">
      <style:text-properties style:text-position="0% 100%" style:font-name="DejaVu Sans1" fo:font-size="11pt" fo:language="sv" fo:country="SE" fo:font-style="normal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P14" style:family="paragraph" style:parent-style-name="Standard">
      <style:text-properties style:text-position="0% 100%" style:font-name="DejaVu Sans Mono" fo:font-size="12pt" fo:language="sv" fo:country="SE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15" style:family="paragraph" style:parent-style-name="Standard">
      <style:text-properties style:text-position="0% 100%" style:font-name="Courier New" fo:font-size="11pt" fo:language="sv" fo:country="SE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6" style:family="paragraph" style:parent-style-name="Standard">
      <style:text-properties style:text-position="super 58%" style:font-name="DejaVu Sans" fo:font-size="12pt" fo:language="sv" fo:country="SE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17" style:family="paragraph" style:parent-style-name="Standard">
      <style:text-properties style:text-position="super 58%" style:font-name="DejaVu Sans1" fo:font-size="12pt" fo:language="sv" fo:country="SE" fo:font-style="normal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P18" style:family="paragraph" style:parent-style-name="Standard">
      <style:text-properties style:font-name="DejaVu Sans1" fo:font-size="12pt" style:font-name-asian="DejaVu Sans1" style:font-size-asian="12pt" style:font-name-complex="DejaVu Sans1" style:font-size-complex="12pt"/>
    </style:style>
    <style:style style:name="P19" style:family="paragraph" style:parent-style-name="Standard">
      <style:text-properties style:font-name="DejaVu Sans1" fo:font-size="12pt" fo:language="sv" fo:country="SE" style:font-name-asian="DejaVu Sans1" style:font-size-asian="12pt" style:font-name-complex="DejaVu Sans1" style:font-size-complex="12pt"/>
    </style:style>
    <style:style style:name="P20" style:family="paragraph" style:parent-style-name="Standard">
      <style:text-properties style:font-name="Linux Libertine" fo:font-size="28pt" fo:font-weight="normal" style:font-size-asian="28pt" style:font-weight-asian="normal" style:font-size-complex="28pt" style:font-weight-complex="normal"/>
    </style:style>
    <style:style style:name="P21" style:family="paragraph" style:parent-style-name="Standard">
      <style:text-properties fo:color="#4c4c4c" style:text-position="0% 100%" style:font-name="DejaVu Sans" fo:font-size="12pt" fo:language="sv" fo:country="SE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22" style:family="paragraph" style:parent-style-name="Standard">
      <style:paragraph-properties fo:break-before="page"/>
      <style:text-properties style:font-name="DejaVu Sans" fo:font-size="12pt" fo:font-weight="normal" style:font-name-asian="DejaVu Sans Mono1" style:font-size-asian="12pt" style:font-weight-asian="normal" style:font-name-complex="DejaVu Sans Mono1" style:font-size-complex="12pt" style:font-weight-complex="normal"/>
    </style:style>
    <style:style style:name="P23" style:family="paragraph" style:parent-style-name="Standard">
      <style:paragraph-properties fo:break-before="page"/>
      <style:text-properties style:font-name="DejaVu Sans" fo:font-size="12pt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24" style:family="paragraph" style:parent-style-name="Standard">
      <style:paragraph-properties fo:break-before="page"/>
      <style:text-properties style:font-name="DejaVu Sans" fo:font-size="12pt" style:font-name-asian="DejaVu Sans Mono1" style:font-size-asian="12pt" style:font-name-complex="DejaVu Sans Mono1" style:font-size-complex="12pt"/>
    </style:style>
    <style:style style:name="P25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26" style:family="paragraph" style:parent-style-name="Standard">
      <style:paragraph-properties fo:break-before="page"/>
      <style:text-properties style:text-position="0% 100%" style:font-name="DejaVu Sans1" fo:font-size="12pt" fo:language="sv" fo:country="SE" fo:font-style="normal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P27" style:family="paragraph" style:parent-style-name="Standard">
      <style:paragraph-properties fo:break-before="page"/>
      <style:text-properties style:font-name="DejaVu Sans1" fo:font-size="12pt" fo:language="sv" fo:country="SE" style:font-name-asian="DejaVu Sans1" style:font-size-asian="12pt" style:font-name-complex="DejaVu Sans1" style:font-size-complex="12pt"/>
    </style:style>
    <style:style style:name="P28" style:family="paragraph" style:parent-style-name="Standard">
      <style:paragraph-properties fo:break-before="page"/>
      <style:text-properties style:font-name="Linux Libertine" fo:font-size="28pt" fo:font-weight="normal" style:font-size-asian="28pt" style:font-weight-asian="normal" style:font-size-complex="28pt" style:font-weight-complex="normal"/>
    </style:style>
    <style:style style:name="P29" style:family="paragraph" style:parent-style-name="Standard">
      <style:paragraph-properties fo:margin-left="1.245cm" fo:margin-right="0cm" fo:text-indent="0cm" style:auto-text-indent="false"/>
      <style:text-properties style:text-position="0% 100%" style:font-name="DejaVu Sans" fo:font-size="12pt" fo:language="sv" fo:country="SE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30" style:family="paragraph" style:parent-style-name="Standard">
      <style:paragraph-properties fo:margin-left="1.245cm" fo:margin-right="0cm" fo:text-indent="0cm" style:auto-text-indent="false"/>
      <style:text-properties style:text-position="0% 100%" style:font-name="DejaVu Sans" fo:font-size="12pt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31" style:family="paragraph" style:parent-style-name="Table_20_Contents">
      <style:text-properties style:font-name="DejaVu Sans" fo:font-size="12pt" style:font-name-asian="DejaVu Sans Mono1" style:font-size-asian="12pt" style:font-name-complex="DejaVu Sans Mono1" style:font-size-complex="12pt"/>
    </style:style>
    <style:style style:name="P32" style:family="paragraph" style:parent-style-name="Table_20_Contents">
      <style:text-properties style:font-name="DejaVu Sans1" fo:font-size="12pt" style:font-name-asian="DejaVu Sans1" style:font-size-asian="12pt" style:font-name-complex="DejaVu Sans1" style:font-size-complex="12pt"/>
    </style:style>
    <style:style style:name="P33" style:family="paragraph" style:parent-style-name="Table_20_Contents">
      <style:paragraph-properties fo:text-align="end" style:justify-single-word="false"/>
      <style:text-properties style:font-name="DejaVu Sans1" fo:font-size="12pt" style:font-name-asian="DejaVu Sans1" style:font-size-asian="12pt" style:font-name-complex="DejaVu Sans1" style:font-size-complex="12pt"/>
    </style:style>
    <style:style style:name="P34" style:family="paragraph" style:parent-style-name="Table_20_Contents">
      <style:text-properties style:font-name="DejaVu Sans Mono" fo:font-size="12pt" style:font-name-asian="DejaVu Sans1" style:font-size-asian="12pt" style:font-name-complex="DejaVu Sans1" style:font-size-complex="12pt"/>
    </style:style>
    <style:style style:name="P35" style:family="paragraph" style:parent-style-name="Table_20_Contents">
      <style:paragraph-properties fo:margin-left="0.009cm" fo:margin-right="0.009cm" fo:text-indent="0cm" style:auto-text-indent="false"/>
      <style:text-properties style:font-name="DejaVu Sans Mono" fo:font-size="12pt" style:font-name-asian="DejaVu Sans1" style:font-size-asian="12pt" style:font-name-complex="DejaVu Sans1" style:font-size-complex="12pt"/>
    </style:style>
    <style:style style:name="P36" style:family="paragraph" style:parent-style-name="Standard" style:list-style-name="L1">
      <style:paragraph-properties fo:margin-left="1.245cm" fo:margin-right="0cm" fo:text-indent="-0.635cm" style:auto-text-indent="false"/>
      <style:text-properties style:text-position="0% 100%" style:font-name="DejaVu Sans1" fo:font-size="12pt" fo:language="sv" fo:country="SE" fo:font-style="normal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sv" fo:country="SE"/>
    </style:style>
    <style:style style:name="T7" style:family="text">
      <style:text-properties fo:language="sv" fo:country="SE" fo:font-style="italic" style:font-style-asian="italic" style:font-style-complex="italic"/>
    </style:style>
    <style:style style:name="T8" style:family="text">
      <style:text-properties fo:language="sv" fo:country="S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sub 58%"/>
    </style:style>
    <style:style style:name="T10" style:family="text">
      <style:text-properties style:text-position="sub 58%" fo:language="sv" fo:country="SE"/>
    </style:style>
    <style:style style:name="T11" style:family="text">
      <style:text-properties style:text-position="sub 58%" fo:language="sv" fo:country="SE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position="sub 58%" style:font-name="DejaVu Sans1" fo:language="sv" fo:country="SE" fo:font-style="normal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13" style:family="text">
      <style:text-properties style:text-position="sub 58%" style:font-name="DejaVu Sans1" fo:language="sv" fo:country="SE" style:font-name-asian="DejaVu Sans1" style:font-name-complex="DejaVu Sans1"/>
    </style:style>
    <style:style style:name="T14" style:family="text">
      <style:text-properties style:text-position="sub 58%" style:font-name="DejaVu Sans1" fo:font-size="12pt" fo:language="sv" fo:country="SE" fo:font-style="normal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5" style:family="text">
      <style:text-properties style:text-position="sub 58%" style:font-name="DejaVu Sans1" style:font-name-asian="DejaVu Sans1" style:font-name-complex="DejaVu Sans1"/>
    </style:style>
    <style:style style:name="T16" style:family="text">
      <style:text-properties style:text-position="sub 58%" style:font-name="DejaVu Sans1" fo:font-weight="normal" style:font-name-asian="DejaVu Sans1" style:font-weight-asian="normal" style:font-name-complex="DejaVu Sans1" style:font-weight-complex="normal"/>
    </style:style>
    <style:style style:name="T17" style:family="text">
      <style:text-properties style:text-position="super 58%"/>
    </style:style>
    <style:style style:name="T18" style:family="text">
      <style:text-properties style:text-position="super 58%" fo:language="sv" fo:country="SE"/>
    </style:style>
    <style:style style:name="T19" style:family="text">
      <style:text-properties style:text-position="super 58%" fo:language="sv" fo:country="SE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text-position="super 58%" style:font-name="DejaVu Sans1" fo:font-size="12pt" fo:language="sv" fo:country="SE" fo:font-style="normal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21" style:family="text">
      <style:text-properties style:text-position="super 58%" style:font-name="DejaVu Sans1" fo:language="sv" fo:country="SE" style:font-name-asian="DejaVu Sans1" style:font-name-complex="DejaVu Sans1"/>
    </style:style>
    <style:style style:name="T22" style:family="text">
      <style:text-properties style:text-position="super 58%" style:font-name="DejaVu Sans1" style:font-name-asian="DejaVu Sans1" style:font-name-complex="DejaVu Sans1"/>
    </style:style>
    <style:style style:name="T23" style:family="text">
      <style:text-properties style:text-position="0% 100%" fo:language="sv" fo:country="SE"/>
    </style:style>
    <style:style style:name="T24" style:family="text">
      <style:text-properties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text-position="0% 100%" fo:language="sv" fo:country="SE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text-position="0% 100%" fo:language="sv" fo:country="SE" fo:font-style="italic" style:font-style-asian="italic" style:font-style-complex="italic"/>
    </style:style>
    <style:style style:name="T27" style:family="text">
      <style:text-properties style:text-position="0% 100%" style:font-name="DejaVu Sans1" fo:language="sv" fo:country="SE" fo:font-style="normal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28" style:family="text">
      <style:text-properties style:text-position="0% 100%" style:font-name="DejaVu Sans1" fo:language="sv" fo:country="SE" style:font-name-asian="DejaVu Sans1" style:font-name-complex="DejaVu Sans1"/>
    </style:style>
    <style:style style:name="T29" style:family="text">
      <style:text-properties style:text-position="0% 100%" style:font-name="DejaVu Sans1" fo:font-size="12pt" fo:language="sv" fo:country="SE" fo:font-style="normal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30" style:family="text">
      <style:text-properties style:text-position="0% 100%" style:font-name="DejaVu Sans1" style:font-name-asian="DejaVu Sans1" style:font-name-complex="DejaVu Sans1"/>
    </style:style>
    <style:style style:name="T31" style:family="text">
      <style:text-properties style:font-name="DejaVu Sans1" style:font-name-asian="DejaVu Sans1" style:font-name-complex="DejaVu Sans1"/>
    </style:style>
    <style:style style:name="T32" style:family="text">
      <style:text-properties style:font-name="DejaVu Sans1" fo:language="sv" fo:country="SE" style:font-name-asian="DejaVu Sans1" style:font-name-complex="DejaVu Sans1"/>
    </style:style>
    <style:style style:name="T33" style:family="text">
      <style:text-properties fo:color="#4c4c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01cm, 0.621cm, 1.401cm, 1.85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top" style:vertical-rel="baseline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2010–(08)aug–27: <text:s/>dag 1, 1</text:p>
      <text:p text:style-name="P2"/>
      <text:p text:style-name="P1"><text:span text:style-name="T1">SF1637<text:tab/></text:span>(SF1633 för andra än CL)</text:p>
      <text:p text:style-name="P1"/>
      <text:p text:style-name="P1">Diff &amp; Trans III<text:tab/>CL2</text:p>
      <text:p text:style-name="P1"/>
      <text:p text:style-name="P1">Hans Tranberg</text:p>
      <text:p text:style-name="P1">KTH Matematik</text:p>
      <text:p text:style-name="P2"/>
      <text:p text:style-name="P2"/>
      <text:p text:style-name="P2">Literatur:</text:p>
      <text:p text:style-name="P2"/>
      <text:p text:style-name="P1">Differential Equavations with Boundary-Value Problems 7:th ed. (7, inte 8)</text:p>
      <text:p text:style-name="P1">[Zill / Cullen]</text:p>
      <text:p text:style-name="P1"/>
      <text:p text:style-name="P1">Mathematics Handbook BETA</text:p>
      <text:p text:style-name="P1">[Råde / Westergren]</text:p>
      <text:p text:style-name="P1"/>
      <text:p text:style-name="P1"/>
      <text:p text:style-name="P1"/>
      <text:p text:style-name="P1"/>
      <text:p text:style-name="P1"/>
      <text:p text:style-name="P1"/>
      <text:p text:style-name="P1">Introduktion till differentialekvationer (diff.ekv.)</text:p>
      <text:p text:style-name="P1">Första ordnings ordinära diff.ekv. (ODE)</text:p>
      <text:p text:style-name="P1"/>
      <text:p text:style-name="P1">Modeller med första ordningens ODE.</text:p>
      <text:p text:style-name="P1"/>
      <text:p text:style-name="P1"/>
      <text:p text:style-name="P1"/>
      <text:p text:style-name="P1"/>
      <text:p text:style-name="P1"/>
      <text:p text:style-name="P3">⁅Z.C.1.3.10<text:span text:style-name="T1">⁆</text:span></text:p>
      <text:p text:style-name="P4"/>
      <text:p text:style-name="P7"><text:s text:c="13"/>┌───────┐</text:p>
      <text:p text:style-name="P7">3 gal/min <text:s text:c="3"/>├───────┤</text:p>
      <text:p text:style-name="P7">2 lb/gal <text:s text:c="4"/>│300 gal│ 2 gal/min</text:p>
      <text:p text:style-name="P7">──────────→ <text:s/>│50 lb <text:s/>│ ──────────→</text:p>
      <text:p text:style-name="P7"><text:s text:c="13"/>└───────┘</text:p>
      <text:p text:style-name="P4"/>
      <text:p text:style-name="P3"><text:span text:style-name="T5">A(t)</text:span><text:span text:style-name="T1"> <text:s/>är mängden salt i tanken vid tiden <text:s/></text:span><text:span text:style-name="T5">t</text:span><text:span text:style-name="T2"> </text:span><text:span text:style-name="T1"><text:s/>i pounds.</text:span></text:p>
      <text:p text:style-name="P4"/>
      <text:p text:style-name="P4"/>
      <text:p text:style-name="P4"><draw:frame draw:style-name="fr5" draw:name="Object1" text:anchor-type="as-char" svg:width="12.561cm" svg:height="1.064cm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><draw:frame draw:style-name="fr5" draw:name="Object2" text:anchor-type="as-char" svg:width="6.054cm" svg:height="1.055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/>
      <text:p text:style-name="P22">Innehåll:</text:p>
      <text:p text:style-name="P4"/>
      <text:p text:style-name="P4"/>
      <text:p text:style-name="P4">Högre ordningens ODE.</text:p>
      <text:p text:style-name="P4"/>
      <text:p text:style-name="P4">System av första ordningens ODE.</text:p>
      <text:p text:style-name="P4"/>
      <text:p text:style-name="P4">Plana autonoma system och stabilitet.</text:p>
      <text:p text:style-name="P4"/>
      <text:p text:style-name="P4"/>
      <text:p text:style-name="P4">Laplacetransformer (för CBIOT &amp; CKEMV)</text:p>
      <text:p text:style-name="P4"/>
      <text:p text:style-name="P4">Fouriertransformer (för CL)</text:p>
      <text:p text:style-name="P4"/>
      <text:p text:style-name="P4"><text:tab/>Båge är integraler.</text:p>
      <text:p text:style-name="P4"/>
      <text:p text:style-name="P4"/>
      <text:p text:style-name="P4">Partiella diff.ekv. <text:s/>(PDE) och randvärdesproblem i rektangulära koordinater.</text:p>
      <text:p text:style-name="P4"/>
      <text:p text:style-name="P4"/>
      <text:p text:style-name="P4">Ortogonala funktioner och fourierserier.</text:p>
      <text:p text:style-name="P4"/>
      <text:p text:style-name="P22">Modul 1:</text:p>
      <text:p text:style-name="P4"/>
      <text:p text:style-name="P4"><text:tab/>Första och andra ordningens ODE</text:p>
      <text:p text:style-name="P4"><text:tab/>KS 1</text:p>
      <text:p text:style-name="P4"/>
      <text:p text:style-name="P4"/>
      <text:p text:style-name="P4">Modul 2:</text:p>
      <text:p text:style-name="P4"/>
      <text:p text:style-name="P4"><text:tab/>Högre ordningens ODE</text:p>
      <text:p text:style-name="P4"><text:tab/>System av linjära ODE</text:p>
      <text:p text:style-name="P4"><text:tab/>Autonoma system. Stabilitet</text:p>
      <text:p text:style-name="P4"><text:tab/>KS 2</text:p>
      <text:p text:style-name="P4"/>
      <text:p text:style-name="P4"/>
      <text:p text:style-name="P4">Modul 3:</text:p>
      <text:p text:style-name="P4"/>
      <text:p text:style-name="P4"><text:tab/>Laplacetransformer (för BIO och K)</text:p>
      <text:p text:style-name="P4"><text:tab/>Fouriertransformer (för CL)</text:p>
      <text:p text:style-name="P4"><text:tab/>PDE. Fourierserier</text:p>
      <text:p text:style-name="P4"><text:tab/>Inlämningsuppgift 1 (i grupper om max 3)</text:p>
      <text:p text:style-name="P4"/>
      <text:p text:style-name="P4">CL har första salen på schemat.</text:p>
      <text:p text:style-name="P4"/>
      <text:p text:style-name="P4"/>
      <text:p text:style-name="P4"/>
      <text:p text:style-name="P4"/>
      <text:p text:style-name="P4">Två-delad tentamen:</text:p>
      <text:p text:style-name="P4"/>
      <text:p text:style-name="P4"/>
      <text:p text:style-name="P4">Del 1 är avseed för betyg E och består av 3 uppgifter.</text:p>
      <text:p text:style-name="P4"/>
      <text:p text:style-name="P4">Godkänd modul ger godkänd uppgift.</text:p>
      <text:p text:style-name="P4">3 godkända moduler ger godkänt.</text:p>
      <text:p text:style-name="P4">5 av 9 poäng ger godkänd KS.</text:p>
      <text:p text:style-name="P4"/>
      <text:p text:style-name="P4">Del 2 för högre betyg. 20 poäng.</text:p>
      <text:p text:style-name="P4">8-9 KS-poäng ger bonuspoäng till del 2.</text:p>
      <text:p text:style-name="P4"/>
      <text:p text:style-name="P4"/>
      <text:p text:style-name="P22">Exempel</text:p>
      <text:p text:style-name="P4"/>
      <text:p text:style-name="P4">Befolkningsmängden är <text:span text:style-name="T4">P(t)</text:span>.</text:p>
      <text:p text:style-name="P4">Relativa tillväxthastigheten är <draw:frame draw:style-name="fr5" draw:name="Object3" text:anchor-type="as-char" svg:width="1.991cm" svg:height="1.055cm" draw:z-index="9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>Modell 1:</text:p>
      <text:p text:style-name="P4"/>
      <text:p text:style-name="P4"><draw:frame draw:style-name="fr5" draw:name="Object4" text:anchor-type="as-char" svg:width="3.226cm" svg:height="1.055cm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4"><draw:frame draw:style-name="fr6" draw:name="Object5" text:anchor-type="as-char" svg:y="0cm" svg:width="2.148cm" svg:height="0.554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4"/>
      <text:p text:style-name="P4">Växer konstant.</text:p>
      <text:p text:style-name="P4">Överbefolkning!</text:p>
      <text:p text:style-name="P4"/>
      <text:p text:style-name="P4"/>
      <text:p text:style-name="P4"/>
      <text:p text:style-name="P4">Modell 2:</text:p>
      <text:p text:style-name="P4"/>
      <text:p text:style-name="P4"><draw:frame draw:style-name="fr5" draw:name="Object6" text:anchor-type="as-char" svg:width="4.016cm" svg:height="1.055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4"/>
      <text:p text:style-name="P4"><draw:frame draw:style-name="fr5" draw:name="Object7" text:anchor-type="as-char" svg:width="8.239cm" svg:height="1.048cm" draw:z-index="13"><draw:object xlink:href="./Object 8" xlink:type="simple" xlink:show="embed" xlink:actuate="onLoad"/><draw:image xlink:href="./ObjectReplacements/Object 8" xlink:type="simple" xlink:show="embed" xlink:actuate="onLoad"/></draw:frame></text:p>
      <text:p text:style-name="P4"/>
      <text:p text:style-name="P4">Inget sker vid <text:s/><text:span text:style-name="T4">P=0</text:span> <text:s/>och <text:s/><text:span text:style-name="T4">P=6</text:span>.</text:p>
      <text:p text:style-name="P4"/>
      <text:p text:style-name="P4">Stationära lösningar:<draw:frame draw:style-name="fr5" draw:name="Object8" text:anchor-type="as-char" svg:width="1.441cm" svg:height="1.048cm" draw:z-index="14"><draw:object xlink:href="./Object 9" xlink:type="simple" xlink:show="embed" xlink:actuate="onLoad"/><draw:image xlink:href="./ObjectReplacements/Object 9" xlink:type="simple" xlink:show="embed" xlink:actuate="onLoad"/></draw:frame></text:p>
      <text:p text:style-name="P4">P=0, P=6</text:p>
      <text:p text:style-name="P5"/>
      <text:p text:style-name="P5">P &gt; 6 ger minskning.<text:tab/>Negativ derivata.</text:p>
      <text:p text:style-name="P5">0 &lt; P &lt; 6 ger ökning.<text:tab/>Positiv derivata.</text:p>
      <text:p text:style-name="P5"/>
      <text:p text:style-name="P5">Utvandring!</text:p>
      <text:p text:style-name="P5"/>
      <text:p text:style-name="P23">Modell 3:</text:p>
      <text:p text:style-name="P5"/>
      <text:p text:style-name="P5"><draw:frame draw:style-name="fr5" draw:name="Object9" text:anchor-type="as-char" svg:width="9.474cm" svg:height="1.048cm" draw:z-index="15"><draw:object xlink:href="./Object 10" xlink:type="simple" xlink:show="embed" xlink:actuate="onLoad"/><draw:image xlink:href="./ObjectReplacements/Object 10" xlink:type="simple" xlink:show="embed" xlink:actuate="onLoad"/></draw:frame></text:p>
      <text:p text:style-name="P5"/>
      <text:p text:style-name="P5">h har storheten personer / tid.</text:p>
      <text:p text:style-name="P5"/>
      <text:p text:style-name="P5">P &gt; 6 ger minskning.<text:tab/>Negativ derivata.</text:p>
      <text:p text:style-name="P5">2 &lt; P &lt; 6 ger ökning.<text:tab/>Positiv derivata.</text:p>
      <text:p text:style-name="P5">P &lt; 2 ger minskning.<text:tab/>Negativ derivata.</text:p>
      <text:p text:style-name="P5"/>
      <text:p text:style-name="P5"/>
      <text:p text:style-name="P5"/>
      <text:p text:style-name="P5">Första ordningens ODE:</text:p>
      <text:p text:style-name="P5"/>
      <text:p text:style-name="P5"><text:tab/><draw:frame draw:style-name="fr5" draw:name="Object10" text:anchor-type="as-char" svg:width="2.498cm" svg:height="1.048cm" draw:z-index="16"><draw:object xlink:href="./Object 11" xlink:type="simple" xlink:show="embed" xlink:actuate="onLoad"/><draw:image xlink:href="./ObjectReplacements/Object 11" xlink:type="simple" xlink:show="embed" xlink:actuate="onLoad"/></draw:frame></text:p>
      <text:p text:style-name="P5"/>
      <text:p text:style-name="P5">• Separabla</text:p>
      <text:p text:style-name="P5"/>
      <text:p text:style-name="P5"><text:tab/><draw:frame draw:style-name="fr5" draw:name="Object11" text:anchor-type="as-char" svg:width="2.955cm" svg:height="1.048cm" draw:z-index="17"><draw:object xlink:href="./Object 12" xlink:type="simple" xlink:show="embed" xlink:actuate="onLoad"/><draw:image xlink:href="./ObjectReplacements/Object 12" xlink:type="simple" xlink:show="embed" xlink:actuate="onLoad"/></draw:frame></text:p>
      <text:p text:style-name="P5"/>
      <text:p text:style-name="P5">• Linjära</text:p>
      <text:p text:style-name="P5"/>
      <text:p text:style-name="P5"><text:tab/><draw:frame draw:style-name="fr5" draw:name="Object12" text:anchor-type="as-char" svg:width="3.528cm" svg:height="1.048cm" draw:z-index="18"><draw:object xlink:href="./Object 13" xlink:type="simple" xlink:show="embed" xlink:actuate="onLoad"/><draw:image xlink:href="./ObjectReplacements/Object 13" xlink:type="simple" xlink:show="embed" xlink:actuate="onLoad"/></draw:frame></text:p>
      <text:p text:style-name="P5"/>
      <text:p text:style-name="P5"/>
      <text:p text:style-name="P5"/>
      <text:p text:style-name="P5"/>
      <text:p text:style-name="P5">Separabla</text:p>
      <text:p text:style-name="P5"/>
      <text:p text:style-name="P5"><draw:frame draw:style-name="fr5" draw:name="Object13" text:anchor-type="as-char" svg:width="2.955cm" svg:height="1.048cm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5"/>
      <text:p text:style-name="P5"/>
      <text:p text:style-name="P5">1. <text:s/>h(y) = 0 : y = konstant</text:p>
      <text:p text:style-name="P5"/>
      <text:p text:style-name="P5">2. <text:s/>h(y) ≠ 0 : <draw:frame draw:style-name="fr5" draw:name="Object14" text:anchor-type="as-char" svg:width="3.304cm" svg:height="1.055cm" draw:z-index="20"><draw:object xlink:href="./Object 15" xlink:type="simple" xlink:show="embed" xlink:actuate="onLoad"/><draw:image xlink:href="./ObjectReplacements/Object 15" xlink:type="simple" xlink:show="embed" xlink:actuate="onLoad"/></draw:frame></text:p>
      <text:p text:style-name="P5"/>
      <text:p text:style-name="P5">Integrera med avseende på <text:span text:style-name="T3">x</text:span>.</text:p>
      <text:p text:style-name="P5"/>
      <text:p text:style-name="P23">Linjära</text:p>
      <text:p text:style-name="P5"/>
      <text:p text:style-name="P5"><draw:frame draw:style-name="fr5" draw:name="Object15" text:anchor-type="as-char" svg:width="3.528cm" svg:height="1.048cm" draw:z-index="21"><draw:object xlink:href="./Object 16" xlink:type="simple" xlink:show="embed" xlink:actuate="onLoad"/><draw:image xlink:href="./ObjectReplacements/Object 16" xlink:type="simple" xlink:show="embed" xlink:actuate="onLoad"/></draw:frame></text:p>
      <text:p text:style-name="P5"/>
      <text:p text:style-name="P5">Multiplicera med <draw:frame draw:style-name="fr5" draw:name="Object17" text:anchor-type="as-char" svg:width="1.628cm" svg:height="0.702cm" draw:z-index="22"><draw:object xlink:href="./Object 17" xlink:type="simple" xlink:show="embed" xlink:actuate="onLoad"/><draw:image xlink:href="./ObjectReplacements/Object 17" xlink:type="simple" xlink:show="embed" xlink:actuate="onLoad"/></draw:frame></text:p>
      <text:p text:style-name="P5"/>
      <text:p text:style-name="P5"><draw:frame draw:style-name="fr5" draw:name="Object16" text:anchor-type="as-char" svg:width="9.236cm" svg:height="1.048cm" draw:z-index="23"><draw:object xlink:href="./Object 18" xlink:type="simple" xlink:show="embed" xlink:actuate="onLoad"/><draw:image xlink:href="./ObjectReplacements/Object 18" xlink:type="simple" xlink:show="embed" xlink:actuate="onLoad"/></draw:frame></text:p>
      <text:p text:style-name="P5"/>
      <text:p text:style-name="P5"><draw:frame draw:style-name="fr5" draw:name="Object18" text:anchor-type="as-char" svg:width="6.062cm" svg:height="1.048cm" draw:z-index="24"><draw:object xlink:href="./Object 19" xlink:type="simple" xlink:show="embed" xlink:actuate="onLoad"/><draw:image xlink:href="./ObjectReplacements/Object 19" xlink:type="simple" xlink:show="embed" xlink:actuate="onLoad"/></draw:frame></text:p>
      <text:p text:style-name="P5"/>
      <text:p text:style-name="P5">Integrera med avseende på <text:span text:style-name="T3">x</text:span>.</text:p>
      <text:p text:style-name="P5"/>
      <text:p text:style-name="P5"/>
      <text:p text:style-name="P5"/>
      <text:p text:style-name="P5"/>
      <text:p text:style-name="P5"/>
      <text:p text:style-name="P22">Exempel</text:p>
      <text:p text:style-name="P4"/>
      <text:p text:style-name="P5"><draw:frame draw:style-name="fr5" draw:name="Object19" text:anchor-type="as-char" svg:width="2.207cm" svg:height="1.048cm" draw:z-index="25"><draw:object xlink:href="./Object 20" xlink:type="simple" xlink:show="embed" xlink:actuate="onLoad"/><draw:image xlink:href="./ObjectReplacements/Object 20" xlink:type="simple" xlink:show="embed" xlink:actuate="onLoad"/></draw:frame><text:tab/>separabel</text:p>
      <text:p text:style-name="P5"/>
      <text:p text:style-name="P5"/>
      <text:p text:style-name="P5">1) <text:s/>Stationära lösningar:</text:p>
      <text:p text:style-name="P5"><text:tab/></text:p>
      <text:p text:style-name="P5"><draw:frame draw:style-name="fr5" draw:name="Object20" text:anchor-type="as-char" svg:width="4.038cm" svg:height="1.048cm" draw:z-index="26"><draw:object xlink:href="./Object 21" xlink:type="simple" xlink:show="embed" xlink:actuate="onLoad"/><draw:image xlink:href="./ObjectReplacements/Object 21" xlink:type="simple" xlink:show="embed" xlink:actuate="onLoad"/></draw:frame></text:p>
      <text:p text:style-name="P5"/>
      <text:p text:style-name="P5"/>
      <text:p text:style-name="P5">2) <text:s/>x ≠ 0, <text:s/>x ≠ 1</text:p>
      <text:p text:style-name="P5"/>
      <text:p text:style-name="P5"><draw:frame draw:style-name="fr5" draw:name="Object21" text:anchor-type="as-char" svg:width="3.043cm" svg:height="1.101cm" draw:z-index="27"><draw:object xlink:href="./Object 22" xlink:type="simple" xlink:show="embed" xlink:actuate="onLoad"/><draw:image xlink:href="./ObjectReplacements/Object 22" xlink:type="simple" xlink:show="embed" xlink:actuate="onLoad"/></draw:frame></text:p>
      <text:p text:style-name="P5"/>
      <text:p text:style-name="P5"><draw:frame draw:style-name="fr5" draw:name="Object22" text:anchor-type="as-char" svg:width="2.485cm" svg:height="1.101cm" draw:z-index="28"><draw:object xlink:href="./Object 23" xlink:type="simple" xlink:show="embed" xlink:actuate="onLoad"/><draw:image xlink:href="./ObjectReplacements/Object 23" xlink:type="simple" xlink:show="embed" xlink:actuate="onLoad"/></draw:frame></text:p>
      <text:p text:style-name="P5"/>
      <text:p text:style-name="P5"/>
      <text:p text:style-name="P5"><draw:frame draw:style-name="fr5" draw:name="Object23" text:anchor-type="as-char" svg:width="4.207cm" svg:height="1.055cm" draw:z-index="103"><draw:object xlink:href="./Object 24" xlink:type="simple" xlink:show="embed" xlink:actuate="onLoad"/><draw:image xlink:href="./ObjectReplacements/Object 24" xlink:type="simple" xlink:show="embed" xlink:actuate="onLoad"/></draw:frame>(*)</text:p>
      <text:p text:style-name="P5"/>
      <text:p text:style-name="P5"/>
      <text:p text:style-name="P5">Handpåläggning</text:p>
      <text:p text:style-name="P5"/>
      <text:p text:style-name="P5"><draw:frame draw:style-name="fr5" draw:name="Object24" text:anchor-type="as-char" svg:width="3.671cm" svg:height="1.152cm" draw:z-index="105"><draw:object xlink:href="./Object 25" xlink:type="simple" xlink:show="embed" xlink:actuate="onLoad"/><draw:image xlink:href="./ObjectReplacements/Object 25" xlink:type="simple" xlink:show="embed" xlink:actuate="onLoad"/></draw:frame></text:p>
      <text:p text:style-name="P5"/>
      <text:p text:style-name="P5"><draw:frame draw:style-name="fr5" draw:name="Object25" text:anchor-type="as-char" svg:width="3.078cm" svg:height="1.152cm" draw:z-index="108"><draw:object xlink:href="./Object 26" xlink:type="simple" xlink:show="embed" xlink:actuate="onLoad"/><draw:image xlink:href="./ObjectReplacements/Object 26" xlink:type="simple" xlink:show="embed" xlink:actuate="onLoad"/></draw:frame></text:p>
      <text:p text:style-name="P5"/>
      <text:p text:style-name="P5"/>
      <text:p text:style-name="P5"><draw:frame draw:style-name="fr5" draw:name="Object26" text:anchor-type="as-char" svg:width="4.461cm" svg:height="1.055cm" draw:z-index="117"><draw:object xlink:href="./Object 27" xlink:type="simple" xlink:show="embed" xlink:actuate="onLoad"/><draw:image xlink:href="./ObjectReplacements/Object 27" xlink:type="simple" xlink:show="embed" xlink:actuate="onLoad"/></draw:frame></text:p>
      <text:p text:style-name="P5"/>
      <text:p text:style-name="P5"/>
      <text:p text:style-name="P5">Integration av (*) ger:</text:p>
      <text:p text:style-name="P5"/>
      <text:p text:style-name="P5"><draw:frame draw:style-name="fr5" draw:name="Object27" text:anchor-type="as-char" svg:width="4.948cm" svg:height="0.494cm" draw:z-index="118"><draw:object xlink:href="./Object 28" xlink:type="simple" xlink:show="embed" xlink:actuate="onLoad"/><draw:image xlink:href="./ObjectReplacements/Object 28" xlink:type="simple" xlink:show="embed" xlink:actuate="onLoad"/></draw:frame></text:p>
      <text:p text:style-name="P5"/>
      <text:p text:style-name="P5"><draw:frame draw:style-name="fr5" draw:name="Object28" text:anchor-type="as-char" svg:width="3.526cm" svg:height="1.04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28">2010–(08)aug–30: <text:s/>dag 2, 2</text:p>
      <text:p text:style-name="P2"/>
      <text:p text:style-name="P5">Linjär:</text:p>
      <text:p text:style-name="P5"/>
      <text:p text:style-name="P5"><text:tab/><draw:frame draw:style-name="fr5" draw:name="Object29" text:anchor-type="as-char" svg:width="3.859cm" svg:height="0.547cm" draw:z-index="30"><draw:object xlink:href="./Object 29" xlink:type="simple" xlink:show="embed" xlink:actuate="onLoad"/><draw:image xlink:href="./ObjectReplacements/Object 29" xlink:type="simple" xlink:show="embed" xlink:actuate="onLoad"/></draw:frame></text:p>
      <text:p text:style-name="P5"/>
      <text:p text:style-name="P5"><text:tab/><draw:frame draw:style-name="fr5" draw:name="Object30" text:anchor-type="as-char" svg:width="3.454cm" svg:height="1.048cm" draw:z-index="31"><draw:object xlink:href="./Object 30" xlink:type="simple" xlink:show="embed" xlink:actuate="onLoad"/><draw:image xlink:href="./ObjectReplacements/Object 30" xlink:type="simple" xlink:show="embed" xlink:actuate="onLoad"/></draw:frame></text:p>
      <text:p text:style-name="P5"/>
      <text:p text:style-name="P5"><text:tab/><draw:frame draw:style-name="fr5" draw:name="Object31" text:anchor-type="as-char" svg:width="2.08cm" svg:height="1.048cm" draw:z-index="32"><draw:object xlink:href="./Object 31" xlink:type="simple" xlink:show="embed" xlink:actuate="onLoad"/><draw:image xlink:href="./ObjectReplacements/Object 31" xlink:type="simple" xlink:show="embed" xlink:actuate="onLoad"/></draw:frame></text:p>
      <text:p text:style-name="P5"/>
      <text:p text:style-name="P5"><text:tab/><draw:frame draw:style-name="fr5" draw:name="Object32" text:anchor-type="as-char" svg:width="4.313cm" svg:height="1.048cm" draw:z-index="33"><draw:object xlink:href="./Object 32" xlink:type="simple" xlink:show="embed" xlink:actuate="onLoad"/><draw:image xlink:href="./ObjectReplacements/Object 32" xlink:type="simple" xlink:show="embed" xlink:actuate="onLoad"/></draw:frame></text:p>
      <text:p text:style-name="P5"/>
      <text:p text:style-name="P5"><text:tab/><draw:frame draw:style-name="fr5" draw:name="Object33" text:anchor-type="as-char" svg:width="3.861cm" svg:height="0.796cm" draw:z-index="34"><draw:object xlink:href="./Object 33" xlink:type="simple" xlink:show="embed" xlink:actuate="onLoad"/><draw:image xlink:href="./ObjectReplacements/Object 33" xlink:type="simple" xlink:show="embed" xlink:actuate="onLoad"/></draw:frame></text:p>
      <text:p text:style-name="P5"/>
      <text:p text:style-name="P5"><text:tab/><draw:frame draw:style-name="fr5" draw:name="Object34" text:anchor-type="as-char" svg:width="4.69cm" svg:height="1.101cm" draw:z-index="35"><draw:object xlink:href="./Object 34" xlink:type="simple" xlink:show="embed" xlink:actuate="onLoad"/><draw:image xlink:href="./ObjectReplacements/Object 34" xlink:type="simple" xlink:show="embed" xlink:actuate="onLoad"/></draw:frame></text:p>
      <text:p text:style-name="P5"/>
      <text:p text:style-name="P5"><text:tab/>Multiplicera (*) med (†).</text:p>
      <text:p text:style-name="P5"/>
      <text:p text:style-name="P5"><text:tab/><draw:frame draw:style-name="fr5" draw:name="Object35" text:anchor-type="as-char" svg:width="3.778cm" svg:height="1.101cm" draw:z-index="36"><draw:object xlink:href="./Object 35" xlink:type="simple" xlink:show="embed" xlink:actuate="onLoad"/><draw:image xlink:href="./ObjectReplacements/Object 35" xlink:type="simple" xlink:show="embed" xlink:actuate="onLoad"/></draw:frame></text:p>
      <text:p text:style-name="P5"/>
      <text:p text:style-name="P5"><text:tab/><draw:frame draw:style-name="fr5" draw:name="Object36" text:anchor-type="as-char" svg:width="3.447cm" svg:height="1.212cm" draw:z-index="37"><draw:object xlink:href="./Object 36" xlink:type="simple" xlink:show="embed" xlink:actuate="onLoad"/><draw:image xlink:href="./ObjectReplacements/Object 36" xlink:type="simple" xlink:show="embed" xlink:actuate="onLoad"/></draw:frame></text:p>
      <text:p text:style-name="P5"/>
      <text:p text:style-name="P5"><text:tab/>Kontrollera både (‡).</text:p>
      <text:p text:style-name="P5"/>
      <text:p text:style-name="P5"><text:tab/>Integrera med <text:span text:style-name="T6">avseende på </text:span><text:span text:style-name="T7">x</text:span><text:span text:style-name="T6">.</text:span></text:p>
      <text:p text:style-name="P6"/>
      <text:p text:style-name="P5"><text:span text:style-name="T6"><text:tab/></text:span><text:span text:style-name="T6"><draw:frame draw:style-name="fr5" draw:name="Object37" text:anchor-type="as-char" svg:width="1.984cm" svg:height="1.101cm" draw:z-index="38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6"/>
      <text:p text:style-name="P5"><text:span text:style-name="T6"><text:tab/></text:span><text:span text:style-name="T6"><draw:frame draw:style-name="fr5" draw:name="Object38" text:anchor-type="as-char" svg:width="2.32cm" svg:height="0.547cm" draw:z-index="39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6"><text:tab/> <text:s text:c="6"/>↑ <text:s text:c="3"/>↑</text:p>
      <text:p text:style-name="P5"><text:span text:style-name="T6"><text:tab/> <text:s text:c="6"/>y</text:span><text:span text:style-name="T10">p <text:s text:c="6"/></text:span><text:span text:style-name="T6">y</text:span><text:span text:style-name="T10">h</text:span></text:p>
      <text:p text:style-name="P8"/>
      <text:p text:style-name="P8"/>
      <text:p text:style-name="P21"><text:tab/>Allmänna lösningen erhålls direkt, partikulärlösningen saknar</text:p>
      <text:p text:style-name="P21"><text:tab/>koefficient till skillnad från homogena lösningarna (en i detta fall).</text:p>
      <text:p text:style-name="P25">Substitutioner:</text:p>
      <text:p text:style-name="P8"/>
      <text:p text:style-name="P29">Homogena:</text:p>
      <text:p text:style-name="P29"/>
      <text:p text:style-name="P30"><text:span text:style-name="T6"><text:tab/></text:span><text:span text:style-name="T6"><draw:frame draw:style-name="fr5" draw:name="Object39" text:anchor-type="as-char" svg:width="2.164cm" svg:height="1.152cm" draw:z-index="40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29"/>
      <text:p text:style-name="P29"><text:tab/>Sätt z = y/x. y = xz, y' = xz' + z</text:p>
      <text:p text:style-name="P29"/>
      <text:p text:style-name="P29"><text:tab/>xz' + z = ƒ(z)</text:p>
      <text:p text:style-name="P29"/>
      <text:p text:style-name="P29"><text:tab/>xz' = ƒ(z) – z</text:p>
      <text:p text:style-name="P29"><text:tab/></text:p>
      <text:p text:style-name="P29"><text:tab/>Separabel!</text:p>
      <text:p text:style-name="P29"/>
      <text:p text:style-name="P29"/>
      <text:p text:style-name="P29">Bernoullska:</text:p>
      <text:p text:style-name="P29"/>
      <text:p text:style-name="P30"><text:span text:style-name="T6"><text:tab/></text:span><text:span text:style-name="T6"><draw:frame draw:style-name="fr6" draw:name="Object40" text:anchor-type="as-char" svg:y="-0.863cm" svg:width="7.073cm" svg:height="1.048cm" draw:z-index="41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29"/>
      <text:p text:style-name="P30"><text:span text:style-name="T6"><text:tab/></text:span><text:span text:style-name="T6"><draw:frame draw:style-name="fr6" draw:name="Object41" text:anchor-type="as-char" svg:y="-0.863cm" svg:width="4.731cm" svg:height="1.048cm" draw:z-index="42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29"/>
      <text:p text:style-name="P30"><text:span text:style-name="T6"><text:tab/>Sätt</text:span><text:span text:style-name="T18"><draw:frame draw:style-name="fr5" draw:name="Object42" text:anchor-type="as-char" svg:width="5.061cm" svg:height="1.048cm" draw:z-index="43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29"/>
      <text:p text:style-name="P30"><text:span text:style-name="T6"><text:tab/></text:span><text:span text:style-name="T6"><draw:frame draw:style-name="fr6" draw:name="Object43" text:anchor-type="as-char" svg:y="-0.863cm" svg:width="3.851cm" svg:height="1.048cm" draw:z-index="63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29"/>
      <text:p text:style-name="P29"><text:tab/>Linjärt!</text:p>
      <text:p text:style-name="P30"/>
      <text:p text:style-name="P8"/>
      <text:p text:style-name="P8">Begynnelsevärdesproblem (BVP)</text:p>
      <text:p text:style-name="P8"/>
      <text:p text:style-name="P9"><text:span text:style-name="T6"><text:tab/></text:span><text:span text:style-name="T6"><draw:frame draw:style-name="fr6" draw:name="Object44" text:anchor-type="as-char" svg:y="-0.863cm" svg:width="4.812cm" svg:height="1.048cm" draw:z-index="102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8"/>
      <text:p text:style-name="P8"/>
      <text:p text:style-name="P25">Exempel:</text:p>
      <text:p text:style-name="P8"/>
      <text:p text:style-name="P8"><draw:frame draw:style-name="fr6" draw:name="Object45" text:anchor-type="as-char" svg:y="-0.863cm" svg:width="1.833cm" svg:height="1.048cm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8"/>
      <text:p text:style-name="P8">Rita up koordinatsystem och rita in lutning för (x; y) punkter då</text:p>
      <text:p text:style-name="P8"/>
      <text:p text:style-name="P8"><text:tab/>• y = 0, x' = ±∞</text:p>
      <text:p text:style-name="P8"><text:tab/>• x = 0, y' = 0</text:p>
      <text:p text:style-name="P8"><text:tab/>• y = –x, y' = 1</text:p>
      <text:p text:style-name="P8"><text:tab/>• y = x, y = –1</text:p>
      <text:p text:style-name="P8"/>
      <text:p text:style-name="P8">Man ser att cirklar bildas.</text:p>
      <text:p text:style-name="P8">Stämmer det?</text:p>
      <text:p text:style-name="P8"/>
      <text:p text:style-name="P8"><draw:frame draw:style-name="fr6" draw:name="Object46" text:anchor-type="as-char" svg:y="-0.863cm" svg:width="2.369cm" svg:height="1.048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8"/>
      <text:p text:style-name="P9"><text:span text:style-name="T6"><draw:frame draw:style-name="fr6" draw:name="Object47" text:anchor-type="as-char" svg:y="-0.863cm" svg:width="2.889cm" svg:height="1.048cm" draw:z-index="46"><draw:object xlink:href="./Object 47" xlink:type="simple" xlink:show="embed" xlink:actuate="onLoad"/><draw:image xlink:href="./ObjectReplacements/Object 47" xlink:type="simple" xlink:show="embed" xlink:actuate="onLoad"/></draw:frame></text:span><text:span text:style-name="T6"><text:tab/>Läraren är synsk!</text:span></text:p>
      <text:p text:style-name="P8"/>
      <text:p text:style-name="P8"><draw:frame draw:style-name="fr6" draw:name="Object48" text:anchor-type="as-char" svg:y="-0.863cm" svg:width="5.161cm" svg:height="1.152cm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8"/>
      <text:p text:style-name="P8"><draw:frame draw:style-name="fr6" draw:name="Object49" text:anchor-type="as-char" svg:y="-0.863cm" svg:width="5.907cm" svg:height="1.048cm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P8"/>
      <text:p text:style-name="P8"><draw:frame draw:style-name="fr6" draw:name="Object50" text:anchor-type="as-char" svg:y="-0.863cm" svg:width="5.253cm" svg:height="0.796cm" draw:z-index="49"><draw:object xlink:href="./Object 50" xlink:type="simple" xlink:show="embed" xlink:actuate="onLoad"/><draw:image xlink:href="./ObjectReplacements/Object 50" xlink:type="simple" xlink:show="embed" xlink:actuate="onLoad"/></draw:frame></text:p>
      <text:p text:style-name="P8"/>
      <text:p text:style-name="P8"><draw:frame draw:style-name="fr6" draw:name="Object51" text:anchor-type="as-char" svg:y="-0.863cm" svg:width="2.06cm" svg:height="0.547cm" draw:z-index="50"><draw:object xlink:href="./Object 51" xlink:type="simple" xlink:show="embed" xlink:actuate="onLoad"/><draw:image xlink:href="./ObjectReplacements/Object 51" xlink:type="simple" xlink:show="embed" xlink:actuate="onLoad"/></draw:frame></text:p>
      <text:p text:style-name="P8"/>
      <text:p text:style-name="P8">Ja, det stämmer!</text:p>
      <text:p text:style-name="P8"/>
      <text:p text:style-name="P8"><draw:frame draw:style-name="fr6" draw:name="Object52" text:anchor-type="as-char" svg:y="-0.863cm" svg:width="2.124cm" svg:height="0.547cm" draw:z-index="51"><draw:object xlink:href="./Object 52" xlink:type="simple" xlink:show="embed" xlink:actuate="onLoad"/><draw:image xlink:href="./ObjectReplacements/Object 52" xlink:type="simple" xlink:show="embed" xlink:actuate="onLoad"/></draw:frame></text:p>
      <text:p text:style-name="P8"/>
      <text:p text:style-name="P25">⁅z.c.2.1.17.⁆</text:p>
      <text:p text:style-name="P8"/>
      <text:p text:style-name="P8"><draw:frame draw:style-name="fr6" draw:name="Object53" text:anchor-type="as-char" svg:y="-0.863cm" svg:width="2.471cm" svg:height="1.048cm" draw:z-index="52"><draw:object xlink:href="./Object 53" xlink:type="simple" xlink:show="embed" xlink:actuate="onLoad"/><draw:image xlink:href="./ObjectReplacements/Object 53" xlink:type="simple" xlink:show="embed" xlink:actuate="onLoad"/></draw:frame></text:p>
      <text:p text:style-name="P8"/>
      <text:p text:style-name="P9"><text:span text:style-name="T6">Kritiska punkter: </text:span><text:span text:style-name="T6"><draw:frame draw:style-name="fr6" draw:name="Object54" text:anchor-type="as-char" svg:y="-0.628cm" svg:width="4.946cm" svg:height="1.048cm" draw:z-index="53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8"/>
      <text:p text:style-name="P8">Kritiska punkter: y = 0 &amp; y = 3</text:p>
      <text:p text:style-name="P8"/>
      <text:p text:style-name="P8">Fasporträtt (faslinje)</text:p>
      <text:p text:style-name="P8"/>
      <text:p text:style-name="P8">──→──┼──←──┼──→──</text:p>
      <text:p text:style-name="P8"><text:tab/> 0 <text:s text:c="9"/>3</text:p>
      <text:p text:style-name="P8"><text:s text:c="5"/>+ <text:s text:c="7"/>– <text:s text:c="10"/>+ <text:s text:c="4"/>:derivata</text:p>
      <text:p text:style-name="P8"/>
      <text:p text:style-name="P8">y = 0 är asymptotiskt stabil.</text:p>
      <text:p text:style-name="P8">y = 3 är instabil.</text:p>
      <text:p text:style-name="P8"/>
      <text:p text:style-name="P8"><draw:frame draw:style-name="fr1" draw:name="graphics1" text:anchor-type="paragraph" svg:x="0.129cm" svg:y="0cm" svg:width="12.347cm" svg:height="7.056cm" draw:z-index="1"><draw:image xlink:href="Pictures/2000003D0000303B00001B9057B7DA3D.svm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Bernoullsk, separabel och autonom.</text:p>
      <text:p text:style-name="P8"/>
      <text:p text:style-name="P25">⁅z.c.2.5.6.⁆</text:p>
      <text:p text:style-name="P8"/>
      <text:p text:style-name="P8"><draw:frame draw:style-name="fr6" draw:name="Object55" text:anchor-type="as-char" svg:y="-0.863cm" svg:width="4.341cm" svg:height="0.554cm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8"/>
      <text:p text:style-name="P8"><draw:frame draw:style-name="fr6" draw:name="Object56" text:anchor-type="as-char" svg:y="-0.863cm" svg:width="3.013cm" svg:height="1.155cm" draw:z-index="55"><draw:object xlink:href="./Object 56" xlink:type="simple" xlink:show="embed" xlink:actuate="onLoad"/><draw:image xlink:href="./ObjectReplacements/Object 56" xlink:type="simple" xlink:show="embed" xlink:actuate="onLoad"/></draw:frame></text:p>
      <text:p text:style-name="P8"/>
      <text:p text:style-name="P8">Homogent högerled och bernoullsk!</text:p>
      <text:p text:style-name="P8"/>
      <text:p text:style-name="P8">Sätt z = y/x, y = xz, y´ = xz´ + z.</text:p>
      <text:p text:style-name="P8"/>
      <text:p text:style-name="P8">xz´ + z + z² + z = 0</text:p>
      <text:p text:style-name="P8">xz´ = z(z + 2)</text:p>
      <text:p text:style-name="P8"/>
      <text:p text:style-name="P8">Separabel!</text:p>
      <text:p text:style-name="P8"/>
      <text:p text:style-name="P8">a)</text:p>
      <text:p text:style-name="P8"><text:tab/>z = 0, z = –2, y = 0, y = –2x</text:p>
      <text:p text:style-name="P8"/>
      <text:p text:style-name="P8">b)</text:p>
      <text:p text:style-name="P8"><text:tab/>0 ≠ z ≠ 2:</text:p>
      <text:p text:style-name="P8"/>
      <text:p text:style-name="P9"><text:span text:style-name="T6"><text:tab/></text:span><text:span text:style-name="T6"><draw:frame draw:style-name="fr6" draw:name="Object57" text:anchor-type="as-char" svg:y="-0.863cm" svg:width="2.716cm" svg:height="1.055cm" draw:z-index="56"><draw:object xlink:href="./Object 57" xlink:type="simple" xlink:show="embed" xlink:actuate="onLoad"/><draw:image xlink:href="./ObjectReplacements/Object 57" xlink:type="simple" xlink:show="embed" xlink:actuate="onLoad"/></draw:frame></text:span></text:p>
      <text:p text:style-name="P8"/>
      <text:p text:style-name="P8"><text:tab/>Handpåläggning eller annan metod ger:</text:p>
      <text:p text:style-name="P8"/>
      <text:p text:style-name="P9"><text:span text:style-name="T6"><text:tab/></text:span><text:span text:style-name="T6"><draw:frame draw:style-name="fr6" draw:name="Object58" text:anchor-type="as-char" svg:y="-0.863cm" svg:width="4.041cm" svg:height="1.152cm" draw:z-index="57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8"/>
      <text:p text:style-name="P8"><text:tab/>∫ … dx ger:<text:tab/><text:tab/><text:tab/><text:span text:style-name="T33">Integration med avseende på x.</text:span></text:p>
      <text:p text:style-name="P8"/>
      <text:p text:style-name="P8"><text:tab/>ln |z| - ln |z + 2| = –2 ln |x| + ln |C|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text:span text:style-name="T6"><text:tab/></text:span><text:span text:style-name="T6"><draw:frame draw:style-name="fr6" draw:name="Object59" text:anchor-type="as-char" svg:y="-1.233cm" svg:width="3.256cm" svg:height="1.212cm" draw:z-index="58"><draw:object xlink:href="./Object 59" xlink:type="simple" xlink:show="embed" xlink:actuate="onLoad"/><draw:image xlink:href="./ObjectReplacements/Object 59" xlink:type="simple" xlink:show="embed" xlink:actuate="onLoad"/></draw:frame></text:span></text:p>
            <text:p text:style-name="P8"/>
            <text:p text:style-name="P9"><text:span text:style-name="T6"><text:tab/></text:span><text:span text:style-name="T6"><draw:frame draw:style-name="fr6" draw:name="Object60" text:anchor-type="as-char" svg:y="-0.863cm" svg:width="3.18cm" svg:height="1.101cm" draw:z-index="59"><draw:object xlink:href="./Object 60" xlink:type="simple" xlink:show="embed" xlink:actuate="onLoad"/><draw:image xlink:href="./ObjectReplacements/Object 60" xlink:type="simple" xlink:show="embed" xlink:actuate="onLoad"/></draw:frame></text:span></text:p>
            <text:p text:style-name="P8"/>
            <text:p text:style-name="P9"><text:span text:style-name="T6"><text:tab/></text:span><text:span text:style-name="T6"><draw:frame draw:style-name="fr6" draw:name="Object61" text:anchor-type="as-char" svg:y="-0.863cm" svg:width="4.919cm" svg:height="2.157cm" draw:z-index="60"><draw:object xlink:href="./Object 61" xlink:type="simple" xlink:show="embed" xlink:actuate="onLoad"/><draw:image xlink:href="./ObjectReplacements/Object 61" xlink:type="simple" xlink:show="embed" xlink:actuate="onLoad"/></draw:frame></text:span></text:p>
          </table:table-cell>
          <table:table-cell table:style-name="Table1.B1" office:value-type="string">
            <text:p text:style-name="P31"><text:s/>x²y = C(y + 2x)</text:p>
            <text:p text:style-name="P31"/>
            <text:p text:style-name="P31"/>
            <text:p text:style-name="P31"><text:s/>y = 0 finns med</text:p>
            <text:p text:style-name="P31"/>
            <text:p text:style-name="P31"><text:s/>y = –2x finns också med</text:p>
          </table:table-cell>
        </table:table-row>
      </table:table>
      <text:p text:style-name="P25">⁅z.c.2.2.24.⁆</text:p>
      <text:p text:style-name="P8"/>
      <text:p text:style-name="P8"><draw:frame draw:style-name="fr6" draw:name="Object62" text:anchor-type="as-char" svg:y="-0.624cm" svg:width="4.225cm" svg:height="1.155cm" draw:z-index="61"><draw:object xlink:href="./Object 62" xlink:type="simple" xlink:show="embed" xlink:actuate="onLoad"/><draw:image xlink:href="./ObjectReplacements/Object 62" xlink:type="simple" xlink:show="embed" xlink:actuate="onLoad"/></draw:frame></text:p>
      <text:p text:style-name="P8"/>
      <text:p text:style-name="P8">Separabel!</text:p>
      <text:p text:style-name="P8"/>
      <text:p text:style-name="P8">Ansätt y = x:</text:p>
      <text:p text:style-name="P8"/>
      <text:p text:style-name="P8"><text:tab/>V.L. = 1</text:p>
      <text:p text:style-name="P9"><text:span text:style-name="T6"><text:tab/>H.L. = </text:span><text:span text:style-name="T6"><draw:frame draw:style-name="fr6" draw:name="Object63" text:anchor-type="as-char" svg:y="-0.718cm" svg:width="1.339cm" svg:height="1.155cm" draw:z-index="62"><draw:object xlink:href="./Object 63" xlink:type="simple" xlink:show="embed" xlink:actuate="onLoad"/><draw:image xlink:href="./ObjectReplacements/Object 63" xlink:type="simple" xlink:show="embed" xlink:actuate="onLoad"/></draw:frame></text:span><text:span text:style-name="T6">= 1</text:span></text:p>
      <text:p text:style-name="P8"/>
      <text:p text:style-name="P8"><text:tab/>y(2) = 2</text:p>
      <text:p text:style-name="P8"/>
      <text:p text:style-name="P8"><text:tab/>OK!</text:p>
      <text:p text:style-name="P8"/>
      <text:p text:style-name="P8">Enda lösningen.</text:p>
      <text:p text:style-name="P8"/>
      <text:p text:style-name="P8"/>
      <text:p text:style-name="P28">2010–(08)aug–31: <text:s/>dag 3, 3</text:p>
      <text:p text:style-name="P2"/>
      <text:p text:style-name="P8">⁅z.c.1.1.21.⁆</text:p>
      <text:p text:style-name="P8"/>
      <text:p text:style-name="P8">Verifiera att:</text:p>
      <text:p text:style-name="P8"/>
      <text:p text:style-name="P8"><text:tab/><draw:frame draw:style-name="fr7" draw:name="Object64" text:anchor-type="as-char" svg:width="2.713cm" svg:height="1.155cm" draw:z-index="64"><draw:object xlink:href="./Object 64" xlink:type="simple" xlink:show="embed" xlink:actuate="onLoad"/><draw:image xlink:href="./ObjectReplacements/Object 64" xlink:type="simple" xlink:show="embed" xlink:actuate="onLoad"/></draw:frame></text:p>
      <text:p text:style-name="P8"/>
      <text:p text:style-name="P8"><text:tab/>är en lösning till</text:p>
      <text:p text:style-name="P8"/>
      <text:p text:style-name="P8"><text:tab/><draw:frame draw:style-name="fr7" draw:name="Object65" text:anchor-type="as-char" svg:width="2.983cm" svg:height="0.499cm" draw:z-index="65"><draw:object xlink:href="./Object 65" xlink:type="simple" xlink:show="embed" xlink:actuate="onLoad"/><draw:image xlink:href="./ObjectReplacements/Object 65" xlink:type="simple" xlink:show="embed" xlink:actuate="onLoad"/></draw:frame></text:p>
      <text:p text:style-name="P8"/>
      <text:p text:style-name="P8"><draw:frame draw:style-name="fr7" draw:name="Object66" text:anchor-type="as-char" svg:width="9.596cm" svg:height="2.365cm" draw:z-index="66"><draw:object xlink:href="./Object 66" xlink:type="simple" xlink:show="embed" xlink:actuate="onLoad"/><draw:image xlink:href="./ObjectReplacements/Object 66" xlink:type="simple" xlink:show="embed" xlink:actuate="onLoad"/></draw:frame></text:p>
      <text:p text:style-name="P8"/>
      <text:p text:style-name="P8">Integrera!</text:p>
      <text:p text:style-name="P8"/>
      <text:p text:style-name="P8">ln |P| – ln |1 – P| = t + C</text:p>
      <text:p text:style-name="P8"/>
      <text:p text:style-name="P8"><draw:frame draw:style-name="fr7" draw:name="Object67" text:anchor-type="as-char" svg:width="2.912cm" svg:height="1.048cm" draw:z-index="67"><draw:object xlink:href="./Object 67" xlink:type="simple" xlink:show="embed" xlink:actuate="onLoad"/><draw:image xlink:href="./ObjectReplacements/Object 67" xlink:type="simple" xlink:show="embed" xlink:actuate="onLoad"/></draw:frame></text:p>
      <text:p text:style-name="P8"/>
      <text:p text:style-name="P8"><draw:frame draw:style-name="fr7" draw:name="Object68" text:anchor-type="as-char" svg:width="7.491cm" svg:height="1.048cm" draw:z-index="68"><draw:object xlink:href="./Object 68" xlink:type="simple" xlink:show="embed" xlink:actuate="onLoad"/><draw:image xlink:href="./ObjectReplacements/Object 68" xlink:type="simple" xlink:show="embed" xlink:actuate="onLoad"/></draw:frame></text:p>
      <text:p text:style-name="P8"/>
      <text:p text:style-name="P8">P + Pe<text:span text:style-name="T17">t + C</text:span> = e<text:span text:style-name="T17">t + C</text:span></text:p>
      <text:p text:style-name="P8"/>
      <text:p text:style-name="P8">P(1 + e<text:span text:style-name="T17">t + C</text:span>) = e<text:span text:style-name="T17">t + C</text:span></text:p>
      <text:p text:style-name="P16"/>
      <text:p text:style-name="P16"><draw:frame draw:style-name="fr7" draw:name="Object69" text:anchor-type="as-char" svg:width="6.188cm" svg:height="1.155cm" draw:z-index="69"><draw:object xlink:href="./Object 69" xlink:type="simple" xlink:show="embed" xlink:actuate="onLoad"/><draw:image xlink:href="./ObjectReplacements/Object 69" xlink:type="simple" xlink:show="embed" xlink:actuate="onLoad"/></draw:frame></text:p>
      <text:p text:style-name="P8"/>
      <text:p text:style-name="P8"/>
      <text:p text:style-name="P25">y' = y² + 4</text:p>
      <text:p text:style-name="P8"/>
      <text:p text:style-name="P8">Konstanta lösningar?</text:p>
      <text:p text:style-name="P8"/>
      <text:p text:style-name="P8"><text:tab/>Nej, ty derivatan är aldrig 0.</text:p>
      <text:p text:style-name="P8"/>
      <text:p text:style-name="P8">Lokal extrempunkter?</text:p>
      <text:p text:style-name="P8"/>
      <text:p text:style-name="P8"><text:tab/>Nej, ty derivatan är aldrig 0.</text:p>
      <text:p text:style-name="P8"/>
      <text:p text:style-name="P8"/>
      <text:p text:style-name="P8">Sant/Falskt?</text:p>
      <text:p text:style-name="P8"/>
      <text:p text:style-name="P8">BVP:</text:p>
      <text:p text:style-name="P8"><text:tab/><draw:frame draw:style-name="fr5" draw:name="Object70" text:anchor-type="as-char" svg:width="3.083cm" svg:height="0.554cm" draw:z-index="70"><draw:object xlink:href="./Object 70" xlink:type="simple" xlink:show="embed" xlink:actuate="onLoad"/><draw:image xlink:href="./ObjectReplacements/Object 70" xlink:type="simple" xlink:show="embed" xlink:actuate="onLoad"/></draw:frame></text:p>
      <text:p text:style-name="P8"/>
      <text:p text:style-name="P8"><text:tab/>Har begynnelsevärdeproblemet en entydlig lösning?</text:p>
      <text:p text:style-name="P8"/>
      <text:p text:style-name="P8"><text:tab/>y(x) = 0<text:tab/>ger<text:tab/>y'(x) = 3·0 = 0</text:p>
      <text:p text:style-name="P8"/>
      <text:p text:style-name="P3"><text:span text:style-name="T24"><text:tab/></text:span><text:span text:style-name="T31">∴</text:span><text:span text:style-name="T27"> En lösning</text:span></text:p>
      <text:p text:style-name="P10"/>
      <text:p text:style-name="P10"/>
      <text:p text:style-name="P10">Sats:</text:p>
      <text:p text:style-name="P3"><text:span text:style-name="T27"><text:tab/></text:span><text:span text:style-name="T27"><draw:frame draw:style-name="fr5" draw:name="Object71" text:anchor-type="as-char" svg:width="2.556cm" svg:height="0.616cm" draw:z-index="71"><draw:object xlink:href="./Object 71" xlink:type="simple" xlink:show="embed" xlink:actuate="onLoad"/><draw:image xlink:href="./ObjectReplacements/Object 71" xlink:type="simple" xlink:show="embed" xlink:actuate="onLoad"/></draw:frame></text:span><text:span text:style-name="T27"><text:tab/>(x; y) ∈ ℝ²</text:span></text:p>
      <text:p text:style-name="P10"/>
      <text:p text:style-name="Standard"><text:span text:style-name="T27"><text:tab/>y(x</text:span><text:span text:style-name="T12">0</text:span><text:span text:style-name="T27">) = y</text:span><text:span text:style-name="T12">0</text:span></text:p>
      <text:p text:style-name="P12"/>
      <text:p text:style-name="Standard"><text:span text:style-name="T27"><text:tab/>om ƒ(x; y) och</text:span><text:span text:style-name="T27"><draw:frame draw:style-name="fr5" draw:name="Object72" text:anchor-type="as-char" svg:width="0.582cm" svg:height="0.616cm" draw:z-index="72"><draw:object xlink:href="./Object 72" xlink:type="simple" xlink:show="embed" xlink:actuate="onLoad"/><draw:image xlink:href="./ObjectReplacements/Object 72" xlink:type="simple" xlink:show="embed" xlink:actuate="onLoad"/></draw:frame></text:span><text:span text:style-name="T27">är kontinuerliga så har BVP:et ovan en entydlig lösning</text:span></text:p>
      <text:p text:style-name="Standard"><text:span text:style-name="T27"><text:tab/>för x </text:span><text:span text:style-name="T29">∈ [x</text:span><text:span text:style-name="T14">0</text:span><text:span text:style-name="T29"> – h; x</text:span><text:span text:style-name="T14">0</text:span><text:span text:style-name="T29"> + h]</text:span></text:p>
      <text:p text:style-name="P10"/>
      <text:p text:style-name="Standard"><text:span text:style-name="T29"><text:s text:c="2"/>ƒ(x; y) är oven 3y</text:span><text:span text:style-name="T20">2/3</text:span><text:span text:style-name="T29">, vilket är kontinuerligt.</text:span></text:p>
      <text:p text:style-name="P10"/>
      <text:p text:style-name="Standard"><text:span text:style-name="T29"><draw:frame draw:style-name="fr5" draw:name="Object73" text:anchor-type="as-char" svg:width="2.258cm" svg:height="0.616cm" draw:z-index="73"><draw:object xlink:href="./Object 73" xlink:type="simple" xlink:show="embed" xlink:actuate="onLoad"/><draw:image xlink:href="./ObjectReplacements/Object 73" xlink:type="simple" xlink:show="embed" xlink:actuate="onLoad"/></draw:frame></text:span><text:span text:style-name="T29">vilket är icke-kontinuerligt.</text:span></text:p>
      <text:p text:style-name="P10"/>
      <text:p text:style-name="P10"><text:s text:c="2"/>Satsen kan inte användas.</text:p>
      <text:p text:style-name="P10"/>
      <text:p text:style-name="P10">Antag:<text:tab/>y ≠ 0</text:p>
      <text:p text:style-name="P10"/>
      <text:p text:style-name="Standard"><text:span text:style-name="T29">∴<text:tab/>y' = 3y</text:span><text:span text:style-name="T20">2/3</text:span></text:p>
      <text:p text:style-name="P17"/>
      <text:p text:style-name="P10">Separabel!</text:p>
      <text:p text:style-name="P10"/>
      <text:p text:style-name="P10"><draw:frame draw:style-name="fr5" draw:name="Object74" text:anchor-type="as-char" svg:width="4.145cm" svg:height="1.101cm" draw:z-index="74"><draw:object xlink:href="./Object 74" xlink:type="simple" xlink:show="embed" xlink:actuate="onLoad"/><draw:image xlink:href="./ObjectReplacements/Object 74" xlink:type="simple" xlink:show="embed" xlink:actuate="onLoad"/></draw:frame></text:p>
      <text:p text:style-name="P10"/>
      <text:p text:style-name="P10">Integrera!</text:p>
      <text:p text:style-name="P10"/>
      <text:p text:style-name="P10"><draw:frame draw:style-name="fr5" draw:name="Object75" text:anchor-type="as-char" svg:width="2.692cm" svg:height="0.547cm" draw:z-index="75"><draw:object xlink:href="./Object 75" xlink:type="simple" xlink:show="embed" xlink:actuate="onLoad"/><draw:image xlink:href="./ObjectReplacements/Object 75" xlink:type="simple" xlink:show="embed" xlink:actuate="onLoad"/></draw:frame></text:p>
      <text:p text:style-name="P10"/>
      <text:p text:style-name="P26"><draw:frame draw:style-name="fr5" draw:name="Object76" text:anchor-type="as-char" svg:width="2.517cm" svg:height="1.048cm" draw:z-index="76"><draw:object xlink:href="./Object 76" xlink:type="simple" xlink:show="embed" xlink:actuate="onLoad"/><draw:image xlink:href="./ObjectReplacements/Object 76" xlink:type="simple" xlink:show="embed" xlink:actuate="onLoad"/></draw:frame></text:p>
      <text:p text:style-name="P10"/>
      <text:p text:style-name="P10"><draw:frame draw:style-name="fr5" draw:name="Object77" text:anchor-type="as-char" svg:width="2.171cm" svg:height="0.547cm" draw:z-index="77"><draw:object xlink:href="./Object 77" xlink:type="simple" xlink:show="embed" xlink:actuate="onLoad"/><draw:image xlink:href="./ObjectReplacements/Object 77" xlink:type="simple" xlink:show="embed" xlink:actuate="onLoad"/></draw:frame></text:p>
      <text:p text:style-name="P10"/>
      <text:p text:style-name="P10"><draw:frame draw:style-name="fr5" draw:name="Object78" text:anchor-type="as-char" svg:width="2.191cm" svg:height="0.554cm" draw:z-index="78"><draw:object xlink:href="./Object 78" xlink:type="simple" xlink:show="embed" xlink:actuate="onLoad"/><draw:image xlink:href="./ObjectReplacements/Object 78" xlink:type="simple" xlink:show="embed" xlink:actuate="onLoad"/></draw:frame></text:p>
      <text:p text:style-name="P10"/>
      <text:p text:style-name="P10">y(0) = 0 <text:tab/>ger:</text:p>
      <text:p text:style-name="P10"/>
      <text:p text:style-name="P10"><draw:frame draw:style-name="fr5" draw:name="Object79" text:anchor-type="as-char" svg:width="5.791cm" svg:height="0.554cm" draw:z-index="79"><draw:object xlink:href="./Object 79" xlink:type="simple" xlink:show="embed" xlink:actuate="onLoad"/><draw:image xlink:href="./ObjectReplacements/Object 79" xlink:type="simple" xlink:show="embed" xlink:actuate="onLoad"/></draw:frame></text:p>
      <text:p text:style-name="P10"/>
      <text:p text:style-name="P10">y = x³</text:p>
      <text:p text:style-name="P10"/>
      <text:p text:style-name="P10">En andra lösning, alltså falskt.</text:p>
      <text:p text:style-name="P10"/>
      <text:p text:style-name="P10">Entydlig lösning</text:p>
      <text:p text:style-name="P10"><text:tab/>∵</text:p>
      <text:p text:style-name="P18"><text:span text:style-name="T24"><text:tab/></text:span><text:span text:style-name="T24"><draw:frame draw:style-name="fr5" draw:name="Object80" text:anchor-type="as-char" svg:width="2.395cm" svg:height="0.616cm" draw:z-index="80"><draw:object xlink:href="./Object 80" xlink:type="simple" xlink:show="embed" xlink:actuate="onLoad"/><draw:image xlink:href="./ObjectReplacements/Object 80" xlink:type="simple" xlink:show="embed" xlink:actuate="onLoad"/></draw:frame></text:span><text:span text:style-name="T24">där</text:span><text:span text:style-name="T24"><draw:frame draw:style-name="fr5" draw:name="Object81" text:anchor-type="as-char" svg:width="0.584cm" svg:height="0.616cm" draw:z-index="81"><draw:object xlink:href="./Object 81" xlink:type="simple" xlink:show="embed" xlink:actuate="onLoad"/><draw:image xlink:href="./ObjectReplacements/Object 81" xlink:type="simple" xlink:show="embed" xlink:actuate="onLoad"/></draw:frame></text:span><text:span text:style-name="T24">är kontinuerlig.</text:span></text:p>
      <text:p text:style-name="P10"/>
      <text:p text:style-name="P10"/>
      <text:p text:style-name="P10"/>
      <text:p text:style-name="P10"/>
      <text:p text:style-name="P10">Exempel:</text:p>
      <text:p text:style-name="P10"/>
      <text:p text:style-name="P10">Klassificera med avseende på stabilitet dem kritiska punkterna till</text:p>
      <text:p text:style-name="P10"/>
      <text:p text:style-name="P10"><text:tab/>y' = y(2 – y)(4 – y)</text:p>
      <text:p text:style-name="P10"/>
      <text:p text:style-name="P10">Bestäm dem värden där</text:p>
      <text:p text:style-name="P10"/>
      <text:p text:style-name="P18"><text:span text:style-name="T24"><text:tab/></text:span><text:span text:style-name="T24"><draw:frame draw:style-name="fr5" draw:name="Object82" text:anchor-type="as-char" svg:width="2.649cm" svg:height="0.788cm" draw:z-index="82"><draw:object xlink:href="./Object 82" xlink:type="simple" xlink:show="embed" xlink:actuate="onLoad"/><draw:image xlink:href="./ObjectReplacements/Object 82" xlink:type="simple" xlink:show="embed" xlink:actuate="onLoad"/></draw:frame></text:span></text:p>
      <text:p text:style-name="P10"/>
      <text:p text:style-name="P10">Lösning:</text:p>
      <text:p text:style-name="P10"/>
      <text:p text:style-name="P10">Kritiska punkter till <text:s/>y' = ƒ(y) <text:s/>är punkter <text:s/>C <text:s/>där <text:s/>ƒ(C) = 0.</text:p>
      <text:p text:style-name="P10"/>
      <text:p text:style-name="P18"><text:span text:style-name="T24">y</text:span><text:span text:style-name="T11">1</text:span><text:span text:style-name="T24"> = 0,<text:tab/>y</text:span><text:span text:style-name="T11">2</text:span><text:span text:style-name="T24"> = 2,<text:tab/>y</text:span><text:span text:style-name="T11">3</text:span><text:span text:style-name="T24"> = 4</text:span></text:p>
      <text:p text:style-name="P10"/>
      <text:p text:style-name="P18"><text:span text:style-name="T24">Om <text:s/>C</text:span><text:span text:style-name="T25"> </text:span><text:span text:style-name="T24"><text:s/>är en kritisk punkt så är <text:s/>y(x) = C</text:span><text:span text:style-name="T25"> <text:s/></text:span><text:span text:style-name="T24">en konstant lösning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4"><text:s text:c="6"/>0 <text:s text:c="6"/>2 <text:s text:c="6"/>4</text:p>
          </table:table-cell>
        </table:table-row>
        <table:table-row>
          <table:table-cell table:style-name="Table2.A2" office:value-type="string">
            <text:p text:style-name="P33">y <text:s/></text:p>
          </table:table-cell>
          <table:table-cell table:style-name="Table2.B2" office:value-type="string">
            <text:p text:style-name="P34"><text:s text:c="2"/>− <text:s text:c="2"/>0 <text:s text:c="2"/>+ <text:s text:c="2"/>+ <text:s text:c="2"/>+ <text:s text:c="2"/>+ <text:s text:c="2"/>+</text:p>
          </table:table-cell>
        </table:table-row>
        <table:table-row>
          <table:table-cell table:style-name="Table2.A3" office:value-type="string">
            <text:p text:style-name="P33">2 – y <text:s/></text:p>
          </table:table-cell>
          <table:table-cell table:style-name="Table2.B3" office:value-type="string">
            <text:p text:style-name="P34"><text:s text:c="2"/>+ <text:s text:c="2"/>+ <text:s text:c="2"/>+ <text:s text:c="2"/>0 <text:s text:c="2"/>− <text:s text:c="2"/>− <text:s text:c="2"/>−</text:p>
          </table:table-cell>
        </table:table-row>
        <table:table-row>
          <table:table-cell table:style-name="Table2.A3" office:value-type="string">
            <text:p text:style-name="P33">5 – y <text:s/></text:p>
          </table:table-cell>
          <table:table-cell table:style-name="Table2.B3" office:value-type="string">
            <text:p text:style-name="P34"><text:s text:c="2"/>+ <text:s text:c="2"/>+ <text:s text:c="2"/>+ <text:s text:c="2"/>+ <text:s text:c="2"/>+ <text:s text:c="2"/>0 <text:s text:c="2"/>−</text:p>
          </table:table-cell>
        </table:table-row>
        <table:table-row>
          <table:table-cell table:style-name="Table2.A1" office:value-type="string">
            <text:p text:style-name="P33">resultat <text:s/></text:p>
          </table:table-cell>
          <table:table-cell table:style-name="Table2.B5" office:value-type="string">
            <text:p text:style-name="P35"><text:s text:c="2"/>− <text:s text:c="2"/>0 <text:s text:c="2"/>+ <text:s text:c="2"/>0 <text:s text:c="2"/>− <text:s text:c="2"/>0 <text:s text:c="2"/>+</text:p>
          </table:table-cell>
        </table:table-row>
      </table:table>
      <text:p text:style-name="P10"/>
      <text:p text:style-name="P10"/>
      <text:p text:style-name="P10"/>
      <text:p text:style-name="P26">Ger:</text:p>
      <text:p text:style-name="P10"><draw:frame draw:style-name="fr1" draw:name="graphics2" text:anchor-type="paragraph" svg:x="0.499cm" svg:y="0.162cm" svg:width="12.347cm" svg:height="7.056cm" draw:z-index="2"><draw:image xlink:href="Pictures/200000490000303B00001B90CFDE642C.svm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De startvärden som uppfyller</text:p>
      <text:p text:style-name="P10"/>
      <text:p text:style-name="P18"><text:span text:style-name="T24"><text:tab/></text:span><text:span text:style-name="T24"><draw:frame draw:style-name="fr5" draw:name="Object83" text:anchor-type="as-char" svg:width="2.649cm" svg:height="0.788cm" draw:z-index="83"><draw:object xlink:href="./Object 83" xlink:type="simple" xlink:show="embed" xlink:actuate="onLoad"/><draw:image xlink:href="./ObjectReplacements/Object 83" xlink:type="simple" xlink:show="embed" xlink:actuate="onLoad"/></draw:frame></text:span></text:p>
      <text:p text:style-name="P10"/>
      <text:p text:style-name="P10">ges av <text:s/>0 ≤ y ≤ 4.</text:p>
      <text:p text:style-name="P10"/>
      <text:p text:style-name="P10"/>
      <text:p text:style-name="P10"/>
      <text:p text:style-name="P10"/>
      <text:p text:style-name="P10">Exempel:</text:p>
      <text:p text:style-name="P10"/>
      <text:p text:style-name="P10">Antalet kaniner P(t) beskrivs med BVP:</text:p>
      <text:p text:style-name="P10"/>
      <text:p text:style-name="P18"><text:span text:style-name="T24"><text:tab/></text:span><text:span text:style-name="T24"><draw:frame draw:style-name="fr6" draw:name="Object84" text:anchor-type="as-char" svg:y="-0.616cm" svg:width="7.004cm" svg:height="0.616cm" draw:z-index="84"><draw:object xlink:href="./Object 84" xlink:type="simple" xlink:show="embed" xlink:actuate="onLoad"/><draw:image xlink:href="./ObjectReplacements/Object 84" xlink:type="simple" xlink:show="embed" xlink:actuate="onLoad"/></draw:frame></text:span></text:p>
      <text:p text:style-name="P10"/>
      <text:p text:style-name="P18"><text:span text:style-name="T24">a) Vad är </text:span><text:span text:style-name="T24"><draw:frame draw:style-name="fr5" draw:name="Object85" text:anchor-type="as-char" svg:width="1.723cm" svg:height="0.787cm" draw:z-index="85"><draw:object xlink:href="./Object 85" xlink:type="simple" xlink:show="embed" xlink:actuate="onLoad"/><draw:image xlink:href="./ObjectReplacements/Object 85" xlink:type="simple" xlink:show="embed" xlink:actuate="onLoad"/></draw:frame></text:span><text:span text:style-name="T24">?</text:span></text:p>
      <text:p text:style-name="P10"/>
      <text:p text:style-name="P18"><text:span text:style-name="T24">b) Ange t så att </text:span><text:span text:style-name="T24"><draw:frame draw:style-name="fr5" draw:name="Object86" text:anchor-type="as-char" svg:width="3.371cm" svg:height="1.048cm" draw:z-index="86"><draw:object xlink:href="./Object 86" xlink:type="simple" xlink:show="embed" xlink:actuate="onLoad"/><draw:image xlink:href="./ObjectReplacements/Object 86" xlink:type="simple" xlink:show="embed" xlink:actuate="onLoad"/></draw:frame></text:span><text:span text:style-name="T24">.</text:span></text:p>
      <text:p text:style-name="P10"/>
      <text:p text:style-name="P10">a) Lösning:</text:p>
      <text:p text:style-name="P10"/>
      <text:p text:style-name="P10">Kritiska punkter?</text:p>
      <text:p text:style-name="P10"/>
      <text:p text:style-name="P18"><draw:frame draw:style-name="fr5" draw:name="Object87" text:anchor-type="as-char" svg:width="1.198cm" svg:height="0.616cm" draw:z-index="87"><draw:object xlink:href="./Object 87" xlink:type="simple" xlink:show="embed" xlink:actuate="onLoad"/><draw:image xlink:href="./ObjectReplacements/Object 87" xlink:type="simple" xlink:show="embed" xlink:actuate="onLoad"/></draw:frame><text:span text:style-name="T24"><text:tab/>ges av:</text:span></text:p>
      <text:p text:style-name="P10"/>
      <text:p text:style-name="P18"><text:span text:style-name="T24"><text:tab/>P(10</text:span><text:span text:style-name="T19">–1</text:span><text:span text:style-name="T24"> – 10</text:span><text:span text:style-name="T19">–7</text:span><text:span text:style-name="T24">P) = 0</text:span></text:p>
      <text:p text:style-name="P18"><text:span text:style-name="T24"><text:tab/>10</text:span><text:span text:style-name="T19">–1</text:span><text:span text:style-name="T24"> – 10</text:span><text:span text:style-name="T19">–7</text:span><text:span text:style-name="T24">P = 0</text:span></text:p>
      <text:p text:style-name="P18"><text:span text:style-name="T24"><text:tab/>10</text:span><text:span text:style-name="T19">–1</text:span><text:span text:style-name="T24"> = 10</text:span><text:span text:style-name="T19">–7</text:span><text:span text:style-name="T24">P</text:span></text:p>
      <text:p text:style-name="P18"><text:span text:style-name="T24"><text:tab/>P = 10</text:span><text:span text:style-name="T19">6</text:span></text:p>
      <text:p text:style-name="P10"/>
      <text:p text:style-name="P26"><draw:frame draw:style-name="fr2" draw:name="graphics3" text:anchor-type="paragraph" svg:x="1.102cm" svg:y="0cm" svg:width="9.871cm" svg:height="4.249cm" draw:z-index="3"><draw:image xlink:href="Pictures/200000370000303B00001B902B099C88.svm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8">y = 10</text:span><text:span text:style-name="T19">–7</text:span><text:span text:style-name="T8">P(10</text:span><text:span text:style-name="T19">6</text:span><text:span text:style-name="T8"> – P)</text:span></text:p>
      <text:p text:style-name="P10"/>
      <text:p text:style-name="P10">Tolkning:</text:p>
      <text:p text:style-name="P10"/>
      <text:p text:style-name="P10">0 kaniner stannar på 0.</text:p>
      <text:p text:style-name="P11"><text:span text:style-name="T8">3 kaniner ger 10</text:span><text:span text:style-name="T19">6</text:span></text:p>
      <text:p text:style-name="P11"><text:span text:style-name="T8">0 &lt; y &lt; 10</text:span><text:span text:style-name="T19">6</text:span></text:p>
      <text:p text:style-name="P10">Över 106 minskar</text:p>
      <text:p text:style-name="P11"><text:span text:style-name="T8">Om startmängden är 5000 så är svart på a) 10</text:span><text:span text:style-name="T19">6</text:span><text:span text:style-name="T8">.</text:span></text:p>
      <text:p text:style-name="P10"/>
      <text:p text:style-name="P10"/>
      <text:p text:style-name="P10">b)</text:p>
      <text:p text:style-name="P10"/>
      <text:p text:style-name="P10"><draw:frame draw:style-name="fr1" draw:name="graphics4" text:anchor-type="paragraph" svg:x="0.949cm" svg:y="0cm" svg:width="12.347cm" svg:height="7.056cm" draw:z-index="4"><draw:image xlink:href="Pictures/200000850000303B00001B90E690FAE7.svm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5" draw:name="Object88" text:anchor-type="as-char" svg:width="3.96cm" svg:height="0.616cm" draw:z-index="88"><draw:object xlink:href="./Object 88" xlink:type="simple" xlink:show="embed" xlink:actuate="onLoad"/><draw:image xlink:href="./ObjectReplacements/Object 88" xlink:type="simple" xlink:show="embed" xlink:actuate="onLoad"/></draw:frame></text:p>
      <text:p text:style-name="P10"/>
      <text:p text:style-name="P10">Separabel!</text:p>
      <text:p text:style-name="P10"/>
      <text:p text:style-name="P10"><draw:frame draw:style-name="fr5" draw:name="Object89" text:anchor-type="as-char" svg:width="3.434cm" svg:height="1.233cm" draw:z-index="89"><draw:object xlink:href="./Object 89" xlink:type="simple" xlink:show="embed" xlink:actuate="onLoad"/><draw:image xlink:href="./ObjectReplacements/Object 89" xlink:type="simple" xlink:show="embed" xlink:actuate="onLoad"/></draw:frame></text:p>
      <text:p text:style-name="P10"/>
      <text:p text:style-name="P10"><draw:frame draw:style-name="fr5" draw:name="Object90" text:anchor-type="as-char" svg:width="12.18cm" svg:height="1.24cm" draw:z-index="90"><draw:object xlink:href="./Object 90" xlink:type="simple" xlink:show="embed" xlink:actuate="onLoad"/><draw:image xlink:href="./ObjectReplacements/Object 90" xlink:type="simple" xlink:show="embed" xlink:actuate="onLoad"/></draw:frame></text:p>
      <text:p text:style-name="P10"/>
      <text:p text:style-name="P10">Integrera!</text:p>
      <text:p text:style-name="P10"/>
      <text:p text:style-name="P11"><text:soft-page-break/><text:span text:style-name="T8">ln |P| = ln |10</text:span><text:span text:style-name="T19">6</text:span><text:span text:style-name="T8"> – P| = 10</text:span><text:span text:style-name="T19">-1</text:span><text:span text:style-name="T8">t + C</text:span></text:p>
      <text:p text:style-name="P10"/>
      <text:p text:style-name="P10"><draw:frame draw:style-name="fr5" draw:name="Object91" text:anchor-type="as-char" svg:width="3.27cm" svg:height="1.101cm" draw:z-index="91"><draw:object xlink:href="./Object 91" xlink:type="simple" xlink:show="embed" xlink:actuate="onLoad"/><draw:image xlink:href="./ObjectReplacements/Object 91" xlink:type="simple" xlink:show="embed" xlink:actuate="onLoad"/></draw:frame></text:p>
      <text:p text:style-name="P10"/>
      <text:p text:style-name="P10"><draw:frame draw:style-name="fr5" draw:name="Object92" text:anchor-type="as-char" svg:width="5.138cm" svg:height="1.101cm" draw:z-index="92"><draw:object xlink:href="./Object 92" xlink:type="simple" xlink:show="embed" xlink:actuate="onLoad"/><draw:image xlink:href="./ObjectReplacements/Object 92" xlink:type="simple" xlink:show="embed" xlink:actuate="onLoad"/></draw:frame></text:p>
      <text:p text:style-name="P10"/>
      <text:p text:style-name="P10"><draw:frame draw:style-name="fr5" draw:name="Object93" text:anchor-type="as-char" svg:width="5.131cm" svg:height="1.101cm" draw:z-index="93"><draw:object xlink:href="./Object 93" xlink:type="simple" xlink:show="embed" xlink:actuate="onLoad"/><draw:image xlink:href="./ObjectReplacements/Object 93" xlink:type="simple" xlink:show="embed" xlink:actuate="onLoad"/></draw:frame></text:p>
      <text:p text:style-name="P10"/>
      <text:p text:style-name="P10"/>
      <text:p text:style-name="P11"><text:span text:style-name="T8">P = 5·10</text:span><text:span text:style-name="T19">5</text:span><text:span text:style-name="T8"> <text:tab/>ger:</text:span></text:p>
      <text:p text:style-name="P10"/>
      <text:p text:style-name="P10"><draw:frame draw:style-name="fr5" draw:name="Object94" text:anchor-type="as-char" svg:width="5.974cm" svg:height="1.155cm" draw:z-index="94"><draw:object xlink:href="./Object 94" xlink:type="simple" xlink:show="embed" xlink:actuate="onLoad"/><draw:image xlink:href="./ObjectReplacements/Object 94" xlink:type="simple" xlink:show="embed" xlink:actuate="onLoad"/></draw:frame></text:p>
      <text:p text:style-name="P10"/>
      <text:p text:style-name="P10"><draw:frame draw:style-name="fr5" draw:name="Object95" text:anchor-type="as-char" svg:width="4.001cm" svg:height="1.101cm" draw:z-index="95"><draw:object xlink:href="./Object 95" xlink:type="simple" xlink:show="embed" xlink:actuate="onLoad"/><draw:image xlink:href="./ObjectReplacements/Object 95" xlink:type="simple" xlink:show="embed" xlink:actuate="onLoad"/></draw:frame></text:p>
      <text:p text:style-name="P10"/>
      <text:p text:style-name="P10"><draw:frame draw:style-name="fr5" draw:name="Object96" text:anchor-type="as-char" svg:width="3.688cm" svg:height="1.101cm" draw:z-index="96"><draw:object xlink:href="./Object 96" xlink:type="simple" xlink:show="embed" xlink:actuate="onLoad"/><draw:image xlink:href="./ObjectReplacements/Object 96" xlink:type="simple" xlink:show="embed" xlink:actuate="onLoad"/></draw:frame></text:p>
      <text:p text:style-name="P10"/>
      <text:p text:style-name="P10"><draw:frame draw:style-name="fr5" draw:name="Object97" text:anchor-type="as-char" svg:width="3.256cm" svg:height="1.101cm" draw:z-index="97"><draw:object xlink:href="./Object 97" xlink:type="simple" xlink:show="embed" xlink:actuate="onLoad"/><draw:image xlink:href="./ObjectReplacements/Object 97" xlink:type="simple" xlink:show="embed" xlink:actuate="onLoad"/></draw:frame></text:p>
      <text:p text:style-name="P10"/>
      <text:p text:style-name="P10"><draw:frame draw:style-name="fr5" draw:name="Object98" text:anchor-type="as-char" svg:width="8.347cm" svg:height="1.048cm" draw:z-index="98"><draw:object xlink:href="./Object 98" xlink:type="simple" xlink:show="embed" xlink:actuate="onLoad"/><draw:image xlink:href="./ObjectReplacements/Object 98" xlink:type="simple" xlink:show="embed" xlink:actuate="onLoad"/></draw:frame></text:p>
      <text:p text:style-name="P10"/>
      <text:p text:style-name="P10"><draw:frame draw:style-name="fr6" draw:name="Object99" text:anchor-type="as-char" svg:y="-0.192cm" svg:width="2.05cm" svg:height="0.547cm" draw:z-index="99"><draw:object xlink:href="./Object 99" xlink:type="simple" xlink:show="embed" xlink:actuate="onLoad"/><draw:image xlink:href="./ObjectReplacements/Object 99" xlink:type="simple" xlink:show="embed" xlink:actuate="onLoad"/></draw:frame></text:p>
      <text:p text:style-name="P10"/>
      <text:p text:style-name="P10"><draw:frame draw:style-name="fr5" draw:name="Object100" text:anchor-type="as-char" svg:width="2.417cm" svg:height="0.547cm" draw:z-index="100"><draw:object xlink:href="./Object 100" xlink:type="simple" xlink:show="embed" xlink:actuate="onLoad"/><draw:image xlink:href="./ObjectReplacements/Object 100" xlink:type="simple" xlink:show="embed" xlink:actuate="onLoad"/></draw:frame></text:p>
      <text:p text:style-name="P10"/>
      <text:p text:style-name="P10"><draw:frame draw:style-name="fr5" draw:name="Object101" text:anchor-type="as-char" svg:width="2.812cm" svg:height="0.492cm" draw:z-index="101"><draw:object xlink:href="./Object 101" xlink:type="simple" xlink:show="embed" xlink:actuate="onLoad"/><draw:image xlink:href="./ObjectReplacements/Object 101" xlink:type="simple" xlink:show="embed" xlink:actuate="onLoad"/></draw:frame></text:p>
      <text:p text:style-name="P10"/>
      <text:p text:style-name="P28">2010–(09)sep–01: <text:s/>dag 4, 4</text:p>
      <text:p text:style-name="P2"/>
      <text:p text:style-name="P8">⁅z.c.2.2.24.⁆</text:p>
      <text:p text:style-name="P8"/>
      <text:p text:style-name="P8"><draw:frame draw:style-name="fr7" draw:name="Object103" text:anchor-type="as-char" svg:width="2.736cm" svg:height="1.048cm" draw:z-index="119"><draw:object xlink:href="./Object 103" xlink:type="simple" xlink:show="embed" xlink:actuate="onLoad"/><draw:image xlink:href="./ObjectReplacements/Object 103" xlink:type="simple" xlink:show="embed" xlink:actuate="onLoad"/></draw:frame></text:p>
      <text:p text:style-name="P8"/>
      <text:p text:style-name="P8"><draw:frame draw:style-name="fr7" draw:name="Object104" text:anchor-type="as-char" svg:width="3.096cm" svg:height="1.155cm" draw:z-index="120"><draw:object xlink:href="./Object 104" xlink:type="simple" xlink:show="embed" xlink:actuate="onLoad"/><draw:image xlink:href="./ObjectReplacements/Object 104" xlink:type="simple" xlink:show="embed" xlink:actuate="onLoad"/></draw:frame></text:p>
      <text:p text:style-name="P8"/>
      <text:p text:style-name="P8"><draw:frame draw:style-name="fr7" draw:name="Object105" text:anchor-type="as-char" svg:width="2.307cm" svg:height="1.101cm" draw:z-index="121"><draw:object xlink:href="./Object 105" xlink:type="simple" xlink:show="embed" xlink:actuate="onLoad"/><draw:image xlink:href="./ObjectReplacements/Object 105" xlink:type="simple" xlink:show="embed" xlink:actuate="onLoad"/></draw:frame></text:p>
      <text:p text:style-name="P8"/>
      <text:p text:style-name="P8">x får inte vara ±1.</text:p>
      <text:p text:style-name="P8"/>
      <text:p text:style-name="P8">r kan skapas.</text:p>
      <text:p text:style-name="P8"/>
      <text:p text:style-name="P8"/>
      <text:p text:style-name="P8"/>
      <text:p text:style-name="P8"/>
      <text:p text:style-name="P8">⁅z.c.3.1.4.⁆</text:p>
      <text:p text:style-name="P8"/>
      <text:p text:style-name="P5"><text:span text:style-name="T23">Antalet bakterier, vid tiden t, = N(t).</text:span></text:p>
      <text:p text:style-name="P8"/>
      <text:p text:style-name="P8"><draw:frame draw:style-name="fr7" draw:name="Object106" text:anchor-type="as-char" svg:width="3.621cm" svg:height="1.048cm" draw:z-index="122"><draw:object xlink:href="./Object 106" xlink:type="simple" xlink:show="embed" xlink:actuate="onLoad"/><draw:image xlink:href="./ObjectReplacements/Object 106" xlink:type="simple" xlink:show="embed" xlink:actuate="onLoad"/></draw:frame></text:p>
      <text:p text:style-name="P8"/>
      <text:p text:style-name="P8">N(t) ≠ 0</text:p>
      <text:p text:style-name="P8"/>
      <text:p text:style-name="P8"><draw:frame draw:style-name="fr7" draw:name="Object107" text:anchor-type="as-char" svg:width="2.529cm" svg:height="1.055cm" draw:z-index="123"><draw:object xlink:href="./Object 107" xlink:type="simple" xlink:show="embed" xlink:actuate="onLoad"/><draw:image xlink:href="./ObjectReplacements/Object 107" xlink:type="simple" xlink:show="embed" xlink:actuate="onLoad"/></draw:frame></text:p>
      <text:p text:style-name="P8"/>
      <text:p text:style-name="P5"><text:span text:style-name="T23">Integrera med avseende på</text:span><text:span text:style-name="T26"> </text:span><text:span text:style-name="T23">t.</text:span></text:p>
      <text:p text:style-name="P8"/>
      <text:p text:style-name="P8">ln |N(t)| = kt + ln |C|</text:p>
      <text:p text:style-name="P8"/>
      <text:p text:style-name="P5"><text:span text:style-name="T23">|N(t)| = e</text:span><text:span text:style-name="T18">kt</text:span><text:span text:style-name="T23"> · C</text:span></text:p>
      <text:p text:style-name="P5"><text:span text:style-name="T23">N(t) = ±Ce</text:span><text:span text:style-name="T18">kt</text:span><text:span text:style-name="T23"> = Ce</text:span><text:span text:style-name="T18">kt</text:span></text:p>
      <text:p text:style-name="P8"/>
      <text:p text:style-name="P3"><text:span text:style-name="T24">N(3) = 400<text:tab/><text:tab/></text:span><text:span text:style-name="T32">⇔<text:tab/>Ce</text:span><text:span text:style-name="T21">3k</text:span><text:span text:style-name="T32"> = 400</text:span></text:p>
      <text:p text:style-name="P3"><text:span text:style-name="T27">N(10) = 2000<text:tab/></text:span><text:span text:style-name="T32">⇔<text:tab/>Ce</text:span><text:span text:style-name="T21">10k</text:span><text:span text:style-name="T32"> = 2000</text:span></text:p>
      <text:p text:style-name="P19"/>
      <text:p text:style-name="P19"><draw:frame draw:style-name="fr7" draw:name="Object108" text:anchor-type="as-char" svg:width="4.387cm" svg:height="1.155cm" draw:z-index="124"><draw:object xlink:href="./Object 108" xlink:type="simple" xlink:show="embed" xlink:actuate="onLoad"/><draw:image xlink:href="./ObjectReplacements/Object 108" xlink:type="simple" xlink:show="embed" xlink:actuate="onLoad"/></draw:frame></text:p>
      <text:p text:style-name="P19"/>
      <text:p text:style-name="P3"><text:span text:style-name="T32">k = </text:span><text:span text:style-name="T32"><draw:frame draw:style-name="fr6" draw:name="Object109" text:anchor-type="as-char" svg:y="-0.605cm" svg:width="0.557cm" svg:height="1.048cm" draw:z-index="125"><draw:object xlink:href="./Object 109" xlink:type="simple" xlink:show="embed" xlink:actuate="onLoad"/><draw:image xlink:href="./ObjectReplacements/Object 109" xlink:type="simple" xlink:show="embed" xlink:actuate="onLoad"/></draw:frame></text:span><text:span text:style-name="T32">ln 5</text:span></text:p>
      <text:p text:style-name="P19"/>
      <text:p text:style-name="P27"><draw:frame draw:style-name="fr7" draw:name="Object110" text:anchor-type="as-char" svg:width="2.575cm" svg:height="0.85cm" draw:z-index="126"><draw:object xlink:href="./Object 110" xlink:type="simple" xlink:show="embed" xlink:actuate="onLoad"/><draw:image xlink:href="./ObjectReplacements/Object 110" xlink:type="simple" xlink:show="embed" xlink:actuate="onLoad"/></draw:frame></text:p>
      <text:p text:style-name="P19"/>
      <text:p text:style-name="P19"><draw:frame draw:style-name="fr7" draw:name="Object111" text:anchor-type="as-char" svg:width="4.763cm" svg:height="0.85cm" draw:z-index="127"><draw:object xlink:href="./Object 111" xlink:type="simple" xlink:show="embed" xlink:actuate="onLoad"/><draw:image xlink:href="./ObjectReplacements/Object 111" xlink:type="simple" xlink:show="embed" xlink:actuate="onLoad"/></draw:frame></text:p>
      <text:p text:style-name="P19"/>
      <text:p text:style-name="P19"><draw:frame draw:style-name="fr7" draw:name="Object112" text:anchor-type="as-char" svg:width="6.292cm" svg:height="0.859cm" draw:z-index="128"><draw:object xlink:href="./Object 112" xlink:type="simple" xlink:show="embed" xlink:actuate="onLoad"/><draw:image xlink:href="./ObjectReplacements/Object 112" xlink:type="simple" xlink:show="embed" xlink:actuate="onLoad"/></draw:frame></text:p>
      <text:p text:style-name="P19"/>
      <text:p text:style-name="P19"><draw:frame draw:style-name="fr7" draw:name="Object113" text:anchor-type="as-char" svg:width="4.329cm" svg:height="0.859cm" draw:z-index="129"><draw:object xlink:href="./Object 113" xlink:type="simple" xlink:show="embed" xlink:actuate="onLoad"/><draw:image xlink:href="./ObjectReplacements/Object 113" xlink:type="simple" xlink:show="embed" xlink:actuate="onLoad"/></draw:frame></text:p>
      <text:p text:style-name="P19"/>
      <text:p text:style-name="P19"/>
      <text:p text:style-name="P19"/>
      <text:p text:style-name="P19"/>
      <text:p text:style-name="P10">⁅z.c.3.1.21.⁆</text:p>
      <text:p text:style-name="P10"/>
      <text:p text:style-name="P10"/>
      <text:p text:style-name="P10">4 ℓ/min <text:s text:c="8"/>200 ℓ<text:tab/></text:p>
      <text:p text:style-name="P10">1 g/ℓ <text:s text:c="12"/>30 g<text:tab/><text:tab/>4 ℓ/min</text:p>
      <text:p text:style-name="P10">────────► <text:s/>--------------<text:tab/>───────►</text:p>
      <text:p text:style-name="P10"><text:tab/><text:tab/> <text:s/>En tank</text:p>
      <text:p text:style-name="P10"/>
      <text:p text:style-name="P10"/>
      <text:p text:style-name="P10">Salt i tanken: <text:s/>A(t)</text:p>
      <text:p text:style-name="P10"/>
      <text:p text:style-name="P10"><draw:frame draw:style-name="fr7" draw:name="Object114" text:anchor-type="as-char" svg:width="3.581cm" svg:height="1.055cm" draw:z-index="130"><draw:object xlink:href="./Object 114" xlink:type="simple" xlink:show="embed" xlink:actuate="onLoad"/><draw:image xlink:href="./ObjectReplacements/Object 114" xlink:type="simple" xlink:show="embed" xlink:actuate="onLoad"/></draw:frame></text:p>
      <text:p text:style-name="P10"/>
      <text:p text:style-name="P10"><draw:frame draw:style-name="fr7" draw:name="Object115" text:anchor-type="as-char" svg:width="3.351cm" svg:height="1.048cm" draw:z-index="131"><draw:object xlink:href="./Object 115" xlink:type="simple" xlink:show="embed" xlink:actuate="onLoad"/><draw:image xlink:href="./ObjectReplacements/Object 115" xlink:type="simple" xlink:show="embed" xlink:actuate="onLoad"/></draw:frame></text:p>
      <text:p text:style-name="P10"/>
      <text:p text:style-name="P5"><text:span text:style-name="T28">A</text:span><text:span text:style-name="T13">h</text:span><text:span text:style-name="T28"> = Ce</text:span><text:span text:style-name="T21">–t/50</text:span></text:p>
      <text:p text:style-name="P5"><text:span text:style-name="T28">A</text:span><text:span text:style-name="T13">p</text:span><text:span text:style-name="T28"> = 200</text:span></text:p>
      <text:p text:style-name="P10"/>
      <text:p text:style-name="P5"><text:span text:style-name="T28">A(t) = Ce</text:span><text:span text:style-name="T21">–t/50</text:span><text:span text:style-name="T28"> + 200</text:span></text:p>
      <text:p text:style-name="P10"/>
      <text:p text:style-name="P10">A(0) = 30</text:p>
      <text:p text:style-name="P10">30 = C + 200</text:p>
      <text:p text:style-name="P10">C = –120</text:p>
      <text:p text:style-name="P10"/>
      <text:p text:style-name="P5"><text:span text:style-name="T28">A(t) = 200 – 170e</text:span><text:span text:style-name="T21">-t/50</text:span></text:p>
      <text:p text:style-name="P10"/>
      <text:p text:style-name="P10">För stora t: A(5) ≈ 200</text:p>
      <text:p text:style-name="P10"/>
      <text:p text:style-name="P10">Rimligt!</text:p>
      <text:p text:style-name="P10"/>
      <text:p text:style-name="P26">⁅z.c.3.2.5.⁆</text:p>
      <text:p text:style-name="P10"/>
      <text:p text:style-name="P10"><draw:frame draw:style-name="fr7" draw:name="Object116" text:anchor-type="as-char" svg:width="5.597cm" svg:height="1.048cm" draw:z-index="132"><draw:object xlink:href="./Object 116" xlink:type="simple" xlink:show="embed" xlink:actuate="onLoad"/><draw:image xlink:href="./ObjectReplacements/Object 116" xlink:type="simple" xlink:show="embed" xlink:actuate="onLoad"/></draw:frame></text:p>
      <text:p text:style-name="P10"/>
      <text:p text:style-name="P10">Sätt a = 5, b = 1, h = 4.</text:p>
      <text:p text:style-name="P10"/>
      <text:p text:style-name="P10"><draw:frame draw:style-name="fr7" draw:name="Object117" text:anchor-type="as-char" svg:width="8.306cm" svg:height="1.048cm" draw:z-index="133"><draw:object xlink:href="./Object 117" xlink:type="simple" xlink:show="embed" xlink:actuate="onLoad"/><draw:image xlink:href="./ObjectReplacements/Object 117" xlink:type="simple" xlink:show="embed" xlink:actuate="onLoad"/></draw:frame></text:p>
      <text:p text:style-name="P10"/>
      <text:p text:style-name="P10">Stationära lösningar:<text:tab/>P = 1 <text:s/>och <text:s/>P = 4</text:p>
      <text:p text:style-name="P10"/>
      <text:p text:style-name="P10">╟──◄──┼──►──┼──◄──╢</text:p>
      <text:p text:style-name="P10"><text:s text:c="6"/>– <text:s text:c="3"/>1 <text:s text:c="3"/>+ <text:s text:c="2"/>4 <text:s text:c="4"/>–</text:p>
      <text:p text:style-name="P10"/>
      <text:p text:style-name="P10">Lösningar för 1 ≠ P ≠ 4.</text:p>
      <text:p text:style-name="P10"/>
      <text:p text:style-name="P10">Separabel</text:p>
      <text:p text:style-name="P10"/>
      <text:p text:style-name="P10"><draw:frame draw:style-name="fr7" draw:name="Object118" text:anchor-type="as-char" svg:width="4.053cm" svg:height="1.055cm" draw:z-index="134"><draw:object xlink:href="./Object 118" xlink:type="simple" xlink:show="embed" xlink:actuate="onLoad"/><draw:image xlink:href="./ObjectReplacements/Object 118" xlink:type="simple" xlink:show="embed" xlink:actuate="onLoad"/></draw:frame></text:p>
      <text:p text:style-name="P10"/>
      <text:p text:style-name="P10">Med handpåläggning</text:p>
      <text:p text:style-name="P10"/>
      <text:p text:style-name="P10"><draw:frame draw:style-name="fr7" draw:name="Object119" text:anchor-type="as-char" svg:width="4.147cm" svg:height="1.152cm" draw:z-index="135"><draw:object xlink:href="./Object 119" xlink:type="simple" xlink:show="embed" xlink:actuate="onLoad"/><draw:image xlink:href="./ObjectReplacements/Object 119" xlink:type="simple" xlink:show="embed" xlink:actuate="onLoad"/></draw:frame></text:p>
      <text:p text:style-name="P10"/>
      <text:p text:style-name="P10">ln |P – 1| – ln |4 – P| = 3t + ln |C|</text:p>
      <text:p text:style-name="P10"/>
      <text:p text:style-name="P10"><draw:frame draw:style-name="fr7" draw:name="Object120" text:anchor-type="as-char" svg:width="3.826cm" svg:height="1.152cm" draw:z-index="136"><draw:object xlink:href="./Object 120" xlink:type="simple" xlink:show="embed" xlink:actuate="onLoad"/><draw:image xlink:href="./ObjectReplacements/Object 120" xlink:type="simple" xlink:show="embed" xlink:actuate="onLoad"/></draw:frame></text:p>
      <text:p text:style-name="P10"/>
      <text:p text:style-name="P10"><draw:frame draw:style-name="fr7" draw:name="Object121" text:anchor-type="as-char" svg:width="2.731cm" svg:height="1.152cm" draw:z-index="137"><draw:object xlink:href="./Object 121" xlink:type="simple" xlink:show="embed" xlink:actuate="onLoad"/><draw:image xlink:href="./ObjectReplacements/Object 121" xlink:type="simple" xlink:show="embed" xlink:actuate="onLoad"/></draw:frame></text:p>
      <text:p text:style-name="P10"/>
      <text:p text:style-name="P10"><draw:frame draw:style-name="fr7" draw:name="Object122" text:anchor-type="as-char" svg:width="2.342cm" svg:height="1.048cm" draw:z-index="138"><draw:object xlink:href="./Object 122" xlink:type="simple" xlink:show="embed" xlink:actuate="onLoad"/><draw:image xlink:href="./ObjectReplacements/Object 122" xlink:type="simple" xlink:show="embed" xlink:actuate="onLoad"/></draw:frame></text:p>
      <text:p text:style-name="P10"/>
      <text:p text:style-name="P10">Bestäm <text:s/>C</text:p>
      <text:p text:style-name="P10"/>
      <text:p text:style-name="P10"><draw:frame draw:style-name="fr7" draw:name="Object123" text:anchor-type="as-char" svg:width="4.292cm" svg:height="1.187cm" draw:z-index="139"><draw:object xlink:href="./Object 123" xlink:type="simple" xlink:show="embed" xlink:actuate="onLoad"/><draw:image xlink:href="./ObjectReplacements/Object 123" xlink:type="simple" xlink:show="embed" xlink:actuate="onLoad"/></draw:frame></text:p>
      <text:p text:style-name="P10"/>
      <text:p text:style-name="P23"><text:span text:style-name="T28">P – 1 = 4·Ce</text:span><text:span text:style-name="T21">3t</text:span><text:span text:style-name="T28"> – Pe</text:span><text:span text:style-name="T21">3t</text:span></text:p>
      <text:p text:style-name="P10"/>
      <text:p text:style-name="P10"><draw:frame draw:style-name="fr7" draw:name="Object124" text:anchor-type="as-char" svg:width="3.276cm" svg:height="1.155cm" draw:z-index="140"><draw:object xlink:href="./Object 124" xlink:type="simple" xlink:show="embed" xlink:actuate="onLoad"/><draw:image xlink:href="./ObjectReplacements/Object 124" xlink:type="simple" xlink:show="embed" xlink:actuate="onLoad"/></draw:frame></text:p>
      <text:p text:style-name="P10"/>
      <text:p text:style-name="P10">Populationen borta (P = 0)</text:p>
      <text:p text:style-name="P10"/>
      <text:p text:style-name="P10"><draw:frame draw:style-name="fr7" draw:name="Object125" text:anchor-type="as-char" svg:width="2.501cm" svg:height="1.048cm" draw:z-index="141"><draw:object xlink:href="./Object 125" xlink:type="simple" xlink:show="embed" xlink:actuate="onLoad"/><draw:image xlink:href="./ObjectReplacements/Object 125" xlink:type="simple" xlink:show="embed" xlink:actuate="onLoad"/></draw:frame></text:p>
      <text:p text:style-name="P10"/>
      <text:p text:style-name="P10"><draw:frame draw:style-name="fr7" draw:name="Object126" text:anchor-type="as-char" svg:width="2.187cm" svg:height="1.048cm" draw:z-index="142"><draw:object xlink:href="./Object 126" xlink:type="simple" xlink:show="embed" xlink:actuate="onLoad"/><draw:image xlink:href="./ObjectReplacements/Object 126" xlink:type="simple" xlink:show="embed" xlink:actuate="onLoad"/></draw:frame></text:p>
      <text:p text:style-name="P10"/>
      <text:p text:style-name="P10"><draw:frame draw:style-name="fr7" draw:name="Object102" text:anchor-type="as-char" svg:width="5.302cm" svg:height="1.187cm" draw:z-index="107"><draw:object xlink:href="./Object 102" xlink:type="simple" xlink:show="embed" xlink:actuate="onLoad"/><draw:image xlink:href="./ObjectReplacements/Object 102" xlink:type="simple" xlink:show="embed" xlink:actuate="onLoad"/></draw:frame></text:p>
      <text:p text:style-name="P10"/>
      <text:p text:style-name="P28">2010–(09)sep–03: <text:s/>dag 5, 5</text:p>
      <text:p text:style-name="P2"/>
      <text:p text:style-name="P8">Linjär av första ordningen:</text:p>
      <text:p text:style-name="P8"/>
      <text:p text:style-name="P8"><text:tab/><draw:frame draw:style-name="fr7" draw:name="Object127" text:anchor-type="as-char" svg:width="4.48cm" svg:height="1.048cm" draw:z-index="143"><draw:object xlink:href="./Object 127" xlink:type="simple" xlink:show="embed" xlink:actuate="onLoad"/><draw:image xlink:href="./ObjectReplacements/Object 127" xlink:type="simple" xlink:show="embed" xlink:actuate="onLoad"/></draw:frame></text:p>
      <text:p text:style-name="P10"/>
      <text:p text:style-name="P10"><text:tab/>Lös först den homogena differentialekvationen.</text:p>
      <text:p text:style-name="P10"/>
      <text:p text:style-name="P10"><text:tab/><draw:frame draw:style-name="fr7" draw:name="Object128" text:anchor-type="as-char" svg:width="2.963cm" svg:height="1.048cm" draw:z-index="144"><draw:object xlink:href="./Object 128" xlink:type="simple" xlink:show="embed" xlink:actuate="onLoad"/><draw:image xlink:href="./ObjectReplacements/Object 128" xlink:type="simple" xlink:show="embed" xlink:actuate="onLoad"/></draw:frame></text:p>
      <text:p text:style-name="P10"/>
      <text:p text:style-name="P10"><text:tab/><draw:frame draw:style-name="fr7" draw:name="Object129" text:anchor-type="as-char" svg:width="3.143cm" svg:height="1.048cm" draw:z-index="145"><draw:object xlink:href="./Object 129" xlink:type="simple" xlink:show="embed" xlink:actuate="onLoad"/><draw:image xlink:href="./ObjectReplacements/Object 129" xlink:type="simple" xlink:show="embed" xlink:actuate="onLoad"/></draw:frame></text:p>
      <text:p text:style-name="P10"/>
      <text:p text:style-name="P10"><text:tab/><draw:frame draw:style-name="fr7" draw:name="Object130" text:anchor-type="as-char" svg:width="4.842cm" svg:height="1.048cm" draw:z-index="146"><draw:object xlink:href="./Object 130" xlink:type="simple" xlink:show="embed" xlink:actuate="onLoad"/><draw:image xlink:href="./ObjectReplacements/Object 130" xlink:type="simple" xlink:show="embed" xlink:actuate="onLoad"/></draw:frame></text:p>
      <text:p text:style-name="P10"/>
      <text:p text:style-name="P10"><text:tab/><draw:frame draw:style-name="fr7" draw:name="Object131" text:anchor-type="as-char" svg:width="6.472cm" svg:height="1.048cm" draw:z-index="147"><draw:object xlink:href="./Object 131" xlink:type="simple" xlink:show="embed" xlink:actuate="onLoad"/><draw:image xlink:href="./ObjectReplacements/Object 131" xlink:type="simple" xlink:show="embed" xlink:actuate="onLoad"/></draw:frame></text:p>
      <text:p text:style-name="P10"/>
      <text:p text:style-name="P10"><text:tab/><draw:frame draw:style-name="fr7" draw:name="Object132" text:anchor-type="as-char" svg:width="4.974cm" svg:height="1.048cm" draw:z-index="148"><draw:object xlink:href="./Object 132" xlink:type="simple" xlink:show="embed" xlink:actuate="onLoad"/><draw:image xlink:href="./ObjectReplacements/Object 132" xlink:type="simple" xlink:show="embed" xlink:actuate="onLoad"/></draw:frame></text:p>
      <text:p text:style-name="P10"/>
      <text:p text:style-name="P10"><text:tab/><draw:frame draw:style-name="fr7" draw:name="Object133" text:anchor-type="as-char" svg:width="4.955cm" svg:height="0.796cm" draw:z-index="149"><draw:object xlink:href="./Object 133" xlink:type="simple" xlink:show="embed" xlink:actuate="onLoad"/><draw:image xlink:href="./ObjectReplacements/Object 133" xlink:type="simple" xlink:show="embed" xlink:actuate="onLoad"/></draw:frame></text:p>
      <text:p text:style-name="P10"/>
      <text:p text:style-name="P10"><text:tab/><draw:frame draw:style-name="fr7" draw:name="Object134" text:anchor-type="as-char" svg:width="3.985cm" svg:height="0.796cm" draw:z-index="150"><draw:object xlink:href="./Object 134" xlink:type="simple" xlink:show="embed" xlink:actuate="onLoad"/><draw:image xlink:href="./ObjectReplacements/Object 134" xlink:type="simple" xlink:show="embed" xlink:actuate="onLoad"/></draw:frame></text:p>
      <text:p text:style-name="P10"/>
      <text:p text:style-name="P10"><text:tab/><draw:frame draw:style-name="fr7" draw:name="Object135" text:anchor-type="as-char" svg:width="4.59cm" svg:height="0.796cm" draw:z-index="151"><draw:object xlink:href="./Object 135" xlink:type="simple" xlink:show="embed" xlink:actuate="onLoad"/><draw:image xlink:href="./ObjectReplacements/Object 135" xlink:type="simple" xlink:show="embed" xlink:actuate="onLoad"/></draw:fram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/>
            <text:p text:style-name="P10"><text:tab/><draw:frame draw:style-name="fr7" draw:name="Object136" text:anchor-type="as-char" svg:width="3.254cm" svg:height="0.704cm" draw:z-index="152"><draw:object xlink:href="./Object 136" xlink:type="simple" xlink:show="embed" xlink:actuate="onLoad"/><draw:image xlink:href="./ObjectReplacements/Object 136" xlink:type="simple" xlink:show="embed" xlink:actuate="onLoad"/></draw:frame></text:p>
            <text:p text:style-name="P10"/>
            <text:p text:style-name="P10"><text:tab/><draw:frame draw:style-name="fr7" draw:name="Object137" text:anchor-type="as-char" svg:width="3.036cm" svg:height="0.702cm" draw:z-index="153"><draw:object xlink:href="./Object 137" xlink:type="simple" xlink:show="embed" xlink:actuate="onLoad"/><draw:image xlink:href="./ObjectReplacements/Object 137" xlink:type="simple" xlink:show="embed" xlink:actuate="onLoad"/></draw:frame></text:p>
            <text:p text:style-name="P10"/>
            <text:p text:style-name="P10"><text:tab/><draw:frame draw:style-name="fr7" draw:name="Object138" text:anchor-type="as-char" svg:width="2.727cm" svg:height="0.702cm" draw:z-index="154"><draw:object xlink:href="./Object 138" xlink:type="simple" xlink:show="embed" xlink:actuate="onLoad"/><draw:image xlink:href="./ObjectReplacements/Object 138" xlink:type="simple" xlink:show="embed" xlink:actuate="onLoad"/></draw:frame></text:p>
          </table:table-cell>
          <table:table-cell table:style-name="Table3.B1" office:value-type="string">
            <text:p text:style-name="P32">— eller —</text:p>
            <text:p text:style-name="P32"/>
            <text:p text:style-name="P32"><draw:frame draw:style-name="fr7" draw:name="Object139" text:anchor-type="as-char" svg:width="4.84cm" svg:height="0.796cm" draw:z-index="155"><draw:object xlink:href="./Object 139" xlink:type="simple" xlink:show="embed" xlink:actuate="onLoad"/><draw:image xlink:href="./ObjectReplacements/Object 139" xlink:type="simple" xlink:show="embed" xlink:actuate="onLoad"/></draw:frame></text:p>
            <text:p text:style-name="P32"/>
            <text:p text:style-name="P32"><draw:frame draw:style-name="fr7" draw:name="Object140" text:anchor-type="as-char" svg:width="3.748cm" svg:height="1.048cm" draw:z-index="156"><draw:object xlink:href="./Object 140" xlink:type="simple" xlink:show="embed" xlink:actuate="onLoad"/><draw:image xlink:href="./ObjectReplacements/Object 140" xlink:type="simple" xlink:show="embed" xlink:actuate="onLoad"/></draw:frame></text:p>
            <text:p text:style-name="P32"/>
            <text:p text:style-name="P32"><draw:frame draw:style-name="fr7" draw:name="Object141" text:anchor-type="as-char" svg:width="4.493cm" svg:height="1.048cm" draw:z-index="157"><draw:object xlink:href="./Object 141" xlink:type="simple" xlink:show="embed" xlink:actuate="onLoad"/><draw:image xlink:href="./ObjectReplacements/Object 141" xlink:type="simple" xlink:show="embed" xlink:actuate="onLoad"/></draw:frame></text:p>
            <text:p text:style-name="P32"/>
            <text:p text:style-name="P32"><draw:frame draw:style-name="fr7" draw:name="Object142" text:anchor-type="as-char" svg:width="2.727cm" svg:height="0.702cm" draw:z-index="158"><draw:object xlink:href="./Object 142" xlink:type="simple" xlink:show="embed" xlink:actuate="onLoad"/><draw:image xlink:href="./ObjectReplacements/Object 142" xlink:type="simple" xlink:show="embed" xlink:actuate="onLoad"/></draw:frame></text:p>
          </table:table-cell>
        </table:table-row>
      </table:table>
      <text:p text:style-name="P10"/>
      <text:p text:style-name="P26">Variation av parametrar:</text:p>
      <text:p text:style-name="P10"/>
      <text:p text:style-name="P10"><text:tab/>y<text:span text:style-name="T9">1</text:span>(x) ≜ e<text:span text:style-name="T17">–∫P(x)dx</text:span>,<text:tab/>u(x)y<text:span text:style-name="T9">1</text:span>(x) ≜ y</text:p>
      <text:p text:style-name="P10"/>
      <text:p text:style-name="P10"><text:tab/>Insättning i (*) ger:</text:p>
      <text:p text:style-name="P10"/>
      <text:p text:style-name="P10"><text:tab/><text:tab/><draw:frame draw:style-name="fr7" draw:name="Object143" text:anchor-type="as-char" svg:width="4.581cm" svg:height="1.117cm" draw:z-index="159"><draw:object xlink:href="./Object 143" xlink:type="simple" xlink:show="embed" xlink:actuate="onLoad"/><draw:image xlink:href="./ObjectReplacements/Object 143" xlink:type="simple" xlink:show="embed" xlink:actuate="onLoad"/></draw:frame></text:p>
      <text:p text:style-name="P10"/>
      <text:p text:style-name="P10"><text:tab/><text:tab/><draw:frame draw:style-name="fr7" draw:name="Object144" text:anchor-type="as-char" svg:width="2.792cm" svg:height="1.048cm" draw:z-index="160"><draw:object xlink:href="./Object 144" xlink:type="simple" xlink:show="embed" xlink:actuate="onLoad"/><draw:image xlink:href="./ObjectReplacements/Object 144" xlink:type="simple" xlink:show="embed" xlink:actuate="onLoad"/></draw:frame></text:p>
      <text:p text:style-name="P10"/>
      <text:p text:style-name="P10"><text:tab/><text:tab/>(†):</text:p>
      <text:p text:style-name="P10"/>
      <text:p text:style-name="P10"><text:tab/><text:tab/><text:tab/><draw:frame draw:style-name="fr7" draw:name="Object145" text:anchor-type="as-char" svg:width="4.486cm" svg:height="1.117cm" draw:z-index="161"><draw:object xlink:href="./Object 145" xlink:type="simple" xlink:show="embed" xlink:actuate="onLoad"/><draw:image xlink:href="./ObjectReplacements/Object 145" xlink:type="simple" xlink:show="embed" xlink:actuate="onLoad"/></draw:frame></text:p>
      <text:p text:style-name="P10"/>
      <text:p text:style-name="P10"><text:tab/><text:tab/><text:tab/><draw:frame draw:style-name="fr6" draw:name="Object146" text:anchor-type="as-char" svg:y="-0.781cm" svg:width="2.307cm" svg:height="1.048cm" draw:z-index="162"><draw:object xlink:href="./Object 146" xlink:type="simple" xlink:show="embed" xlink:actuate="onLoad"/><draw:image xlink:href="./ObjectReplacements/Object 146" xlink:type="simple" xlink:show="embed" xlink:actuate="onLoad"/></draw:frame> <text:tab/>(Den homogena differentialekvationen)</text:p>
      <text:p text:style-name="P10"/>
      <text:p text:style-name="P10"><text:tab/><text:tab/><draw:frame draw:style-name="fr6" draw:name="Object147" text:anchor-type="as-char" svg:y="-0.861cm" svg:width="1.693cm" svg:height="1.117cm" draw:z-index="163"><draw:object xlink:href="./Object 147" xlink:type="simple" xlink:show="embed" xlink:actuate="onLoad"/><draw:image xlink:href="./ObjectReplacements/Object 147" xlink:type="simple" xlink:show="embed" xlink:actuate="onLoad"/></draw:frame> <text:tab/>(y<text:span text:style-name="T9">1</text:span> är exponentiell, alltså ≠ 0)</text:p>
      <text:p text:style-name="P10"/>
      <text:p text:style-name="P10"><text:tab/><text:tab/><draw:frame draw:style-name="fr6" draw:name="Object148" text:anchor-type="as-char" svg:y="-0.861cm" svg:width="3.762cm" svg:height="1.117cm" draw:z-index="164"><draw:object xlink:href="./Object 148" xlink:type="simple" xlink:show="embed" xlink:actuate="onLoad"/><draw:image xlink:href="./ObjectReplacements/Object 148" xlink:type="simple" xlink:show="embed" xlink:actuate="onLoad"/></draw:frame></text:p>
      <text:p text:style-name="P10"/>
      <text:p text:style-name="P10"><text:tab/><text:tab/><draw:frame draw:style-name="fr6" draw:name="Object149" text:anchor-type="as-char" svg:y="-0.861cm" svg:width="6.883cm" svg:height="0.903cm" draw:z-index="165"><draw:object xlink:href="./Object 149" xlink:type="simple" xlink:show="embed" xlink:actuate="onLoad"/><draw:image xlink:href="./ObjectReplacements/Object 149" xlink:type="simple" xlink:show="embed" xlink:actuate="onLoad"/></draw:frame></text:p>
      <text:p text:style-name="P10"/>
      <text:p text:style-name="P10"/>
      <text:p text:style-name="P10">Allmänna lösningen:</text:p>
      <text:p text:style-name="P10"/>
      <text:p text:style-name="P10"><text:tab/><draw:frame draw:style-name="fr6" draw:name="Object150" text:anchor-type="as-char" svg:y="-0.861cm" svg:width="6.883cm" svg:height="0.903cm" draw:z-index="166"><draw:object xlink:href="./Object 150" xlink:type="simple" xlink:show="embed" xlink:actuate="onLoad"/><draw:image xlink:href="./ObjectReplacements/Object 150" xlink:type="simple" xlink:show="embed" xlink:actuate="onLoad"/></draw:frame></text:p>
      <text:p text:style-name="P10"/>
      <text:p text:style-name="P10"><text:tab/><draw:frame draw:style-name="fr6" draw:name="Object151" text:anchor-type="as-char" svg:y="-0.861cm" svg:width="8.154cm" svg:height="0.82cm" draw:z-index="167"><draw:object xlink:href="./Object 151" xlink:type="simple" xlink:show="embed" xlink:actuate="onLoad"/><draw:image xlink:href="./ObjectReplacements/Object 151" xlink:type="simple" xlink:show="embed" xlink:actuate="onLoad"/></draw:frame></text:p>
      <text:p text:style-name="P10"><text:tab/><text:tab/>↑ <text:s text:c="16"/>↑</text:p>
      <text:p text:style-name="P10"><text:tab/>y = <text:s text:c="3"/>y<text:span text:style-name="T9">h</text:span> <text:s text:c="6"/>+ <text:s text:c="6"/>y<text:span text:style-name="T9">p</text:span></text:p>
      <text:p text:style-name="P10"/>
      <text:list xml:id="list22323451" text:style-name="L1">
        <text:list-item>
          <text:list>
            <text:list-item>
              <text:list>
                <text:list-header>
                  <text:p text:style-name="P36">1. Homogen lösning: y<text:span text:style-name="T9">1</text:span></text:p>
                  <text:p text:style-name="P36">2. Ansats: y = u(x)y<text:span text:style-name="T9">1</text:span></text:p>
                  <text:p text:style-name="P36">3. Insättning och hyfsning.</text:p>
                </text:list-header>
              </text:list>
            </text:list-item>
          </text:list>
        </text:list-item>
      </text:list>
      <text:p text:style-name="P10"/>
      <text:p text:style-name="P10"/>
      <text:p text:style-name="P25">⁅z.c.3.3.7.⁆</text:p>
      <text:p text:style-name="P8"/>
      <text:p text:style-name="P14">┌────────┐ <text:s text:c="10"/>┌────────┐</text:p>
      <text:p text:style-name="P14">│ <text:s text:c="7"/>│ 3 gal/min │ <text:s text:c="7"/>│</text:p>
      <text:p text:style-name="P14">│100 gal │◄──────────│100 gal │</text:p>
      <text:p text:style-name="P14">│ <text:s text:c="7"/>│ <text:s text:c="10"/>│ <text:s text:c="7"/>│</text:p>
      <text:p text:style-name="P14">│100 lb <text:s/>│ 2 gal/min │50 lb <text:s text:c="2"/>│</text:p>
      <text:p text:style-name="P14">│ <text:s text:c="7"/>│──────────►│ <text:s text:c="7"/>│</text:p>
      <text:p text:style-name="P14">└────────┘ <text:s text:c="10"/>└────────┘</text:p>
      <text:p text:style-name="P8"/>
      <text:p text:style-name="P8"><draw:frame draw:style-name="fr6" draw:name="Object152" text:anchor-type="as-char" svg:y="-0.861cm" svg:width="11.204cm" svg:height="1.117cm" draw:z-index="168"><draw:object xlink:href="./Object 152" xlink:type="simple" xlink:show="embed" xlink:actuate="onLoad"/><draw:image xlink:href="./ObjectReplacements/Object 152" xlink:type="simple" xlink:show="embed" xlink:actuate="onLoad"/></draw:frame></text:p>
      <text:p text:style-name="P8"/>
      <text:p text:style-name="P8"><draw:frame draw:style-name="fr6" draw:name="Object153" text:anchor-type="as-char" svg:y="-0.861cm" svg:width="11.204cm" svg:height="1.117cm" draw:z-index="169"><draw:object xlink:href="./Object 153" xlink:type="simple" xlink:show="embed" xlink:actuate="onLoad"/><draw:image xlink:href="./ObjectReplacements/Object 153" xlink:type="simple" xlink:show="embed" xlink:actuate="onLoad"/></draw:frame></text:p>
      <text:p text:style-name="P8"/>
      <text:p text:style-name="P8">x<text:span text:style-name="T9">1</text:span>(0) = 100,<text:tab/>x<text:span text:style-name="T9">2</text:span>(0) = 50</text:p>
      <text:p text:style-name="P8"/>
      <text:p text:style-name="P8"><draw:frame draw:style-name="fr6" draw:name="Object154" text:anchor-type="as-char" svg:y="-0.861cm" svg:width="6.345cm" svg:height="1.117cm" draw:z-index="170"><draw:object xlink:href="./Object 154" xlink:type="simple" xlink:show="embed" xlink:actuate="onLoad"/><draw:image xlink:href="./ObjectReplacements/Object 154" xlink:type="simple" xlink:show="embed" xlink:actuate="onLoad"/></draw:frame></text:p>
      <text:p text:style-name="P8"/>
      <text:p text:style-name="P8">x<text:span text:style-name="T9">1</text:span> + x<text:span text:style-name="T9">2</text:span> = konstant = x<text:span text:style-name="T9">1</text:span>(0) + x<text:span text:style-name="T9">2</text:span>(0) = 100 + 50 = 150</text:p>
      <text:p text:style-name="P8"/>
      <text:p text:style-name="P8">Systemet är slutet.</text:p>
      <text:p text:style-name="P8"/>
      <text:p text:style-name="P8">Eliminera x<text:span text:style-name="T9">1</text:span>:<text:tab/>x<text:span text:style-name="T9">1</text:span> = 150 – x<text:span text:style-name="T9">2</text:span></text:p>
      <text:p text:style-name="P8"/>
      <text:p text:style-name="P8"><draw:frame draw:style-name="fr6" draw:name="Object155" text:anchor-type="as-char" svg:y="-0.861cm" svg:width="6.242cm" svg:height="1.117cm" draw:z-index="171"><draw:object xlink:href="./Object 155" xlink:type="simple" xlink:show="embed" xlink:actuate="onLoad"/><draw:image xlink:href="./ObjectReplacements/Object 155" xlink:type="simple" xlink:show="embed" xlink:actuate="onLoad"/></draw:frame></text:p>
      <text:p text:style-name="P8"/>
      <text:p text:style-name="P8"><draw:frame draw:style-name="fr6" draw:name="Object156" text:anchor-type="as-char" svg:y="-0.861cm" svg:width="7.682cm" svg:height="1.169cm" draw:z-index="172"><draw:object xlink:href="./Object 156" xlink:type="simple" xlink:show="embed" xlink:actuate="onLoad"/><draw:image xlink:href="./ObjectReplacements/Object 156" xlink:type="simple" xlink:show="embed" xlink:actuate="onLoad"/></draw:frame></text:p>
      <text:p text:style-name="P8"/>
      <text:p text:style-name="P8">Resten av lösningen finns på Internet.</text:p>
      <text:p text:style-name="P8"/>
      <text:p text:style-name="P25">1. Klassificera med avseende på stabilitet/instabilitet dem stationära lösningarna till den automona differentialekvationen <draw:frame draw:style-name="fr6" draw:name="Object157" text:anchor-type="as-char" svg:y="-0.676cm" svg:width="2.669cm" svg:height="1.048cm" draw:z-index="173"><draw:object xlink:href="./Object 157" xlink:type="simple" xlink:show="embed" xlink:actuate="onLoad"/><draw:image xlink:href="./ObjectReplacements/Object 157" xlink:type="simple" xlink:show="embed" xlink:actuate="onLoad"/></draw:frame>.</text:p>
      <text:p text:style-name="P8">Bestäm dem startvärden y<text:span text:style-name="T9">0</text:span> för vilka <draw:frame draw:style-name="fr6" draw:name="Object158" text:anchor-type="as-char" svg:y="-0.649cm" svg:width="2.028cm" svg:height="0.908cm" draw:z-index="174"><draw:object xlink:href="./Object 158" xlink:type="simple" xlink:show="embed" xlink:actuate="onLoad"/><draw:image xlink:href="./ObjectReplacements/Object 158" xlink:type="simple" xlink:show="embed" xlink:actuate="onLoad"/></draw:frame>är ändliga.</text:p>
      <text:p text:style-name="P8"/>
      <text:p text:style-name="P8"><draw:frame draw:style-name="fr6" draw:name="Object159" text:anchor-type="as-char" svg:y="-0.676cm" svg:width="2.669cm" svg:height="1.048cm" draw:z-index="175"><draw:object xlink:href="./Object 159" xlink:type="simple" xlink:show="embed" xlink:actuate="onLoad"/><draw:image xlink:href="./ObjectReplacements/Object 159" xlink:type="simple" xlink:show="embed" xlink:actuate="onLoad"/></draw:frame></text:p>
      <text:p text:style-name="P8"/>
      <text:p text:style-name="P8">Stationära lösningarna:</text:p>
      <text:p text:style-name="P8"/>
      <text:p text:style-name="P8"><draw:frame draw:style-name="fr6" draw:name="Object160" text:anchor-type="as-char" svg:y="-0.676cm" svg:width="4.434cm" svg:height="1.259cm" draw:z-index="176"><draw:object xlink:href="./Object 160" xlink:type="simple" xlink:show="embed" xlink:actuate="onLoad"/><draw:image xlink:href="./ObjectReplacements/Object 160" xlink:type="simple" xlink:show="embed" xlink:actuate="onLoad"/></draw:frame></text:p>
      <text:p text:style-name="P8"/>
      <text:p text:style-name="P8">←──►──┼──◄──┼──►──→</text:p>
      <text:p text:style-name="P8"><text:tab/> <text:s text:c="2"/>0<text:tab/> <text:s text:c="5"/>1</text:p>
      <text:p text:style-name="P8"/>
      <text:p text:style-name="P8">Stabilt vid 0, instabilt vid 1.</text:p>
      <text:p text:style-name="P8"/>
      <text:p text:style-name="P8"/>
      <text:p text:style-name="P8"/>
      <text:p text:style-name="P8">2. En tank innehåller 300 liter vatten i vilket 1800 gram salt har lösts. En annan saltlösning med koncentrationen 5 gram per liter pumpas in med hastigheten 2 liter per minut. Den välblandade lösningen pumpas ut med hastigheten 3 liter per minut. Ställ upp en differentialekvation som beskriver detta förlopp. Bestäm saltmängden som funktion av tiden.</text:p>
      <text:p text:style-name="P8"/>
      <text:p text:style-name="P8"><draw:frame draw:style-name="fr6" draw:name="Object161" text:anchor-type="as-char" svg:y="-0.676cm" svg:width="5.826cm" svg:height="1.064cm" draw:z-index="177"><draw:object xlink:href="./Object 161" xlink:type="simple" xlink:show="embed" xlink:actuate="onLoad"/><draw:image xlink:href="./ObjectReplacements/Object 161" xlink:type="simple" xlink:show="embed" xlink:actuate="onLoad"/></draw:frame></text:p>
      <text:p text:style-name="P8"/>
      <text:p text:style-name="P8"><draw:frame draw:style-name="fr6" draw:name="Object162" text:anchor-type="as-char" svg:y="-0.676cm" svg:width="6.174cm" svg:height="1.064cm" draw:z-index="178"><draw:object xlink:href="./Object 162" xlink:type="simple" xlink:show="embed" xlink:actuate="onLoad"/><draw:image xlink:href="./ObjectReplacements/Object 162" xlink:type="simple" xlink:show="embed" xlink:actuate="onLoad"/></draw:frame></text:p>
      <text:p text:style-name="P8"/>
      <text:p text:style-name="P8"><draw:frame draw:style-name="fr6" draw:name="Object163" text:anchor-type="as-char" svg:y="-0.676cm" svg:width="11.559cm" svg:height="0.859cm" draw:z-index="179"><draw:object xlink:href="./Object 163" xlink:type="simple" xlink:show="embed" xlink:actuate="onLoad"/><draw:image xlink:href="./ObjectReplacements/Object 163" xlink:type="simple" xlink:show="embed" xlink:actuate="onLoad"/></draw:frame></text:p>
      <text:p text:style-name="P8"/>
      <text:p text:style-name="P8"><draw:frame draw:style-name="fr6" draw:name="Object164" text:anchor-type="as-char" svg:y="-0.676cm" svg:width="9.871cm" svg:height="1.055cm" draw:z-index="180"><draw:object xlink:href="./Object 164" xlink:type="simple" xlink:show="embed" xlink:actuate="onLoad"/><draw:image xlink:href="./ObjectReplacements/Object 164" xlink:type="simple" xlink:show="embed" xlink:actuate="onLoad"/></draw:frame></text:p>
      <text:p text:style-name="P8"/>
      <text:p text:style-name="P8"><draw:frame draw:style-name="fr6" draw:name="Object165" text:anchor-type="as-char" svg:y="-0.676cm" svg:width="6.823cm" svg:height="1.048cm" draw:z-index="181"><draw:object xlink:href="./Object 165" xlink:type="simple" xlink:show="embed" xlink:actuate="onLoad"/><draw:image xlink:href="./ObjectReplacements/Object 165" xlink:type="simple" xlink:show="embed" xlink:actuate="onLoad"/></draw:frame></text:p>
      <text:p text:style-name="P8"/>
      <text:p text:style-name="P8">Med integration fås:</text:p>
      <text:p text:style-name="P8"/>
      <text:p text:style-name="P8"><draw:frame draw:style-name="fr6" draw:name="Object166" text:anchor-type="as-char" svg:y="-0.676cm" svg:width="6.369cm" svg:height="0.554cm" draw:z-index="182"><draw:object xlink:href="./Object 166" xlink:type="simple" xlink:show="embed" xlink:actuate="onLoad"/><draw:image xlink:href="./ObjectReplacements/Object 166" xlink:type="simple" xlink:show="embed" xlink:actuate="onLoad"/></draw:frame></text:p>
      <text:p text:style-name="P8"/>
      <text:p text:style-name="P8">t = 0:</text:p>
      <text:p text:style-name="P8"/>
      <text:p text:style-name="P8"><draw:frame draw:style-name="fr6" draw:name="Object167" text:anchor-type="as-char" svg:y="-0.676cm" svg:width="5.128cm" svg:height="0.547cm" draw:z-index="183"><draw:object xlink:href="./Object 167" xlink:type="simple" xlink:show="embed" xlink:actuate="onLoad"/><draw:image xlink:href="./ObjectReplacements/Object 167" xlink:type="simple" xlink:show="embed" xlink:actuate="onLoad"/></draw:frame></text:p>
      <text:p text:style-name="P10"/>
      <text:p text:style-name="P8"><text:soft-page-break/><draw:frame draw:style-name="fr6" draw:name="Object168" text:anchor-type="as-char" svg:y="-0.676cm" svg:width="5.59cm" svg:height="1.162cm" draw:z-index="184"><draw:object xlink:href="./Object 168" xlink:type="simple" xlink:show="embed" xlink:actuate="onLoad"/><draw:image xlink:href="./ObjectReplacements/Object 168" xlink:type="simple" xlink:show="embed" xlink:actuate="onLoad"/></draw:frame></text:p>
      <text:p text:style-name="P10"/>
      <text:p text:style-name="P10"><text:tab/>∵ </text:p>
      <text:p text:style-name="P10"><text:tab/><text:tab/><draw:frame draw:style-name="fr6" draw:name="Object169" text:anchor-type="as-char" svg:y="-0.547cm" svg:width="5.128cm" svg:height="0.547cm" draw:z-index="185"><draw:object xlink:href="./Object 169" xlink:type="simple" xlink:show="embed" xlink:actuate="onLoad"/><draw:image xlink:href="./ObjectReplacements/Object 169" xlink:type="simple" xlink:show="embed" xlink:actuate="onLoad"/></draw:frame></text:p>
      <text:p text:style-name="P10"/>
      <text:p text:style-name="P10"><text:tab/><text:tab/><draw:frame draw:style-name="fr6" draw:name="Object170" text:anchor-type="as-char" svg:y="-0.547cm" svg:width="9.292cm" svg:height="0.547cm" draw:z-index="186"><draw:object xlink:href="./Object 170" xlink:type="simple" xlink:show="embed" xlink:actuate="onLoad"/><draw:image xlink:href="./ObjectReplacements/Object 170" xlink:type="simple" xlink:show="embed" xlink:actuate="onLoad"/></draw:frame></text:p>
      <text:p text:style-name="P10"/>
      <text:p text:style-name="P10"><text:tab/><text:tab/><draw:frame draw:style-name="fr6" draw:name="Object171" text:anchor-type="as-char" svg:y="-0.676cm" svg:width="3.039cm" svg:height="1.101cm" draw:z-index="187"><draw:object xlink:href="./Object 171" xlink:type="simple" xlink:show="embed" xlink:actuate="onLoad"/><draw:image xlink:href="./ObjectReplacements/Object 171" xlink:type="simple" xlink:show="embed" xlink:actuate="onLoad"/></draw:frame></text:p>
      <text:p text:style-name="P10"/>
      <text:p text:style-name="P10"/>
      <text:p text:style-name="P10"/>
      <text:p text:style-name="P10">3. Bestäm allmänna lösningen till differentialekvationen <text:s/>y' = y(y – 1).</text:p>
      <text:p text:style-name="P10">Dock behöver ej konstantlösningarna anges. Bestäm därefter den lösningen som uppfyller villkoret:</text:p>
      <text:p text:style-name="P10"/>
      <text:p text:style-name="P10"><text:tab/>a)<text:tab/>y(0) = 2</text:p>
      <text:p text:style-name="P10"><text:tab/>b)<text:tab/>y(0) = ½</text:p>
      <text:p text:style-name="P10"/>
      <text:p text:style-name="P10">Ange lösningens existensintervall och vad som händer då <text:s/>x <text:s/>växer.</text:p>
      <text:p text:style-name="P10"/>
      <text:p text:style-name="P25">⁅z.c.3.3.7.⁆</text:p>
      <text:p text:style-name="P8"/>
      <text:p text:style-name="P8">Bestäm den allmänna lösningen till</text:p>
      <text:p text:style-name="P8"/>
      <text:p text:style-name="P8"><text:tab/>y' + 3x²y = x²<text:tab/>(y = y(x))</text:p>
      <text:p text:style-name="P8"/>
      <text:p text:style-name="P8">Lösning (linjär):</text:p>
      <text:p text:style-name="P8"/>
      <text:p text:style-name="P8"><text:tab/>Multiplicera med integrerande faktorn.</text:p>
      <text:p text:style-name="P8"/>
      <text:p text:style-name="P8"><text:tab/><draw:frame draw:style-name="fr5" draw:name="Object172" text:anchor-type="as-char" svg:width="3.059cm" svg:height="0.937cm" draw:z-index="188"><draw:object xlink:href="./Object 172" xlink:type="simple" xlink:show="embed" xlink:actuate="onLoad"/><draw:image xlink:href="./ObjectReplacements/Object 172" xlink:type="simple" xlink:show="embed" xlink:actuate="onLoad"/></draw:frame></text:p>
      <text:p text:style-name="P8"/>
      <text:p text:style-name="P8"><text:tab/><draw:frame draw:style-name="fr5" draw:name="Object173" text:anchor-type="as-char" svg:width="5.255cm" svg:height="1.101cm" draw:z-index="189"><draw:object xlink:href="./Object 173" xlink:type="simple" xlink:show="embed" xlink:actuate="onLoad"/><draw:image xlink:href="./ObjectReplacements/Object 173" xlink:type="simple" xlink:show="embed" xlink:actuate="onLoad"/></draw:frame></text:p>
      <text:p text:style-name="P8"/>
      <text:p text:style-name="P8"><text:tab/><draw:frame draw:style-name="fr5" draw:name="Object174" text:anchor-type="as-char" svg:width="3.519cm" svg:height="1.055cm" draw:z-index="190"><draw:object xlink:href="./Object 174" xlink:type="simple" xlink:show="embed" xlink:actuate="onLoad"/><draw:image xlink:href="./ObjectReplacements/Object 174" xlink:type="simple" xlink:show="embed" xlink:actuate="onLoad"/></draw:frame></text:p>
      <text:p text:style-name="P8"/>
      <text:p text:style-name="P8"><text:tab/><draw:frame draw:style-name="fr5" draw:name="Object175" text:anchor-type="as-char" svg:width="5.549cm" svg:height="1.048cm" draw:z-index="191"><draw:object xlink:href="./Object 175" xlink:type="simple" xlink:show="embed" xlink:actuate="onLoad"/><draw:image xlink:href="./ObjectReplacements/Object 175" xlink:type="simple" xlink:show="embed" xlink:actuate="onLoad"/></draw:frame></text:p>
      <text:p text:style-name="P8"/>
      <text:p text:style-name="P8"><text:tab/><draw:frame draw:style-name="fr5" draw:name="Object176" text:anchor-type="as-char" svg:width="3.976cm" svg:height="1.259cm" draw:z-index="192"><draw:object xlink:href="./Object 176" xlink:type="simple" xlink:show="embed" xlink:actuate="onLoad"/><draw:image xlink:href="./ObjectReplacements/Object 176" xlink:type="simple" xlink:show="embed" xlink:actuate="onLoad"/></draw:frame></text:p>
      <text:p text:style-name="P8"/>
      <text:p text:style-name="P25">⁅Uppgift 13 på modullappen⁆</text:p>
      <text:p text:style-name="P8"/>
      <text:p text:style-name="P8">En kaka tas ut ur ugnen.</text:p>
      <text:p text:style-name="P8"/>
      <text:p text:style-name="P8"><text:tab/>105°C efter 10 minuter</text:p>
      <text:p text:style-name="P8"><text:tab/>65°C efter 30 minuter</text:p>
      <text:p text:style-name="P8"/>
      <text:p text:style-name="P8">Vid vilken tidpunkt är temperaturen 30°C?</text:p>
      <text:p text:style-name="P8"/>
      <text:p text:style-name="P8">Avsvalningshastigheten är propotionell mot temperaturens differential <text:s/>T – T<text:span text:style-name="T9">0</text:span>, då <text:s/>T <text:s/>är kakan temperatur och <text:s/>T<text:span text:style-name="T9">0</text:span> = 25°C<text:span text:style-name="T3"> </text:span><text:s/>är rumstemperaturen.</text:p>
      <text:p text:style-name="P8"/>
      <text:p text:style-name="P8">Lösning:</text:p>
      <text:p text:style-name="P8"/>
      <text:p text:style-name="P8"><text:tab/>Låt <text:s/>T(t) <text:s/>vara kakans temperatur vid tiden <text:s/>t.</text:p>
      <text:p text:style-name="P8"/>
      <text:p text:style-name="P8"><text:tab/>T <text:s/>uppfyller relationen</text:p>
      <text:p text:style-name="P8"/>
      <text:p text:style-name="P8"><text:tab/><text:tab/><draw:frame draw:style-name="fr5" draw:name="Object177" text:anchor-type="as-char" svg:width="4.694cm" svg:height="1.048cm" draw:z-index="193"><draw:object xlink:href="./Object 177" xlink:type="simple" xlink:show="embed" xlink:actuate="onLoad"/><draw:image xlink:href="./ObjectReplacements/Object 177" xlink:type="simple" xlink:show="embed" xlink:actuate="onLoad"/></draw:frame></text:p>
      <text:p text:style-name="P8"/>
      <text:p text:style-name="P8"><text:tab/>Vi löser ekvationen! (linjär)</text:p>
      <text:p text:style-name="P8"/>
      <text:p text:style-name="P8"><text:tab/><draw:frame draw:style-name="fr5" draw:name="Object178" text:anchor-type="as-char" svg:width="3.066cm" svg:height="1.048cm" draw:z-index="194"><draw:object xlink:href="./Object 178" xlink:type="simple" xlink:show="embed" xlink:actuate="onLoad"/><draw:image xlink:href="./ObjectReplacements/Object 178" xlink:type="simple" xlink:show="embed" xlink:actuate="onLoad"/></draw:frame></text:p>
      <text:p text:style-name="P8"/>
      <text:p text:style-name="P8"><text:tab/>Multiplicera med den integrerande faktorn e<text:span text:style-name="T17">∫–k dt</text:span> = e<text:span text:style-name="T17">–kt</text:span>.</text:p>
      <text:p text:style-name="P8"/>
      <text:p text:style-name="P8"><text:tab/><draw:frame draw:style-name="fr5" draw:name="Object179" text:anchor-type="as-char" svg:width="9.753cm" svg:height="1.048cm" draw:z-index="195"><draw:object xlink:href="./Object 179" xlink:type="simple" xlink:show="embed" xlink:actuate="onLoad"/><draw:image xlink:href="./ObjectReplacements/Object 179" xlink:type="simple" xlink:show="embed" xlink:actuate="onLoad"/></draw:frame></text:p>
      <text:p text:style-name="P8"/>
      <text:p text:style-name="P8"><text:tab/>Integrera!</text:p>
      <text:p text:style-name="P8"/>
      <text:p text:style-name="P8"><text:tab/><draw:frame draw:style-name="fr5" draw:name="Object180" text:anchor-type="as-char" svg:width="9.322cm" svg:height="0.796cm" draw:z-index="196"><draw:object xlink:href="./Object 180" xlink:type="simple" xlink:show="embed" xlink:actuate="onLoad"/><draw:image xlink:href="./ObjectReplacements/Object 180" xlink:type="simple" xlink:show="embed" xlink:actuate="onLoad"/></draw:frame></text:p>
      <text:p text:style-name="P8"/>
      <text:p text:style-name="P3"><text:span text:style-name="T24"><text:tab/>t → ∞ </text:span><text:span text:style-name="T31">⇒ T → 0</text:span></text:p>
      <text:p text:style-name="P18"><text:tab/>∴ k &lt; 0</text:p>
      <text:p text:style-name="P18"/>
      <text:p text:style-name="P18"><text:tab/>Givet att:</text:p>
      <text:p text:style-name="P3"><text:span text:style-name="T31"><text:tab/><text:tab/>105 = T(10) = T</text:span><text:span text:style-name="T15">0</text:span><text:span text:style-name="T31"> + Ce</text:span><text:span text:style-name="T22">10k</text:span></text:p>
      <text:p text:style-name="P3"><text:span text:style-name="T31"><text:tab/><text:tab/>65 = T(30) = T</text:span><text:span text:style-name="T15">0</text:span><text:span text:style-name="T31"> + Ce</text:span><text:span text:style-name="T22">30k</text:span></text:p>
      <text:p text:style-name="P18"/>
      <text:p text:style-name="P3"><text:span text:style-name="T31"><text:tab/>(T</text:span><text:span text:style-name="T15">0</text:span><text:span text:style-name="T31"> = 25)</text:span></text:p>
      <text:p text:style-name="P3"><text:span text:style-name="T31"><text:tab/><text:tab/>Ce</text:span><text:span text:style-name="T22">10k</text:span><text:span text:style-name="T30"> = 105 – 25 = 80</text:span></text:p>
      <text:p text:style-name="P3"><text:span text:style-name="T31"><text:tab/><text:tab/>Ce</text:span><text:span text:style-name="T22">30k</text:span><text:span text:style-name="T30"> = 65 – 25 = 40</text:span></text:p>
      <text:p text:style-name="P11"/>
      <text:p text:style-name="P24"><text:span text:style-name="T30"><text:tab/></text:span><text:span text:style-name="T30"><draw:frame draw:style-name="fr5" draw:name="Object181" text:anchor-type="as-char" svg:width="6.946cm" svg:height="1.155cm" draw:z-index="197"><draw:object xlink:href="./Object 181" xlink:type="simple" xlink:show="embed" xlink:actuate="onLoad"/><draw:image xlink:href="./ObjectReplacements/Object 181" xlink:type="simple" xlink:show="embed" xlink:actuate="onLoad"/></draw:frame></text:span></text:p>
      <text:p text:style-name="P11"/>
      <text:p text:style-name="P3"><text:span text:style-name="T30"><text:tab/></text:span><text:span text:style-name="T30"><draw:frame draw:style-name="fr5" draw:name="Object182" text:anchor-type="as-char" svg:width="5.135cm" svg:height="1.087cm" draw:z-index="198"><draw:object xlink:href="./Object 182" xlink:type="simple" xlink:show="embed" xlink:actuate="onLoad"/><draw:image xlink:href="./ObjectReplacements/Object 182" xlink:type="simple" xlink:show="embed" xlink:actuate="onLoad"/></draw:frame></text:span></text:p>
      <text:p text:style-name="P11"/>
      <text:p text:style-name="P3"><text:span text:style-name="T30"><text:tab/></text:span><text:span text:style-name="T30"><draw:frame draw:style-name="fr5" draw:name="Object183" text:anchor-type="as-char" svg:width="1.961cm" svg:height="0.531cm" draw:z-index="199"><draw:object xlink:href="./Object 183" xlink:type="simple" xlink:show="embed" xlink:actuate="onLoad"/><draw:image xlink:href="./ObjectReplacements/Object 183" xlink:type="simple" xlink:show="embed" xlink:actuate="onLoad"/></draw:frame></text:span></text:p>
      <text:p text:style-name="P11"/>
      <text:p text:style-name="P11"><text:tab/>Alltså:</text:p>
      <text:p text:style-name="P11"/>
      <text:p text:style-name="P3"><text:span text:style-name="T30"><text:tab/></text:span><text:span text:style-name="T30"><draw:frame draw:style-name="fr5" draw:name="Object184" text:anchor-type="as-char" svg:width="4.466cm" svg:height="0.859cm" draw:z-index="200"><draw:object xlink:href="./Object 184" xlink:type="simple" xlink:show="embed" xlink:actuate="onLoad"/><draw:image xlink:href="./ObjectReplacements/Object 184" xlink:type="simple" xlink:show="embed" xlink:actuate="onLoad"/></draw:frame></text:span></text:p>
      <text:p text:style-name="P11"/>
      <text:p text:style-name="P11"><text:tab/>Vi får:</text:p>
      <text:p text:style-name="P11"/>
      <text:p text:style-name="P3"><text:span text:style-name="T30"><text:tab/></text:span><text:span text:style-name="T30"><draw:frame draw:style-name="fr6" draw:name="Object185" text:anchor-type="as-char" svg:y="-0.78cm" svg:width="4.314cm" svg:height="1.222cm" draw:z-index="201"><draw:object xlink:href="./Object 185" xlink:type="simple" xlink:show="embed" xlink:actuate="onLoad"/><draw:image xlink:href="./ObjectReplacements/Object 185" xlink:type="simple" xlink:show="embed" xlink:actuate="onLoad"/></draw:frame></text:span></text:p>
      <text:p text:style-name="P11"/>
      <text:p text:style-name="P3"><text:span text:style-name="T30"><text:tab/></text:span><text:span text:style-name="T30"><draw:frame draw:style-name="fr6" draw:name="Object186" text:anchor-type="as-char" svg:y="-0.78cm" svg:width="3.328cm" svg:height="1.222cm" draw:z-index="202"><draw:object xlink:href="./Object 186" xlink:type="simple" xlink:show="embed" xlink:actuate="onLoad"/><draw:image xlink:href="./ObjectReplacements/Object 186" xlink:type="simple" xlink:show="embed" xlink:actuate="onLoad"/></draw:frame></text:span></text:p>
      <text:p text:style-name="P11"/>
      <text:p text:style-name="P3"><text:span text:style-name="T30"><text:tab/></text:span><text:span text:style-name="T30"><draw:frame draw:style-name="fr6" draw:name="Object187" text:anchor-type="as-char" svg:y="-0.78cm" svg:width="2.642cm" svg:height="1.222cm" draw:z-index="203"><draw:object xlink:href="./Object 187" xlink:type="simple" xlink:show="embed" xlink:actuate="onLoad"/><draw:image xlink:href="./ObjectReplacements/Object 187" xlink:type="simple" xlink:show="embed" xlink:actuate="onLoad"/></draw:frame></text:span></text:p>
      <text:p text:style-name="P11"/>
      <text:p text:style-name="P3"><text:span text:style-name="T30"><text:tab/></text:span><text:span text:style-name="T30"><draw:frame draw:style-name="fr6" draw:name="Object188" text:anchor-type="as-char" svg:y="-0.78cm" svg:width="2.417cm" svg:height="1.222cm" draw:z-index="204"><draw:object xlink:href="./Object 188" xlink:type="simple" xlink:show="embed" xlink:actuate="onLoad"/><draw:image xlink:href="./ObjectReplacements/Object 188" xlink:type="simple" xlink:show="embed" xlink:actuate="onLoad"/></draw:frame></text:span></text:p>
      <text:p text:style-name="P11"/>
      <text:p text:style-name="P3"><text:span text:style-name="T30"><text:tab/></text:span><text:span text:style-name="T30"><draw:frame draw:style-name="fr6" draw:name="Object189" text:anchor-type="as-char" svg:y="-0.78cm" svg:width="1.893cm" svg:height="0.85cm" draw:z-index="205"><draw:object xlink:href="./Object 189" xlink:type="simple" xlink:show="embed" xlink:actuate="onLoad"/><draw:image xlink:href="./ObjectReplacements/Object 189" xlink:type="simple" xlink:show="embed" xlink:actuate="onLoad"/></draw:frame></text:span></text:p>
      <text:p text:style-name="P11"/>
      <text:p text:style-name="P3"><text:span text:style-name="T30"><text:tab/></text:span><text:span text:style-name="T30"><draw:frame draw:style-name="fr6" draw:name="Object190" text:anchor-type="as-char" svg:y="-0.78cm" svg:width="3.207cm" svg:height="1.048cm" draw:z-index="206"><draw:object xlink:href="./Object 190" xlink:type="simple" xlink:show="embed" xlink:actuate="onLoad"/><draw:image xlink:href="./ObjectReplacements/Object 190" xlink:type="simple" xlink:show="embed" xlink:actuate="onLoad"/></draw:frame></text:span><text:span text:style-name="T30"><text:tab/><text:tab/><text:tab/>(lb är samma sak som log</text:span><text:span text:style-name="T16">2</text:span><text:span text:style-name="T30">)</text:span></text:p>
      <text:p text:style-name="P11"/>
      <text:p text:style-name="P3"><text:span text:style-name="T30"><text:tab/></text:span><text:span text:style-name="T30"><draw:frame draw:style-name="fr6" draw:name="Object191" text:anchor-type="as-char" svg:y="-0.78cm" svg:width="2.175cm" svg:height="0.492cm" draw:z-index="207"><draw:object xlink:href="./Object 191" xlink:type="simple" xlink:show="embed" xlink:actuate="onLoad"/><draw:image xlink:href="./ObjectReplacements/Object 191" xlink:type="simple" xlink:show="embed" xlink:actuate="onLoad"/></draw:frame></text:span></text:p>
      <text:p text:style-name="P11"/>
      <text:p text:style-name="P3"><text:span text:style-name="T30"><text:tab/></text:span><text:span text:style-name="T30"><draw:frame draw:style-name="fr6" draw:name="Object192" text:anchor-type="as-char" svg:y="-0.78cm" svg:width="1.282cm" svg:height="0.492cm" draw:z-index="208"><draw:object xlink:href="./Object 192" xlink:type="simple" xlink:show="embed" xlink:actuate="onLoad"/><draw:image xlink:href="./ObjectReplacements/Object 192" xlink:type="simple" xlink:show="embed" xlink:actuate="onLoad"/></draw:frame></text:span></text:p>
      <text:p text:style-name="P11"/>
      <text:p text:style-name="P11"/>
      <text:p text:style-name="P26">⁅uppgift 15 på modullappen⁆</text:p>
      <text:p text:style-name="P10"/>
      <text:p text:style-name="P10">Vilka kurvor <text:s/>y = y(x) <text:s/>i planet har egenskapen att normalet till en godtycklig punkt <text:s/>(x; y) <text:s/>på kurvan skär x-axeln i punkten <text:s/>(x + 1; 0)?</text:p>
      <text:p text:style-name="P10"><draw:frame draw:style-name="fr3" draw:name="graphics5" text:anchor-type="paragraph" svg:width="12.347cm" svg:height="7.056cm" draw:z-index="5"><draw:image xlink:href="Pictures/2000003D0000303B00001B903EF36479.svm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Lösning:</text:p>
      <text:p text:style-name="P10"/>
      <text:p text:style-name="P10"><text:tab/>Hitta först en ekvation för normalen till kurvan <text:s/>y = ƒ(x)</text:p>
      <text:p text:style-name="P10"><text:tab/>i punkten <text:s/>(a; b).</text:p>
      <text:p text:style-name="P10"><draw:frame draw:style-name="fr4" draw:name="graphics6" text:anchor-type="paragraph" svg:width="12.347cm" svg:height="7.056cm" draw:z-index="6"><draw:image xlink:href="Pictures/200000550000303B00001B90AAFB6757.svm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Lutningen på tangenten multiplicerat med lutningen på normalen = –1.</text:p>
      <text:p text:style-name="P10"><text:tab/>Normalen har lutningen <text:s/>–1/f'(a), <text:s/>så en ekvation för normalen är:</text:p>
      <text:p text:style-name="P10"/>
      <text:p text:style-name="P8"><text:span text:style-name="T31"><text:tab/><text:tab/></text:span><text:span text:style-name="T31"><draw:frame draw:style-name="fr5" draw:name="Object193" text:anchor-type="as-char" svg:width="2.812cm" svg:height="1.055cm" draw:z-index="209"><draw:object xlink:href="./Object 193" xlink:type="simple" xlink:show="embed" xlink:actuate="onLoad"/><draw:image xlink:href="./ObjectReplacements/Object 193" xlink:type="simple" xlink:show="embed" xlink:actuate="onLoad"/></draw:frame></text:span></text:p>
      <text:p text:style-name="P10"/>
      <text:p text:style-name="P10"><text:tab/>det vill säga</text:p>
      <text:p text:style-name="P10"/>
      <text:p text:style-name="P8"><text:span text:style-name="T31"><text:tab/><text:tab/></text:span><text:span text:style-name="T31"><draw:frame draw:style-name="fr5" draw:name="Object194" text:anchor-type="as-char" svg:width="1.337cm" svg:height="1.048cm" draw:z-index="210"><draw:object xlink:href="./Object 194" xlink:type="simple" xlink:show="embed" xlink:actuate="onLoad"/><draw:image xlink:href="./ObjectReplacements/Object 194" xlink:type="simple" xlink:show="embed" xlink:actuate="onLoad"/></draw:frame></text:span></text:p>
      <text:p text:style-name="P10"/>
      <text:p text:style-name="P10"><text:tab/>Separabel!</text:p>
      <text:p text:style-name="P10"/>
      <text:p text:style-name="P26">Vi löser ekvationen:</text:p>
      <text:p text:style-name="P10"/>
      <text:p text:style-name="P8"><text:span text:style-name="T31"><draw:frame draw:style-name="fr5" draw:name="Object195" text:anchor-type="as-char" svg:width="1.335cm" svg:height="1.048cm" draw:z-index="211"><draw:object xlink:href="./Object 195" xlink:type="simple" xlink:show="embed" xlink:actuate="onLoad"/><draw:image xlink:href="./ObjectReplacements/Object 195" xlink:type="simple" xlink:show="embed" xlink:actuate="onLoad"/></draw:frame></text:span><text:span text:style-name="T31">som vi skriver</text:span><text:span text:style-name="T31"><draw:frame draw:style-name="fr5" draw:name="Object196" text:anchor-type="as-char" svg:width="1.912cm" svg:height="0.492cm" draw:z-index="212"><draw:object xlink:href="./Object 196" xlink:type="simple" xlink:show="embed" xlink:actuate="onLoad"/><draw:image xlink:href="./ObjectReplacements/Object 196" xlink:type="simple" xlink:show="embed" xlink:actuate="onLoad"/></draw:frame></text:span></text:p>
      <text:p text:style-name="P10"/>
      <text:p text:style-name="P10">Integrera!</text:p>
      <text:p text:style-name="P10"/>
      <text:p text:style-name="P10"><draw:frame draw:style-name="fr5" draw:name="Object197" text:anchor-type="as-char" svg:width="1.984cm" svg:height="1.101cm" draw:z-index="213"><draw:object xlink:href="./Object 197" xlink:type="simple" xlink:show="embed" xlink:actuate="onLoad"/><draw:image xlink:href="./ObjectReplacements/Object 197" xlink:type="simple" xlink:show="embed" xlink:actuate="onLoad"/></draw:frame></text:p>
      <text:p text:style-name="P10"/>
      <text:p text:style-name="P10"><draw:frame draw:style-name="fr5" draw:name="Object198" text:anchor-type="as-char" svg:width="2.84cm" svg:height="0.531cm" draw:z-index="214"><draw:object xlink:href="./Object 198" xlink:type="simple" xlink:show="embed" xlink:actuate="onLoad"/><draw:image xlink:href="./ObjectReplacements/Object 198" xlink:type="simple" xlink:show="embed" xlink:actuate="onLoad"/></draw:frame></text:p>
      <text:p text:style-name="P10"/>
      <text:p text:style-name="P10">X &gt; –C</text:p>
      <text:p text:style-name="P10"/>
      <text:p text:style-name="P10">Varje val av C ger en sådan kurva.</text:p>
      <text:p text:style-name="P10"/>
      <text:p text:style-name="P10"/>
      <text:p text:style-name="P10"/>
      <text:p text:style-name="P10">⁅uppgift 5 på modullappen⁆</text:p>
      <text:p text:style-name="P10"/>
      <text:p text:style-name="P10">Bestäm lösningen till</text:p>
      <text:p text:style-name="P10"/>
      <text:p text:style-name="P10"><text:tab/>xy' + y + xy² = 0,<text:tab/>y(1) = 1</text:p>
      <text:p text:style-name="P10"/>
      <text:p text:style-name="P10">Bestäm existensintervallet.</text:p>
      <text:p text:style-name="P10"/>
      <text:p text:style-name="P10">Lösning:</text:p>
      <text:p text:style-name="P10"/>
      <text:p text:style-name="P10">Vi skriver lösningen på formen:</text:p>
      <text:p text:style-name="P10"/>
      <text:p text:style-name="P8"><text:span text:style-name="T31"><text:tab/></text:span><text:span text:style-name="T31"><draw:frame draw:style-name="fr5" draw:name="Object199" text:anchor-type="as-char" svg:width="3.05cm" svg:height="1.048cm" draw:z-index="232"><draw:object xlink:href="./Object 199" xlink:type="simple" xlink:show="embed" xlink:actuate="onLoad"/><draw:image xlink:href="./ObjectReplacements/Object 199" xlink:type="simple" xlink:show="embed" xlink:actuate="onLoad"/></draw:frame></text:span></text:p>
      <text:p text:style-name="P10"/>
      <text:p text:style-name="P10">Bernoullsk!:</text:p>
      <text:p text:style-name="P10"/>
      <text:p text:style-name="P8"><text:span text:style-name="T31"><text:tab/></text:span><text:span text:style-name="T31"><draw:frame draw:style-name="fr5" draw:name="Object200" text:anchor-type="as-char" svg:width="3.983cm" svg:height="1.048cm" draw:z-index="233"><draw:object xlink:href="./Object 200" xlink:type="simple" xlink:show="embed" xlink:actuate="onLoad"/><draw:image xlink:href="./ObjectReplacements/Object 200" xlink:type="simple" xlink:show="embed" xlink:actuate="onLoad"/></draw:frame></text:span></text:p>
      <text:p text:style-name="P10"/>
      <text:p text:style-name="P10">Dividera med y²</text:p>
      <text:p text:style-name="P10"/>
      <text:p text:style-name="P10"><draw:frame draw:style-name="fr5" draw:name="Object201" text:anchor-type="as-char" svg:width="7.655cm" svg:height="1.101cm" draw:z-index="234"><draw:object xlink:href="./Object 201" xlink:type="simple" xlink:show="embed" xlink:actuate="onLoad"/><draw:image xlink:href="./ObjectReplacements/Object 201" xlink:type="simple" xlink:show="embed" xlink:actuate="onLoad"/></draw:frame></text:p>
      <text:p text:style-name="P10"/>
      <text:p text:style-name="P10"><draw:frame draw:style-name="fr5" draw:name="Object202" text:anchor-type="as-char" svg:width="2.418cm" svg:height="1.048cm" draw:z-index="235"><draw:object xlink:href="./Object 202" xlink:type="simple" xlink:show="embed" xlink:actuate="onLoad"/><draw:image xlink:href="./ObjectReplacements/Object 202" xlink:type="simple" xlink:show="embed" xlink:actuate="onLoad"/></draw:frame></text:p>
      <text:p text:style-name="P10"/>
      <text:p text:style-name="P25"><text:span text:style-name="T31">Då</text:span><text:span text:style-name="T31"><draw:frame draw:style-name="fr5" draw:name="Object203" text:anchor-type="as-char" svg:width="2.311cm" svg:height="1.048cm" draw:z-index="236"><draw:object xlink:href="./Object 203" xlink:type="simple" xlink:show="embed" xlink:actuate="onLoad"/><draw:image xlink:href="./ObjectReplacements/Object 203" xlink:type="simple" xlink:show="embed" xlink:actuate="onLoad"/></draw:frame></text:span></text:p>
      <text:p text:style-name="P10"/>
      <text:p text:style-name="P10">(*) blir</text:p>
      <text:p text:style-name="P10"/>
      <text:p text:style-name="P15"><draw:frame draw:style-name="fr5" draw:name="Object204" text:anchor-type="as-char" svg:width="3.198cm" svg:height="1.048cm" draw:z-index="237"><draw:object xlink:href="./Object 204" xlink:type="simple" xlink:show="embed" xlink:actuate="onLoad"/><draw:image xlink:href="./ObjectReplacements/Object 204" xlink:type="simple" xlink:show="embed" xlink:actuate="onLoad"/></draw:frame></text:p>
      <text:p text:style-name="P10"/>
      <text:p text:style-name="P8"><text:span text:style-name="T31"><draw:frame draw:style-name="fr5" draw:name="Object205" text:anchor-type="as-char" svg:width="2.559cm" svg:height="1.048cm" draw:z-index="238"><draw:object xlink:href="./Object 205" xlink:type="simple" xlink:show="embed" xlink:actuate="onLoad"/><draw:image xlink:href="./ObjectReplacements/Object 205" xlink:type="simple" xlink:show="embed" xlink:actuate="onLoad"/></draw:frame></text:span><text:span text:style-name="T31"><text:tab/>Linjärt!</text:span></text:p>
      <text:p text:style-name="P10"/>
      <text:p text:style-name="P10">Multiplicera med den integrerande faktorn</text:p>
      <text:p text:style-name="P10"/>
      <text:p text:style-name="P8"><text:span text:style-name="T31"><text:tab/></text:span><text:span text:style-name="T31"><draw:frame draw:style-name="fr5" draw:name="Object206" text:anchor-type="as-char" svg:width="4.722cm" svg:height="1.155cm" draw:z-index="239"><draw:object xlink:href="./Object 206" xlink:type="simple" xlink:show="embed" xlink:actuate="onLoad"/><draw:image xlink:href="./ObjectReplacements/Object 206" xlink:type="simple" xlink:show="embed" xlink:actuate="onLoad"/></draw:frame></text:span></text:p>
      <text:p text:style-name="P10"/>
      <text:p text:style-name="P10"/>
      <text:p text:style-name="P10"><draw:frame draw:style-name="fr5" draw:name="Object207" text:anchor-type="as-char" svg:width="3.295cm" svg:height="1.101cm" draw:z-index="240"><draw:object xlink:href="./Object 207" xlink:type="simple" xlink:show="embed" xlink:actuate="onLoad"/><draw:image xlink:href="./ObjectReplacements/Object 207" xlink:type="simple" xlink:show="embed" xlink:actuate="onLoad"/></draw:frame></text:p>
      <text:p text:style-name="P10"/>
      <text:p text:style-name="P10"><draw:frame draw:style-name="fr5" draw:name="Object208" text:anchor-type="as-char" svg:width="2.581cm" svg:height="1.152cm" draw:z-index="241"><draw:object xlink:href="./Object 208" xlink:type="simple" xlink:show="embed" xlink:actuate="onLoad"/><draw:image xlink:href="./ObjectReplacements/Object 208" xlink:type="simple" xlink:show="embed" xlink:actuate="onLoad"/></draw:frame></text:p>
      <text:p text:style-name="P10"/>
      <text:p text:style-name="P10"><draw:frame draw:style-name="fr5" draw:name="Object209" text:anchor-type="as-char" svg:width="9.483cm" svg:height="1.048cm" draw:z-index="242"><draw:object xlink:href="./Object 209" xlink:type="simple" xlink:show="embed" xlink:actuate="onLoad"/><draw:image xlink:href="./ObjectReplacements/Object 209" xlink:type="simple" xlink:show="embed" xlink:actuate="onLoad"/></draw:frame></text:p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Gå tillbaka till y.</text:p>
            <text:p text:style-name="P10"/>
            <text:p text:style-name="P10"><draw:frame draw:style-name="fr5" draw:name="Object210" text:anchor-type="as-char" svg:width="3.56cm" svg:height="1.055cm" draw:z-index="249"><draw:object xlink:href="./Object 210" xlink:type="simple" xlink:show="embed" xlink:actuate="onLoad"/><draw:image xlink:href="./ObjectReplacements/Object 210" xlink:type="simple" xlink:show="embed" xlink:actuate="onLoad"/></draw:frame></text:p>
            <text:p text:style-name="P10"/>
            <text:p text:style-name="P10">Begynnelsevillkor ger</text:p>
            <text:p text:style-name="P10"/>
            <text:p text:style-name="P10"><draw:frame draw:style-name="fr5" draw:name="Object211" text:anchor-type="as-char" svg:width="4.064cm" svg:height="1.048cm" draw:z-index="250"><draw:object xlink:href="./Object 211" xlink:type="simple" xlink:show="embed" xlink:actuate="onLoad"/><draw:image xlink:href="./ObjectReplacements/Object 211" xlink:type="simple" xlink:show="embed" xlink:actuate="onLoad"/></draw:frame></text:p>
            <text:p text:style-name="P10"/>
            <text:p text:style-name="P10">Alltså</text:p>
            <text:p text:style-name="P10"/>
            <text:p text:style-name="P13"><draw:frame draw:style-name="fr5" draw:name="Object212" text:anchor-type="as-char" svg:width="2.826cm" svg:height="1.055cm" draw:z-index="251"><draw:object xlink:href="./Object 212" xlink:type="simple" xlink:show="embed" xlink:actuate="onLoad"/><draw:image xlink:href="./ObjectReplacements/Object 212" xlink:type="simple" xlink:show="embed" xlink:actuate="onLoad"/></draw:frame></text:p>
          </table:table-cell>
          <table:table-cell table:style-name="Table4.B1" office:value-type="string">
            <text:p text:style-name="P31">Lösningen existerar för x sådant att</text:p>
            <text:p text:style-name="P31">x &gt; 0 och x (ln x + 1) &gt; 0.</text:p>
            <text:p text:style-name="P31"/>
            <text:p text:style-name="P31">Vi måste ha ln x + 1 &gt; 0, det vill säga ln x &gt; –1</text:p>
            <text:p text:style-name="P31">x &gt; e<text:span text:style-name="T17">–1</text:span></text:p>
            <text:p text:style-name="P31"/>
            <text:p text:style-name="P31">Alltså:</text:p>
            <text:p text:style-name="P31"/>
            <text:p text:style-name="P31">Existensintervallet är ]e<text:span text:style-name="T17">–1</text:span>; ∞[.</text:p>
            <text:p text:style-name="P31"/>
            <text:p text:style-name="P31">Endast en del i intervallet ska vara med.</text:p>
          </table:table-cell>
        </table:table-row>
      </table:table>
      <text:p text:style-name="P13"/>
      <text:p text:style-name="P28">2010–(09)sep–06: <text:s/>dag 6, 6</text:p>
      <text:p text:style-name="P2"/>
      <text:p text:style-name="P8">Bestäm allmänna lösningen till differentialekvationen y' = y(y – 1).</text:p>
      <text:p text:style-name="P8">Dick begöver ej konstantlösningarna anges. Bestäm därefter den lösning som uppfyller villkoret</text:p>
      <text:p text:style-name="P8"/>
      <text:p text:style-name="P8"><text:tab/><draw:frame draw:style-name="fr7" draw:name="Object213" text:anchor-type="as-char" svg:width="3.376cm" svg:height="1.182cm" draw:z-index="109"><draw:object xlink:href="./Object 213" xlink:type="simple" xlink:show="embed" xlink:actuate="onLoad"/><draw:image xlink:href="./ObjectReplacements/Object 213" xlink:type="simple" xlink:show="embed" xlink:actuate="onLoad"/></draw:frame></text:p>
      <text:p text:style-name="P8"/>
      <text:p text:style-name="P8">Ange lösningens existensintervall och vad som änder då <text:s/>x<text:span text:style-name="T3"> </text:span><text:s/>växer.</text:p>
      <text:p text:style-name="P8"/>
      <text:p text:style-name="P8"><draw:frame draw:style-name="fr7" draw:name="Object214" text:anchor-type="as-char" svg:width="2.868cm" svg:height="1.055cm" draw:z-index="110"><draw:object xlink:href="./Object 214" xlink:type="simple" xlink:show="embed" xlink:actuate="onLoad"/><draw:image xlink:href="./ObjectReplacements/Object 214" xlink:type="simple" xlink:show="embed" xlink:actuate="onLoad"/></draw:frame></text:p>
      <text:p text:style-name="P8"/>
      <text:p text:style-name="P8"><draw:frame draw:style-name="fr7" draw:name="Object215" text:anchor-type="as-char" svg:width="3.655cm" svg:height="1.152cm" draw:z-index="215"><draw:object xlink:href="./Object 215" xlink:type="simple" xlink:show="embed" xlink:actuate="onLoad"/><draw:image xlink:href="./ObjectReplacements/Object 215" xlink:type="simple" xlink:show="embed" xlink:actuate="onLoad"/></draw:frame></text:p>
      <text:p text:style-name="P8"/>
      <text:p text:style-name="P8">–ln |y| + ln |y – 1| = x + ln |C|</text:p>
      <text:p text:style-name="P8"/>
      <text:p text:style-name="P8"><draw:frame draw:style-name="fr7" draw:name="Object216" text:anchor-type="as-char" svg:width="2.242cm" svg:height="1.048cm" draw:z-index="216"><draw:object xlink:href="./Object 216" xlink:type="simple" xlink:show="embed" xlink:actuate="onLoad"/><draw:image xlink:href="./ObjectReplacements/Object 216" xlink:type="simple" xlink:show="embed" xlink:actuate="onLoad"/></draw:frame></text:p>
      <text:p text:style-name="P8"/>
      <text:p text:style-name="P8"><draw:frame draw:style-name="fr7" draw:name="Object217" text:anchor-type="as-char" svg:width="2.244cm" svg:height="1.048cm" draw:z-index="217"><draw:object xlink:href="./Object 217" xlink:type="simple" xlink:show="embed" xlink:actuate="onLoad"/><draw:image xlink:href="./ObjectReplacements/Object 217" xlink:type="simple" xlink:show="embed" xlink:actuate="onLoad"/></draw:frame></text:p>
      <text:p text:style-name="P8"/>
      <text:p text:style-name="P8"><draw:frame draw:style-name="fr7" draw:name="Object218" text:anchor-type="as-char" svg:width="2.245cm" svg:height="1.101cm" draw:z-index="218"><draw:object xlink:href="./Object 218" xlink:type="simple" xlink:show="embed" xlink:actuate="onLoad"/><draw:image xlink:href="./ObjectReplacements/Object 218" xlink:type="simple" xlink:show="embed" xlink:actuate="onLoad"/></draw:frame></text:p>
      <text:p text:style-name="P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(a):</text:p>
            <text:p text:style-name="P8"/>
            <text:p text:style-name="P8"><text:tab/>y(0) = 2</text:p>
            <text:p text:style-name="P8"/>
            <text:p text:style-name="P8"><text:tab/>C = ½,<text:tab/>(antaget att<text:span text:style-name="T3"> </text:span>x = 0)</text:p>
            <text:p text:style-name="P8"><text:tab/></text:p>
            <text:p text:style-name="P8"><text:tab/><draw:frame draw:style-name="fr7" draw:name="Object219" text:anchor-type="as-char" svg:width="1.951cm" svg:height="1.101cm" draw:z-index="219"><draw:object xlink:href="./Object 219" xlink:type="simple" xlink:show="embed" xlink:actuate="onLoad"/><draw:image xlink:href="./ObjectReplacements/Object 219" xlink:type="simple" xlink:show="embed" xlink:actuate="onLoad"/></draw:frame></text:p>
            <text:p text:style-name="P8"/>
            <text:p text:style-name="P3"><text:span text:style-name="T24"><text:tab/>x </text:span><text:span text:style-name="T31">∈</text:span><text:span text:style-name="T27"> ]–∞; ln 2]</text:span></text:p>
          </table:table-cell>
          <table:table-cell table:style-name="Table5.B1" office:value-type="string">
            <text:p text:style-name="P8">(b):</text:p>
            <text:p text:style-name="P8"/>
            <text:p text:style-name="P8"><text:tab/>y(0) = ½</text:p>
            <text:p text:style-name="P8"/>
            <text:p text:style-name="P8"><text:tab/>C = –1,<text:tab/>(antaget att x = 0)</text:p>
            <text:p text:style-name="P8"><text:tab/></text:p>
            <text:p text:style-name="P8"><text:tab/><draw:frame draw:style-name="fr7" draw:name="Object220" text:anchor-type="as-char" svg:width="1.951cm" svg:height="1.101cm" draw:z-index="220"><draw:object xlink:href="./Object 220" xlink:type="simple" xlink:show="embed" xlink:actuate="onLoad"/><draw:image xlink:href="./ObjectReplacements/Object 220" xlink:type="simple" xlink:show="embed" xlink:actuate="onLoad"/></draw:frame></text:p>
            <text:p text:style-name="P8"/>
            <text:p text:style-name="P3"><text:span text:style-name="T24"><text:tab/>x </text:span><text:span text:style-name="T31">∈</text:span><text:span text:style-name="T27"> ℝ</text:span></text:p>
          </table:table-cell>
        </table:table-row>
      </table:table>
      <text:p text:style-name="P10"/>
      <text:p text:style-name="P10"/>
      <text:p text:style-name="P28">Sammanfattning: <text:s/>dag 1-6, 1-6</text:p>
      <text:p text:style-name="P2"/>
      <text:p text:style-name="P5">Första ordningens ODE:</text:p>
      <text:p text:style-name="P5"/>
      <text:p text:style-name="P5"><text:tab/><draw:frame draw:style-name="fr5" draw:name="Object221" text:anchor-type="as-char" svg:width="2.582cm" svg:height="1.048cm" draw:z-index="221"><draw:object xlink:href="./Object 221" xlink:type="simple" xlink:show="embed" xlink:actuate="onLoad"/><draw:image xlink:href="./ObjectReplacements/Object 221" xlink:type="simple" xlink:show="embed" xlink:actuate="onLoad"/></draw:frame></text:p>
      <text:p text:style-name="P5"/>
      <text:p text:style-name="P5"><text:tab/>• Separabla:<text:tab/><draw:frame draw:style-name="fr5" draw:name="Object222" text:anchor-type="as-char" svg:width="2.956cm" svg:height="1.048cm" draw:z-index="222"><draw:object xlink:href="./Object 222" xlink:type="simple" xlink:show="embed" xlink:actuate="onLoad"/><draw:image xlink:href="./ObjectReplacements/Object 222" xlink:type="simple" xlink:show="embed" xlink:actuate="onLoad"/></draw:frame></text:p>
      <text:p text:style-name="P5"/>
      <text:p text:style-name="P5"><text:tab/>• Linjära:<text:tab/><text:tab/><draw:frame draw:style-name="fr5" draw:name="Object223" text:anchor-type="as-char" svg:width="3.528cm" svg:height="1.048cm" draw:z-index="223"><draw:object xlink:href="./Object 223" xlink:type="simple" xlink:show="embed" xlink:actuate="onLoad"/><draw:image xlink:href="./ObjectReplacements/Object 223" xlink:type="simple" xlink:show="embed" xlink:actuate="onLoad"/></draw:frame></text:p>
      <text:p text:style-name="P5"/>
      <text:p text:style-name="P5"/>
      <text:p text:style-name="P5"/>
      <text:p text:style-name="P5"/>
      <text:p text:style-name="P5">Separabla</text:p>
      <text:p text:style-name="P5"/>
      <text:p text:style-name="P5"><draw:frame draw:style-name="fr5" draw:name="Object224" text:anchor-type="as-char" svg:width="2.956cm" svg:height="1.048cm" draw:z-index="224"><draw:object xlink:href="./Object 224" xlink:type="simple" xlink:show="embed" xlink:actuate="onLoad"/><draw:image xlink:href="./ObjectReplacements/Object 224" xlink:type="simple" xlink:show="embed" xlink:actuate="onLoad"/></draw:frame></text:p>
      <text:p text:style-name="P5"/>
      <text:p text:style-name="P5"/>
      <text:p text:style-name="P5">1. <text:s/>h(y) = 0 : y = konstant</text:p>
      <text:p text:style-name="P5"/>
      <text:p text:style-name="P5">2. <text:s/>h(y) ≠ 0 : <draw:frame draw:style-name="fr5" draw:name="Object225" text:anchor-type="as-char" svg:width="3.306cm" svg:height="1.055cm" draw:z-index="225"><draw:object xlink:href="./Object 225" xlink:type="simple" xlink:show="embed" xlink:actuate="onLoad"/><draw:image xlink:href="./ObjectReplacements/Object 225" xlink:type="simple" xlink:show="embed" xlink:actuate="onLoad"/></draw:frame></text:p>
      <text:p text:style-name="P5"/>
      <text:p text:style-name="P5">Integrera med avseende på x.</text:p>
      <text:p text:style-name="P5"/>
      <text:p text:style-name="P5"/>
      <text:p text:style-name="P5"/>
      <text:p text:style-name="P5"/>
      <text:p text:style-name="P5">Linjära</text:p>
      <text:p text:style-name="P5"/>
      <text:p text:style-name="P5"><draw:frame draw:style-name="fr5" draw:name="Object226" text:anchor-type="as-char" svg:width="3.528cm" svg:height="1.048cm" draw:z-index="226"><draw:object xlink:href="./Object 226" xlink:type="simple" xlink:show="embed" xlink:actuate="onLoad"/><draw:image xlink:href="./ObjectReplacements/Object 226" xlink:type="simple" xlink:show="embed" xlink:actuate="onLoad"/></draw:frame></text:p>
      <text:p text:style-name="P5"/>
      <text:p text:style-name="P5">Multiplicera med <draw:frame draw:style-name="fr5" draw:name="Object227" text:anchor-type="as-char" svg:width="1.628cm" svg:height="0.702cm" draw:z-index="229"><draw:object xlink:href="./Object 227" xlink:type="simple" xlink:show="embed" xlink:actuate="onLoad"/><draw:image xlink:href="./ObjectReplacements/Object 227" xlink:type="simple" xlink:show="embed" xlink:actuate="onLoad"/></draw:frame><text:tab/><text:tab/><text:span text:style-name="T33">Integrerande faktorn</text:span></text:p>
      <text:p text:style-name="P5"/>
      <text:p text:style-name="P5"><draw:frame draw:style-name="fr5" draw:name="Object228" text:anchor-type="as-char" svg:width="9.237cm" svg:height="1.048cm" draw:z-index="230"><draw:object xlink:href="./Object 228" xlink:type="simple" xlink:show="embed" xlink:actuate="onLoad"/><draw:image xlink:href="./ObjectReplacements/Object 228" xlink:type="simple" xlink:show="embed" xlink:actuate="onLoad"/></draw:frame></text:p>
      <text:p text:style-name="P5"/>
      <text:p text:style-name="P5"><draw:frame draw:style-name="fr5" draw:name="Object229" text:anchor-type="as-char" svg:width="6.062cm" svg:height="1.048cm" draw:z-index="231"><draw:object xlink:href="./Object 229" xlink:type="simple" xlink:show="embed" xlink:actuate="onLoad"/><draw:image xlink:href="./ObjectReplacements/Object 229" xlink:type="simple" xlink:show="embed" xlink:actuate="onLoad"/></draw:frame><text:tab/><text:span text:style-name="T33">Detta är det viktiga att komma ihåg.</text:span></text:p>
      <text:p text:style-name="P5"/>
      <text:p text:style-name="P8">Integrera med avseende på x.</text:p>
      <text:p text:style-name="P8"/>
      <text:p text:style-name="P25">Substitutioner:</text:p>
      <text:p text:style-name="P8"/>
      <text:p text:style-name="P29">Homogena:</text:p>
      <text:p text:style-name="P29"/>
      <text:p text:style-name="P30"><text:span text:style-name="T6"><text:tab/></text:span><text:span text:style-name="T6"><draw:frame draw:style-name="fr5" draw:name="Object230" text:anchor-type="as-char" svg:width="2.164cm" svg:height="1.152cm" draw:z-index="243"><draw:object xlink:href="./Object 230" xlink:type="simple" xlink:show="embed" xlink:actuate="onLoad"/><draw:image xlink:href="./ObjectReplacements/Object 230" xlink:type="simple" xlink:show="embed" xlink:actuate="onLoad"/></draw:frame></text:span></text:p>
      <text:p text:style-name="P29"/>
      <text:p text:style-name="P29"><text:tab/>Sätt z = y/x. y = xz, y' = xz' + z</text:p>
      <text:p text:style-name="P29"/>
      <text:p text:style-name="P29"><text:tab/>xz' + z = ƒ(z)</text:p>
      <text:p text:style-name="P29"/>
      <text:p text:style-name="P29"><text:tab/>xz' = ƒ(z) – z</text:p>
      <text:p text:style-name="P29"><text:tab/></text:p>
      <text:p text:style-name="P29"><text:tab/>Separabel!</text:p>
      <text:p text:style-name="P29"/>
      <text:p text:style-name="P29"/>
      <text:p text:style-name="P29">Bernoullska:</text:p>
      <text:p text:style-name="P29"/>
      <text:p text:style-name="P30"><text:span text:style-name="T6"><text:tab/></text:span><text:span text:style-name="T6"><draw:frame draw:style-name="fr6" draw:name="Object231" text:anchor-type="as-char" svg:y="-0.863cm" svg:width="7.04cm" svg:height="1.048cm" draw:z-index="244"><draw:object xlink:href="./Object 231" xlink:type="simple" xlink:show="embed" xlink:actuate="onLoad"/><draw:image xlink:href="./ObjectReplacements/Object 231" xlink:type="simple" xlink:show="embed" xlink:actuate="onLoad"/></draw:frame></text:span></text:p>
      <text:p text:style-name="P29"/>
      <text:p text:style-name="P30"><text:span text:style-name="T6"><text:tab/></text:span><text:span text:style-name="T6"><draw:frame draw:style-name="fr6" draw:name="Object232" text:anchor-type="as-char" svg:y="-0.863cm" svg:width="4.713cm" svg:height="1.048cm" draw:z-index="245"><draw:object xlink:href="./Object 232" xlink:type="simple" xlink:show="embed" xlink:actuate="onLoad"/><draw:image xlink:href="./ObjectReplacements/Object 232" xlink:type="simple" xlink:show="embed" xlink:actuate="onLoad"/></draw:frame></text:span></text:p>
      <text:p text:style-name="P29"/>
      <text:p text:style-name="P30"><text:span text:style-name="T6"><text:tab/>Sätt</text:span><text:span text:style-name="T18"><draw:frame draw:style-name="fr5" draw:name="Object233" text:anchor-type="as-char" svg:width="5.031cm" svg:height="1.048cm" draw:z-index="246"><draw:object xlink:href="./Object 233" xlink:type="simple" xlink:show="embed" xlink:actuate="onLoad"/><draw:image xlink:href="./ObjectReplacements/Object 233" xlink:type="simple" xlink:show="embed" xlink:actuate="onLoad"/></draw:frame></text:span></text:p>
      <text:p text:style-name="P29"/>
      <text:p text:style-name="P30"><text:span text:style-name="T6"><text:tab/></text:span><text:span text:style-name="T6"><draw:frame draw:style-name="fr6" draw:name="Object234" text:anchor-type="as-char" svg:y="-0.863cm" svg:width="3.851cm" svg:height="1.048cm" draw:z-index="247"><draw:object xlink:href="./Object 234" xlink:type="simple" xlink:show="embed" xlink:actuate="onLoad"/><draw:image xlink:href="./ObjectReplacements/Object 234" xlink:type="simple" xlink:show="embed" xlink:actuate="onLoad"/></draw:frame></text:span></text:p>
      <text:p text:style-name="P29"/>
      <text:p text:style-name="P29"><text:tab/>Linjärt!</text:p>
      <text:p text:style-name="P30"/>
      <text:p text:style-name="P8"/>
      <text:p text:style-name="P8">Begynnelsevärdesproblem (BVP)</text:p>
      <text:p text:style-name="P8"/>
      <text:p text:style-name="P8"><text:tab/><draw:frame draw:style-name="fr6" draw:name="Object235" text:anchor-type="as-char" svg:y="-0.863cm" svg:width="4.812cm" svg:height="1.048cm" draw:z-index="248"><draw:object xlink:href="./Object 235" xlink:type="simple" xlink:show="embed" xlink:actuate="onLoad"/><draw:image xlink:href="./ObjectReplacements/Object 235" xlink:type="simple" xlink:show="embed" xlink:actuate="onLoad"/></draw:frame></text:p>
      <text:p text:style-name="P8"/>
      <text:p text:style-name="P8"/>
      <text:p text:style-name="P25">Exemple på derivatagraf:</text:p>
      <text:p text:style-name="P8"/>
      <text:p text:style-name="P8"><draw:frame draw:style-name="fr6" draw:name="Object236" text:anchor-type="as-char" svg:y="-0.863cm" svg:width="1.833cm" svg:height="1.048cm" draw:z-index="111"><draw:object xlink:href="./Object 236" xlink:type="simple" xlink:show="embed" xlink:actuate="onLoad"/><draw:image xlink:href="./ObjectReplacements/Object 236" xlink:type="simple" xlink:show="embed" xlink:actuate="onLoad"/></draw:frame></text:p>
      <text:p text:style-name="P8"/>
      <text:p text:style-name="P8">Rita up koordinatsystem och rita in lutning för (x; y) punkter då</text:p>
      <text:p text:style-name="P8"/>
      <text:p text:style-name="P8"><text:tab/>• y = 0, x' = ±∞</text:p>
      <text:p text:style-name="P8"><text:tab/>• x = 0, y' = 0</text:p>
      <text:p text:style-name="P8"><text:tab/>• y = –x, y' = 1</text:p>
      <text:p text:style-name="P8"><text:tab/>• y = x, y' = –1</text:p>
      <text:p text:style-name="P8"/>
      <text:p text:style-name="P8">Man ser att cirklar bildas.</text:p>
      <text:p text:style-name="P8">Stämmer det?</text:p>
      <text:p text:style-name="P8"/>
      <text:p text:style-name="P8"><draw:frame draw:style-name="fr6" draw:name="Object237" text:anchor-type="as-char" svg:y="-0.863cm" svg:width="2.369cm" svg:height="1.048cm" draw:z-index="112"><draw:object xlink:href="./Object 237" xlink:type="simple" xlink:show="embed" xlink:actuate="onLoad"/><draw:image xlink:href="./ObjectReplacements/Object 237" xlink:type="simple" xlink:show="embed" xlink:actuate="onLoad"/></draw:frame></text:p>
      <text:p text:style-name="P8"/>
      <text:p text:style-name="P8"><draw:frame draw:style-name="fr6" draw:name="Object238" text:anchor-type="as-char" svg:y="-0.863cm" svg:width="2.889cm" svg:height="1.048cm" draw:z-index="113"><draw:object xlink:href="./Object 238" xlink:type="simple" xlink:show="embed" xlink:actuate="onLoad"/><draw:image xlink:href="./ObjectReplacements/Object 238" xlink:type="simple" xlink:show="embed" xlink:actuate="onLoad"/></draw:frame></text:p>
      <text:p text:style-name="P8"/>
      <text:p text:style-name="P8"><draw:frame draw:style-name="fr6" draw:name="Object239" text:anchor-type="as-char" svg:y="-0.863cm" svg:width="5.161cm" svg:height="1.152cm" draw:z-index="114"><draw:object xlink:href="./Object 239" xlink:type="simple" xlink:show="embed" xlink:actuate="onLoad"/><draw:image xlink:href="./ObjectReplacements/Object 239" xlink:type="simple" xlink:show="embed" xlink:actuate="onLoad"/></draw:frame></text:p>
      <text:p text:style-name="P8"/>
      <text:p text:style-name="P8"><draw:frame draw:style-name="fr6" draw:name="Object240" text:anchor-type="as-char" svg:y="-0.863cm" svg:width="5.99cm" svg:height="1.048cm" draw:z-index="115"><draw:object xlink:href="./Object 240" xlink:type="simple" xlink:show="embed" xlink:actuate="onLoad"/><draw:image xlink:href="./ObjectReplacements/Object 240" xlink:type="simple" xlink:show="embed" xlink:actuate="onLoad"/></draw:frame></text:p>
      <text:p text:style-name="P8"/>
      <text:p text:style-name="P8"><draw:frame draw:style-name="fr6" draw:name="Object241" text:anchor-type="as-char" svg:y="-0.863cm" svg:width="5.42cm" svg:height="0.796cm" draw:z-index="116"><draw:object xlink:href="./Object 241" xlink:type="simple" xlink:show="embed" xlink:actuate="onLoad"/><draw:image xlink:href="./ObjectReplacements/Object 241" xlink:type="simple" xlink:show="embed" xlink:actuate="onLoad"/></draw:frame></text:p>
      <text:p text:style-name="P8"/>
      <text:p text:style-name="P8"><draw:frame draw:style-name="fr6" draw:name="Object242" text:anchor-type="as-char" svg:y="-0.863cm" svg:width="2.06cm" svg:height="0.547cm" draw:z-index="227"><draw:object xlink:href="./Object 242" xlink:type="simple" xlink:show="embed" xlink:actuate="onLoad"/><draw:image xlink:href="./ObjectReplacements/Object 242" xlink:type="simple" xlink:show="embed" xlink:actuate="onLoad"/></draw:frame></text:p>
      <text:p text:style-name="P8"/>
      <text:p text:style-name="P8">Ja, det stämmer!</text:p>
      <text:p text:style-name="P8"/>
      <text:p text:style-name="P8"><draw:frame draw:style-name="fr6" draw:name="Object243" text:anchor-type="as-char" svg:y="-0.863cm" svg:width="2.124cm" svg:height="0.547cm" draw:z-index="228"><draw:object xlink:href="./Object 243" xlink:type="simple" xlink:show="embed" xlink:actuate="onLoad"/><draw:image xlink:href="./ObjectReplacements/Object 243" xlink:type="simple" xlink:show="embed" xlink:actuate="onLoad"/></draw:frame></text:p>
      <text:p text:style-name="P8"/>
      <text:p text:style-name="P25">Exempel på stabilitet</text:p>
      <text:p text:style-name="P8"/>
      <text:p text:style-name="P8"><draw:frame draw:style-name="fr6" draw:name="Object244" text:anchor-type="as-char" svg:y="-0.863cm" svg:width="2.471cm" svg:height="1.048cm" draw:z-index="104"><draw:object xlink:href="./Object 244" xlink:type="simple" xlink:show="embed" xlink:actuate="onLoad"/><draw:image xlink:href="./ObjectReplacements/Object 244" xlink:type="simple" xlink:show="embed" xlink:actuate="onLoad"/></draw:frame></text:p>
      <text:p text:style-name="P8"/>
      <text:p text:style-name="P9"><text:span text:style-name="T6">Kritiska punkter: </text:span><text:span text:style-name="T6"><draw:frame draw:style-name="fr6" draw:name="Object245" text:anchor-type="as-char" svg:y="-0.628cm" svg:width="4.946cm" svg:height="1.048cm" draw:z-index="106"><draw:object xlink:href="./Object 245" xlink:type="simple" xlink:show="embed" xlink:actuate="onLoad"/><draw:image xlink:href="./ObjectReplacements/Object 245" xlink:type="simple" xlink:show="embed" xlink:actuate="onLoad"/></draw:frame></text:span></text:p>
      <text:p text:style-name="P8"/>
      <text:p text:style-name="P8">Kritiska punkter: y = 0 och y = 3</text:p>
      <text:p text:style-name="P8"/>
      <text:p text:style-name="P8">Fasporträtt (faslinje)</text:p>
      <text:p text:style-name="P8"/>
      <text:p text:style-name="P8">──→──┼──←──┼──→──</text:p>
      <text:p text:style-name="P8"><text:tab/> 0 <text:s text:c="9"/>3</text:p>
      <text:p text:style-name="P8"><text:s text:c="5"/>+ <text:s text:c="7"/>– <text:s text:c="10"/>+ <text:s text:c="4"/>:derivata</text:p>
      <text:p text:style-name="P8"/>
      <text:p text:style-name="P8">y = 0 är asymptotiskt stabil.</text:p>
      <text:p text:style-name="P8">y = 3 är instabil.</text:p>
      <text:p text:style-name="P8"/>
      <text:p text:style-name="P8"><draw:frame draw:style-name="fr1" draw:name="graphics7" text:anchor-type="paragraph" svg:x="0.129cm" svg:y="0cm" svg:width="12.347cm" svg:height="7.056cm" draw:z-index="29"><draw:image xlink:href="Pictures/2000003D0000303B00001B9057B7DA3D.svm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1" svg:font-family="'DejaVu Sans'" style:font-family-generic="swiss"/>
    <style:font-face style:name="DejaVu Sans Mono1" svg:font-family="'DejaVu Sans Mono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nux Libertine" svg:font-family="'Linux Libertin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12M45S</meta:editing-duration>
    <meta:editing-cycles>19</meta:editing-cycles>
    <meta:generator>OpenOffice.org/3.1$Win32 OpenOffice.org_project/310m19$Build-9420</meta:generator>
    <dc:date>2010-10-17T02:22:05</dc:date>
    <dc:creator>Mattias </dc:creator>
    <meta:document-statistic meta:table-count="5" meta:image-count="7" meta:object-count="245" meta:page-count="39" meta:paragraph-count="644" meta:word-count="2027" meta:character-count="1080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frac>
            <math:mrow>
              <math:mrow>
                <math:mi math:fontstyle="normal">x</math:mi>
                <math:mo math:stretchy="false">−</math:mo>
                <math:mn>1</math:mn>
              </math:mrow>
            </math:mrow>
            <math:mrow>
              <math:mi math:fontstyle="normal">x</math:mi>
            </math:mrow>
          </math:mfrac>
        </math:mfenced>
        <math:mo math:stretchy="false">=</math:mo>
        <math:mrow>
          <math:mi math:fontstyle="normal">t</math:mi>
          <math:mo math:stretchy="false">+</math:mo>
          <math:mi>ln</math:mi>
        </math:mrow>
      </math:mrow>
      <math:mfenced math:open="∣" math:close="∣">
        <math:mi math:fontstyle="normal">C</math:mi>
      </math:mfenced>
    </math:mrow>
    <math:annotation math:encoding="StarMath 5.0">ln abs{{alignc {x - 1}} over {alignc x}} = t + ln abs{C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P</math:mi>
          </math:mrow>
          <math:mrow>
            <math:mi>dt</math:mi>
          </math:mrow>
        </math:mfrac>
        <math:mo math:stretchy="false">=</math:mo>
        <math:mi>aP</math:mi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−</math:mo>
        <math:msup>
          <math:mi>bP</math:mi>
          <math:mn>2</math:mn>
        </math:msup>
      </math:mrow>
      <math:mrow>
        <math:mrow>
          <math:mrow>
            <math:mrow>
              <math:mo math:stretchy="false">(</math:mo>
              <math:mi math:fontstyle="normal">t</math:mi>
              <math:mo math:stretchy="false">)</math:mo>
            </math:mrow>
            <math:mo math:stretchy="false">−</math:mo>
            <math:mi math:fontstyle="normal">h</math:mi>
          </math:mrow>
          <math:mo math:stretchy="false">=</math:mo>
          <math:mtext>{Sätt}</math:mtext>
        </math:mrow>
        <math:mo math:stretchy="false">=</math:mo>
        <math:mn>6P</math:mn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−</math:mo>
        <math:msup>
          <math:mi math:fontstyle="normal">P</math:mi>
          <math:mn>2</math:mn>
        </math:msup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−</math:mo>
        <math:mn>8</math:mn>
      </math:mrow>
    </math:mrow>
    <math:annotation math:encoding="StarMath 5.0">{{alignc dP} over {alignc dt}} = aP(t) - bP^{2}(t) - h = "{Sätt}" = 
6P(t) - P^{2}(t) - 8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i>ln</math:mi>
      <math:mi/>
      <math:mrow>
        <math:msup>
          <math:mn>199</math:mn>
          <math:mn>10</math:mn>
        </math:msup>
        <math:mo math:stretchy="false">=</math:mo>
        <math:mi math:fontstyle="normal">t</math:mi>
      </math:mrow>
    </math:mrow>
    <math:annotation math:encoding="StarMath 5.0">{

ln`` 199^10 = t

}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t</math:mi>
        <math:mo math:stretchy="false">=</math:mo>
        <math:mn>10</math:mn>
      </math:mrow>
      <math:mi/>
      <math:mi>ln</math:mi>
      <math:mi/>
      <math:mn>199</math:mn>
    </math:mrow>
    <math:annotation math:encoding="StarMath 5.0">t = 10 ``ln`` 199</math:annotation>
  </math:semantics>
</math:math>
</file>

<file path=Object 10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t</math:mi>
          <math:mn>0</math:mn>
        </math:msub>
        <math:mo math:stretchy="false">=</math:mo>
        <math:mfrac>
          <math:mrow>
            <math:mn>1</math:mn>
          </math:mrow>
          <math:mrow>
            <math:mn>3</math:mn>
          </math:mrow>
        </math:mfrac>
      </math:mrow>
      <math:mi>ln</math:mi>
      <math:mrow>
        <math:mfrac>
          <math:mrow>
            <math:mrow>
              <math:mo math:stretchy="false">−</math:mo>
              <math:mn>1</math:mn>
            </math:mrow>
          </math:mrow>
          <math:mrow>
            <math:mn>4C</math:mn>
          </math:mrow>
        </math:mfrac>
        <math:mo math:stretchy="false">=</math:mo>
        <math:mfrac>
          <math:mrow>
            <math:mn>1</math:mn>
          </math:mrow>
          <math:mrow>
            <math:mn>3</math:mn>
          </math:mrow>
        </math:mfrac>
      </math:mrow>
      <math:mi>ln</math:mi>
      <math:mfrac>
        <math:mrow>
          <math:mrow>
            <math:mn>4</math:mn>
            <math:mo math:stretchy="false">−</math:mo>
            <math:msub>
              <math:mi math:fontstyle="normal">P</math:mi>
              <math:mn>0</math:mn>
            </math:msub>
          </math:mrow>
        </math:mrow>
        <math:mrow>
          <math:mrow>
            <math:mn>4</math:mn>
            <math:mrow>
              <math:mo math:stretchy="false">(</math:mo>
              <math:mrow>
                <math:mn>1</math:mn>
                <math:mo math:stretchy="false">−</math:mo>
                <math:msub>
                  <math:mi math:fontstyle="normal">P</math:mi>
                  <math:mn>0</math:mn>
                </math:msub>
              </math:mrow>
              <math:mo math:stretchy="false">)</math:mo>
            </math:mrow>
          </math:mrow>
        </math:mrow>
      </math:mfrac>
    </math:mrow>
    <math:annotation math:encoding="StarMath 5.0">t_0 = {{alignc 1} over {alignc 3}} ln {{alignc -1} over {alignc 4C}} = 
{{alignc 1} over {alignc 3}} ln {{alignc 4 - P_0} over {alignc 4(1 - P_0)}}
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y</math:mi>
        </math:mrow>
        <math:mrow>
          <math:mi>dx</math:mi>
        </math:mrow>
      </math:mfrac>
      <math:mi math:fontstyle="normal">,</math:mi>
      <math:mi/>
      <math:mi math:fontstyle="normal">y</math:mi>
      <math:mrow>
        <math:mrow>
          <math:mo math:stretchy="false">(</math:mo>
          <math:mn>2</math:mn>
          <math:mo math:stretchy="false">)</math:mo>
        </math:mrow>
        <math:mo math:stretchy="false">=</math:mo>
        <math:mn>2</math:mn>
      </math:mrow>
    </math:mrow>
    <math:annotation math:encoding="StarMath 5.0">{{alignc dy} over {alignc dx}}, ~ y(2) = 2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y</math:mi>
          </math:mrow>
          <math:mo math:stretchy="false">)</math:mo>
        </math:mrow>
        <math:mo math:stretchy="false">=</math:mo>
        <math:mfrac>
          <math:mrow>
            <math:mrow>
              <math:msup>
                <math:mi math:fontstyle="normal">y</math:mi>
                <math:mn>2</math:mn>
              </math:msup>
              <math:mo math:stretchy="false">−</math:mo>
              <math:mn>1</math:mn>
            </math:mrow>
          </math:mrow>
          <math:mrow>
            <math:mrow>
              <math:msup>
                <math:mi math:fontstyle="normal">x</math:mi>
                <math:mn>2</math:mn>
              </math:msup>
              <math:mo math:stretchy="false">−</math:mo>
              <math:mn>1</math:mn>
            </math:mrow>
          </math:mrow>
        </math:mfrac>
      </math:mrow>
    </math:mrow>
    <math:annotation math:encoding="StarMath 5.0">ƒ(x;`y) = {{alignc y^2 - 1} over {alignc x^2 - 1}}
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i math:fontstyle="normal">∂</math:mi>
            <math:mi math:fontstyle="normal">ƒ</math:mi>
          </math:mrow>
        </math:mrow>
        <math:mrow>
          <math:mrow>
            <math:mi math:fontstyle="normal">∂</math:mi>
            <math:mi math:fontstyle="normal">y</math:mi>
          </math:mrow>
        </math:mrow>
      </math:mfrac>
      <math:mo math:stretchy="false">=</math:mo>
      <math:mfrac>
        <math:mrow>
          <math:mn>2y</math:mn>
        </math:mrow>
        <math:mrow>
          <math:mrow>
            <math:msup>
              <math:mi math:fontstyle="normal">x</math:mi>
              <math:mn>2</math:mn>
            </math:msup>
            <math:mo math:stretchy="false">−</math:mo>
            <math:mn>1</math:mn>
          </math:mrow>
        </math:mrow>
      </math:mfrac>
    </math:mrow>
    <math:annotation math:encoding="StarMath 5.0">
{{alignc ∂ƒ} over {alignc ∂y}} = {{alignc 2y} over {alignc x^2 - 1}}
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N</math:mi>
          </math:mrow>
          <math:mrow>
            <math:mi>dt</math:mi>
          </math:mrow>
        </math:mfrac>
        <math:mo math:stretchy="false">=</math:mo>
        <math:mi>kN</math:mi>
      </math:mrow>
      <math:mrow>
        <math:mo math:stretchy="false">(</math:mo>
        <math:mi math:fontstyle="normal">t</math:mi>
        <math:mo math:stretchy="false">)</math:mo>
      </math:mrow>
      <math:mi math:fontstyle="normal">,</math:mi>
      <math:mi/>
      <math:mrow>
        <math:mi math:fontstyle="normal">k</math:mi>
        <math:mo math:stretchy="false">&gt;</math:mo>
        <math:mn>0</math:mn>
      </math:mrow>
    </math:mrow>
    <math:annotation math:encoding="StarMath 5.0">
{{alignc dN} over {alignc dt}} = kN(t), ~ k &gt; 0
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n>1</math:mn>
          </math:mrow>
          <math:mrow>
            <math:mrow>
              <math:mi math:fontstyle="normal">N</math:mi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</math:mfrac>
        <math:mo math:stretchy="false">⋅</math:mo>
        <math:mfrac>
          <math:mrow>
            <math:mi>dN</math:mi>
          </math:mrow>
          <math:mrow>
            <math:mi>dt</math:mi>
          </math:mrow>
        </math:mfrac>
      </math:mrow>
      <math:mo math:stretchy="false">=</math:mo>
      <math:mi math:fontstyle="normal">k</math:mi>
    </math:mrow>
    <math:annotation math:encoding="StarMath 5.0">
{{alignc 1} over {alignc N(t)}} cdot {{alignc dN} over {alignc dt}} = k
</math:annotation>
  </math:semantics>
</math:math>
</file>

<file path=Object 10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n>2000</math:mn>
            </math:mrow>
            <math:mrow>
              <math:mn>400</math:mn>
            </math:mrow>
          </math:mfrac>
          <math:mo math:stretchy="false">=</math:mo>
          <math:mn>5</math:mn>
        </math:mrow>
        <math:mo math:stretchy="false">=</math:mo>
        <math:mfrac>
          <math:mrow>
            <math:msup>
              <math:mi>Ce</math:mi>
              <math:mn>10k</math:mn>
            </math:msup>
          </math:mrow>
          <math:mrow>
            <math:msup>
              <math:mi>Ce</math:mi>
              <math:mn>3k</math:mn>
            </math:msup>
          </math:mrow>
        </math:mfrac>
      </math:mrow>
      <math:mo math:stretchy="false">=</math:mo>
      <math:msup>
        <math:mi math:fontstyle="normal">e</math:mi>
        <math:mn>7k</math:mn>
      </math:msup>
    </math:mrow>
    <math:annotation math:encoding="StarMath 5.0">
{{alignc 2000} over {alignc 400}} = 5 = {{alignc Ce^{10k}} over {alignc Ce^{3k}}} = e^{7k}
</math:annotation>
  </math:semantics>
</math:math>
</file>

<file path=Object 109/content.xml><?xml version="1.0" encoding="utf-8"?>
<!DOCTYPE math  PUBLIC '-//OpenOffice.org//DTD Modified W3C MathML 1.01//EN'  'math.dtd'>
<math:math xmlns:math="http://www.w3.org/1998/Math/MathML">
  <math:semantics>
    <math:mfrac>
      <math:mrow>
        <math:mn>1</math:mn>
      </math:mrow>
      <math:mrow>
        <math:mn>7</math:mn>
      </math:mrow>
    </math:mfrac>
    <math:annotation math:encoding="StarMath 5.0">
{{alignc 1} over {alignc 7}}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ƒ</math:mi>
      </math:mrow>
      <math:mrow>
        <math:mo math:stretchy="false">(</math:mo>
        <math:mrow>
          <math:mi math:fontstyle="normal">x</math:mi>
          <math:mi math:fontstyle="normal">;</math:mi>
          <math:mi math:fontstyle="normal">y</math:mi>
        </math:mrow>
        <math:mo math:stretchy="false">)</math:mo>
      </math:mrow>
    </math:mrow>
    <math:annotation math:encoding="StarMath 5.0">{{alignc dy} over {alignc dx}} = ƒ(x; y)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n>400</math:mn>
      <math:mo math:stretchy="false">=</math:mo>
      <math:msup>
        <math:mi>Ce</math:mi>
        <math:mrow>
          <math:mfrac>
            <math:mrow>
              <math:mn>1</math:mn>
            </math:mrow>
            <math:mrow>
              <math:mn>7</math:mn>
            </math:mrow>
          </math:mfrac>
          <math:mi>ln</math:mi>
          <math:mn>5</math:mn>
        </math:mrow>
      </math:msup>
    </math:mrow>
    <math:annotation math:encoding="StarMath 5.0">
400 = Ce^{{{alignc 1} over {alignc 7}} ln 5}
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C</math:mi>
        <math:mo math:stretchy="false">=</math:mo>
        <math:mn>400</math:mn>
      </math:mrow>
      <math:mrow>
        <math:msup>
          <math:mi math:fontstyle="normal">e</math:mi>
          <math:mrow>
            <math:mrow>
              <math:mo math:stretchy="false">−</math:mo>
              <math:mfrac>
                <math:mrow>
                  <math:mn>1</math:mn>
                </math:mrow>
                <math:mrow>
                  <math:mn>7</math:mn>
                </math:mrow>
              </math:mfrac>
            </math:mrow>
            <math:mi>ln</math:mi>
            <math:mn>5</math:mn>
          </math:mrow>
        </math:msup>
        <math:mo math:stretchy="false">=</math:mo>
        <math:mrow>
          <math:mn>400</math:mn>
          <math:mo math:stretchy="false">⋅</math:mo>
          <math:msup>
            <math:mn>5</math:mn>
            <math:mrow>
              <math:mo math:stretchy="false">−</math:mo>
              <math:mfrac>
                <math:mrow>
                  <math:mn>3</math:mn>
                </math:mrow>
                <math:mrow>
                  <math:mn>7</math:mn>
                </math:mrow>
              </math:mfrac>
            </math:mrow>
          </math:msup>
        </math:mrow>
      </math:mrow>
    </math:mrow>
    <math:annotation math:encoding="StarMath 5.0">{

C = 400e^{-{{alignc 1} over {alignc 7}} ln 5} = 400 cdot 5^{-{{alignc 3} over {alignc 7}}}

}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row>
      <math:mi math:fontstyle="normal">N</math:mi>
      <math:mrow>
        <math:mrow>
          <math:mrow>
            <math:mo math:stretchy="false">(</math:mo>
            <math:mi math:fontstyle="normal">t</math:mi>
            <math:mo math:stretchy="false">)</math:mo>
          </math:mrow>
          <math:mo math:stretchy="false">=</math:mo>
          <math:mrow>
            <math:mrow>
              <math:mn>400</math:mn>
              <math:mo math:stretchy="false">⋅</math:mo>
              <math:msup>
                <math:mn>5</math:mn>
                <math:mrow>
                  <math:mo math:stretchy="false">−</math:mo>
                  <math:mfrac>
                    <math:mrow>
                      <math:mn>3</math:mn>
                    </math:mrow>
                    <math:mrow>
                      <math:mn>7</math:mn>
                    </math:mrow>
                  </math:mfrac>
                </math:mrow>
              </math:msup>
            </math:mrow>
            <math:mo math:stretchy="false">⋅</math:mo>
            <math:msup>
              <math:mi math:fontstyle="normal">e</math:mi>
              <math:mrow>
                <math:mi math:fontstyle="normal">t</math:mi>
                <math:mfrac>
                  <math:mrow>
                    <math:mn>1</math:mn>
                  </math:mrow>
                  <math:mrow>
                    <math:mn>7</math:mn>
                  </math:mrow>
                </math:mfrac>
                <math:mi>ln</math:mi>
                <math:mn>5</math:mn>
              </math:mrow>
            </math:msup>
          </math:mrow>
        </math:mrow>
        <math:mo math:stretchy="false">=</math:mo>
        <math:mrow>
          <math:mn>400</math:mn>
          <math:mo math:stretchy="false">⋅</math:mo>
          <math:msup>
            <math:mn>5</math:mn>
            <math:mfrac>
              <math:mrow>
                <math:mrow>
                  <math:mi math:fontstyle="normal">t</math:mi>
                  <math:mo math:stretchy="false">−</math:mo>
                  <math:mn>3</math:mn>
                </math:mrow>
              </math:mrow>
              <math:mrow>
                <math:mn>7</math:mn>
              </math:mrow>
            </math:mfrac>
          </math:msup>
        </math:mrow>
      </math:mrow>
    </math:mrow>
    <math:annotation math:encoding="StarMath 5.0">{

N(t) = 400 cdot 5^{-{{alignc 3} over {alignc 7}}} cdot e^{t{{alignc 1} over {alignc 7}}ln 5} = 400 cdot 5^{{{alignc t - 3} over {alignc 7}}}

}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row>
      <math:mi math:fontstyle="normal">N</math:mi>
      <math:mrow>
        <math:mrow>
          <math:mo math:stretchy="false">(</math:mo>
          <math:mn>0</math:mn>
          <math:mo math:stretchy="false">)</math:mo>
        </math:mrow>
        <math:mo math:stretchy="false">=</math:mo>
        <math:mrow>
          <math:mn>400</math:mn>
          <math:mo math:stretchy="false">⋅</math:mo>
          <math:msup>
            <math:mn>5</math:mn>
            <math:mrow>
              <math:mo math:stretchy="false">−</math:mo>
              <math:mfrac>
                <math:mrow>
                  <math:mn>3</math:mn>
                </math:mrow>
                <math:mrow>
                  <math:mn>7</math:mn>
                </math:mrow>
              </math:mfrac>
            </math:mrow>
          </math:msup>
        </math:mrow>
      </math:mrow>
      <math:mi math:fontstyle="normal">≈</math:mi>
      <math:mn>201</math:mn>
    </math:mrow>
    <math:annotation math:encoding="StarMath 5.0">
N(0) = 400 cdot 5^{-{{alignc 3} over {alignc 7}}} ≈ 201
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A</math:mi>
        </math:mrow>
        <math:mrow>
          <math:mi>dt</math:mi>
        </math:mrow>
      </math:mfrac>
      <math:mo math:stretchy="false">=</math:mo>
      <math:mrow>
        <math:mrow>
          <math:mn>1</math:mn>
          <math:mo math:stretchy="false">⋅</math:mo>
          <math:mn>4</math:mn>
        </math:mrow>
        <math:mo math:stretchy="false">−</math:mo>
        <math:mrow>
          <math:mn>4</math:mn>
          <math:mo math:stretchy="false">⋅</math:mo>
          <math:mfrac>
            <math:mrow>
              <math:mrow>
                <math:mi math:fontstyle="normal">A</math:mi>
                <math:mrow>
                  <math:mo math:stretchy="false">(</math:mo>
                  <math:mi math:fontstyle="normal">t</math:mi>
                  <math:mo math:stretchy="false">)</math:mo>
                </math:mrow>
              </math:mrow>
            </math:mrow>
            <math:mrow>
              <math:mn>200</math:mn>
            </math:mrow>
          </math:mfrac>
        </math:mrow>
      </math:mrow>
    </math:mrow>
    <math:annotation math:encoding="StarMath 5.0">{{alignc dA} over {alignc dt}} = 1 cdot 4 - 4 cdot {{alignc A(t)} over {alignc 200}}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A</math:mi>
          </math:mrow>
          <math:mrow>
            <math:mi>dt</math:mi>
          </math:mrow>
        </math:mfrac>
        <math:mo math:stretchy="false">+</math:mo>
        <math:mfrac>
          <math:mrow>
            <math:mn>1</math:mn>
          </math:mrow>
          <math:mrow>
            <math:mn>50</math:mn>
          </math:mrow>
        </math:mfrac>
      </math:mrow>
      <math:mi math:fontstyle="normal">A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n>4</math:mn>
      </math:mrow>
    </math:mrow>
    <math:annotation math:encoding="StarMath 5.0">{{alignc dA} over {alignc dt}} + {{alignc 1} over {alignc 50}} A(t) = 4
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P</math:mi>
          </math:mrow>
          <math:mrow>
            <math:mi>dt</math:mi>
          </math:mrow>
        </math:mfrac>
        <math:mo math:stretchy="false">=</math:mo>
        <math:mi math:fontstyle="normal">P</math:mi>
      </math:mrow>
      <math:mrow>
        <math:mrow>
          <math:mo math:stretchy="false">(</math:mo>
          <math:mrow>
            <math:mi math:fontstyle="normal">a</math:mi>
            <math:mo math:stretchy="false">−</math:mo>
            <math:mi>bP</math:mi>
          </math:mrow>
          <math:mo math:stretchy="false">)</math:mo>
        </math:mrow>
        <math:mo math:stretchy="false">−</math:mo>
        <math:mi math:fontstyle="normal">h</math:mi>
      </math:mrow>
      <math:mi math:fontstyle="normal">,</math:mi>
      <math:mi/>
      <math:mi math:fontstyle="normal">P</math:mi>
      <math:mrow>
        <math:mrow>
          <math:mo math:stretchy="false">(</math:mo>
          <math:mn>0</math:mn>
          <math:mo math:stretchy="false">)</math:mo>
        </math:mrow>
        <math:mo math:stretchy="false">=</math:mo>
        <math:msub>
          <math:mi math:fontstyle="normal">P</math:mi>
          <math:mn>0</math:mn>
        </math:msub>
      </math:mrow>
    </math:mrow>
    <math:annotation math:encoding="StarMath 5.0">{{alignc dP} over {alignc dt}} = P(a - bP) - h, ~ P(0) = P_0
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P</math:mi>
          </math:mrow>
          <math:mrow>
            <math:mi>dt</math:mi>
          </math:mrow>
        </math:mfrac>
        <math:mo math:stretchy="false">=</math:mo>
        <math:mi math:fontstyle="normal">P</math:mi>
      </math:mrow>
      <math:mrow>
        <math:mrow>
          <math:mrow>
            <math:mrow>
              <math:mo math:stretchy="false">(</math:mo>
              <math:mrow>
                <math:mn>5</math:mn>
                <math:mo math:stretchy="false">−</math:mo>
                <math:mi math:fontstyle="normal">P</math:mi>
              </math:mrow>
              <math:mo math:stretchy="false">)</math:mo>
            </math:mrow>
            <math:mo math:stretchy="false">−</math:mo>
            <math:mn>4</math:mn>
          </math:mrow>
          <math:mo math:stretchy="false">=</math:mo>
          <math:mrow>
            <math:mrow>
              <math:mn>5P</math:mn>
              <math:mo math:stretchy="false">−</math:mo>
              <math:msup>
                <math:mi math:fontstyle="normal">P</math:mi>
                <math:mn>2</math:mn>
              </math:msup>
            </math:mrow>
            <math:mo math:stretchy="false">−</math:mo>
            <math:mn>4</math:mn>
          </math:mrow>
        </math:mrow>
        <math:mo math:stretchy="false">=</math:mo>
        <math:mrow>
          <math:mo math:stretchy="false">(</math:mo>
          <math:mrow>
            <math:mi math:fontstyle="normal">P</math:mi>
            <math:mo math:stretchy="false">−</math:mo>
            <math:mn>1</math:mn>
          </math:mrow>
          <math:mo math:stretchy="false">)</math:mo>
        </math:mrow>
      </math:mrow>
      <math:mrow>
        <math:mo math:stretchy="false">(</math:mo>
        <math:mrow>
          <math:mn>4</math:mn>
          <math:mo math:stretchy="false">−</math:mo>
          <math:mi math:fontstyle="normal">P</math:mi>
        </math:mrow>
        <math:mo math:stretchy="false">)</math:mo>
      </math:mrow>
    </math:mrow>
    <math:annotation math:encoding="StarMath 5.0">{{alignc dP} over {alignc dt}} = P(5 - P) - 4 = 5P - P^2 - 4 = (P-1)(4-P)
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n>1</math:mn>
          </math:mrow>
          <math:mrow>
            <math:mrow>
              <math:mrow>
                <math:mo math:stretchy="false">(</math:mo>
                <math:mrow>
                  <math:mi math:fontstyle="normal">P</math:mi>
                  <math:mo math:stretchy="false">−</math:mo>
                  <math:mn>1</math:mn>
                </math:mrow>
                <math:mo math:stretchy="false">)</math:mo>
              </math:mrow>
              <math:mrow>
                <math:mo math:stretchy="false">(</math:mo>
                <math:mrow>
                  <math:mn>4</math:mn>
                  <math:mo math:stretchy="false">−</math:mo>
                  <math:mi math:fontstyle="normal">P</math:mi>
                </math:mrow>
                <math:mo math:stretchy="false">)</math:mo>
              </math:mrow>
            </math:mrow>
          </math:mrow>
        </math:mfrac>
        <math:mo math:stretchy="false">⋅</math:mo>
        <math:mfrac>
          <math:mrow>
            <math:mi>dP</math:mi>
          </math:mrow>
          <math:mrow>
            <math:mi>dt</math:mi>
          </math:mrow>
        </math:mfrac>
      </math:mrow>
      <math:mo math:stretchy="false">=</math:mo>
      <math:mn>1</math:mn>
    </math:mrow>
    <math:annotation math:encoding="StarMath 5.0">{{alignc 1} over {alignc (P - 1)(4 - P)}} cdot {{alignc dP} over {alignc dt}} = 1
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frac>
            <math:mrow>
              <math:mrow>
                <math:mn>1</math:mn>
                <math:mo math:stretchy="false">/</math:mo>
                <math:mn>3</math:mn>
              </math:mrow>
            </math:mrow>
            <math:mrow>
              <math:mrow>
                <math:mi math:fontstyle="normal">P</math:mi>
                <math:mo math:stretchy="false">−</math:mo>
                <math:mn>1</math:mn>
              </math:mrow>
            </math:mrow>
          </math:mfrac>
          <math:mo math:stretchy="false">+</math:mo>
          <math:mfrac>
            <math:mrow>
              <math:mrow>
                <math:mn>1</math:mn>
                <math:mo math:stretchy="false">/</math:mo>
                <math:mn>3</math:mn>
              </math:mrow>
            </math:mrow>
            <math:mrow>
              <math:mrow>
                <math:mn>4</math:mn>
                <math:mo math:stretchy="false">−</math:mo>
                <math:mi math:fontstyle="normal">P</math:mi>
              </math:mrow>
            </math:mrow>
          </math:mfrac>
        </math:mrow>
      </math:mfenced>
      <math:mrow>
        <math:mfrac>
          <math:mrow>
            <math:mi>dP</math:mi>
          </math:mrow>
          <math:mrow>
            <math:mi>dt</math:mi>
          </math:mrow>
        </math:mfrac>
        <math:mo math:stretchy="false">=</math:mo>
        <math:mn>1</math:mn>
      </math:mrow>
    </math:mrow>
    <math:annotation math:encoding="StarMath 5.0">left ( {{alignc 1 / 3} over {alignc P - 1}} + {{alignc 1 / 3} over {alignc 4 - P}} right ) {{alignc dP} over {alignc dt}} = 1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  <math:mi math:fontstyle="normal">h</math:mi>
      <math:mrow>
        <math:mo math:stretchy="false">(</math:mo>
        <math:mi math:fontstyle="normal">y</math:mi>
        <math:mo math:stretchy="false">)</math:mo>
      </math:mrow>
    </math:mrow>
    <math:annotation math:encoding="StarMath 5.0">{{alignc dy} over {alignc dx}} = g(x)h(y)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frac>
            <math:mrow>
              <math:mrow>
                <math:mi math:fontstyle="normal">P</math:mi>
                <math:mo math:stretchy="false">−</math:mo>
                <math:mn>1</math:mn>
              </math:mrow>
            </math:mrow>
            <math:mrow>
              <math:mrow>
                <math:mn>4</math:mn>
                <math:mo math:stretchy="false">−</math:mo>
                <math:mi math:fontstyle="normal">P</math:mi>
              </math:mrow>
            </math:mrow>
          </math:mfrac>
        </math:mfenced>
        <math:mo math:stretchy="false">=</math:mo>
        <math:mrow>
          <math:mn>3t</math:mn>
          <math:mo math:stretchy="false">+</math:mo>
          <math:mi>ln</math:mi>
        </math:mrow>
      </math:mrow>
      <math:mfenced math:open="∣" math:close="∣">
        <math:mi math:fontstyle="normal">C</math:mi>
      </math:mfenced>
    </math:mrow>
    <math:annotation math:encoding="StarMath 5.0">ln left lline {{alignc P - 1} over {alignc 4 - P}} right rline = 3t + ln abs C
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∣" math:close="∣">
          <math:mfrac>
            <math:mrow>
              <math:mrow>
                <math:mi math:fontstyle="normal">P</math:mi>
                <math:mo math:stretchy="false">−</math:mo>
                <math:mn>1</math:mn>
              </math:mrow>
            </math:mrow>
            <math:mrow>
              <math:mrow>
                <math:mn>4</math:mn>
                <math:mo math:stretchy="false">−</math:mo>
                <math:mi math:fontstyle="normal">P</math:mi>
              </math:mrow>
            </math:mrow>
          </math:mfrac>
        </math:mfenced>
        <math:mo math:stretchy="false">=</math:mo>
        <math:mfenced math:open="∣" math:close="∣">
          <math:mi math:fontstyle="normal">C</math:mi>
        </math:mfenced>
      </math:mrow>
      <math:msup>
        <math:mi math:fontstyle="normal">e</math:mi>
        <math:mn>3t</math:mn>
      </math:msup>
    </math:mrow>
    <math:annotation math:encoding="StarMath 5.0">
left lline {{alignc P - 1} over {alignc 4 - P}} right rline = {abs C} e^{3t}
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i math:fontstyle="normal">P</math:mi>
            <math:mo math:stretchy="false">−</math:mo>
            <math:mn>1</math:mn>
          </math:mrow>
        </math:mrow>
        <math:mrow>
          <math:mrow>
            <math:mn>4</math:mn>
            <math:mo math:stretchy="false">−</math:mo>
            <math:mi math:fontstyle="normal">P</math:mi>
          </math:mrow>
        </math:mrow>
      </math:mfrac>
      <math:mo math:stretchy="false">=</math:mo>
      <math:msup>
        <math:mi>Ce</math:mi>
        <math:mn>3t</math:mn>
      </math:msup>
    </math:mrow>
    <math:annotation math:encoding="StarMath 5.0"> {

{{alignc P - 1} over {alignc 4 - P}} = Ce^{3t}

}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row>
      <math:mi math:fontstyle="normal">P</math:mi>
      <math:mrow>
        <math:mrow>
          <math:mo math:stretchy="false">(</math:mo>
          <math:mn>0</math:mn>
          <math:mo math:stretchy="false">)</math:mo>
        </math:mrow>
        <math:mo math:stretchy="false">=</math:mo>
        <math:msub>
          <math:mi math:fontstyle="normal">P</math:mi>
          <math:mn>0</math:mn>
        </math:msub>
      </math:mrow>
      <math:mi/>
      <math:mo math:stretchy="false">⇒</math:mo>
      <math:mi/>
      <math:mrow>
        <math:mi math:fontstyle="normal">C</math:mi>
        <math:mo math:stretchy="false">=</math:mo>
        <math:mfrac>
          <math:mrow>
            <math:mrow>
              <math:msub>
                <math:mi math:fontstyle="normal">P</math:mi>
                <math:mn>0</math:mn>
              </math:msub>
              <math:mo math:stretchy="false">−</math:mo>
              <math:mn>1</math:mn>
            </math:mrow>
          </math:mrow>
          <math:mrow>
            <math:mrow>
              <math:mn>4</math:mn>
              <math:mo math:stretchy="false">−</math:mo>
              <math:msub>
                <math:mi math:fontstyle="normal">P</math:mi>
                <math:mn>0</math:mn>
              </math:msub>
            </math:mrow>
          </math:mrow>
        </math:mfrac>
      </math:mrow>
    </math:mrow>
    <math:annotation math:encoding="StarMath 5.0">P(0) = P_0 ``drarrow`` C = {{alignc P_0 - 1} over {alignc 4 - P_0}}
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row>
      <math:mi math:fontstyle="normal">P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frac>
          <math:mrow>
            <math:mrow>
              <math:mn>1</math:mn>
              <math:mo math:stretchy="false">+</math:mo>
              <math:mrow>
                <math:mn>4</math:mn>
                <math:mo math:stretchy="false">⋅</math:mo>
                <math:msup>
                  <math:mi>Ce</math:mi>
                  <math:mn>3t</math:mn>
                </math:msup>
              </math:mrow>
            </math:mrow>
          </math:mrow>
          <math:mrow>
            <math:mrow>
              <math:mn>1</math:mn>
              <math:mo math:stretchy="false">+</math:mo>
              <math:msup>
                <math:mi>Ce</math:mi>
                <math:mn>3t</math:mn>
              </math:msup>
            </math:mrow>
          </math:mrow>
        </math:mfrac>
      </math:mrow>
    </math:mrow>
    <math:annotation math:encoding="StarMath 5.0">{

P(t) = {{alignc 1 + 4 cdot Ce^{3t}} over {alignc 1 + Ce^{3t}}}

}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n>0</math:mn>
            <math:mo math:stretchy="false">−</math:mo>
            <math:mn>1</math:mn>
          </math:mrow>
        </math:mrow>
        <math:mrow>
          <math:mrow>
            <math:mn>4</math:mn>
            <math:mo math:stretchy="false">−</math:mo>
            <math:mn>0</math:mn>
          </math:mrow>
        </math:mrow>
      </math:mfrac>
      <math:mo math:stretchy="false">=</math:mo>
      <math:msup>
        <math:mi>Ce</math:mi>
        <math:msub>
          <math:mn>3t</math:mn>
          <math:mstyle math:fontsize="150%">
            <math:mrow>
              <math:mn>0</math:mn>
            </math:mrow>
          </math:mstyle>
        </math:msub>
      </math:msup>
    </math:mrow>
    <math:annotation math:encoding="StarMath 5.0">{{alignc 0 - 1} over {alignc 4 - 0}} = Ce^{3t_{size *1.5 0}}
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e</math:mi>
        <math:msub>
          <math:mn>3t</math:mn>
          <math:mstyle math:fontsize="150%">
            <math:mrow>
              <math:mn>0</math:mn>
            </math:mrow>
          </math:mstyle>
        </math:msub>
      </math:msup>
      <math:mo math:stretchy="false">=</math:mo>
      <math:mrow>
        <math:mo math:stretchy="false">−</math:mo>
        <math:mfrac>
          <math:mrow>
            <math:mn>1</math:mn>
          </math:mrow>
          <math:mrow>
            <math:mn>4C</math:mn>
          </math:mrow>
        </math:mfrac>
      </math:mrow>
    </math:mrow>
    <math:annotation math:encoding="StarMath 5.0">e^{3t_{size *1.5 0}} = -{{alignc 1} over {alignc 4C}}
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  <math:mi/>
      <math:mtext>(*)</math:mtext>
    </math:mrow>
    <math:annotation math:encoding="StarMath 5.0">{{alignc dy} over {alignc dx}} + P(x)y = ƒ(x) ~~ "(*)"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n>0</math:mn>
      </math:mrow>
    </math:mrow>
    <math:annotation math:encoding="StarMath 5.0">{

{{alignc dy} over {alignc dx}} + P(x)y = 0

}</math:annotation>
  </math:semantics>
</math:math>
</file>

<file path=Object 12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n>1</math:mn>
            </math:mrow>
            <math:mrow>
              <math:mi math:fontstyle="normal">y</math:mi>
            </math:mrow>
          </math:mfrac>
          <math:mo math:stretchy="false">⋅</math:mo>
          <math:mfrac>
            <math:mrow>
              <math:mi>dy</math:mi>
            </math:mrow>
            <math:mrow>
              <math:mi>dx</math:mi>
            </math:mrow>
          </math:mfrac>
        </math:mrow>
        <math:mo math:stretchy="false">+</math:mo>
        <math:mi math:fontstyle="normal">P</math:mi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n>0</math:mn>
      </math:mrow>
    </math:mrow>
    <math:annotation math:encoding="StarMath 5.0">{

{{alignc 1} over {alignc y}} cdot {{alignc dy} over {alignc dx}} + P(x) = 0

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{alignc dy} over {alignc dx}} + P(x)y = ƒ(x)</math:annotation>
  </math:semantics>
</math:math>
</file>

<file path=Object 13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n>1</math:mn>
          </math:mrow>
          <math:mrow>
            <math:mi math:fontstyle="normal">y</math:mi>
          </math:mrow>
        </math:mfrac>
        <math:mo math:stretchy="false">⋅</math:mo>
        <math:mfrac>
          <math:mrow>
            <math:mi>dy</math:mi>
          </math:mrow>
          <math:mrow>
            <math:mi>dx</math:mi>
          </math:mrow>
        </math:mfrac>
      </math:mrow>
      <math:mrow>
        <math:mi>dx</math:mi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n>0</math:mn>
      </math:mrow>
      <math:mi>dx</math:mi>
    </math:mrow>
    <math:annotation math:encoding="StarMath 5.0">{

{{alignc 1} over {alignc y}} cdot {{alignc dy} over {alignc dx}} dx + P(x) dx = 0 dx

}</math:annotation>
  </math:semantics>
</math:math>
</file>

<file path=Object 131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row>
        <math:mfrac>
          <math:mrow>
            <math:mn>1</math:mn>
          </math:mrow>
          <math:mrow>
            <math:mi math:fontstyle="normal">y</math:mi>
          </math:mrow>
        </math:mfrac>
        <math:mo math:stretchy="false">⋅</math:mo>
        <math:mfrac>
          <math:mrow>
            <math:mi>dy</math:mi>
          </math:mrow>
          <math:mrow>
            <math:mi>dx</math:mi>
          </math:mrow>
        </math:mfrac>
      </math:mrow>
      <math:mrow>
        <math:mi>dx</math:mi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 math:fontstyle="normal">P</math:mi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n>0</math:mn>
      <math:mi>dx</math:mi>
    </math:mrow>
    <math:annotation math:encoding="StarMath 5.0">
{size *1.25 int ""} {{alignc 1} over {alignc y}} cdot {{alignc dy} over {alignc dx}} dx + {size *1.25 int ""} P(x) dx = {size *1.25 int ""} 0 dx
</math:annotation>
  </math:semantics>
</math:math>
</file>

<file path=Object 132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frac>
        <math:mrow>
          <math:mrow>
            <math:mi math:fontstyle="normal">y</math:mi>
            <math:mi math:fontstyle="normal">'</math:mi>
          </math:mrow>
        </math:mrow>
        <math:mrow>
          <math:mi math:fontstyle="normal">y</math:mi>
        </math:mrow>
      </math:mfrac>
      <math:mrow>
        <math:mi>dx</math:mi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 math:fontstyle="normal">P</math:mi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sub>
          <math:mi math:fontstyle="normal">C</math:mi>
          <math:mn>0</math:mn>
        </math:msub>
      </math:mrow>
    </math:mrow>
    <math:annotation math:encoding="StarMath 5.0">{size *1.25 int ""} {{alignc y'} over {alignc y}} dx + {size *1.25 int ""} P(x) dx = C_0
</math:annotation>
  </math:semantics>
</math:math>
</file>

<file path=Object 133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row>
          <math:mfenced math:open="∣" math:close="∣">
            <math:mi math:fontstyle="normal">y</math:mi>
          </math:mfenced>
          <math:mo math:stretchy="false">+</math:mo>
          <math:msub>
            <math:mi math:fontstyle="normal">C</math:mi>
            <math:mn>1</math:mn>
          </math:msub>
        </math:mrow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 math:fontstyle="normal">P</math:mi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sub>
          <math:mi math:fontstyle="normal">C</math:mi>
          <math:mn>0</math:mn>
        </math:msub>
      </math:mrow>
    </math:mrow>
    <math:annotation math:encoding="StarMath 5.0">{

ln abs y + C_1 + {size *1.25 int ""} P(x) dx = C_0

}</math:annotation>
  </math:semantics>
</math:math>
</file>

<file path=Object 134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i math:fontstyle="normal">y</math:mi>
        </math:mfenced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 math:fontstyle="normal">P</math:mi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i math:fontstyle="normal">C</math:mi>
      </math:mrow>
    </math:mrow>
    <math:annotation math:encoding="StarMath 5.0">{

ln abs y + {size *1.25 int ""} P(x) dx = C

}</math:annotation>
  </math:semantics>
</math:math>
</file>

<file path=Object 135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i math:fontstyle="normal">y</math:mi>
        </math:mfenced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 math:fontstyle="normal">P</math:mi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i>ln</math:mi>
      </math:mrow>
      <math:mfenced math:open="∣" math:close="∣">
        <math:mi math:fontstyle="normal">C</math:mi>
      </math:mfenced>
    </math:mrow>
    <math:annotation math:encoding="StarMath 5.0">ln abs y + {size *1.25 int ""} P(x) dx = ln abs C
</math:annotation>
  </math:semantics>
</math:math>
</file>

<file path=Object 136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∣" math:close="∣">
          <math:mi math:fontstyle="normal">y</math:mi>
        </math:mfenced>
        <math:mo math:stretchy="false">+</math:mo>
        <math:msup>
          <math:mi math:fontstyle="normal">e</math:mi>
          <math:mrow>
            <math:mstyle math:fontsize="125%">
              <math:mrow>
                <math:mrow>
                  <math:mo math:stretchy="false">∫</math:mo>
                  <math:mtext/>
                </math:mrow>
              </math:mrow>
            </math:mstyle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sup>
      </math:mrow>
      <math:mo math:stretchy="false">=</math:mo>
      <math:mfenced math:open="∣" math:close="∣">
        <math:mi math:fontstyle="normal">C</math:mi>
      </math:mfenced>
    </math:mrow>
    <math:annotation math:encoding="StarMath 5.0">abs y + e^{{size *1.25 int ""} P(x) dx} = abs C
</math:annotation>
  </math:semantics>
</math:math>
</file>

<file path=Object 137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row>
        <math:mo math:stretchy="false">±</math:mo>
        <math:msup>
          <math:mi>Ce</math:mi>
          <math:mrow>
            <math:mrow>
              <math:mo math:stretchy="false">−</math:mo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</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sup>
      </math:mrow>
    </math:mrow>
    <math:annotation math:encoding="StarMath 5.0">y = +- Ce^{-{size *1.25 int ""} P(x) dx}
</math:annotation>
  </math:semantics>
</math:math>
</file>

<file path=Object 138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sup>
        <math:mi>Ce</math:mi>
        <math:mrow>
          <math:mrow>
            <math:mo math:stretchy="false">−</math:mo>
            <math:mstyle math:fontsize="125%">
              <math:mrow>
                <math:mrow>
                  <math:mo math:stretchy="false">∫</math:mo>
                  <math:mtext/>
                </math:mrow>
              </math:mrow>
            </math:mstyle>
          </math:mrow>
          <math:mi math:fontstyle="normal">P</math:mi>
          <math:mrow>
            <math:mo math:stretchy="false">(</math:mo>
            <math:mi math:fontstyle="normal">x</math:mi>
            <math:mo math:stretchy="false">)</math:mo>
          </math:mrow>
          <math:mi>dx</math:mi>
        </math:mrow>
      </math:msup>
    </math:mrow>
    <math:annotation math:encoding="StarMath 5.0">y = Ce^{-{size *1.25 int ""} P(x) dx}
</math:annotation>
  </math:semantics>
</math:math>
</file>

<file path=Object 139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i math:fontstyle="normal">y</math:mi>
        </math:mfenced>
        <math:mo math:stretchy="false">−</math:mo>
        <math:mi>ln</math:mi>
      </math:mrow>
      <math:mrow>
        <math:mfenced math:open="∣" math:close="∣">
          <math:mi math:fontstyle="normal">C</math:mi>
        </math:mfenced>
        <math:mo math:stretchy="false">=</math:mo>
        <math:mrow>
          <math:mo math:stretchy="false">−</math:mo>
          <math:mstyle math:fontsize="125%">
            <math:mrow>
              <math:mrow>
                <math:mo math:stretchy="false">∫</math:mo>
                <math:mtext/>
              </math:mrow>
            </math:mrow>
          </math:mstyle>
        </math:mrow>
      </math:mrow>
      <math:mi math:fontstyle="normal">P</math:mi>
      <math:mrow>
        <math:mo math:stretchy="false">(</math:mo>
        <math:mi math:fontstyle="normal">x</math:mi>
        <math:mo math:stretchy="false">)</math:mo>
      </math:mrow>
      <math:mi>dx</math:mi>
    </math:mrow>
    <math:annotation math:encoding="StarMath 5.0">{

ln abs y - ln abs C = - {size *1.25 int ""} P(x) dx

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  <math:mi math:fontstyle="normal">h</math:mi>
      <math:mrow>
        <math:mo math:stretchy="false">(</math:mo>
        <math:mi math:fontstyle="normal">y</math:mi>
        <math:mo math:stretchy="false">)</math:mo>
      </math:mrow>
    </math:mrow>
    <math:annotation math:encoding="StarMath 5.0">{{alignc dy} over {alignc dx}} = g(x)h(y)</math:annotation>
  </math:semantics>
</math:math>
</file>

<file path=Object 140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frac>
            <math:mrow>
              <math:mi math:fontstyle="normal">y</math:mi>
            </math:mrow>
            <math:mrow>
              <math:mi math:fontstyle="normal">C</math:mi>
            </math:mrow>
          </math:mfrac>
        </math:mfenced>
        <math:mo math:stretchy="false">=</math:mo>
        <math:mrow>
          <math:mo math:stretchy="false">−</math:mo>
          <math:mstyle math:fontsize="125%">
            <math:mrow>
              <math:mrow>
                <math:mo math:stretchy="false">∫</math:mo>
                <math:mtext/>
              </math:mrow>
            </math:mrow>
          </math:mstyle>
        </math:mrow>
      </math:mrow>
      <math:mi math:fontstyle="normal">P</math:mi>
      <math:mrow>
        <math:mo math:stretchy="false">(</math:mo>
        <math:mi math:fontstyle="normal">x</math:mi>
        <math:mo math:stretchy="false">)</math:mo>
      </math:mrow>
      <math:mi>dx</math:mi>
    </math:mrow>
    <math:annotation math:encoding="StarMath 5.0">
ln abs {{alignc y} over {alignc C}} = - {size *1.25 int ""} P(x) dx
</math:annotation>
  </math:semantics>
</math:math>
</file>

<file path=Object 1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∣" math:close="∣">
            <math:mfrac>
              <math:mrow>
                <math:mi math:fontstyle="normal">y</math:mi>
              </math:mrow>
              <math:mrow>
                <math:mi math:fontstyle="normal">C</math:mi>
              </math:mrow>
            </math:mfrac>
          </math:mfenced>
          <math:mo math:stretchy="false">=</math:mo>
          <math:mfrac>
            <math:mrow>
              <math:mi math:fontstyle="normal">y</math:mi>
            </math:mrow>
            <math:mrow>
              <math:mrow>
                <math:mo math:stretchy="false">±</math:mo>
                <math:mi math:fontstyle="normal">C</math:mi>
              </math:mrow>
            </math:mrow>
          </math:mfrac>
        </math:mrow>
        <math:mo math:stretchy="false">=</math:mo>
        <math:mfrac>
          <math:mrow>
            <math:mi math:fontstyle="normal">y</math:mi>
          </math:mrow>
          <math:mrow>
            <math:mi math:fontstyle="normal">C</math:mi>
          </math:mrow>
        </math:mfrac>
      </math:mrow>
      <math:mo math:stretchy="false">=</math:mo>
      <math:msup>
        <math:mi math:fontstyle="normal">e</math:mi>
        <math:mrow>
          <math:mrow>
            <math:mo math:stretchy="false">−</math:mo>
            <math:mstyle math:fontsize="125%">
              <math:mrow>
                <math:mrow>
                  <math:mo math:stretchy="false">∫</math:mo>
                  <math:mtext/>
                </math:mrow>
              </math:mrow>
            </math:mstyle>
          </math:mrow>
          <math:mi math:fontstyle="normal">P</math:mi>
          <math:mrow>
            <math:mo math:stretchy="false">(</math:mo>
            <math:mi math:fontstyle="normal">x</math:mi>
            <math:mo math:stretchy="false">)</math:mo>
          </math:mrow>
          <math:mi>dx</math:mi>
        </math:mrow>
      </math:msup>
    </math:mrow>
    <math:annotation math:encoding="StarMath 5.0">
abs {{alignc y} over {alignc C}} = {alignc y} over {alignc +-C} = {alignc y} over {alignc C} = e^{-{size *1.25 int ""} P(x) dx}
</math:annotation>
  </math:semantics>
</math:math>
</file>

<file path=Object 142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sup>
        <math:mi>Ce</math:mi>
        <math:mrow>
          <math:mrow>
            <math:mo math:stretchy="false">−</math:mo>
            <math:mstyle math:fontsize="125%">
              <math:mrow>
                <math:mrow>
                  <math:mo math:stretchy="false">∫</math:mo>
                  <math:mtext/>
                </math:mrow>
              </math:mrow>
            </math:mstyle>
          </math:mrow>
          <math:mi math:fontstyle="normal">P</math:mi>
          <math:mrow>
            <math:mo math:stretchy="false">(</math:mo>
            <math:mi math:fontstyle="normal">x</math:mi>
            <math:mo math:stretchy="false">)</math:mo>
          </math:mrow>
          <math:mi>dx</math:mi>
        </math:mrow>
      </math:msup>
    </math:mrow>
    <math:annotation math:encoding="StarMath 5.0">y = Ce^{-{size *1.25 int ""} P(x) dx}
</math:annotation>
  </math:semantics>
</math:math>
</file>

<file path=Object 14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u</math:mi>
        </math:mrow>
        <math:mrow>
          <math:mi>dx</math:mi>
        </math:mrow>
      </math:mfrac>
      <math:mrow>
        <math:msub>
          <math:mi math:fontstyle="normal">y</math:mi>
          <math:mn>1</math:mn>
        </math:msub>
        <math:mo math:stretchy="false">+</math:mo>
        <math:mi math:fontstyle="normal">u</math:mi>
      </math:mrow>
      <math:mrow>
        <math:mrow>
          <math:mfrac>
            <math:mrow>
              <math:msub>
                <math:mi>dy</math:mi>
                <math:mn>1</math:mn>
              </math:msub>
            </math:mrow>
            <math:mrow>
              <math:mi>dx</math:mi>
            </math:mrow>
          </math:mfrac>
          <math:mo math:stretchy="false">+</math:mo>
          <math:msub>
            <math:mi>Puy</math:mi>
            <math:mn>1</math:mn>
          </math:msub>
        </math:mrow>
        <math:mo math:stretchy="false">=</math:mo>
        <math:mi math:fontstyle="normal">ƒ</math:mi>
      </math:mrow>
    </math:mrow>
    <math:annotation math:encoding="StarMath 5.0">
{{alignc du} over {alignc dx}}y_1 + u{{alignc dy_1} over {alignc dx}} + Puy_1 = ƒ
</math:annotation>
  </math:semantics>
</math:math>
</file>

<file path=Object 144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u</math:mi>
        </math:mrow>
        <math:mrow>
          <math:mi>dx</math:mi>
        </math:mrow>
      </math:mfrac>
      <math:mrow>
        <math:mrow>
          <math:msub>
            <math:mi math:fontstyle="normal">y</math:mi>
            <math:mn>1</math:mn>
          </math:msub>
          <math:mo math:stretchy="false">+</math:mo>
          <math:msub>
            <math:mn>0</math:mn>
            <math:mtext>(†)</math:mtext>
          </math:msub>
        </math:mrow>
        <math:mo math:stretchy="false">=</math:mo>
        <math:mi math:fontstyle="normal">ƒ</math:mi>
      </math:mrow>
    </math:mrow>
    <math:annotation math:encoding="StarMath 5.0"> {

{{alignc du} over {alignc dx}}y_1 + 0_"(†)" = ƒ

}</math:annotation>
  </math:semantics>
</math:math>
</file>

<file path=Object 145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frac>
          <math:mrow>
            <math:msub>
              <math:mi>dy</math:mi>
              <math:mn>1</math:mn>
            </math:msub>
          </math:mrow>
          <math:mrow>
            <math:mi>dx</math:mi>
          </math:mrow>
        </math:mfrac>
        <math:mo math:stretchy="false">=</math:mo>
        <math:mfrac>
          <math:mrow>
            <math:mi>dy</math:mi>
          </math:mrow>
          <math:mrow>
            <math:mi>dx</math:mi>
          </math:mrow>
        </math:mfrac>
      </math:mrow>
      <math:mi math:fontstyle="normal">,</math:mi>
      <math:mi/>
      <math:mrow>
        <math:msub>
          <math:mi>Puy</math:mi>
          <math:mn>1</math:mn>
        </math:msub>
        <math:mo math:stretchy="false">=</math:mo>
        <math:mi>Py</math:mi>
      </math:mrow>
    </math:mrow>
    <math:annotation math:encoding="StarMath 5.0"> {

u{{alignc dy_1} over {alignc dx}} = {{alignc dy} over {alignc dx}}, ~ Puy_1 = Py

}</math:annotation>
  </math:semantics>
</math:math>
</file>

<file path=Object 14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>Py</math:mi>
      </math:mrow>
      <math:mo math:stretchy="false">=</math:mo>
      <math:mn>0</math:mn>
    </math:mrow>
    <math:annotation math:encoding="StarMath 5.0">{

{{alignc dy} over {alignc dx}} + Py = 0

}</math:annotation>
  </math:semantics>
</math:math>
</file>

<file path=Object 14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u</math:mi>
        </math:mrow>
        <math:mrow>
          <math:mi>dx</math:mi>
        </math:mrow>
      </math:mfrac>
      <math:mo math:stretchy="false">=</math:mo>
      <math:mfrac>
        <math:mrow>
          <math:mi math:fontstyle="normal">ƒ</math:mi>
        </math:mrow>
        <math:mrow>
          <math:msub>
            <math:mi math:fontstyle="normal">y</math:mi>
            <math:mn>1</math:mn>
          </math:msub>
        </math:mrow>
      </math:mfrac>
    </math:mrow>
    <math:annotation math:encoding="StarMath 5.0"> {

{{alignc du} over {alignc dx}} = {{alignc ƒ} over {alignc y_1}}

}</math:annotation>
  </math:semantics>
</math:math>
</file>

<file path=Object 14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normal">u</math:mi>
          <math:mo math:stretchy="false">=</math:mo>
          <math:mi math:fontstyle="normal">C</math:mi>
        </math:mrow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frac>
        <math:mrow>
          <math:mi math:fontstyle="normal">ƒ</math:mi>
        </math:mrow>
        <math:mrow>
          <math:msub>
            <math:mi math:fontstyle="normal">y</math:mi>
            <math:mn>1</math:mn>
          </math:msub>
        </math:mrow>
      </math:mfrac>
      <math:mrow>
        <math:mi>dx</math:mi>
        <math:mo math:stretchy="false">+</math:mo>
        <math:mi math:fontstyle="normal">D</math:mi>
      </math:mrow>
    </math:mrow>
    <math:annotation math:encoding="StarMath 5.0">
u = C = {size *1.25 int ""} {{alignc ƒ} over {alignc y_1}} dx + D
</math:annotation>
  </math:semantics>
</math:math>
</file>

<file path=Object 14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y</math:mi>
        <math:mo math:stretchy="false">=</math:mo>
        <math:msup>
          <math:mi math:fontstyle="normal">e</math:mi>
          <math:mrow>
            <math:mrow>
              <math:mo math:stretchy="false">−</math:mo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</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sup>
      </math:mrow>
      <math:mfenced math:open="" math:close=""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i math:fontstyle="normal">ƒ</math:mi>
          <math:mrow>
            <math:mo math:stretchy="false">(</math:mo>
            <math:mi math:fontstyle="normal">x</math:mi>
            <math:mo math:stretchy="false">)</math:mo>
          </math:mrow>
          <math:msup>
            <math:mi math:fontstyle="normal">e</math:mi>
            <math:mrow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  <math:mi math:fontstyle="normal">P</math:mi>
              <math:mrow>
                <math:mo math:stretchy="false">(</math:mo>
                <math:mi math:fontstyle="normal">x</math:mi>
                <math:mo math:stretchy="false">)</math:mo>
              </math:mrow>
              <math:mi>dx</math:mi>
            </math:mrow>
          </math:msup>
          <math:mrow>
            <math:mi>dx</math:mi>
            <math:mo math:stretchy="false">+</math:mo>
            <math:mi math:fontstyle="normal">D</math:mi>
          </math:mrow>
        </math:mrow>
      </math:mfenced>
    </math:mrow>
    <math:annotation math:encoding="StarMath 5.0">y = e^{- {size *1.25 int ""} P(x)dx} left ( {size *1.25 int ""} ƒ(x)e^{{size *1.25 int ""} P(x)dx} dx + D right )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i math:fontstyle="normal">h</math:mi>
            <math:mrow>
              <math:mo math:stretchy="false">(</math:mo>
              <math:mi math:fontstyle="normal">y</math:mi>
              <math:mo math:stretchy="false">)</math:mo>
            </math:mrow>
          </math:mrow>
        </math:mrow>
      </math:mfrac>
      <math:mrow>
        <math:mi/>
        <math:mo math:stretchy="false">⋅</math:mo>
        <math:mi/>
      </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{alignc 1} over {alignc {h(y)}}} `cdot` {{alignc dy} over {alignc dx}} = g(x)</math:annotation>
  </math:semantics>
</math:math>
</file>

<file path=Object 150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y</math:mi>
        <math:mo math:stretchy="false">=</math:mo>
        <math:msup>
          <math:mi math:fontstyle="normal">e</math:mi>
          <math:mrow>
            <math:mrow>
              <math:mo math:stretchy="false">−</math:mo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</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sup>
      </math:mrow>
      <math:mfenced math:open="" math:close=""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i math:fontstyle="normal">ƒ</math:mi>
          <math:mrow>
            <math:mo math:stretchy="false">(</math:mo>
            <math:mi math:fontstyle="normal">x</math:mi>
            <math:mo math:stretchy="false">)</math:mo>
          </math:mrow>
          <math:msup>
            <math:mi math:fontstyle="normal">e</math:mi>
            <math:mrow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  <math:mi math:fontstyle="normal">P</math:mi>
              <math:mrow>
                <math:mo math:stretchy="false">(</math:mo>
                <math:mi math:fontstyle="normal">x</math:mi>
                <math:mo math:stretchy="false">)</math:mo>
              </math:mrow>
              <math:mi>dx</math:mi>
            </math:mrow>
          </math:msup>
          <math:mrow>
            <math:mi>dx</math:mi>
            <math:mo math:stretchy="false">+</math:mo>
            <math:mi math:fontstyle="normal">D</math:mi>
          </math:mrow>
        </math:mrow>
      </math:mfenced>
    </math:mrow>
    <math:annotation math:encoding="StarMath 5.0">y = e^{- {size *1.25 int ""} P(x)dx} left ( {size *1.25 int ""} ƒ(x)e^{{size *1.25 int ""} P(x)dx} dx + D right )
</math:annotation>
  </math:semantics>
</math:math>
</file>

<file path=Object 151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y</math:mi>
        <math:mo math:stretchy="false">=</math:mo>
        <math:mrow>
          <math:msup>
            <math:mi>De</math:mi>
            <math:mrow>
              <math:mrow>
                <math:mo math:stretchy="false">−</math:mo>
                <math:mstyle math:fontsize="125%">
                  <math:mrow>
                    <math:mrow>
                      <math:mo math:stretchy="false">∫</math:mo>
                      <math:mtext/>
                    </math:mrow>
                  </math:mrow>
                </math:mstyle>
              </math:mrow>
              <math:mi math:fontstyle="normal">P</math:mi>
              <math:mrow>
                <math:mo math:stretchy="false">(</math:mo>
                <math:mi math:fontstyle="normal">x</math:mi>
                <math:mo math:stretchy="false">)</math:mo>
              </math:mrow>
              <math:mi>dx</math:mi>
            </math:mrow>
          </math:msup>
          <math:mo math:stretchy="false">+</math:mo>
          <math:msup>
            <math:mi math:fontstyle="normal">e</math:mi>
            <math:mrow>
              <math:mrow>
                <math:mo math:stretchy="false">−</math:mo>
                <math:mstyle math:fontsize="125%">
                  <math:mrow>
                    <math:mrow>
                      <math:mo math:stretchy="false">∫</math:mo>
                      <math:mtext/>
                    </math:mrow>
                  </math:mrow>
                </math:mstyle>
              </math:mrow>
              <math:mi math:fontstyle="normal">P</math:mi>
              <math:mrow>
                <math:mo math:stretchy="false">(</math:mo>
                <math:mi math:fontstyle="normal">x</math:mi>
                <math:mo math:stretchy="false">)</math:mo>
              </math:mrow>
              <math:mi>dx</math:mi>
            </math:mrow>
          </math:msup>
        </math:mrow>
      </math:mrow>
      <math:mstyle math:fontsize="125%">
        <math:mrow>
          <math:mrow>
            <math:mo math:stretchy="false">∫</math:mo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i math:fontstyle="normal">P</math:mi>
          <math:mrow>
            <math:mo math:stretchy="false">(</math:mo>
            <math:mi math:fontstyle="normal">x</math:mi>
            <math:mo math:stretchy="false">)</math:mo>
          </math:mrow>
          <math:mi>dx</math:mi>
        </math:mrow>
      </math:msup>
      <math:mi>dx</math:mi>
    </math:mrow>
    <math:annotation math:encoding="StarMath 5.0">
y = De^{- {size *1.25 int ""} P(x)dx} + e^{- {size *1.25 int ""} P(x)dx} {size *1.25 int ""} ƒ(x)e^{{size *1.25 int ""} P(x)dx} dx
</math:annotation>
  </math:semantics>
</math:math>
</file>

<file path=Object 15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sub>
              <math:mi>dx</math:mi>
              <math:mn>1</math:mn>
            </math:msub>
          </math:mrow>
          <math:mrow>
            <math:mi>dt</math:mi>
          </math:mrow>
        </math:mfrac>
        <math:mo math:stretchy="false">=</math:mo>
        <math:mn>3</math:mn>
      </math:mrow>
      <math:mrow>
        <math:mrow>
          <math:mi>gal</math:mi>
          <math:mo math:stretchy="false">/</math:mo>
          <math:mi>min</math:mi>
        </math:mrow>
        <math:mo math:stretchy="false">⋅</math:mo>
        <math:mfrac>
          <math:mrow>
            <math:mrow>
              <math:msub>
                <math:mi math:fontstyle="normal">x</math:mi>
                <math:mn>2</math:mn>
              </math:msub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  <math:mrow>
            <math:mrow>
              <math:mn>100</math:mn>
              <math:mo math:stretchy="false">−</math:mo>
              <math:mi math:fontstyle="normal">t</math:mi>
            </math:mrow>
          </math:mrow>
        </math:mfrac>
      </math:mrow>
      <math:mrow>
        <math:mrow>
          <math:mi>lb</math:mi>
          <math:mo math:stretchy="false">/</math:mo>
          <math:mi>gal</math:mi>
        </math:mrow>
        <math:mo math:stretchy="false">−</math:mo>
        <math:mn>2</math:mn>
      </math:mrow>
      <math:mrow>
        <math:mrow>
          <math:mi>gal</math:mi>
          <math:mo math:stretchy="false">/</math:mo>
          <math:mi>min</math:mi>
        </math:mrow>
        <math:mo math:stretchy="false">⋅</math:mo>
        <math:mfrac>
          <math:mrow>
            <math:mrow>
              <math:msub>
                <math:mi math:fontstyle="normal">x</math:mi>
                <math:mn>1</math:mn>
              </math:msub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  <math:mrow>
            <math:mrow>
              <math:mn>100</math:mn>
              <math:mo math:stretchy="false">+</math:mo>
              <math:mi math:fontstyle="normal">t</math:mi>
            </math:mrow>
          </math:mrow>
        </math:mfrac>
      </math:mrow>
      <math:mrow>
        <math:mi>lb</math:mi>
        <math:mo math:stretchy="false">/</math:mo>
        <math:mi>gal</math:mi>
      </math:mrow>
    </math:mrow>
    <math:annotation math:encoding="StarMath 5.0">{{alignc dx_1} over {alignc dt}} = 3 gal / min cdot {{alignc x_2(t)} over {alignc 100 - t}} lb / gal - 2 gal / min cdot {{alignc x_1(t)} over {alignc 100 + t}} lb / gal
</math:annotation>
  </math:semantics>
</math:math>
</file>

<file path=Object 15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sub>
              <math:mi>dx</math:mi>
              <math:mn>2</math:mn>
            </math:msub>
          </math:mrow>
          <math:mrow>
            <math:mi>dt</math:mi>
          </math:mrow>
        </math:mfrac>
        <math:mo math:stretchy="false">=</math:mo>
        <math:mn>2</math:mn>
      </math:mrow>
      <math:mrow>
        <math:mrow>
          <math:mi>gal</math:mi>
          <math:mo math:stretchy="false">/</math:mo>
          <math:mi>min</math:mi>
        </math:mrow>
        <math:mo math:stretchy="false">⋅</math:mo>
        <math:mfrac>
          <math:mrow>
            <math:mrow>
              <math:msub>
                <math:mi math:fontstyle="normal">x</math:mi>
                <math:mn>1</math:mn>
              </math:msub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  <math:mrow>
            <math:mrow>
              <math:mn>100</math:mn>
              <math:mo math:stretchy="false">−</math:mo>
              <math:mi math:fontstyle="normal">t</math:mi>
            </math:mrow>
          </math:mrow>
        </math:mfrac>
      </math:mrow>
      <math:mrow>
        <math:mrow>
          <math:mi>lb</math:mi>
          <math:mo math:stretchy="false">/</math:mo>
          <math:mi>gal</math:mi>
        </math:mrow>
        <math:mo math:stretchy="false">−</math:mo>
        <math:mn>3</math:mn>
      </math:mrow>
      <math:mrow>
        <math:mrow>
          <math:mi>gal</math:mi>
          <math:mo math:stretchy="false">/</math:mo>
          <math:mi>min</math:mi>
        </math:mrow>
        <math:mo math:stretchy="false">⋅</math:mo>
        <math:mfrac>
          <math:mrow>
            <math:mrow>
              <math:msub>
                <math:mi math:fontstyle="normal">x</math:mi>
                <math:mn>2</math:mn>
              </math:msub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  <math:mrow>
            <math:mrow>
              <math:mn>100</math:mn>
              <math:mo math:stretchy="false">+</math:mo>
              <math:mi math:fontstyle="normal">t</math:mi>
            </math:mrow>
          </math:mrow>
        </math:mfrac>
      </math:mrow>
      <math:mrow>
        <math:mi>lb</math:mi>
        <math:mo math:stretchy="false">/</math:mo>
        <math:mi>gal</math:mi>
      </math:mrow>
    </math:mrow>
    <math:annotation math:encoding="StarMath 5.0">
{{alignc dx_2} over {alignc dt}} = 2 gal / min cdot {{alignc x_1(t)} over {alignc 100 - t}} lb / gal - 3 gal / min cdot {{alignc x_2(t)} over {alignc 100 + t}} lb / gal
</math:annotation>
  </math:semantics>
</math:math>
</file>

<file path=Object 15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sub>
                <math:mi>dx</math:mi>
                <math:mn>1</math:mn>
              </math:msub>
            </math:mrow>
            <math:mrow>
              <math:mi>dt</math:mi>
            </math:mrow>
          </math:mfrac>
          <math:mo math:stretchy="false">+</math:mo>
          <math:mfrac>
            <math:mrow>
              <math:msub>
                <math:mi>dx</math:mi>
                <math:mn>2</math:mn>
              </math:msub>
            </math:mrow>
            <math:mrow>
              <math:mi>dt</math:mi>
            </math:mrow>
          </math:mfrac>
        </math:mrow>
        <math:mo math:stretchy="false">=</math:mo>
        <math:mfrac>
          <math:mrow>
            <math:mi math:fontstyle="normal">d</math:mi>
          </math:mrow>
          <math:mrow>
            <math:mi>dt</math:mi>
          </math:mrow>
        </math:mfrac>
      </math:mrow>
      <math:mrow>
        <math:mrow>
          <math:mo math:stretchy="false">(</math:mo>
          <math:mrow>
            <math:msub>
              <math:mi math:fontstyle="normal">x</math:mi>
              <math:mn>1</math:mn>
            </math:msub>
            <math:mo math:stretchy="false">+</math:mo>
            <math:msub>
              <math:mi math:fontstyle="normal">x</math:mi>
              <math:mn>2</math:mn>
            </math:msub>
          </math:mrow>
          <math:mo math:stretchy="false">)</math:mo>
        </math:mrow>
        <math:mo math:stretchy="false">=</math:mo>
        <math:mfrac>
          <math:mrow>
            <math:mi math:fontstyle="normal">d</math:mi>
          </math:mrow>
          <math:mrow>
            <math:mi>dt</math:mi>
          </math:mrow>
        </math:mfrac>
      </math:mrow>
      <math:mrow>
        <math:mn>0</math:mn>
        <math:mo math:stretchy="false">=</math:mo>
        <math:mn>0</math:mn>
      </math:mrow>
    </math:mrow>
    <math:annotation math:encoding="StarMath 5.0">
{{alignc dx_1} over {alignc dt}} + {{alignc dx_2} over {alignc dt}} = {{alignc d} over {alignc dt}} (x_1 + x_2) = {{alignc d} over {alignc dt}} 0 = 0
</math:annotation>
  </math:semantics>
</math:math>
</file>

<file path=Object 15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sub>
              <math:mi>dx</math:mi>
              <math:mn>2</math:mn>
            </math:msub>
          </math:mrow>
          <math:mrow>
            <math:mi>dt</math:mi>
          </math:mrow>
        </math:mfrac>
        <math:mo math:stretchy="false">=</math:mo>
        <math:mrow>
          <math:mo math:stretchy="false">−</math:mo>
          <math:mn>3</math:mn>
        </math:mrow>
      </math:mrow>
      <math:mrow>
        <math:mfrac>
          <math:mrow>
            <math:mrow>
              <math:msub>
                <math:mi math:fontstyle="normal">x</math:mi>
                <math:mn>2</math:mn>
              </math:msub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  <math:mrow>
            <math:mrow>
              <math:mn>100</math:mn>
              <math:mo math:stretchy="false">−</math:mo>
              <math:mi math:fontstyle="normal">t</math:mi>
            </math:mrow>
          </math:mrow>
        </math:mfrac>
        <math:mo math:stretchy="false">+</math:mo>
        <math:mn>2</math:mn>
      </math:mrow>
      <math:mfrac>
        <math:mrow>
          <math:mrow>
            <math:mrow>
              <math:mn>150</math:mn>
              <math:mo math:stretchy="false">−</math:mo>
              <math:msub>
                <math:mi math:fontstyle="normal">x</math:mi>
                <math:mn>2</math:mn>
              </math:msub>
            </math:mrow>
            <math:mrow>
              <math:mo math:stretchy="false">(</math:mo>
              <math:mi math:fontstyle="normal">t</math:mi>
              <math:mo math:stretchy="false">)</math:mo>
            </math:mrow>
          </math:mrow>
        </math:mrow>
        <math:mrow>
          <math:mrow>
            <math:mn>100</math:mn>
            <math:mo math:stretchy="false">+</math:mo>
            <math:mi math:fontstyle="normal">t</math:mi>
          </math:mrow>
        </math:mrow>
      </math:mfrac>
    </math:mrow>
    <math:annotation math:encoding="StarMath 5.0">{

{{alignc dx_2} over {alignc dt}} = -3 {{alignc x_2(t)} over {alignc 100 - t}} + 2 {{alignc 150 - x_2(t)} over {alignc 100 + t}}

}</math:annotation>
  </math:semantics>
</math:math>
</file>

<file path=Object 15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sub>
              <math:mi>dx</math:mi>
              <math:mn>2</math:mn>
            </math:msub>
          </math:mrow>
          <math:mrow>
            <math:mi>dt</math:mi>
          </math:mrow>
        </math:mfrac>
        <math:mo math:stretchy="false">+</math:mo>
        <math:mfenced math:open="" math:close="">
          <math:mrow>
            <math:mfrac>
              <math:mrow>
                <math:mn>3</math:mn>
              </math:mrow>
              <math:mrow>
                <math:mrow>
                  <math:mn>100</math:mn>
                  <math:mo math:stretchy="false">−</math:mo>
                  <math:mi math:fontstyle="normal">t</math:mi>
                </math:mrow>
              </math:mrow>
            </math:mfrac>
            <math:mo math:stretchy="false">+</math:mo>
            <math:mfrac>
              <math:mrow>
                <math:mn>2</math:mn>
              </math:mrow>
              <math:mrow>
                <math:mrow>
                  <math:mn>100</math:mn>
                  <math:mo math:stretchy="false">+</math:mo>
                  <math:mi math:fontstyle="normal">t</math:mi>
                </math:mrow>
              </math:mrow>
            </math:mfrac>
          </math:mrow>
        </math:mfenced>
      </math:mrow>
      <math:msub>
        <math:mi math:fontstyle="normal">x</math:mi>
        <math:mn>2</math:mn>
      </math:msub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frac>
          <math:mrow>
            <math:mn>300</math:mn>
          </math:mrow>
          <math:mrow>
            <math:mrow>
              <math:mn>100</math:mn>
              <math:mo math:stretchy="false">+</math:mo>
              <math:mi math:fontstyle="normal">t</math:mi>
            </math:mrow>
          </math:mrow>
        </math:mfrac>
      </math:mrow>
    </math:mrow>
    <math:annotation math:encoding="StarMath 5.0">
{{alignc dx_2} over {alignc dt}} + left ( {{alignc 3} over {alignc 100 - t}} + {{alignc 2} over {alignc 100 + t}} right ) x_2(t) = {{alignc 300} over {alignc 100 + t}}
</math:annotation>
  </math:semantics>
</math:math>
</file>

<file path=Object 15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y</math:mi>
      </math:mrow>
      <math:mrow>
        <math:mo math:stretchy="false">(</math:mo>
        <math:mrow>
          <math:mi math:fontstyle="normal">y</math:mi>
          <math:mo math:stretchy="false">−</math:mo>
          <math:mn>1</math:mn>
        </math:mrow>
        <math:mo math:stretchy="false">)</math:mo>
      </math:mrow>
    </math:mrow>
    <math:annotation math:encoding="StarMath 5.0">{{alignc dy} over {alignc dx}} = y(y - 1)
</math:annotation>
  </math:semantics>
</math:math>
</file>

<file path=Object 158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style math:fontsize="10.2pt">
            <math:mrow>
              <math:mrow>
                <math:mi math:fontstyle="normal">x</math:mi>
                <math:mo math:stretchy="false">→</math:mo>
                <math:mo math:stretchy="false">∞</math:mo>
              </math:mrow>
            </math:mrow>
          </math:mstyle>
        </math:munder>
        <math:mi math:fontstyle="normal">y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lim from {size +3 {x toward infinity}} y(x)
</math:annotation>
  </math:semantics>
</math:math>
</file>

<file path=Object 15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y</math:mi>
      </math:mrow>
      <math:mrow>
        <math:mo math:stretchy="false">(</math:mo>
        <math:mrow>
          <math:mi math:fontstyle="normal">y</math:mi>
          <math:mo math:stretchy="false">−</math:mo>
          <math:mn>1</math:mn>
        </math:mrow>
        <math:mo math:stretchy="false">)</math:mo>
      </math:mrow>
    </math:mrow>
    <math:annotation math:encoding="StarMath 5.0">{

{{alignc dy} over {alignc dx}} = y(y - 1)

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{alignc dy} over {alignc dx}} + P(x)y = ƒ(x)</math:annotation>
  </math:semantics>
</math:math>
</file>

<file path=Object 160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row>
          <math:mo math:stretchy="false">(</math:mo>
          <math:mrow>
            <math:mi math:fontstyle="normal">y</math:mi>
            <math:mo math:stretchy="false">−</math:mo>
            <math:mn>1</math:mn>
          </math:mrow>
          <math:mo math:stretchy="false">)</math:mo>
        </math:mrow>
        <math:mo math:stretchy="false">=</math:mo>
        <math:mn>0</math:mn>
      </math:mrow>
      <math:mi/>
      <math:mo math:stretchy="false">⇔</math:mo>
      <math:mi/>
      <math:mrow>
        <math:mo math:stretchy="true">{</math:mo>
        <math:mtable>
          <math:mtr>
            <math:mrow>
              <math:msub>
                <math:mi math:fontstyle="normal">y</math:mi>
                <math:mn>1</math:mn>
              </math:msub>
              <math:mo math:stretchy="false">=</math:mo>
              <math:mn>0</math:mn>
            </math:mrow>
          </math:mtr>
          <math:mtr>
            <math:mrow>
              <math:msub>
                <math:mi math:fontstyle="normal">y</math:mi>
                <math:mn>2</math:mn>
              </math:msub>
              <math:mo math:stretchy="false">=</math:mo>
              <math:mn>1</math:mn>
            </math:mrow>
          </math:mtr>
        </math:mtable>
      </math:mrow>
    </math:mrow>
    <math:annotation math:encoding="StarMath 5.0">y(y - 1) = 0 ~dlrarrow~ left lbrace stack{y_1 = 0 # y_2 = 1} right none</math:annotation>
  </math:semantics>
</math:math>
</file>

<file path=Object 16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i>dA</math:mi>
            <math:mrow>
              <math:mo math:stretchy="false">(</math:mo>
              <math:mi math:fontstyle="normal">t</math:mi>
              <math:mo math:stretchy="false">)</math:mo>
            </math:mrow>
          </math:mrow>
        </math:mrow>
        <math:mrow>
          <math:mi>dt</math:mi>
        </math:mrow>
      </math:mfrac>
      <math:mo math:stretchy="false">=</math:mo>
      <math:mrow>
        <math:mrow>
          <math:mn>2</math:mn>
          <math:mo math:stretchy="false">⋅</math:mo>
          <math:mn>5</math:mn>
        </math:mrow>
        <math:mo math:stretchy="false">−</math:mo>
        <math:mrow>
          <math:mn>3</math:mn>
          <math:mo math:stretchy="false">⋅</math:mo>
          <math:mfrac>
            <math:mrow>
              <math:mrow>
                <math:mi math:fontstyle="normal">A</math:mi>
                <math:mrow>
                  <math:mo math:stretchy="false">(</math:mo>
                  <math:mi math:fontstyle="normal">t</math:mi>
                  <math:mo math:stretchy="false">)</math:mo>
                </math:mrow>
              </math:mrow>
            </math:mrow>
            <math:mrow>
              <math:mrow>
                <math:mrow>
                  <math:mn>300</math:mn>
                  <math:mo math:stretchy="false">−</math:mo>
                  <math:mi math:fontstyle="normal">t</math:mi>
                </math:mrow>
                <math:mrow>
                  <math:mo math:stretchy="false">(</math:mo>
                  <math:mrow>
                    <math:mn>3</math:mn>
                    <math:mo math:stretchy="false">−</math:mo>
                    <math:mn>2</math:mn>
                  </math:mrow>
                  <math:mo math:stretchy="false">)</math:mo>
                </math:mrow>
              </math:mrow>
            </math:mrow>
          </math:mfrac>
        </math:mrow>
      </math:mrow>
    </math:mrow>
    <math:annotation math:encoding="StarMath 5.0">
{{alignc dA(t)} over {alignc dt}} = 2 cdot 5 - 3 cdot {{alignc A(t)} over {alignc 300 - t(3 - 2)}}
</math:annotation>
  </math:semantics>
</math:math>
</file>

<file path=Object 16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row>
              <math:mi>dA</math:mi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  <math:mrow>
            <math:mi>dt</math:mi>
          </math:mrow>
        </math:mfrac>
        <math:mo math:stretchy="false">+</math:mo>
        <math:mfrac>
          <math:mrow>
            <math:mn>3</math:mn>
          </math:mrow>
          <math:mrow>
            <math:mrow>
              <math:mrow>
                <math:mn>300</math:mn>
                <math:mo math:stretchy="false">−</math:mo>
                <math:mi math:fontstyle="normal">t</math:mi>
              </math:mrow>
              <math:mrow>
                <math:mo math:stretchy="false">(</math:mo>
                <math:mrow>
                  <math:mn>3</math:mn>
                  <math:mo math:stretchy="false">−</math:mo>
                  <math:mn>2</math:mn>
                </math:mrow>
                <math:mo math:stretchy="false">)</math:mo>
              </math:mrow>
            </math:mrow>
          </math:mrow>
        </math:mfrac>
      </math:mrow>
      <math:mi math:fontstyle="normal">A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n>10</math:mn>
      </math:mrow>
    </math:mrow>
    <math:annotation math:encoding="StarMath 5.0">
{{alignc dA(t)} over {alignc dt}} + {{alignc 3} over {alignc 300 - t(3 - 2)}} A(t) = 10

</math:annotation>
  </math:semantics>
</math:math>
</file>

<file path=Object 16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 math:fontstyle="normal">e</math:mi>
            <math:mrow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  <math:mfrac>
                <math:mrow>
                  <math:mn>3</math:mn>
                </math:mrow>
                <math:mrow>
                  <math:mrow>
                    <math:mn>300</math:mn>
                    <math:mo math:stretchy="false">−</math:mo>
                    <math:mi math:fontstyle="normal">t</math:mi>
                  </math:mrow>
                </math:mrow>
              </math:mfrac>
              <math:mi>dt</math:mi>
            </math:mrow>
          </math:msup>
          <math:mo math:stretchy="false">=</math:mo>
          <math:msup>
            <math:mi math:fontstyle="normal">e</math:mi>
            <math:mrow>
              <math:mrow>
                <math:mo math:stretchy="false">−</math:mo>
                <math:mn>3</math:mn>
              </math:mrow>
              <math:mi/>
              <math:mi>ln</math:mi>
              <math:mi/>
              <math:mrow>
                <math:mo math:stretchy="false">(</math:mo>
                <math:mrow>
                  <math:mn>300</math:mn>
                  <math:mo math:stretchy="false">−</math:mo>
                  <math:mi math:fontstyle="normal">t</math:mi>
                </math:mrow>
                <math:mo math:stretchy="false">)</math:mo>
              </math:mrow>
            </math:mrow>
          </math:msup>
        </math:mrow>
        <math:mo math:stretchy="false">=</math:mo>
        <math:msup>
          <math:mrow>
            <math:mo math:stretchy="false">(</math:mo>
            <math:mrow>
              <math:mn>300</math:mn>
              <math:mo math:stretchy="false">−</math:mo>
              <math:mi math:fontstyle="normal">t</math:mi>
            </math:mrow>
            <math:mo math:stretchy="false">)</math:mo>
          </math:mrow>
          <math:mrow>
            <math:mo math:stretchy="false">−</math:mo>
            <math:mn>3</math:mn>
          </math:mrow>
        </math:msup>
      </math:mrow>
      <math:mo math:stretchy="false">=</math:mo>
      <math:mtext>“Integrerande faktor”</math:mtext>
    </math:mrow>
    <math:annotation math:encoding="StarMath 5.0">e^{{size *1.25 int ""} {{alignc 3} over {alignc 300 - t}} dt} = e^{-3 ``ln`` (300 - t)} = (300 - t)^{-3} = "“Integrerande faktor”"
</math:annotation>
  </math:semantics>
</math:math>
</file>

<file path=Object 164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(</math:mo>
          <math:mrow>
            <math:mn>300</math:mn>
            <math:mo math:stretchy="false">−</math:mo>
            <math:mi math:fontstyle="normal">t</math:mi>
          </math:mrow>
          <math:mo math:stretchy="false">)</math:mo>
        </math:mrow>
        <math:mrow>
          <math:mo math:stretchy="false">−</math:mo>
          <math:mn>3</math:mn>
        </math:mrow>
      </math:msup>
      <math:mrow>
        <math:mfrac>
          <math:mrow>
            <math:mrow>
              <math:mi>dA</math:mi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  <math:mrow>
            <math:mi>dt</math:mi>
          </math:mrow>
        </math:mfrac>
        <math:mo math:stretchy="false">+</math:mo>
        <math:mn>3</math:mn>
      </math:mrow>
      <math:msup>
        <math:mrow>
          <math:mo math:stretchy="false">(</math:mo>
          <math:mrow>
            <math:mn>300</math:mn>
            <math:mo math:stretchy="false">−</math:mo>
            <math:mi math:fontstyle="normal">t</math:mi>
          </math:mrow>
          <math:mo math:stretchy="false">)</math:mo>
        </math:mrow>
        <math:mrow>
          <math:mo math:stretchy="false">−</math:mo>
          <math:mn>4</math:mn>
        </math:mrow>
      </math:msup>
      <math:mi math:fontstyle="normal">A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n>10</math:mn>
      </math:mrow>
      <math:msup>
        <math:mrow>
          <math:mo math:stretchy="false">(</math:mo>
          <math:mrow>
            <math:mn>300</math:mn>
            <math:mo math:stretchy="false">−</math:mo>
            <math:mi math:fontstyle="normal">t</math:mi>
          </math:mrow>
          <math:mo math:stretchy="false">)</math:mo>
        </math:mrow>
        <math:mrow>
          <math:mo math:stretchy="false">−</math:mo>
          <math:mn>3</math:mn>
        </math:mrow>
      </math:msup>
    </math:mrow>
    <math:annotation math:encoding="StarMath 5.0">{

(300 - t)^{-3} {{alignc dA(t)} over {alignc dt}} + 3(300 - t)^{-4}A(t) = 10(300 - t)^{-3}

}</math:annotation>
  </math:semantics>
</math:math>
</file>

<file path=Object 16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d</math:mi>
        </math:mrow>
        <math:mrow>
          <math:mi>dt</math:mi>
        </math:mrow>
      </math:mfrac>
      <math:mrow>
        <math:mfenced math:open="" math:close="">
          <math:mrow>
            <math:mi math:fontstyle="normal">A</math:mi>
            <math:mrow>
              <math:mo math:stretchy="false">(</math:mo>
              <math:mi math:fontstyle="normal">t</math:mi>
              <math:mo math:stretchy="false">)</math:mo>
            </math:mrow>
            <math:msup>
              <math:mrow>
                <math:mo math:stretchy="false">(</math:mo>
                <math:mrow>
                  <math:mn>300</math:mn>
                  <math:mo math:stretchy="false">−</math:mo>
                  <math:mi math:fontstyle="normal">t</math:mi>
                </math:mrow>
                <math:mo math:stretchy="false">)</math:mo>
              </math:mrow>
              <math:mrow>
                <math:mo math:stretchy="false">−</math:mo>
                <math:mn>3</math:mn>
              </math:mrow>
            </math:msup>
          </math:mrow>
        </math:mfenced>
        <math:mo math:stretchy="false">=</math:mo>
        <math:mn>10</math:mn>
      </math:mrow>
      <math:msup>
        <math:mrow>
          <math:mo math:stretchy="false">(</math:mo>
          <math:mrow>
            <math:mn>300</math:mn>
            <math:mo math:stretchy="false">−</math:mo>
            <math:mi math:fontstyle="normal">t</math:mi>
          </math:mrow>
          <math:mo math:stretchy="false">)</math:mo>
        </math:mrow>
        <math:mrow>
          <math:mo math:stretchy="false">−</math:mo>
          <math:mn>3</math:mn>
        </math:mrow>
      </math:msup>
    </math:mrow>
    <math:annotation math:encoding="StarMath 5.0">{

{{alignc d} over {alignc dt}} left ( A(t)(300 - t)^{-3} right ) = 10(300 - t)^{-3}

}</math:annotation>
  </math:semantics>
</math:math>
</file>

<file path=Object 166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row>
        <math:mo math:stretchy="false">(</math:mo>
        <math:mi math:fontstyle="normal">t</math:mi>
        <math:mo math:stretchy="false">)</math:mo>
      </math:mrow>
      <math:mrow>
        <math:msup>
          <math:mrow>
            <math:mo math:stretchy="false">(</math:mo>
            <math:mrow>
              <math:mn>300</math:mn>
              <math:mo math:stretchy="false">−</math:mo>
              <math:mi math:fontstyle="normal">t</math:mi>
            </math:mrow>
            <math:mo math:stretchy="false">)</math:mo>
          </math:mrow>
          <math:mrow>
            <math:mo math:stretchy="false">−</math:mo>
            <math:mn>3</math:mn>
          </math:mrow>
        </math:msup>
        <math:mo math:stretchy="false">=</math:mo>
        <math:mn>5</math:mn>
      </math:mrow>
      <math:mrow>
        <math:msup>
          <math:mrow>
            <math:mo math:stretchy="false">(</math:mo>
            <math:mrow>
              <math:mn>300</math:mn>
              <math:mo math:stretchy="false">−</math:mo>
              <math:mi math:fontstyle="normal">t</math:mi>
            </math:mrow>
            <math:mo math:stretchy="false">)</math:mo>
          </math:mrow>
          <math:mrow>
            <math:mo math:stretchy="false">−</math:mo>
            <math:mn>2</math:mn>
          </math:mrow>
        </math:msup>
        <math:mo math:stretchy="false">+</math:mo>
        <math:mi math:fontstyle="normal">C</math:mi>
      </math:mrow>
    </math:mrow>
    <math:annotation math:encoding="StarMath 5.0">A(t)(300 - t)^{-3} = 5(300 - t)^{-2} + C</math:annotation>
  </math:semantics>
</math:math>
</file>

<file path=Object 167/content.xml><?xml version="1.0" encoding="utf-8"?>
<!DOCTYPE math  PUBLIC '-//OpenOffice.org//DTD Modified W3C MathML 1.01//EN'  'math.dtd'>
<math:math xmlns:math="http://www.w3.org/1998/Math/MathML">
  <math:semantics>
    <math:mrow>
      <math:mrow>
        <math:mn>1800</math:mn>
        <math:mo math:stretchy="false">⋅</math:mo>
        <math:msup>
          <math:mn>300</math:mn>
          <math:mrow>
            <math:mo math:stretchy="false">−</math:mo>
            <math:mn>3</math:mn>
          </math:mrow>
        </math:msup>
      </math:mrow>
      <math:mo math:stretchy="false">=</math:mo>
      <math:mrow>
        <math:mrow>
          <math:mn>5</math:mn>
          <math:mo math:stretchy="false">⋅</math:mo>
          <math:msup>
            <math:mn>300</math:mn>
            <math:mrow>
              <math:mo math:stretchy="false">−</math:mo>
              <math:mn>2</math:mn>
            </math:mrow>
          </math:msup>
        </math:mrow>
        <math:mo math:stretchy="false">+</math:mo>
        <math:mi math:fontstyle="normal">C</math:mi>
      </math:mrow>
    </math:mrow>
    <math:annotation math:encoding="StarMath 5.0">1800 cdot 300^{-3} = 5 cdot 300^{-2} + C
</math:annotation>
  </math:semantics>
</math:math>
</file>

<file path=Object 168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n>5</math:mn>
      </math:mrow>
      <math:mrow>
        <math:mrow>
          <math:mo math:stretchy="false">(</math:mo>
          <math:mrow>
            <math:mn>300</math:mn>
            <math:mo math:stretchy="false">−</math:mo>
            <math:mi math:fontstyle="normal">t</math:mi>
          </math:mrow>
          <math:mo math:stretchy="false">)</math:mo>
        </math:mrow>
        <math:mo math:stretchy="false">+</math:mo>
        <math:mfrac>
          <math:mrow>
            <math:msup>
              <math:mrow>
                <math:mo math:stretchy="false">(</math:mo>
                <math:mrow>
                  <math:mn>300</math:mn>
                  <math:mo math:stretchy="false">−</math:mo>
                  <math:mi math:fontstyle="normal">t</math:mi>
                </math:mrow>
                <math:mo math:stretchy="false">)</math:mo>
              </math:mrow>
              <math:mn>3</math:mn>
            </math:msup>
          </math:mrow>
          <math:mrow>
            <math:msup>
              <math:mn>300</math:mn>
              <math:mn>2</math:mn>
            </math:msup>
          </math:mrow>
        </math:mfrac>
      </math:mrow>
    </math:mrow>
    <math:annotation math:encoding="StarMath 5.0">A(t) = 5(300 - t) + {{alignc (300 - t)^3} over {alignc 300^2}}
</math:annotation>
  </math:semantics>
</math:math>
</file>

<file path=Object 169/content.xml><?xml version="1.0" encoding="utf-8"?>
<!DOCTYPE math  PUBLIC '-//OpenOffice.org//DTD Modified W3C MathML 1.01//EN'  'math.dtd'>
<math:math xmlns:math="http://www.w3.org/1998/Math/MathML">
  <math:semantics>
    <math:mrow>
      <math:mrow>
        <math:mn>1800</math:mn>
        <math:mo math:stretchy="false">⋅</math:mo>
        <math:msup>
          <math:mn>300</math:mn>
          <math:mrow>
            <math:mo math:stretchy="false">−</math:mo>
            <math:mn>3</math:mn>
          </math:mrow>
        </math:msup>
      </math:mrow>
      <math:mo math:stretchy="false">=</math:mo>
      <math:mrow>
        <math:mrow>
          <math:mn>5</math:mn>
          <math:mo math:stretchy="false">⋅</math:mo>
          <math:msup>
            <math:mn>300</math:mn>
            <math:mrow>
              <math:mo math:stretchy="false">−</math:mo>
              <math:mn>2</math:mn>
            </math:mrow>
          </math:msup>
        </math:mrow>
        <math:mo math:stretchy="false">+</math:mo>
        <math:mi math:fontstyle="normal">C</math:mi>
      </math:mrow>
    </math:mrow>
    <math:annotation math:encoding="StarMath 5.0">1800 cdot 300^{-3} = 5 cdot 300^{-2} + C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p>
      <math:mi math:fontstyle="normal">e</math:mi>
      <math:mrow>
        <math:mstyle math:fontsize="125%">
          <math:mrow>
            <math:mrow>
              <math:mo math:stretchy="false">∫</math:mo>
              <math:mtext/>
            </math:mrow>
          </math:mrow>
        </math:mstyle>
        <math:mrow>
          <math:mi math:fontstyle="normal">P</math:mi>
          <math:mrow>
            <math:mo math:stretchy="false">(</math:mo>
            <math:mi math:fontstyle="normal">x</math:mi>
            <math:mo math:stretchy="false">)</math:mo>
          </math:mrow>
          <math:mi>dx</math:mi>
        </math:mrow>
      </math:mrow>
    </math:msup>
    <math:annotation math:encoding="StarMath 5.0">e^{{size *1.25 int ""}{P(x)dx}}</math:annotation>
  </math:semantics>
</math:math>
</file>

<file path=Object 17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normal">C</math:mi>
          <math:mo math:stretchy="false">=</math:mo>
          <math:mrow>
            <math:mrow>
              <math:mn>1800</math:mn>
              <math:mo math:stretchy="false">⋅</math:mo>
              <math:msup>
                <math:mn>300</math:mn>
                <math:mrow>
                  <math:mo math:stretchy="false">−</math:mo>
                  <math:mn>3</math:mn>
                </math:mrow>
              </math:msup>
            </math:mrow>
            <math:mo math:stretchy="false">−</math:mo>
            <math:mrow>
              <math:mn>5</math:mn>
              <math:mo math:stretchy="false">⋅</math:mo>
              <math:msup>
                <math:mn>300</math:mn>
                <math:mrow>
                  <math:mo math:stretchy="false">−</math:mo>
                  <math:mn>2</math:mn>
                </math:mrow>
              </math:msup>
            </math:mrow>
          </math:mrow>
        </math:mrow>
        <math:mo math:stretchy="false">=</math:mo>
        <math:mrow>
          <math:mrow>
            <math:mn>6</math:mn>
            <math:mo math:stretchy="false">⋅</math:mo>
            <math:msup>
              <math:mn>300</math:mn>
              <math:mrow>
                <math:mo math:stretchy="false">−</math:mo>
                <math:mn>2</math:mn>
              </math:mrow>
            </math:msup>
          </math:mrow>
          <math:mo math:stretchy="false">−</math:mo>
          <math:mrow>
            <math:mn>5</math:mn>
            <math:mo math:stretchy="false">⋅</math:mo>
            <math:msup>
              <math:mn>300</math:mn>
              <math:mrow>
                <math:mo math:stretchy="false">−</math:mo>
                <math:mn>2</math:mn>
              </math:mrow>
            </math:msup>
          </math:mrow>
        </math:mrow>
      </math:mrow>
      <math:mo math:stretchy="false">=</math:mo>
      <math:mtext/>
    </math:mrow>
    <math:annotation math:encoding="StarMath 5.0">C = 1800 cdot 300^{-3} - 5 cdot 300^{-2} = 6 cdot 300^{-2} - 5 cdot 300^{-2} = ""</math:annotation>
  </math:semantics>
</math:math>
</file>

<file path=Object 171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frac>
          <math:mrow>
            <math:mrow>
              <math:mn>6</math:mn>
              <math:mo math:stretchy="false">−</math:mo>
              <math:mn>5</math:mn>
            </math:mrow>
          </math:mrow>
          <math:mrow>
            <math:msup>
              <math:mn>300</math:mn>
              <math:mn>2</math:mn>
            </math:msup>
          </math:mrow>
        </math:mfrac>
      </math:mrow>
      <math:mo math:stretchy="false">=</math:mo>
      <math:mfrac>
        <math:mrow>
          <math:mn>1</math:mn>
        </math:mrow>
        <math:mrow>
          <math:msup>
            <math:mn>300</math:mn>
            <math:mn>2</math:mn>
          </math:msup>
        </math:mrow>
      </math:mfrac>
    </math:mrow>
    <math:annotation math:encoding="StarMath 5.0">
"" = {{alignc 6 - 5} over {alignc 300^2}} = {{alignc 1} over {alignc 300^2}}
</math:annotation>
  </math:semantics>
</math:math>
</file>

<file path=Object 172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e</math:mi>
        <math:mstyle math:fontsize="150%">
          <math:mrow>
            <math:mrow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  <math:msup>
                <math:mn>3x</math:mn>
                <math:mn>2</math:mn>
              </math:msup>
              <math:mi>dx</math:mi>
            </math:mrow>
          </math:mrow>
        </math:mstyle>
      </math:msup>
      <math:mo math:stretchy="false">=</math:mo>
      <math:msup>
        <math:mi math:fontstyle="normal">e</math:mi>
        <math:mstyle math:fontsize="150%">
          <math:mrow>
            <math:msup>
              <math:mi math:fontstyle="normal">x</math:mi>
              <math:mn>3</math:mn>
            </math:msup>
          </math:mrow>
        </math:mstyle>
      </math:msup>
    </math:mrow>
    <math:annotation math:encoding="StarMath 5.0">e^{size *1.5 {{size *1.25 int ""} 3x^2 dx}} = e^{size *1.5 {x^3}}</math:annotation>
  </math:semantics>
</math:math>
</file>

<file path=Object 17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y</math:mi>
        </math:mrow>
        <math:mrow>
          <math:mi>dx</math:mi>
        </math:mrow>
      </math:mfrac>
      <math:mrow>
        <math:msup>
          <math:mi math:fontstyle="normal">e</math:mi>
          <math:mstyle math:fontsize="175%">
            <math:mrow>
              <math:msup>
                <math:mi math:fontstyle="normal">x</math:mi>
                <math:mn>3</math:mn>
              </math:msup>
            </math:mrow>
          </math:mstyle>
        </math:msup>
        <math:mo math:stretchy="false">+</math:mo>
        <math:mn>3</math:mn>
      </math:mrow>
      <math:msup>
        <math:mi math:fontstyle="normal">x</math:mi>
        <math:mn>2</math:mn>
      </math:msup>
      <math:msup>
        <math:mi math:fontstyle="normal">e</math:mi>
        <math:mstyle math:fontsize="175%">
          <math:mrow>
            <math:msup>
              <math:mi math:fontstyle="normal">x</math:mi>
              <math:mn>3</math:mn>
            </math:msup>
          </math:mrow>
        </math:mstyle>
      </math:msup>
      <math:mrow>
        <math:mi math:fontstyle="normal">y</math:mi>
        <math:mo math:stretchy="false">=</math:mo>
        <math:msup>
          <math:mi math:fontstyle="normal">x</math:mi>
          <math:mn>2</math:mn>
        </math:msup>
      </math:mrow>
      <math:msup>
        <math:mi math:fontstyle="normal">e</math:mi>
        <math:mstyle math:fontsize="175%">
          <math:mrow>
            <math:msup>
              <math:mi math:fontstyle="normal">x</math:mi>
              <math:mn>3</math:mn>
            </math:msup>
          </math:mrow>
        </math:mstyle>
      </math:msup>
    </math:mrow>
    <math:annotation math:encoding="StarMath 5.0">{{alignc dy} over {alignc dx}} e^{size *1.75 {x^3}} + 3{x^2}e^{size *1.75 {x^3}}y = {x^2}e^{size *1.75 {x^3}}
</math:annotation>
  </math:semantics>
</math:math>
</file>

<file path=Object 174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d</math:mi>
        </math:mrow>
        <math:mrow>
          <math:mi>dx</math:mi>
        </math:mrow>
      </math:mfrac>
      <math:mrow>
        <math:mfenced math:open="" math:close="">
          <math:msup>
            <math:mi>ye</math:mi>
            <math:mstyle math:fontsize="150%">
              <math:mrow>
                <math:msup>
                  <math:mi math:fontstyle="normal">x</math:mi>
                  <math:mn>3</math:mn>
                </math:msup>
              </math:mrow>
            </math:mstyle>
          </math:msup>
        </math:mfenced>
        <math:mo math:stretchy="false">=</math:mo>
        <math:msup>
          <math:mi math:fontstyle="normal">x</math:mi>
          <math:mn>2</math:mn>
        </math:msup>
      </math:mrow>
      <math:msup>
        <math:mi math:fontstyle="normal">e</math:mi>
        <math:mstyle math:fontsize="150%">
          <math:mrow>
            <math:msup>
              <math:mi math:fontstyle="normal">x</math:mi>
              <math:mn>3</math:mn>
            </math:msup>
          </math:mrow>
        </math:mstyle>
      </math:msup>
    </math:mrow>
    <math:annotation math:encoding="StarMath 5.0">{{alignc d} over {alignc dx}} left ( ye^{size *1.5 {x^3}} right ) = {x^2}e^{size *1.5 {x^3}}</math:annotation>
  </math:semantics>
</math:math>
</file>

<file path=Object 175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ye</math:mi>
          <math:mstyle math:fontsize="150%">
            <math:mrow>
              <math:msup>
                <math:mi math:fontstyle="normal">x</math:mi>
                <math:mn>3</math:mn>
              </math:msup>
            </math:mrow>
          </math:mstyle>
        </math:msup>
        <math:mo math:stretchy="false">=</math:mo>
        <math:mrow>
          <math:mo math:stretchy="false">∫</math:mo>
          <math:msup>
            <math:mi math:fontstyle="normal">x</math:mi>
            <math:mn>2</math:mn>
          </math:msup>
        </math:mrow>
      </math:mrow>
      <math:msup>
        <math:mi math:fontstyle="normal">e</math:mi>
        <math:mstyle math:fontsize="150%">
          <math:mrow>
            <math:msup>
              <math:mi math:fontstyle="normal">x</math:mi>
              <math:mn>3</math:mn>
            </math:msup>
          </math:mrow>
        </math:mstyle>
      </math:msup>
      <math:mrow>
        <math:mi>dx</math:mi>
        <math:mo math:stretchy="false">=</math:mo>
        <math:mfrac>
          <math:mrow>
            <math:mn>1</math:mn>
          </math:mrow>
          <math:mrow>
            <math:mn>3</math:mn>
          </math:mrow>
        </math:mfrac>
      </math:mrow>
      <math:mrow>
        <math:msup>
          <math:mi math:fontstyle="normal">e</math:mi>
          <math:mstyle math:fontsize="150%">
            <math:mrow>
              <math:msup>
                <math:mi math:fontstyle="normal">x</math:mi>
                <math:mn>3</math:mn>
              </math:msup>
            </math:mrow>
          </math:mstyle>
        </math:msup>
        <math:mo math:stretchy="false">+</math:mo>
        <math:mi math:fontstyle="normal">C</math:mi>
      </math:mrow>
    </math:mrow>
    <math:annotation math:encoding="StarMath 5.0">ye^{size *1.5 {x^3}} = int x^2 e^{size *1.5 {x^3}} dx = {{alignc 1} over {alignc 3}} e^{size *1.5 {x^3}} + C
</math:annotation>
  </math:semantics>
</math:math>
</file>

<file path=Object 176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row>
        <math:mfrac>
          <math:mrow>
            <math:mn>1</math:mn>
          </math:mrow>
          <math:mrow>
            <math:mn>3</math:mn>
          </math:mrow>
        </math:mfrac>
        <math:mo math:stretchy="false">+</math:mo>
        <math:munder>
          <math:munder math:accent="true">
            <math:msup>
              <math:mi>Ce</math:mi>
              <math:mstyle math:fontsize="175%">
                <math:mrow>
                  <math:mrow>
                    <math:mo math:stretchy="false">−</math:mo>
                    <math:msup>
                      <math:mi math:fontstyle="normal">x</math:mi>
                      <math:mn>3</math:mn>
                    </math:msup>
                  </math:mrow>
                </math:mrow>
              </math:mstyle>
            </math:msup>
            <math:mo math:stretchy="false"></math:mo>
          </math:munder>
          <math:mtext>transient term, → 0</math:mtext>
        </math:munder>
      </math:mrow>
    </math:mrow>
    <math:annotation math:encoding="StarMath 5.0">y = {{alignc 1} over {alignc 3}} + {{Ce^{size *1.75 {-x^3}}} underbrace {"transient term, → 0"}}
</math:annotation>
  </math:semantics>
</math:math>
</file>

<file path=Object 17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T</math:mi>
          </math:mrow>
          <math:mrow>
            <math:mi>dt</math:mi>
          </math:mrow>
        </math:mfrac>
        <math:mo math:stretchy="false">=</math:mo>
        <math:mi math:fontstyle="normal">k</math:mi>
      </math:mrow>
      <math:mrow>
        <math:mo math:stretchy="false">(</math:mo>
        <math:mrow>
          <math:mi math:fontstyle="normal">T</math:mi>
          <math:mo math:stretchy="false">−</math:mo>
          <math:msub>
            <math:mi math:fontstyle="normal">T</math:mi>
            <math:mn>0</math:mn>
          </math:msub>
        </math:mrow>
        <math:mo math:stretchy="false">)</math:mo>
      </math:mrow>
      <math:mi math:fontstyle="normal">,</math:mi>
      <math:mi/>
      <math:mrow>
        <math:msub>
          <math:mi math:fontstyle="normal">T</math:mi>
          <math:mn>0</math:mn>
        </math:msub>
        <math:mo math:stretchy="false">=</math:mo>
        <math:mn>25</math:mn>
      </math:mrow>
    </math:mrow>
    <math:annotation math:encoding="StarMath 5.0">{

{{alignc dT} over {alignc dt}} = k(T-T_0), ~ T_0 = 25

}</math:annotation>
  </math:semantics>
</math:math>
</file>

<file path=Object 17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T</math:mi>
          </math:mrow>
          <math:mrow>
            <math:mi>dt</math:mi>
          </math:mrow>
        </math:mfrac>
        <math:mo math:stretchy="false">−</math:mo>
        <math:mi>kT</math:mi>
      </math:mrow>
      <math:mo math:stretchy="false">=</math:mo>
      <math:mrow>
        <math:mo math:stretchy="false">−</math:mo>
        <math:msub>
          <math:mi>kT</math:mi>
          <math:mn>0</math:mn>
        </math:msub>
      </math:mrow>
    </math:mrow>
    <math:annotation math:encoding="StarMath 5.0">{{alignc dT} over {alignc dt}} - kT = -kT_0
</math:annotation>
  </math:semantics>
</math:math>
</file>

<file path=Object 17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i>dT</math:mi>
            </math:mrow>
            <math:mrow>
              <math:mi>dt</math:mi>
            </math:mrow>
          </math:mfrac>
          <math:mo math:stretchy="false">⋅</math:mo>
          <math:msup>
            <math:mi math:fontstyle="normal">e</math:mi>
            <math:mrow>
              <math:mo math:stretchy="false">−</math:mo>
              <math:mi>kt</math:mi>
            </math:mrow>
          </math:msup>
        </math:mrow>
        <math:mo math:stretchy="false">−</math:mo>
        <math:msup>
          <math:mi>ke</math:mi>
          <math:mrow>
            <math:mo math:stretchy="false">−</math:mo>
            <math:mi>kt</math:mi>
          </math:mrow>
        </math:msup>
      </math:mrow>
      <math:mrow>
        <math:mi math:fontstyle="normal">T</math:mi>
        <math:mo math:stretchy="false">=</math:mo>
        <math:mrow>
          <math:mo math:stretchy="false">−</math:mo>
          <math:msub>
            <math:mi>kT</math:mi>
            <math:mn>0</math:mn>
          </math:msub>
        </math:mrow>
      </math:mrow>
      <math:msup>
        <math:mi math:fontstyle="normal">e</math:mi>
        <math:mrow>
          <math:mo math:stretchy="false">−</math:mo>
          <math:mi>kt</math:mi>
        </math:mrow>
      </math:msup>
      <math:mo math:stretchy="false">⇔</math:mo>
      <math:mfrac>
        <math:mrow>
          <math:mi math:fontstyle="normal">d</math:mi>
        </math:mrow>
        <math:mrow>
          <math:mi>dt</math:mi>
        </math:mrow>
      </math:mfrac>
      <math:mrow>
        <math:mfenced math:open="" math:close="">
          <math:msup>
            <math:mi>Te</math:mi>
            <math:mrow>
              <math:mo math:stretchy="false">−</math:mo>
              <math:mi>kt</math:mi>
            </math:mrow>
          </math:msup>
        </math:mfenced>
        <math:mo math:stretchy="false">=</math:mo>
        <math:mrow>
          <math:mo math:stretchy="false">−</math:mo>
          <math:msub>
            <math:mi>kT</math:mi>
            <math:mn>0</math:mn>
          </math:msub>
        </math:mrow>
      </math:mrow>
      <math:msup>
        <math:mi math:fontstyle="normal">e</math:mi>
        <math:mrow>
          <math:mo math:stretchy="false">−</math:mo>
          <math:mi>kt</math:mi>
        </math:mrow>
      </math:msup>
    </math:mrow>
    <math:annotation math:encoding="StarMath 5.0">{{alignc dT} over {alignc dt}} cdot e^{-kt} - ke^{-kt}T = -kT_0 e^{-kt} dlrarrow 
{{alignc d} over {alignc dt}} left ( Te^{-kt} right ) = -kT_0 e^{-kt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row>
      </math:msup>
      <math:mrow>
        <math:mi/>
        <math:mo math:stretchy="false">⋅</math:mo>
        <math:mi/>
      </math:mrow>
      <math:mfrac>
        <math:mrow>
          <math:mi>dy</math:mi>
        </math:mrow>
        <math:mrow>
          <math:mi>dx</math:mi>
        </math:mrow>
      </math:mfrac>
      <math:mrow>
        <math:mi/>
        <math:mo math:stretchy="false">+</math:mo>
        <math:mi/>
      </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row>
      </math:msup>
      <math:mrow>
        <math:mi/>
        <math:mo math:stretchy="false">⋅</math:mo>
        <math:mi/>
      </math:mrow>
      <math:mi math:fontstyle="normal">P</math:mi>
      <math:mrow>
        <math:mo math:stretchy="false">(</math:mo>
        <math:mi math:fontstyle="normal">x</math:mi>
        <math:mo math:stretchy="false">)</math:mo>
      </math:mrow>
      <math:mi math:fontstyle="normal">y</math:mi>
      <math:mrow>
        <math:mi/>
        <math:mo math:stretchy="false">=</math:mo>
        <math:mi/>
      </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row>
      </math:msup>
      <math:mrow>
        <math:mi/>
        <math:mo math:stretchy="false">⋅</math:mo>
        <math:mi/>
      </math:mrow>
      <math:mi math:fontstyle="normal">ƒ</math:mi>
      <math:mrow>
        <math:mo math:stretchy="false">(</math:mo>
        <math:mi math:fontstyle="normal">x</math:mi>
        <math:mo math:stretchy="false">)</math:mo>
      </math:mrow>
    </math:mrow>
    <math:annotation math:encoding="StarMath 5.0">{e^{{size *1.25 int ""}{P(x)dx}}} `cdot` {{alignc dy} over {alignc dx}} ``+`` {e^{{size *1.25 int ""}{P(x)dx}}} `cdot` P(x)y ``=`` {e^{{size *1.25 int ""}{P(x)dx}}} `cdot` ƒ(x)</math:annotation>
  </math:semantics>
</math:math>
</file>

<file path=Object 180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Te</math:mi>
          <math:mrow>
            <math:mo math:stretchy="false">−</math:mo>
            <math:mi>kt</math:mi>
          </math:mrow>
        </math:msup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fenced math:open="" math:close="">
        <math:mrow>
          <math:msub>
            <math:mi>tkT</math:mi>
            <math:mn>0</math:mn>
          </math:msub>
          <math:msup>
            <math:mi math:fontstyle="normal">e</math:mi>
            <math:mrow>
              <math:mo math:stretchy="false">−</math:mo>
              <math:mi>kt</math:mi>
            </math:mrow>
          </math:msup>
        </math:mrow>
      </math:mfenced>
      <math:mrow>
        <math:mi>dt</math:mi>
        <math:mo math:stretchy="false">=</math:mo>
        <math:msub>
          <math:mi math:fontstyle="normal">T</math:mi>
          <math:mn>0</math:mn>
        </math:msub>
      </math:mrow>
      <math:mrow>
        <math:msup>
          <math:mi math:fontstyle="normal">e</math:mi>
          <math:mrow>
            <math:mo math:stretchy="false">−</math:mo>
            <math:mi>kt</math:mi>
          </math:mrow>
        </math:msup>
        <math:mo math:stretchy="false">+</math:mo>
        <math:mi math:fontstyle="normal">C</math:mi>
      </math:mrow>
      <math:mo math:stretchy="false">⇒</math:mo>
      <math:mrow>
        <math:mi math:fontstyle="normal">T</math:mi>
        <math:mo math:stretchy="false">=</math:mo>
        <math:mrow>
          <math:msub>
            <math:mi math:fontstyle="normal">T</math:mi>
            <math:mn>0</math:mn>
          </math:msub>
          <math:mo math:stretchy="false">+</math:mo>
          <math:msup>
            <math:mi>Ce</math:mi>
            <math:mi>kt</math:mi>
          </math:msup>
        </math:mrow>
      </math:mrow>
    </math:mrow>
    <math:annotation math:encoding="StarMath 5.0">Te^{-kt} = {size *1.25 int ""} left ( tkT_0 e^{-kt} right ) dt = T_0 e^{-kt} + C drarrow T = T_0 + Ce^{kt}
</math:annotation>
  </math:semantics>
</math:math>
</file>

<file path=Object 18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frac>
              <math:mrow>
                <math:msup>
                  <math:mi>Ce</math:mi>
                  <math:mn>30k</math:mn>
                </math:msup>
              </math:mrow>
              <math:mrow>
                <math:msup>
                  <math:mi>Ce</math:mi>
                  <math:mn>10k</math:mn>
                </math:msup>
              </math:mrow>
            </math:mfrac>
            <math:mo math:stretchy="false">=</math:mo>
            <math:mfrac>
              <math:mrow>
                <math:mn>40</math:mn>
              </math:mrow>
              <math:mrow>
                <math:mn>80</math:mn>
              </math:mrow>
            </math:mfrac>
          </math:mrow>
          <math:mo math:stretchy="false">=</math:mo>
          <math:mfrac>
            <math:mrow>
              <math:mn>1</math:mn>
            </math:mrow>
            <math:mrow>
              <math:mn>2</math:mn>
            </math:mrow>
          </math:mfrac>
        </math:mrow>
        <math:mo math:stretchy="false">=</math:mo>
        <math:msup>
          <math:mi math:fontstyle="normal">e</math:mi>
          <math:mn>20k</math:mn>
        </math:msup>
      </math:mrow>
      <math:mi/>
      <math:mfenced math:open="" math:close="">
        <math:mrow>
          <math:mi math:fontstyle="normal">k</math:mi>
          <math:mo math:stretchy="false">=</math:mo>
          <math:mfrac>
            <math:mrow>
              <math:mrow>
                <math:mrow>
                  <math:mo math:stretchy="false">−</math:mo>
                  <math:mi>ln</math:mi>
                </math:mrow>
                <math:mn>2</math:mn>
              </math:mrow>
            </math:mrow>
            <math:mrow>
              <math:mn>20</math:mn>
            </math:mrow>
          </math:mfrac>
        </math:mrow>
      </math:mfenced>
    </math:mrow>
    <math:annotation math:encoding="StarMath 5.0">{

{{alignc Ce^{30k}} over {alignc Ce^{10k}}} = {{alignc 40} over {alignc 80}} = {{alignc 1} over {alignc 2}} = e^{20k} ~~~~ left ( k = {{alignc - ln 2} over {alignc 20}} right )

}</math:annotation>
  </math:semantics>
</math:math>
</file>

<file path=Object 18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80</math:mn>
          <math:mo math:stretchy="false">=</math:mo>
          <math:msup>
            <math:mi>Ce</math:mi>
            <math:mn>10k</math:mn>
          </math:msup>
        </math:mrow>
        <math:mo math:stretchy="false">=</math:mo>
        <math:mi math:fontstyle="normal">C</math:mi>
      </math:mrow>
      <math:mrow>
        <math:msqrt>
          <math:msup>
            <math:mi math:fontstyle="normal">e</math:mi>
            <math:mn>30k</math:mn>
          </math:msup>
        </math:msqrt>
        <math:mo math:stretchy="false">=</math:mo>
        <math:mi math:fontstyle="normal">C</math:mi>
      </math:mrow>
      <math:mfrac>
        <math:mrow>
          <math:mn>1</math:mn>
        </math:mrow>
        <math:mrow>
          <math:msqrt>
            <math:mn>2</math:mn>
          </math:msqrt>
        </math:mrow>
      </math:mfrac>
    </math:mrow>
    <math:annotation math:encoding="StarMath 5.0">80 = Ce^{10k} = C sqrt{e^{30k}} = C {{alignc 1} over {alignc sqrt 2}}
</math:annotation>
  </math:semantics>
</math:math>
</file>

<file path=Object 18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C</math:mi>
        <math:mo math:stretchy="false">=</math:mo>
        <math:mn>80</math:mn>
      </math:mrow>
      <math:msqrt>
        <math:mn>2</math:mn>
      </math:msqrt>
    </math:mrow>
    <math:annotation math:encoding="StarMath 5.0">C = 80 sqrt 2</math:annotation>
  </math:semantics>
</math:math>
</file>

<file path=Object 184/content.xml><?xml version="1.0" encoding="utf-8"?>
<!DOCTYPE math  PUBLIC '-//OpenOffice.org//DTD Modified W3C MathML 1.01//EN'  'math.dtd'>
<math:math xmlns:math="http://www.w3.org/1998/Math/MathML">
  <math:semantics>
    <math:mrow>
      <math:mi math:fontstyle="normal">T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row>
          <math:mn>25</math:mn>
          <math:mo math:stretchy="false">+</math:mo>
          <math:mn>80</math:mn>
        </math:mrow>
      </math:mrow>
      <math:msqrt>
        <math:mn>2</math:mn>
      </math:msqrt>
      <math:msup>
        <math:mi math:fontstyle="normal">e</math:mi>
        <math:mrow>
          <math:mfrac>
            <math:mrow>
              <math:mrow>
                <math:mrow>
                  <math:mo math:stretchy="false">−</math:mo>
                  <math:mi>ln</math:mi>
                </math:mrow>
                <math:mn>2</math:mn>
              </math:mrow>
            </math:mrow>
            <math:mrow>
              <math:mn>20</math:mn>
            </math:mrow>
          </math:mfrac>
          <math:mi math:fontstyle="normal">t</math:mi>
        </math:mrow>
      </math:msup>
    </math:mrow>
    <math:annotation math:encoding="StarMath 5.0">T(t) = 25 + 80 sqrt 2 e^{{{alignc - ln 2} over {alignc 20}}t}
</math:annotation>
  </math:semantics>
</math:math>
</file>

<file path=Object 185/content.xml><?xml version="1.0" encoding="utf-8"?>
<!DOCTYPE math  PUBLIC '-//OpenOffice.org//DTD Modified W3C MathML 1.01//EN'  'math.dtd'>
<math:math xmlns:math="http://www.w3.org/1998/Math/MathML">
  <math:semantics>
    <math:mrow>
      <math:mrow>
        <math:mn>35</math:mn>
        <math:mo math:stretchy="false">=</math:mo>
        <math:mrow>
          <math:mn>25</math:mn>
          <math:mo math:stretchy="false">+</math:mo>
          <math:msqrt>
            <math:mn>2</math:mn>
          </math:msqrt>
        </math:mrow>
      </math:mrow>
      <math:mrow>
        <math:mn>80</math:mn>
        <math:mo math:stretchy="false">⋅</math:mo>
        <math:msup>
          <math:mfenced math:open="" math:close="">
            <math:mfrac>
              <math:mrow>
                <math:mn>1</math:mn>
              </math:mrow>
              <math:mrow>
                <math:mn>2</math:mn>
              </math:mrow>
            </math:mfrac>
          </math:mfenced>
          <math:mfrac>
            <math:mrow>
              <math:mi math:fontstyle="normal">t</math:mi>
            </math:mrow>
            <math:mrow>
              <math:mn>20</math:mn>
            </math:mrow>
          </math:mfrac>
        </math:msup>
      </math:mrow>
    </math:mrow>
    <math:annotation math:encoding="StarMath 5.0">35 = 25 + sqrt 2 80 cdot left ( {{alignc 1} over {alignc 2}} right )^{{alignc t} over {alignc 20}}
</math:annotation>
  </math:semantics>
</math:math>
</file>

<file path=Object 186/content.xml><?xml version="1.0" encoding="utf-8"?>
<!DOCTYPE math  PUBLIC '-//OpenOffice.org//DTD Modified W3C MathML 1.01//EN'  'math.dtd'>
<math:math xmlns:math="http://www.w3.org/1998/Math/MathML">
  <math:semantics>
    <math:mrow>
      <math:mrow>
        <math:mn>10</math:mn>
        <math:mo math:stretchy="false">=</math:mo>
        <math:msqrt>
          <math:mn>2</math:mn>
        </math:msqrt>
      </math:mrow>
      <math:mn>80</math:mn>
      <math:msup>
        <math:mfenced math:open="" math:close="">
          <math:mfrac>
            <math:mrow>
              <math:mn>1</math:mn>
            </math:mrow>
            <math:mrow>
              <math:mn>2</math:mn>
            </math:mrow>
          </math:mfrac>
        </math:mfenced>
        <math:mfrac>
          <math:mrow>
            <math:mi math:fontstyle="normal">t</math:mi>
          </math:mrow>
          <math:mrow>
            <math:mn>20</math:mn>
          </math:mrow>
        </math:mfrac>
      </math:msup>
    </math:mrow>
    <math:annotation math:encoding="StarMath 5.0">
10 = sqrt 2 80 left ( {{alignc 1} over {alignc 2}} right )^{{alignc t} over {alignc 20}}
</math:annotation>
  </math:semantics>
</math:math>
</file>

<file path=Object 187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=</math:mo>
        <math:mn>8</math:mn>
      </math:mrow>
      <math:msup>
        <math:mfenced math:open="" math:close="">
          <math:mfrac>
            <math:mrow>
              <math:mn>1</math:mn>
            </math:mrow>
            <math:mrow>
              <math:mn>2</math:mn>
            </math:mrow>
          </math:mfrac>
        </math:mfenced>
        <math:mrow>
          <math:mfrac>
            <math:mrow>
              <math:mi math:fontstyle="normal">t</math:mi>
            </math:mrow>
            <math:mrow>
              <math:mn>20</math:mn>
            </math:mrow>
          </math:mfrac>
          <math:mo math:stretchy="false">−</math:mo>
          <math:mfrac>
            <math:mrow>
              <math:mn>1</math:mn>
            </math:mrow>
            <math:mrow>
              <math:mn>2</math:mn>
            </math:mrow>
          </math:mfrac>
        </math:mrow>
      </math:msup>
    </math:mrow>
    <math:annotation math:encoding="StarMath 5.0">{

1 = 8 left ( {{alignc 1} over {alignc 2}} right )^{{{alignc t} over {alignc 20}} - {{alignc 1} over {alignc 2}}}

}</math:annotation>
  </math:semantics>
</math:math>
</file>

<file path=Object 188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n>8</math:mn>
        </math:mrow>
      </math:mfrac>
      <math:mo math:stretchy="false">=</math:mo>
      <math:msup>
        <math:mfenced math:open="" math:close="">
          <math:mfrac>
            <math:mrow>
              <math:mn>1</math:mn>
            </math:mrow>
            <math:mrow>
              <math:mn>2</math:mn>
            </math:mrow>
          </math:mfrac>
        </math:mfenced>
        <math:mrow>
          <math:mfrac>
            <math:mrow>
              <math:mi math:fontstyle="normal">t</math:mi>
            </math:mrow>
            <math:mrow>
              <math:mn>20</math:mn>
            </math:mrow>
          </math:mfrac>
          <math:mo math:stretchy="false">−</math:mo>
          <math:mfrac>
            <math:mrow>
              <math:mn>1</math:mn>
            </math:mrow>
            <math:mrow>
              <math:mn>2</math:mn>
            </math:mrow>
          </math:mfrac>
        </math:mrow>
      </math:msup>
    </math:mrow>
    <math:annotation math:encoding="StarMath 5.0">{{alignc 1} over {alignc 8}} = left ( {{alignc 1} over {alignc 2}} right )^{{{alignc t} over {alignc 20}} - {{alignc 1} over {alignc 2}}}
</math:annotation>
  </math:semantics>
</math:math>
</file>

<file path=Object 189/content.xml><?xml version="1.0" encoding="utf-8"?>
<!DOCTYPE math  PUBLIC '-//OpenOffice.org//DTD Modified W3C MathML 1.01//EN'  'math.dtd'>
<math:math xmlns:math="http://www.w3.org/1998/Math/MathML">
  <math:semantics>
    <math:mrow>
      <math:msup>
        <math:mn>2</math:mn>
        <math:mrow>
          <math:mfrac>
            <math:mrow>
              <math:mi math:fontstyle="normal">t</math:mi>
            </math:mrow>
            <math:mrow>
              <math:mn>20</math:mn>
            </math:mrow>
          </math:mfrac>
          <math:mo math:stretchy="false">−</math:mo>
          <math:mfrac>
            <math:mrow>
              <math:mn>1</math:mn>
            </math:mrow>
            <math:mrow>
              <math:mn>2</math:mn>
            </math:mrow>
          </math:mfrac>
        </math:mrow>
      </math:msup>
      <math:mo math:stretchy="false">=</math:mo>
      <math:mn>8</math:mn>
    </math:mrow>
    <math:annotation math:encoding="StarMath 5.0">{

2^{{{alignc t} over {alignc 20}} - {{alignc 1} over {alignc 2}}} = 8

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d</math:mi>
        </math:mrow>
        <math:mrow>
          <math:mi>dx</math:mi>
        </math:mrow>
      </math:mfrac>
      <math:mfenced math:open="" math:close="">
        <math:mrow>
          <math:msup>
            <math:mi math:fontstyle="normal">e</math:mi>
            <math:mrow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  <math:mrow>
                <math:mi math:fontstyle="normal">P</math:mi>
                <math:mrow>
                  <math:mo math:stretchy="false">(</math:mo>
                  <math:mi math:fontstyle="normal">x</math:mi>
                  <math:mo math:stretchy="false">)</math:mo>
                </math:mrow>
                <math:mi>dx</math:mi>
              </math:mrow>
            </math:mrow>
          </math:msup>
          <math:mi math:fontstyle="normal">y</math:mi>
        </math:mrow>
      </math:mfenced>
      <math:mrow>
        <math:mi/>
        <math:mo math:stretchy="false">=</math:mo>
        <math:mi/>
      </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row>
      </math:msup>
      <math:mrow>
        <math:mi/>
        <math:mo math:stretchy="false">⋅</math:mo>
        <math:mi/>
      </math:mrow>
      <math:mi math:fontstyle="normal">ƒ</math:mi>
      <math:mrow>
        <math:mo math:stretchy="false">(</math:mo>
        <math:mi math:fontstyle="normal">x</math:mi>
        <math:mo math:stretchy="false">)</math:mo>
      </math:mrow>
    </math:mrow>
    <math:annotation math:encoding="StarMath 5.0">{{alignc d} over {alignc dx}} left ( {e^{{size *1.25 int ""}{P(x)dx}}} y right )  ``=`` {e^{{size *1.25 int ""}{P(x)dx}}} `cdot` ƒ(x)</math:annotation>
  </math:semantics>
</math:math>
</file>

<file path=Object 19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i math:fontstyle="normal">t</math:mi>
            </math:mrow>
            <math:mrow>
              <math:mn>20</math:mn>
            </math:mrow>
          </math:mfrac>
          <math:mo math:stretchy="false">−</math:mo>
          <math:mfrac>
            <math:mrow>
              <math:mn>1</math:mn>
            </math:mrow>
            <math:mrow>
              <math:mn>2</math:mn>
            </math:mrow>
          </math:mfrac>
        </math:mrow>
        <math:mo math:stretchy="false">=</math:mo>
        <math:mi>lb</math:mi>
      </math:mrow>
      <math:mrow>
        <math:mn>8</math:mn>
        <math:mo math:stretchy="false">=</math:mo>
        <math:mn>3</math:mn>
      </math:mrow>
    </math:mrow>
    <math:annotation math:encoding="StarMath 5.0">{{alignc t} over {alignc 20}} - {{alignc 1} over {alignc 2}} = lb 8 = 3
</math:annotation>
  </math:semantics>
</math:math>
</file>

<file path=Object 191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t</math:mi>
        <math:mo math:stretchy="false">−</math:mo>
        <math:mn>10</math:mn>
      </math:mrow>
      <math:mo math:stretchy="false">=</math:mo>
      <math:mn>60</math:mn>
    </math:mrow>
    <math:annotation math:encoding="StarMath 5.0">{

t - 10 = 60

}</math:annotation>
  </math:semantics>
</math:math>
</file>

<file path=Object 192/content.xml><?xml version="1.0" encoding="utf-8"?>
<!DOCTYPE math  PUBLIC '-//OpenOffice.org//DTD Modified W3C MathML 1.01//EN'  'math.dtd'>
<math:math xmlns:math="http://www.w3.org/1998/Math/MathML">
  <math:semantics>
    <math:mrow>
      <math:mi math:fontstyle="normal">t</math:mi>
      <math:mo math:stretchy="false">=</math:mo>
      <math:mn>70</math:mn>
    </math:mrow>
    <math:annotation math:encoding="StarMath 5.0">{

t = 70

}</math:annotation>
  </math:semantics>
</math:math>
</file>

<file path=Object 193/content.xml><?xml version="1.0" encoding="utf-8"?>
<!DOCTYPE math  PUBLIC '-//OpenOffice.org//DTD Modified W3C MathML 1.01//EN'  'math.dtd'>
<math:math xmlns:math="http://www.w3.org/1998/Math/MathML">
  <math:semantics>
    <math:mrow>
      <math:mn>0</math:mn>
      <math:mo math:stretchy="false">=</math:mo>
      <math:mrow>
        <math:mrow>
          <math:mo math:stretchy="false">−</math:mo>
          <math:mfrac>
            <math:mrow>
              <math:mn>1</math:mn>
            </math:mrow>
            <math:mrow>
              <math:mrow>
                <math:mi math:fontstyle="normal">ƒ</math:mi>
                <math:mi math:fontstyle="normal">'</math:mi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row>
          </math:mfrac>
        </math:mrow>
        <math:mo math:stretchy="false">+</math:mo>
        <math:mi math:fontstyle="normal">y</math:mi>
      </math:mrow>
    </math:mrow>
    <math:annotation math:encoding="StarMath 5.0">0 = -{{alignc 1} over {alignc ƒ'(x)}} + y
</math:annotation>
  </math:semantics>
</math:math>
</file>

<file path=Object 194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i math:fontstyle="normal">'</math:mi>
        <math:mo math:stretchy="false">=</math:mo>
        <math:mfrac>
          <math:mrow>
            <math:mn>1</math:mn>
          </math:mrow>
          <math:mrow>
            <math:mi math:fontstyle="normal">y</math:mi>
          </math:mrow>
        </math:mfrac>
      </math:mrow>
    </math:mrow>
    <math:annotation math:encoding="StarMath 5.0">{

y' = {{alignc 1} over {alignc y}}

}</math:annotation>
  </math:semantics>
</math:math>
</file>

<file path=Object 195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i math:fontstyle="normal">'</math:mi>
        <math:mo math:stretchy="false">=</math:mo>
        <math:mfrac>
          <math:mrow>
            <math:mn>1</math:mn>
          </math:mrow>
          <math:mrow>
            <math:mi math:fontstyle="normal">y</math:mi>
          </math:mrow>
        </math:mfrac>
      </math:mrow>
    </math:mrow>
    <math:annotation math:encoding="StarMath 5.0">y' = {{alignc 1} over {alignc y}}
</math:annotation>
  </math:semantics>
</math:math>
</file>

<file path=Object 196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i>dy</math:mi>
        <math:mo math:stretchy="false">=</math:mo>
        <math:mi>dx</math:mi>
      </math:mrow>
    </math:mrow>
    <math:annotation math:encoding="StarMath 5.0">
y dy = dx
</math:annotation>
  </math:semantics>
</math:math>
</file>

<file path=Object 19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p>
            <math:mi math:fontstyle="normal">y</math:mi>
            <math:mn>2</math:mn>
          </math:msup>
        </math:mrow>
        <math:mrow>
          <math:mn>2</math:mn>
        </math:mrow>
      </math:mfrac>
      <math:mo math:stretchy="false">=</math:mo>
      <math:mrow>
        <math:mi math:fontstyle="normal">x</math:mi>
        <math:mo math:stretchy="false">+</math:mo>
        <math:mi math:fontstyle="normal">C</math:mi>
      </math:mrow>
    </math:mrow>
    <math:annotation math:encoding="StarMath 5.0">{{alignc y^2} over {alignc 2}} = x + C
</math:annotation>
  </math:semantics>
</math:math>
</file>

<file path=Object 198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row>
        <math:mo math:stretchy="false">±</math:mo>
        <math:msqrt>
          <math:mrow>
            <math:mn>2x</math:mn>
            <math:mo math:stretchy="false">+</math:mo>
            <math:mn>2C</math:mn>
          </math:mrow>
        </math:msqrt>
      </math:mrow>
    </math:mrow>
    <math:annotation math:encoding="StarMath 5.0">y = +- sqrt{2x + 2C}
</math:annotation>
  </math:semantics>
</math:math>
</file>

<file path=Object 199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i math:fontstyle="normal">'</math:mi>
        <math:mo math:stretchy="false">+</math:mo>
        <math:mfrac>
          <math:mrow>
            <math:mn>1</math:mn>
          </math:mrow>
          <math:mrow>
            <math:mi math:fontstyle="normal">y</math:mi>
          </math:mrow>
        </math:mfrac>
      </math:mrow>
      <math:mrow>
        <math:mrow>
          <math:mi math:fontstyle="normal">y</math:mi>
          <math:mo math:stretchy="false">+</math:mo>
          <math:msup>
            <math:mi math:fontstyle="normal">y</math:mi>
            <math:mn>2</math:mn>
          </math:msup>
        </math:mrow>
        <math:mo math:stretchy="false">=</math:mo>
        <math:mn>0</math:mn>
      </math:mrow>
    </math:mrow>
    <math:annotation math:encoding="StarMath 5.0">
y' + {{alignc 1} over {alignc y}} y + y^2 = 0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A</math:mi>
        </math:mrow>
        <math:mrow>
          <math:mi>dt</math:mi>
        </math:mrow>
      </math:mfrac>
      <math:mrow>
        <math:mrow>
          <math:mi>lb</math:mi>
          <math:mo math:stretchy="false">/</math:mo>
          <math:mi>min</math:mi>
        </math:mrow>
        <math:mo math:stretchy="false">=</math:mo>
        <math:mn>3</math:mn>
      </math:mrow>
      <math:mrow>
        <math:mrow>
          <math:mi>gal</math:mi>
          <math:mo math:stretchy="false">/</math:mo>
          <math:mi>min</math:mi>
        </math:mrow>
        <math:mo math:stretchy="false">⋅</math:mo>
        <math:mn>2</math:mn>
      </math:mrow>
      <math:mrow>
        <math:mrow>
          <math:mi>lb</math:mi>
          <math:mo math:stretchy="false">/</math:mo>
          <math:mi>gal</math:mi>
        </math:mrow>
        <math:mo math:stretchy="false">−</math:mo>
        <math:mn>2</math:mn>
      </math:mrow>
      <math:mrow>
        <math:mrow>
          <math:mi>gal</math:mi>
          <math:mo math:stretchy="false">/</math:mo>
          <math:mi>min</math:mi>
        </math:mrow>
        <math:mo math:stretchy="false">⋅</math:mo>
        <math:mfrac>
          <math:mrow>
            <math:mrow>
              <math:mi math:fontstyle="normal">A</math:mi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  <math:mrow>
            <math:mrow>
              <math:mrow>
                <math:mn>300</math:mn>
                <math:mo math:stretchy="false">+</math:mo>
                <math:mi math:fontstyle="normal">t</math:mi>
              </math:mrow>
              <math:mrow>
                <math:mo math:stretchy="false">(</math:mo>
                <math:mrow>
                  <math:mn>3</math:mn>
                  <math:mo math:stretchy="false">−</math:mo>
                  <math:mn>2</math:mn>
                </math:mrow>
                <math:mo math:stretchy="false">)</math:mo>
              </math:mrow>
            </math:mrow>
          </math:mrow>
        </math:mfrac>
      </math:mrow>
      <math:mrow>
        <math:mi>lb</math:mi>
        <math:mo math:stretchy="false">/</math:mo>
        <math:mi>gal</math:mi>
      </math:mrow>
    </math:mrow>
    <math:annotation math:encoding="StarMath 5.0">{{alignc{dA}} over {alignc{dt}}} lb / min = 3 gal / min cdot 2 lb / gal - 2 gal / min cdot {{alignc{A(t)}} over {alignc{300 + t(3-2)}}} lb / gal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x</math:mi>
        </math:mrow>
        <math:mrow>
          <math:mi>dt</math:mi>
        </math:mrow>
      </math:mfrac>
      <math:mo math:stretchy="false">=</math:mo>
      <math:mrow>
        <math:msup>
          <math:mi math:fontstyle="normal">x</math:mi>
          <math:mn>2</math:mn>
        </math:msup>
        <math:mo math:stretchy="false">−</math:mo>
        <math:mi math:fontstyle="normal">x</math:mi>
      </math:mrow>
    </math:mrow>
    <math:annotation math:encoding="StarMath 5.0">{{alignc dx} over {alignc dt}} = x^2 - x</math:annotation>
  </math:semantics>
</math:math>
</file>

<file path=Object 20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  <math:msup>
        <math:mi math:fontstyle="normal">y</math:mi>
        <math:mo math:stretchy="false">α</math:mo>
      </math:msup>
    </math:mrow>
    <math:annotation math:encoding="StarMath 5.0">{

{{alignc dy} over {alignc dx}} + P(x)y = ƒ(x)y^%alpha

}</math:annotation>
  </math:semantics>
</math:math>
</file>

<file path=Object 20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frac>
              <math:mrow>
                <math:mrow>
                  <math:mi math:fontstyle="normal">y</math:mi>
                  <math:mi math:fontstyle="normal">'</math:mi>
                </math:mrow>
              </math:mrow>
              <math:mrow>
                <math:msup>
                  <math:mi math:fontstyle="normal">y</math:mi>
                  <math:mn>2</math:mn>
                </math:msup>
              </math:mrow>
            </math:mfrac>
            <math:mo math:stretchy="false">+</math:mo>
            <math:mrow>
              <math:mfrac>
                <math:mrow>
                  <math:mn>1</math:mn>
                </math:mrow>
                <math:mrow>
                  <math:mi math:fontstyle="normal">x</math:mi>
                </math:mrow>
              </math:mfrac>
              <math:mo math:stretchy="false">⋅</math:mo>
              <math:mfrac>
                <math:mrow>
                  <math:mn>1</math:mn>
                </math:mrow>
                <math:mrow>
                  <math:mi math:fontstyle="normal">x</math:mi>
                </math:mrow>
              </math:mfrac>
            </math:mrow>
          </math:mrow>
          <math:mo math:stretchy="false">+</math:mo>
          <math:mn>1</math:mn>
        </math:mrow>
        <math:mo math:stretchy="false">=</math:mo>
        <math:mn>0</math:mn>
      </math:mrow>
      <math:mi/>
      <math:mo math:stretchy="false">⇔</math:mo>
      <math:mi/>
      <math:mrow>
        <math:mrow>
          <math:mfrac>
            <math:mrow>
              <math:mrow>
                <math:mi math:fontstyle="normal">y</math:mi>
                <math:mi math:fontstyle="normal">'</math:mi>
              </math:mrow>
            </math:mrow>
            <math:mrow>
              <math:msup>
                <math:mi math:fontstyle="normal">y</math:mi>
                <math:mn>2</math:mn>
              </math:msup>
            </math:mrow>
          </math:mfrac>
          <math:mo math:stretchy="false">+</math:mo>
          <math:mrow>
            <math:mfrac>
              <math:mrow>
                <math:mn>1</math:mn>
              </math:mrow>
              <math:mrow>
                <math:mi math:fontstyle="normal">x</math:mi>
              </math:mrow>
            </math:mfrac>
            <math:mo math:stretchy="false">⋅</math:mo>
            <math:mfrac>
              <math:mrow>
                <math:mn>1</math:mn>
              </math:mrow>
              <math:mrow>
                <math:mi math:fontstyle="normal">x</math:mi>
              </math:mrow>
            </math:mfrac>
          </math:mrow>
        </math:mrow>
        <math:mo math:stretchy="false">=</math:mo>
        <math:mrow>
          <math:mo math:stretchy="false">−</math:mo>
          <math:mn>1</math:mn>
        </math:mrow>
      </math:mrow>
      <math:mi/>
      <math:mtext>(*)</math:mtext>
    </math:mrow>
    <math:annotation math:encoding="StarMath 5.0">{

{{alignc y'} over {alignc y^2}} + {{alignc 1} over {alignc x}} cdot {{alignc 1} over {alignc x}} + 1 = 0 ~ dlrarrow ~

{{alignc y'} over {alignc y^2}} + {{alignc 1} over {alignc x}} cdot {{alignc 1} over {alignc x}} = -1 ~~ "(*)"

}</math:annotation>
  </math:semantics>
</math:math>
</file>

<file path=Object 202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i math:fontstyle="normal">≜</math:mi>
      <math:mrow>
        <math:mfrac>
          <math:mrow>
            <math:mn>1</math:mn>
          </math:mrow>
          <math:mrow>
            <math:mi math:fontstyle="normal">y</math:mi>
          </math:mrow>
        </math:mfrac>
        <math:mo math:stretchy="false">=</math:mo>
        <math:msup>
          <math:mi math:fontstyle="normal">y</math:mi>
          <math:mrow>
            <math:mn>1</math:mn>
            <math:mo math:stretchy="false">−</math:mo>
            <math:mn>2</math:mn>
          </math:mrow>
        </math:msup>
      </math:mrow>
    </math:mrow>
    <math:annotation math:encoding="StarMath 5.0">u ≜ {{alignc 1} over {alignc y}} = y^{1 - 2}
</math:annotation>
  </math:semantics>
</math:math>
</file>

<file path=Object 20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u</math:mi>
          </math:mrow>
          <math:mrow>
            <math:mi>dx</math:mi>
          </math:mrow>
        </math:mfrac>
        <math:mo math:stretchy="false">=</math:mo>
        <math:mrow>
          <math:mo math:stretchy="false">−</math:mo>
          <math:mfrac>
            <math:mrow>
              <math:mn>1</math:mn>
            </math:mrow>
            <math:mrow>
              <math:mi math:fontstyle="normal">y</math:mi>
            </math:mrow>
          </math:mfrac>
        </math:mrow>
      </math:mrow>
      <math:mi math:fontstyle="normal">y</math:mi>
      <math:mi math:fontstyle="normal">'</math:mi>
    </math:mrow>
    <math:annotation math:encoding="StarMath 5.0">{

{{alignc du} over {alignc dx}} = - {{alignc 1} over {alignc y}} y'

}</math:annotation>
  </math:semantics>
</math:math>
</file>

<file path=Object 20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−</math:mo>
          <math:mfrac>
            <math:mrow>
              <math:mi>du</math:mi>
            </math:mrow>
            <math:mrow>
              <math:mi>dx</math:mi>
            </math:mrow>
          </math:mfrac>
        </math:mrow>
        <math:mo math:stretchy="false">+</math:mo>
        <math:mrow>
          <math:mfrac>
            <math:mrow>
              <math:mn>1</math:mn>
            </math:mrow>
            <math:mrow>
              <math:mi math:fontstyle="normal">x</math:mi>
            </math:mrow>
          </math:mfrac>
          <math:mo math:stretchy="false">⋅</math:mo>
          <math:mi math:fontstyle="normal">u</math:mi>
        </math:mrow>
      </math:mrow>
      <math:mo math:stretchy="false">=</math:mo>
      <math:mrow>
        <math:mo math:stretchy="false">−</math:mo>
        <math:mn>1</math:mn>
      </math:mrow>
    </math:mrow>
    <math:annotation math:encoding="StarMath 5.0">- {{alignc du} over {alignc dx}} + {{alignc 1} over {alignc x}} cdot u = -1
</math:annotation>
  </math:semantics>
</math:math>
</file>

<file path=Object 20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u</math:mi>
          </math:mrow>
          <math:mrow>
            <math:mi>dx</math:mi>
          </math:mrow>
        </math:mfrac>
        <math:mo math:stretchy="false">−</math:mo>
        <math:mrow>
          <math:mfrac>
            <math:mrow>
              <math:mn>1</math:mn>
            </math:mrow>
            <math:mrow>
              <math:mi math:fontstyle="normal">x</math:mi>
            </math:mrow>
          </math:mfrac>
          <math:mo math:stretchy="false">⋅</math:mo>
          <math:mi math:fontstyle="normal">u</math:mi>
        </math:mrow>
      </math:mrow>
      <math:mo math:stretchy="false">=</math:mo>
      <math:mn>1</math:mn>
    </math:mrow>
    <math:annotation math:encoding="StarMath 5.0">{{alignc du} over {alignc dx}} - {{alignc 1} over {alignc x}} cdot u = 1
</math:annotation>
  </math:semantics>
</math:math>
</file>

<file path=Object 20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 math:fontstyle="normal">e</math:mi>
            <math:mrow>
              <math:mrow>
                <math:mo math:stretchy="false">−</math:mo>
                <math:mstyle math:fontsize="125%">
                  <math:mrow>
                    <math:mrow>
                      <math:mo math:stretchy="false">∫</math:mo>
                      <math:mtext/>
                    </math:mrow>
                  </math:mrow>
                </math:mstyle>
              </math:mrow>
              <math:mfrac>
                <math:mrow>
                  <math:mn>1</math:mn>
                </math:mrow>
                <math:mrow>
                  <math:mi math:fontstyle="normal">x</math:mi>
                </math:mrow>
              </math:mfrac>
              <math:mi>dx</math:mi>
            </math:mrow>
          </math:msup>
          <math:mo math:stretchy="false">=</math:mo>
          <math:msup>
            <math:mi math:fontstyle="normal">e</math:mi>
            <math:mrow>
              <math:mrow>
                <math:mo math:stretchy="false">−</math:mo>
                <math:mi>ln</math:mi>
              </math:mrow>
              <math:mfenced math:open="∣" math:close="∣">
                <math:mi math:fontstyle="normal">x</math:mi>
              </math:mfenced>
            </math:mrow>
          </math:msup>
        </math:mrow>
        <math:mo math:stretchy="false">=</math:mo>
        <math:msup>
          <math:mi math:fontstyle="normal">e</math:mi>
          <math:mrow>
            <math:mrow>
              <math:mo math:stretchy="false">−</math:mo>
              <math:mi>ln</math:mi>
            </math:mrow>
            <math:mi math:fontstyle="normal">x</math:mi>
          </math:mrow>
        </math:msup>
      </math:mrow>
      <math:mo math:stretchy="false">=</math:mo>
      <math:mfrac>
        <math:mrow>
          <math:mn>1</math:mn>
        </math:mrow>
        <math:mrow>
          <math:mi math:fontstyle="normal">x</math:mi>
        </math:mrow>
      </math:mfrac>
    </math:mrow>
    <math:annotation math:encoding="StarMath 5.0">e^{- {size *1.25 int ""} {{alignc 1} over {alignc x}} dx} = e^{- ln abs x} = e^{- ln x} = {{alignc 1} over {alignc x}}
</math:annotation>
  </math:semantics>
</math:math>
</file>

<file path=Object 20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n>1</math:mn>
            </math:mrow>
            <math:mrow>
              <math:mi math:fontstyle="normal">x</math:mi>
            </math:mrow>
          </math:mfrac>
          <math:mo math:stretchy="false">⋅</math:mo>
          <math:mfrac>
            <math:mrow>
              <math:mi>du</math:mi>
            </math:mrow>
            <math:mrow>
              <math:mi>dx</math:mi>
            </math:mrow>
          </math:mfrac>
        </math:mrow>
        <math:mo math:stretchy="false">−</math:mo>
        <math:mrow>
          <math:mfrac>
            <math:mrow>
              <math:mn>1</math:mn>
            </math:mrow>
            <math:mrow>
              <math:msup>
                <math:mi math:fontstyle="normal">x</math:mi>
                <math:mn>2</math:mn>
              </math:msup>
            </math:mrow>
          </math:mfrac>
          <math:mo math:stretchy="false">⋅</math:mo>
          <math:mi math:fontstyle="normal">u</math:mi>
        </math:mrow>
      </math:mrow>
      <math:mo math:stretchy="false">=</math:mo>
      <math:mfrac>
        <math:mrow>
          <math:mn>1</math:mn>
        </math:mrow>
        <math:mrow>
          <math:mi math:fontstyle="normal">x</math:mi>
        </math:mrow>
      </math:mfrac>
    </math:mrow>
    <math:annotation math:encoding="StarMath 5.0">{{alignc 1} over {alignc x}} cdot {{alignc du} over {alignc dx}} - {{alignc 1} over {alignc x^2}} cdot u = {{alignc 1} over {alignc x}}
</math:annotation>
  </math:semantics>
</math:math>
</file>

<file path=Object 208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d</math:mi>
        </math:mrow>
        <math:mrow>
          <math:mi>dx</math:mi>
        </math:mrow>
      </math:mfrac>
      <math:mrow>
        <math:mfenced math:open="" math:close="">
          <math:mrow>
            <math:mfrac>
              <math:mrow>
                <math:mn>1</math:mn>
              </math:mrow>
              <math:mrow>
                <math:mi math:fontstyle="normal">x</math:mi>
              </math:mrow>
            </math:mfrac>
            <math:mi math:fontstyle="normal">u</math:mi>
          </math:mrow>
        </math:mfenced>
        <math:mo math:stretchy="false">=</math:mo>
        <math:mfrac>
          <math:mrow>
            <math:mn>1</math:mn>
          </math:mrow>
          <math:mrow>
            <math:mi math:fontstyle="normal">x</math:mi>
          </math:mrow>
        </math:mfrac>
      </math:mrow>
    </math:mrow>
    <math:annotation math:encoding="StarMath 5.0">{{alignc d} over {alignc dx}} left ( {{alignc 1} over {alignc x}} u right ) = {{alignc 1} over {alignc x}}
</math:annotation>
  </math:semantics>
</math:math>
</file>

<file path=Object 209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i math:fontstyle="normal">x</math:mi>
        </math:mrow>
      </math:mfrac>
      <math:mrow>
        <math:mi math:fontstyle="normal">u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frac>
        <math:mrow>
          <math:mn>1</math:mn>
        </math:mrow>
        <math:mrow>
          <math:mi math:fontstyle="normal">x</math:mi>
        </math:mrow>
      </math:mfrac>
      <math:mrow>
        <math:mi>dx</math:mi>
        <math:mo math:stretchy="false">=</math:mo>
        <math:mi>ln</math:mi>
      </math:mrow>
      <math:mrow>
        <math:mrow>
          <math:mfenced math:open="∣" math:close="∣">
            <math:mi math:fontstyle="normal">x</math:mi>
          </math:mfenced>
          <math:mo math:stretchy="false">+</math:mo>
          <math:mi math:fontstyle="normal">C</math:mi>
        </math:mrow>
        <math:mo math:stretchy="false">=</math:mo>
        <math:mi>ln</math:mi>
      </math:mrow>
      <math:mrow>
        <math:mi math:fontstyle="normal">x</math:mi>
        <math:mo math:stretchy="false">+</math:mo>
        <math:mi math:fontstyle="normal">C</math:mi>
      </math:mrow>
      <math:mi/>
      <math:mo math:stretchy="false">⇔</math:mo>
      <math:mi/>
      <math:mrow>
        <math:mi math:fontstyle="normal">u</math:mi>
        <math:mo math:stretchy="false">=</math:mo>
        <math:mi math:fontstyle="normal">x</math:mi>
      </math:mrow>
      <math:mrow>
        <math:mo math:stretchy="false">(</math:mo>
        <math:mrow>
          <math:mi>ln</math:mi>
          <math:mrow>
            <math:mi math:fontstyle="normal">x</math:mi>
            <math:mo math:stretchy="false">+</math:mo>
            <math:mi math:fontstyle="normal">C</math:mi>
          </math:mrow>
        </math:mrow>
        <math:mo math:stretchy="false">)</math:mo>
      </math:mrow>
    </math:mrow>
    <math:annotation math:encoding="StarMath 5.0">{{alignc 1} over {alignc x}} u = {size *1.25 int ""} {{alignc 1} over {alignc x}} dx = ln abs x + C = ln x + C ``dlrarrow`` u = x (ln x + C)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x</math:mi>
          </math:mrow>
          <math:mrow>
            <math:mi>dt</math:mi>
          </math:mrow>
        </math:mfrac>
        <math:mo math:stretchy="false">=</math:mo>
        <math:mn>0</math:mn>
      </math:mrow>
      <math:mi math:fontstyle="normal">;</math:mi>
      <math:mi/>
      <math:mrow>
        <math:mi math:fontstyle="normal">x</math:mi>
        <math:mo math:stretchy="false">=</math:mo>
        <math:mn>0,</math:mn>
      </math:mrow>
      <math:mi/>
      <math:mrow>
        <math:mi math:fontstyle="normal">x</math:mi>
        <math:mo math:stretchy="false">=</math:mo>
        <math:mn>1</math:mn>
      </math:mrow>
    </math:mrow>
    <math:annotation math:encoding="StarMath 5.0">{{alignc dx} over {alignc dt}} = 0; ~ x = 0, ~ x = 1</math:annotation>
  </math:semantics>
</math:math>
</file>

<file path=Object 210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y</math:mi>
        <math:mo math:stretchy="false">=</math:mo>
        <math:mfrac>
          <math:mrow>
            <math:mn>1</math:mn>
          </math:mrow>
          <math:mrow>
            <math:mi math:fontstyle="normal">u</math:mi>
          </math:mrow>
        </math:mfrac>
      </math:mrow>
      <math:mo math:stretchy="false">=</math:mo>
      <math:mfrac>
        <math:mrow>
          <math:mn>1</math:mn>
        </math:mrow>
        <math:mrow>
          <math:mrow>
            <math:mi math:fontstyle="normal">x</math:mi>
            <math:mrow>
              <math:mo math:stretchy="false">(</math:mo>
              <math:mrow>
                <math:mi>ln</math:mi>
                <math:mrow>
                  <math:mi math:fontstyle="normal">x</math:mi>
                  <math:mo math:stretchy="false">+</math:mo>
                  <math:mi math:fontstyle="normal">C</math:mi>
                </math:mrow>
              </math:mrow>
              <math:mo math:stretchy="false">)</math:mo>
            </math:mrow>
          </math:mrow>
        </math:mrow>
      </math:mfrac>
    </math:mrow>
    <math:annotation math:encoding="StarMath 5.0">y = {{alignc 1} over {alignc u}} = {{alignc 1} over {alignc x(ln x + C)}}
</math:annotation>
  </math:semantics>
</math:math>
</file>

<file path=Object 211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=</math:mo>
        <math:mi math:fontstyle="normal">y</math:mi>
      </math:mrow>
      <math:mrow>
        <math:mrow>
          <math:mo math:stretchy="false">(</math:mo>
          <math:mn>1</math:mn>
          <math:mo math:stretchy="false">)</math:mo>
        </math:mrow>
        <math:mo math:stretchy="false">=</math:mo>
        <math:mfrac>
          <math:mrow>
            <math:mn>1</math:mn>
          </math:mrow>
          <math:mrow>
            <math:mi math:fontstyle="normal">C</math:mi>
          </math:mrow>
        </math:mfrac>
      </math:mrow>
      <math:mi/>
      <math:mo math:stretchy="false">⇔</math:mo>
      <math:mi/>
      <math:mrow>
        <math:mi math:fontstyle="normal">C</math:mi>
        <math:mo math:stretchy="false">=</math:mo>
        <math:mn>1</math:mn>
      </math:mrow>
    </math:mrow>
    <math:annotation math:encoding="StarMath 5.0">1 = y(1) = {{alignc 1} over {alignc C}} ``dlrarrow`` C = 1
</math:annotation>
  </math:semantics>
</math:math>
</file>

<file path=Object 212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frac>
        <math:mrow>
          <math:mn>1</math:mn>
        </math:mrow>
        <math:mrow>
          <math:mrow>
            <math:mi math:fontstyle="normal">x</math:mi>
            <math:mrow>
              <math:mo math:stretchy="false">(</math:mo>
              <math:mrow>
                <math:mi>ln</math:mi>
                <math:mrow>
                  <math:mi math:fontstyle="normal">x</math:mi>
                  <math:mo math:stretchy="false">+</math:mo>
                  <math:mn>1</math:mn>
                </math:mrow>
              </math:mrow>
              <math:mo math:stretchy="false">)</math:mo>
            </math:mrow>
          </math:mrow>
        </math:mrow>
      </math:mfrac>
    </math:mrow>
    <math:annotation math:encoding="StarMath 5.0">y = {{alignc 1} over {alignc x (ln x + 1)}}
</math:annotation>
  </math:semantics>
</math:math>
</file>

<file path=Object 213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td>
            <math:mrow>
              <math:mi math:fontstyle="normal">y</math:mi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n>2</math:mn>
              </math:mrow>
            </math:mrow>
          </math:mtd>
          <math:mtd>
            <math:mrow>
              <math:mi/>
              <math:mtext>(a)</math:mtext>
            </math:mrow>
          </math:mtd>
        </math:mtr>
        <math:mtr>
          <math:mtd>
            <math:mrow>
              <math:mi math:fontstyle="normal">y</math:mi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n>½</math:mn>
              </math:mrow>
            </math:mrow>
          </math:mtd>
          <math:mtd>
            <math:mrow>
              <math:mi/>
              <math:mtext>(b)</math:mtext>
            </math:mrow>
          </math:mtd>
        </math:mtr>
      </math:mtable>
    </math:mrow>
    <math:annotation math:encoding="StarMath 5.0">left lbrace matrix{

y(0) = 2 #	~~ "(a)"
##
y(0) = ½ #	~~ "(b)"

} right none
</math:annotation>
  </math:semantics>
</math:math>
</file>

<file path=Object 214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i math:fontstyle="normal">y</math:mi>
            <math:mrow>
              <math:mo math:stretchy="false">(</math:mo>
              <math:mrow>
                <math:mi math:fontstyle="normal">y</math:mi>
                <math:mo math:stretchy="false">−</math:mo>
                <math:mn>1</math:mn>
              </math:mrow>
              <math:mo math:stretchy="false">)</math:mo>
            </math:mrow>
          </math:mrow>
        </math:mrow>
      </math:mfrac>
      <math:mi math:fontstyle="normal">y</math:mi>
      <math:mrow>
        <math:mi math:fontstyle="normal">'</math:mi>
        <math:mo math:stretchy="false">=</math:mo>
        <math:mn>1</math:mn>
      </math:mrow>
    </math:mrow>
    <math:annotation math:encoding="StarMath 5.0">{{alignc 1} over {alignc y(y - 1)}} y' = 1
</math:annotation>
  </math:semantics>
</math:math>
</file>

<file path=Object 2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row>
            <math:mo math:stretchy="false">−</math:mo>
            <math:mfrac>
              <math:mrow>
                <math:mn>1</math:mn>
              </math:mrow>
              <math:mrow>
                <math:mi math:fontstyle="normal">y</math:mi>
              </math:mrow>
            </math:mfrac>
          </math:mrow>
          <math:mo math:stretchy="false">+</math:mo>
          <math:mfrac>
            <math:mrow>
              <math:mn>1</math:mn>
            </math:mrow>
            <math:mrow>
              <math:mrow>
                <math:mi math:fontstyle="normal">y</math:mi>
                <math:mo math:stretchy="false">−</math:mo>
                <math:mn>1</math:mn>
              </math:mrow>
            </math:mrow>
          </math:mfrac>
        </math:mrow>
      </math:mfenced>
      <math:mi math:fontstyle="normal">y</math:mi>
      <math:mrow>
        <math:mi math:fontstyle="normal">'</math:mi>
        <math:mo math:stretchy="false">=</math:mo>
        <math:mn>1</math:mn>
      </math:mrow>
    </math:mrow>
    <math:annotation math:encoding="StarMath 5.0">left ( - {{alignc 1} over {alignc y}} + {{alignc 1} over {alignc y - 1}} right ) y' = 1
</math:annotation>
  </math:semantics>
</math:math>
</file>

<file path=Object 216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i math:fontstyle="normal">y</math:mi>
            <math:mo math:stretchy="false">−</math:mo>
            <math:mn>1</math:mn>
          </math:mrow>
        </math:mrow>
        <math:mrow>
          <math:mi math:fontstyle="normal">y</math:mi>
        </math:mrow>
      </math:mfrac>
      <math:mo math:stretchy="false">=</math:mo>
      <math:msup>
        <math:mi>Ce</math:mi>
        <math:mi math:fontstyle="normal">x</math:mi>
      </math:msup>
    </math:mrow>
    <math:annotation math:encoding="StarMath 5.0">
{{alignc y - 1} over {alignc y}}  = Ce^x
</math:annotation>
  </math:semantics>
</math:math>
</file>

<file path=Object 217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−</math:mo>
        <math:mfrac>
          <math:mrow>
            <math:mn>1</math:mn>
          </math:mrow>
          <math:mrow>
            <math:mi math:fontstyle="normal">y</math:mi>
          </math:mrow>
        </math:mfrac>
      </math:mrow>
      <math:mo math:stretchy="false">=</math:mo>
      <math:msup>
        <math:mi>Ce</math:mi>
        <math:mi math:fontstyle="normal">x</math:mi>
      </math:msup>
    </math:mrow>
    <math:annotation math:encoding="StarMath 5.0">{

1 - {{alignc 1} over {alignc y}}  = Ce^x

}</math:annotation>
  </math:semantics>
</math:math>
</file>

<file path=Object 218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frac>
        <math:mrow>
          <math:mn>1</math:mn>
        </math:mrow>
        <math:mrow>
          <math:mrow>
            <math:mn>1</math:mn>
            <math:mo math:stretchy="false">−</math:mo>
            <math:msup>
              <math:mi>Ce</math:mi>
              <math:mi math:fontstyle="normal">x</math:mi>
            </math:msup>
          </math:mrow>
        </math:mrow>
      </math:mfrac>
    </math:mrow>
    <math:annotation math:encoding="StarMath 5.0">
y = {{alignc 1} over {alignc 1 - Ce^x}}
</math:annotation>
  </math:semantics>
</math:math>
</file>

<file path=Object 219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frac>
        <math:mrow>
          <math:mn>2</math:mn>
        </math:mrow>
        <math:mrow>
          <math:mrow>
            <math:mn>2</math:mn>
            <math:mo math:stretchy="false">−</math:mo>
            <math:msup>
              <math:mi math:fontstyle="normal">e</math:mi>
              <math:mi math:fontstyle="normal">x</math:mi>
            </math:msup>
          </math:mrow>
        </math:mrow>
      </math:mfrac>
    </math:mrow>
    <math:annotation math:encoding="StarMath 5.0">y = {{alignc 2} over {alignc 2 - e^x}}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sup>
              <math:mi math:fontstyle="normal">x</math:mi>
              <math:mn>2</math:mn>
            </math:msup>
            <math:mo math:stretchy="false">−</math:mo>
            <math:mi math:fontstyle="normal">x</math:mi>
          </math:mrow>
        </math:mrow>
      </math:mfrac>
      <math:mrow>
        <math:mi/>
        <math:mo math:stretchy="false">⋅</math:mo>
        <math:mi/>
      </math:mrow>
      <math:mfrac>
        <math:mrow>
          <math:mi>dx</math:mi>
        </math:mrow>
        <math:mrow>
          <math:mi>dt</math:mi>
        </math:mrow>
      </math:mfrac>
      <math:mrow>
        <math:mi/>
        <math:mo math:stretchy="false">=</math:mo>
        <math:mi/>
      </math:mrow>
      <math:mn>1</math:mn>
    </math:mrow>
    <math:annotation math:encoding="StarMath 5.0">{{alignc 1} over {alignc {x^2 - x}}} `cdot` {{alignc dx} over {alignc dt}} `=` 1</math:annotation>
  </math:semantics>
</math:math>
</file>

<file path=Object 220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frac>
        <math:mrow>
          <math:mn>1</math:mn>
        </math:mrow>
        <math:mrow>
          <math:mrow>
            <math:mn>1</math:mn>
            <math:mo math:stretchy="false">+</math:mo>
            <math:msup>
              <math:mi math:fontstyle="normal">e</math:mi>
              <math:mi math:fontstyle="normal">x</math:mi>
            </math:msup>
          </math:mrow>
        </math:mrow>
      </math:mfrac>
    </math:mrow>
    <math:annotation math:encoding="StarMath 5.0">y = {{alignc 1} over {alignc 1 + e^x}}
</math:annotation>
  </math:semantics>
</math:math>
</file>

<file path=Object 22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ƒ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</math:mrow>
    <math:annotation math:encoding="StarMath 5.0">{{alignc dy} over {alignc dx}} = ƒ(x;`y)</math:annotation>
  </math:semantics>
</math:math>
</file>

<file path=Object 22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  <math:mi math:fontstyle="normal">h</math:mi>
      <math:mrow>
        <math:mo math:stretchy="false">(</math:mo>
        <math:mi math:fontstyle="normal">y</math:mi>
        <math:mo math:stretchy="false">)</math:mo>
      </math:mrow>
    </math:mrow>
    <math:annotation math:encoding="StarMath 5.0">{ {{alignc dy} over {alignc dx}} = g(x)h(y) }</math:annotation>
  </math:semantics>
</math:math>
</file>

<file path=Object 22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 {{alignc dy} over {alignc dx}} + P(x)y = ƒ(x) }</math:annotation>
  </math:semantics>
</math:math>
</file>

<file path=Object 22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  <math:mi math:fontstyle="normal">h</math:mi>
      <math:mrow>
        <math:mo math:stretchy="false">(</math:mo>
        <math:mi math:fontstyle="normal">y</math:mi>
        <math:mo math:stretchy="false">)</math:mo>
      </math:mrow>
    </math:mrow>
    <math:annotation math:encoding="StarMath 5.0">{ {{alignc dy} over {alignc dx}} = g(x)h(y) }</math:annotation>
  </math:semantics>
</math:math>
</file>

<file path=Object 22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i math:fontstyle="normal">h</math:mi>
            <math:mrow>
              <math:mo math:stretchy="false">(</math:mo>
              <math:mi math:fontstyle="normal">y</math:mi>
              <math:mo math:stretchy="false">)</math:mo>
            </math:mrow>
          </math:mrow>
        </math:mrow>
      </math:mfrac>
      <math:mrow>
        <math:mi/>
        <math:mo math:stretchy="false">⋅</math:mo>
        <math:mi/>
      </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 {{alignc 1} over {alignc {h(y)}}} `cdot` {{alignc dy} over {alignc dx}} = g(x) }</math:annotation>
  </math:semantics>
</math:math>
</file>

<file path=Object 22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 {{alignc dy} over {alignc dx}} + P(x)y = ƒ(x) }</math:annotation>
  </math:semantics>
</math:math>
</file>

<file path=Object 227/content.xml><?xml version="1.0" encoding="utf-8"?>
<!DOCTYPE math  PUBLIC '-//OpenOffice.org//DTD Modified W3C MathML 1.01//EN'  'math.dtd'>
<math:math xmlns:math="http://www.w3.org/1998/Math/MathML">
  <math:semantics>
    <math:msup>
      <math:mi math:fontstyle="normal">e</math:mi>
      <math:mrow>
        <math:mstyle math:fontsize="125%">
          <math:mrow>
            <math:mrow>
              <math:mo math:stretchy="false">∫</math:mo>
              <math:mtext/>
            </math:mrow>
          </math:mrow>
        </math:mstyle>
        <math:mrow>
          <math:mi math:fontstyle="normal">P</math:mi>
          <math:mrow>
            <math:mo math:stretchy="false">(</math:mo>
            <math:mi math:fontstyle="normal">x</math:mi>
            <math:mo math:stretchy="false">)</math:mo>
          </math:mrow>
          <math:mi>dx</math:mi>
        </math:mrow>
      </math:mrow>
    </math:msup>
    <math:annotation math:encoding="StarMath 5.0"> e^{{size *1.25 int ""}{P(x)dx}} </math:annotation>
  </math:semantics>
</math:math>
</file>

<file path=Object 228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row>
      </math:msup>
      <math:mrow>
        <math:mi/>
        <math:mo math:stretchy="false">⋅</math:mo>
        <math:mi/>
      </math:mrow>
      <math:mfrac>
        <math:mrow>
          <math:mi>dy</math:mi>
        </math:mrow>
        <math:mrow>
          <math:mi>dx</math:mi>
        </math:mrow>
      </math:mfrac>
      <math:mrow>
        <math:mi/>
        <math:mo math:stretchy="false">+</math:mo>
        <math:mi/>
      </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row>
      </math:msup>
      <math:mrow>
        <math:mi/>
        <math:mo math:stretchy="false">⋅</math:mo>
        <math:mi/>
      </math:mrow>
      <math:mi math:fontstyle="normal">P</math:mi>
      <math:mrow>
        <math:mo math:stretchy="false">(</math:mo>
        <math:mi math:fontstyle="normal">x</math:mi>
        <math:mo math:stretchy="false">)</math:mo>
      </math:mrow>
      <math:mi math:fontstyle="normal">y</math:mi>
      <math:mrow>
        <math:mi/>
        <math:mo math:stretchy="false">=</math:mo>
        <math:mi/>
      </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row>
      </math:msup>
      <math:mrow>
        <math:mi/>
        <math:mo math:stretchy="false">⋅</math:mo>
        <math:mi/>
      </math:mrow>
      <math:mi math:fontstyle="normal">ƒ</math:mi>
      <math:mrow>
        <math:mo math:stretchy="false">(</math:mo>
        <math:mi math:fontstyle="normal">x</math:mi>
        <math:mo math:stretchy="false">)</math:mo>
      </math:mrow>
    </math:mrow>
    <math:annotation math:encoding="StarMath 5.0">{ {e^{{size *1.25 int ""}{P(x)dx}}} `cdot` {{alignc dy} over {alignc dx}} ``+`` {e^{{size *1.25 int ""}{P(x)dx}}} `cdot` P(x)y ``=`` {e^{{size *1.25 int ""}{P(x)dx}}} `cdot` ƒ(x) }</math:annotation>
  </math:semantics>
</math:math>
</file>

<file path=Object 229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d</math:mi>
        </math:mrow>
        <math:mrow>
          <math:mi>dx</math:mi>
        </math:mrow>
      </math:mfrac>
      <math:mfenced math:open="" math:close="">
        <math:mrow>
          <math:msup>
            <math:mi math:fontstyle="normal">e</math:mi>
            <math:mrow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  <math:mrow>
                <math:mi math:fontstyle="normal">P</math:mi>
                <math:mrow>
                  <math:mo math:stretchy="false">(</math:mo>
                  <math:mi math:fontstyle="normal">x</math:mi>
                  <math:mo math:stretchy="false">)</math:mo>
                </math:mrow>
                <math:mi>dx</math:mi>
              </math:mrow>
            </math:mrow>
          </math:msup>
          <math:mi math:fontstyle="normal">y</math:mi>
        </math:mrow>
      </math:mfenced>
      <math:mrow>
        <math:mi/>
        <math:mo math:stretchy="false">=</math:mo>
        <math:mi/>
      </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row>
      </math:msup>
      <math:mrow>
        <math:mi/>
        <math:mo math:stretchy="false">⋅</math:mo>
        <math:mi/>
      </math:mrow>
      <math:mi math:fontstyle="normal">ƒ</math:mi>
      <math:mrow>
        <math:mo math:stretchy="false">(</math:mo>
        <math:mi math:fontstyle="normal">x</math:mi>
        <math:mo math:stretchy="false">)</math:mo>
      </math:mrow>
    </math:mrow>
    <math:annotation math:encoding="StarMath 5.0">{ {{alignc d} over {alignc dx}} left ( {e^{{size *1.25 int ""}{P(x)dx}}} y right )  ``=`` {e^{{size *1.25 int ""}{P(x)dx}}} `cdot` ƒ(x) 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∫</math:mo>
        <math:mfrac>
          <math:mrow>
            <math:mi>dx</math:mi>
          </math:mrow>
          <math:mrow>
            <math:mrow>
              <math:msup>
                <math:mi math:fontstyle="normal">x</math:mi>
                <math:mn>2</math:mn>
              </math:msup>
              <math:mo math:stretchy="false">−</math:mo>
              <math:mi math:fontstyle="normal">x</math:mi>
            </math:mrow>
          </math:mrow>
        </math:mfrac>
      </math:mrow>
      <math:mrow>
        <math:mi/>
        <math:mo math:stretchy="false">=</math:mo>
        <math:mi/>
      </math:mrow>
      <math:mtext>?</math:mtext>
    </math:mrow>
    <math:annotation math:encoding="StarMath 5.0">int {{alignc dx} over {alignc {x^2 - x}}} `=` "?"</math:annotation>
  </math:semantics>
</math:math>
</file>

<file path=Object 23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ƒ</math:mi>
      </math:mrow>
      <math:mfenced math:open="" math:close="">
        <math:mfrac>
          <math:mrow>
            <math:mi math:fontstyle="normal">y</math:mi>
          </math:mrow>
          <math:mrow>
            <math:mi math:fontstyle="normal">x</math:mi>
          </math:mrow>
        </math:mfrac>
      </math:mfenced>
    </math:mrow>
    <math:annotation math:encoding="StarMath 5.0">{{{alignc dy} over {alignc dx}} = ƒ left ({{alignc y} over {alignc x}} right )}</math:annotation>
  </math:semantics>
</math:math>
</file>

<file path=Object 23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  <math:msup>
        <math:mi math:fontstyle="normal">y</math:mi>
        <math:mo math:stretchy="false">α</math:mo>
      </math:msup>
      <math:mi math:fontstyle="normal">,</math:mi>
      <math:mi/>
      <math:mrow>
        <math:mrow>
          <math:mn>1</math:mn>
          <math:mo math:stretchy="false">≠</math:mo>
          <math:mo math:stretchy="false">α</math:mo>
        </math:mrow>
        <math:mo math:stretchy="false">≠</math:mo>
        <math:mn>2,</math:mn>
      </math:mrow>
      <math:mrow>
        <math:mo math:stretchy="false">α</math:mo>
        <math:mo math:stretchy="false">∈</math:mo>
        <math:mi math:fontstyle="normal">ℝ</math:mi>
      </math:mrow>
    </math:mrow>
    <math:annotation math:encoding="StarMath 5.0"> {{{alignc dy} over {alignc dx}} = P(x)y = ƒ(x)y^%alpha, ~ 1 &lt;&gt; %alpha &lt;&gt; 2, %alpha in ℝ}</math:annotation>
  </math:semantics>
</math:math>
</file>

<file path=Object 232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y</math:mi>
        <math:mrow>
          <math:mo math:stretchy="false">−</math:mo>
          <math:mo math:stretchy="false">α</math:mo>
        </math:mrow>
      </math:msup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sup>
          <math:mi math:fontstyle="normal">y</math:mi>
          <math:mrow>
            <math:mn>1</math:mn>
            <math:mo math:stretchy="false">−</math:mo>
            <math:mo math:stretchy="false">α</math:mo>
          </math:mrow>
        </math:msup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y^{-%alpha} {{alignc dy} over {alignc dx}} + P(x)y^{1-%alpha} = ƒ(x)}</math:annotation>
  </math:semantics>
</math:math>
</file>

<file path=Object 23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z</math:mi>
        <math:mo math:stretchy="false">=</math:mo>
        <math:msup>
          <math:mi math:fontstyle="normal">y</math:mi>
          <math:mrow>
            <math:mn>1</math:mn>
            <math:mo math:stretchy="false">−</math:mo>
            <math:mo math:stretchy="false">α</math:mo>
          </math:mrow>
        </math:msup>
      </math:mrow>
      <math:mi math:fontstyle="normal">,</math:mi>
      <math:mi math:fontstyle="normal">z</math:mi>
      <math:mrow>
        <math:mi math:fontstyle="normal">'</math:mi>
        <math:mo math:stretchy="false">=</math:mo>
        <math:mrow>
          <math:mo math:stretchy="false">(</math:mo>
          <math:mrow>
            <math:mn>1</math:mn>
            <math:mo math:stretchy="false">−</math:mo>
            <math:mo math:stretchy="false">α</math:mo>
          </math:mrow>
          <math:mo math:stretchy="false">)</math:mo>
        </math:mrow>
      </math:mrow>
      <math:msup>
        <math:mi math:fontstyle="normal">y</math:mi>
        <math:mrow>
          <math:mo math:stretchy="false">−</math:mo>
          <math:mo math:stretchy="false">α</math:mo>
        </math:mrow>
      </math:msup>
      <math:mfrac>
        <math:mrow>
          <math:mi>dy</math:mi>
        </math:mrow>
        <math:mrow>
          <math:mi>dx</math:mi>
        </math:mrow>
      </math:mfrac>
    </math:mrow>
    <math:annotation math:encoding="StarMath 5.0">
z = y^{1 - %alpha}, z' = (1 - %alpha)y^{-%alpha} {{alignc dy} over {alignc dx}}

</math:annotation>
  </math:semantics>
</math:math>
</file>

<file path=Object 2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row>
              <math:mi math:fontstyle="normal">z</math:mi>
              <math:mi math:fontstyle="normal">'</math:mi>
            </math:mrow>
          </math:mrow>
          <math:mrow>
            <math:mrow>
              <math:mn>1</math:mn>
              <math:mo math:stretchy="false">−</math:mo>
              <math:mo math:stretchy="false">α</math:mo>
            </math:mrow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z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{{alignc z'} over {alignc 1 - %alpha}} + P(x)z = ƒ(x)}</math:annotation>
  </math:semantics>
</math:math>
</file>

<file path=Object 23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ƒ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  <math:mi math:fontstyle="normal">,</math:mi>
      <math:mi/>
      <math:mi math:fontstyle="normal">y</math:mi>
      <math:mrow>
        <math:mrow>
          <math:mo math:stretchy="false">(</math:mo>
          <math:msub>
            <math:mi math:fontstyle="normal">x</math:mi>
            <math:mn>0</math:mn>
          </math:msub>
          <math:mo math:stretchy="false">)</math:mo>
        </math:mrow>
        <math:mo math:stretchy="false">=</math:mo>
        <math:msub>
          <math:mi math:fontstyle="normal">y</math:mi>
          <math:mn>0</math:mn>
        </math:msub>
      </math:mrow>
    </math:mrow>
    <math:annotation math:encoding="StarMath 5.0"> {{{alignc dy} over {alignc dx}} = ƒ(x;`y), ~ y(x_0) = y_0}</math:annotation>
  </math:semantics>
</math:math>
</file>

<file path=Object 236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y</math:mi>
        </math:mrow>
        <math:mrow>
          <math:mi>dx</math:mi>
        </math:mrow>
      </math:mfrac>
      <math:mo math:stretchy="false">=</math:mo>
      <math:mrow>
        <math:mo math:stretchy="false">−</math:mo>
        <math:mfrac>
          <math:mrow>
            <math:mi math:fontstyle="normal">x</math:mi>
          </math:mrow>
          <math:mrow>
            <math:mi math:fontstyle="normal">y</math:mi>
          </math:mrow>
        </math:mfrac>
      </math:mrow>
    </math:mrow>
    <math:annotation math:encoding="StarMath 5.0">{{{alignc dy} over {alignc dx}} = - {{alignc x} over {alignc y}}}</math:annotation>
  </math:semantics>
</math:math>
</file>

<file path=Object 237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row>
          <math:mfrac>
            <math:mrow>
              <math:mi>dy</math:mi>
            </math:mrow>
            <math:mrow>
              <math:mi>dx</math:mi>
            </math:mrow>
          </math:mfrac>
          <math:mo math:stretchy="false">+</math:mo>
          <math:mi math:fontstyle="normal">x</math:mi>
        </math:mrow>
        <math:mo math:stretchy="false">=</math:mo>
        <math:mn>0</math:mn>
      </math:mrow>
    </math:mrow>
    <math:annotation math:encoding="StarMath 5.0"> {y{{alignc dy} over {alignc dx}} + x= 0}</math:annotation>
  </math:semantics>
</math:math>
</file>

<file path=Object 238/content.xml><?xml version="1.0" encoding="utf-8"?>
<!DOCTYPE math  PUBLIC '-//OpenOffice.org//DTD Modified W3C MathML 1.01//EN'  'math.dtd'>
<math:math xmlns:math="http://www.w3.org/1998/Math/MathML">
  <math:semantics>
    <math:mrow>
      <math:mn>2y</math:mn>
      <math:mrow>
        <math:mrow>
          <math:mfrac>
            <math:mrow>
              <math:mi>dy</math:mi>
            </math:mrow>
            <math:mrow>
              <math:mi>dx</math:mi>
            </math:mrow>
          </math:mfrac>
          <math:mo math:stretchy="false">+</math:mo>
          <math:mn>2x</math:mn>
        </math:mrow>
        <math:mo math:stretchy="false">=</math:mo>
        <math:mn>0</math:mn>
      </math:mrow>
    </math:mrow>
    <math:annotation math:encoding="StarMath 5.0"> {2y{{alignc dy} over {alignc dx}} + 2x= 0}</math:annotation>
  </math:semantics>
</math:math>
</file>

<file path=Object 239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fenced math:open="" math:close="">
        <math:mrow>
          <math:mn>2y</math:mn>
          <math:mrow>
            <math:mfrac>
              <math:mrow>
                <math:mi>dy</math:mi>
              </math:mrow>
              <math:mrow>
                <math:mi>dx</math:mi>
              </math:mrow>
            </math:mfrac>
            <math:mo math:stretchy="false">+</math:mo>
            <math:mn>2x</math:mn>
          </math:mrow>
        </math:mrow>
      </math:mfenced>
      <math:mrow>
        <math:mi>dx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>dx</math:mi>
    </math:mrow>
    <math:annotation math:encoding="StarMath 5.0"> {{size *1.25 int ""} left ( 2y{{alignc dy} over {alignc dx}} + 2x right ) dx = {size *1.25 int ""} dx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i math:fontstyle="normal">x</math:mi>
            <math:mrow>
              <math:mo math:stretchy="false">(</math:mo>
              <math:mrow>
                <math:mi math:fontstyle="normal">x</math:mi>
                <math:mo math:stretchy="false">−</math:mo>
                <math:mn>1</math:mn>
              </math:mrow>
              <math:mo math:stretchy="false">)</math:mo>
            </math:mrow>
          </math:mrow>
        </math:mrow>
      </math:mfrac>
      <math:mrow>
        <math:mi/>
        <math:mo math:stretchy="false">=</math:mo>
        <math:mi/>
      </math:mrow>
      <math:mfrac>
        <math:mrow>
          <math:mi math:fontstyle="normal">A</math:mi>
        </math:mrow>
        <math:mrow>
          <math:mi math:fontstyle="normal">x</math:mi>
        </math:mrow>
      </math:mfrac>
      <math:mrow>
        <math:mi/>
        <math:mo math:stretchy="false">+</math:mo>
        <math:mi/>
      </math:mrow>
      <math:mfrac>
        <math:mrow>
          <math:mi math:fontstyle="normal">B</math:mi>
        </math:mrow>
        <math:mrow>
          <math:mrow>
            <math:mi math:fontstyle="normal">x</math:mi>
            <math:mo math:stretchy="false">−</math:mo>
            <math:mn>1</math:mn>
          </math:mrow>
        </math:mrow>
      </math:mfrac>
    </math:mrow>
    <math:annotation math:encoding="StarMath 5.0">{{alignc 1} over {alignc {x(x - 1)}}} `=` {{alignc A} over {alignc x}} `+` {{alignc B} over {alignc {x - 1}}}</math:annotation>
  </math:semantics>
</math:math>
</file>

<file path=Object 240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n>2y</math:mn>
      <math:mfrac>
        <math:mrow>
          <math:mi>dy</math:mi>
        </math:mrow>
        <math:mrow>
          <math:mi>dx</math:mi>
        </math:mrow>
      </math:mfrac>
      <math:mrow>
        <math:mi>dx</math:mi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n>2x</math:mn>
      <math:mi/>
      <math:mrow>
        <math:mi>dx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>dx</math:mi>
    </math:mrow>
    <math:annotation math:encoding="StarMath 5.0"> {{size *1.25 int ""} 2y{{alignc dy} over {alignc dx}} dx + {size *1.25 int ""} 2x `dx = {size *1.25 int ""} dx}</math:annotation>
  </math:semantics>
</math:math>
</file>

<file path=Object 241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n>2y</math:mn>
      <math:mi/>
      <math:mrow>
        <math:mi>dy</math:mi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n>2x</math:mn>
      <math:mi/>
      <math:mrow>
        <math:mi>dx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>dx</math:mi>
    </math:mrow>
    <math:annotation math:encoding="StarMath 5.0">{{size *1.25 int ""} 2y `dy + {size *1.25 int ""} 2x `dx = {size *1.25 int ""} dx}</math:annotation>
  </math:semantics>
</math:math>
</file>

<file path=Object 242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 math:fontstyle="normal">y</math:mi>
          <math:mn>2</math:mn>
        </math:msup>
        <math:mo math:stretchy="false">+</math:mo>
        <math:msup>
          <math:mi math:fontstyle="normal">x</math:mi>
          <math:mn>2</math:mn>
        </math:msup>
      </math:mrow>
      <math:mo math:stretchy="false">=</math:mo>
      <math:mi math:fontstyle="normal">C</math:mi>
    </math:mrow>
    <math:annotation math:encoding="StarMath 5.0"> {y^2 + x^2 = C}</math:annotation>
  </math:semantics>
</math:math>
</file>

<file path=Object 24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 math:fontstyle="normal">y</math:mi>
          <math:mn>2</math:mn>
        </math:msup>
        <math:mo math:stretchy="false">+</math:mo>
        <math:msup>
          <math:mi math:fontstyle="normal">x</math:mi>
          <math:mn>2</math:mn>
        </math:msup>
      </math:mrow>
      <math:mo math:stretchy="false">=</math:mo>
      <math:msup>
        <math:mi math:fontstyle="normal">r</math:mi>
        <math:mn>2</math:mn>
      </math:msup>
    </math:mrow>
    <math:annotation math:encoding="StarMath 5.0"> {y^2 + x^2 = r^2}</math:annotation>
  </math:semantics>
</math:math>
</file>

<file path=Object 244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y</math:mi>
        </math:mrow>
        <math:mrow>
          <math:mi>dx</math:mi>
        </math:mrow>
      </math:mfrac>
      <math:mo math:stretchy="false">=</math:mo>
      <math:mrow>
        <math:msup>
          <math:mi math:fontstyle="normal">y</math:mi>
          <math:mn>2</math:mn>
        </math:msup>
        <math:mo math:stretchy="false">−</math:mo>
        <math:mn>3y</math:mn>
      </math:mrow>
    </math:mrow>
    <math:annotation math:encoding="StarMath 5.0">{{{alignc dy} over {alignc dx}} = y^2 - 3y}</math:annotation>
  </math:semantics>
</math:math>
</file>

<file path=Object 24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i>dy</math:mi>
            </math:mrow>
            <math:mrow>
              <math:mi>dx</math:mi>
            </math:mrow>
          </math:mfrac>
          <math:mo math:stretchy="false">=</math:mo>
          <math:mrow>
            <math:msup>
              <math:mi math:fontstyle="normal">y</math:mi>
              <math:mn>2</math:mn>
            </math:msup>
            <math:mo math:stretchy="false">−</math:mo>
            <math:mn>3y</math:mn>
          </math:mrow>
        </math:mrow>
        <math:mo math:stretchy="false">=</math:mo>
        <math:mi math:fontstyle="normal">y</math:mi>
      </math:mrow>
      <math:mrow>
        <math:mrow>
          <math:mo math:stretchy="false">(</math:mo>
          <math:mrow>
            <math:mi math:fontstyle="normal">y</math:mi>
            <math:mo math:stretchy="false">−</math:mo>
            <math:mn>3</math:mn>
          </math:mrow>
          <math:mo math:stretchy="false">)</math:mo>
        </math:mrow>
        <math:mo math:stretchy="false">=</math:mo>
        <math:mn>0</math:mn>
      </math:mrow>
    </math:mrow>
    <math:annotation math:encoding="StarMath 5.0"> {{{alignc dy} over {alignc dx}} = y^2 - 3y = y(y - 3) = 0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A</math:mi>
        <math:mo math:stretchy="false">=</math:mo>
        <math:msub>
          <math:mfenced math:open="" math:close="">
            <math:mfrac>
              <math:mrow>
                <math:mn>1</math:mn>
              </math:mrow>
              <math:mrow>
                <math:mrow>
                  <math:mi math:fontstyle="normal">x</math:mi>
                  <math:mo math:stretchy="false">−</math:mo>
                  <math:mn>1</math:mn>
                </math:mrow>
              </math:mrow>
            </math:mfrac>
          </math:mfenced>
          <math:mrow>
            <math:mi math:fontstyle="normal">x</math:mi>
            <math:mo math:stretchy="false">=</math:mo>
            <math:mn>0</math:mn>
          </math:mrow>
        </math:msub>
      </math:mrow>
      <math:mo math:stretchy="false">=</math:mo>
      <math:mrow>
        <math:mo math:stretchy="false">−</math:mo>
        <math:mn>1</math:mn>
      </math:mrow>
    </math:mrow>
    <math:annotation math:encoding="StarMath 5.0">A = left ( {{alignc 1} over {alignc {x - 1}}} right )_{x = 0} = -1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B</math:mi>
        <math:mo math:stretchy="false">=</math:mo>
        <math:msub>
          <math:mfenced math:open="" math:close="">
            <math:mfrac>
              <math:mrow>
                <math:mn>1</math:mn>
              </math:mrow>
              <math:mrow>
                <math:mi math:fontstyle="normal">x</math:mi>
              </math:mrow>
            </math:mfrac>
          </math:mfenced>
          <math:mrow>
            <math:mrow>
              <math:mi math:fontstyle="normal">x</math:mi>
              <math:mo math:stretchy="false">−</math:mo>
              <math:mn>1</math:mn>
            </math:mrow>
            <math:mo math:stretchy="false">=</math:mo>
            <math:mn>0</math:mn>
          </math:mrow>
        </math:msub>
      </math:mrow>
      <math:mo math:stretchy="false">=</math:mo>
      <math:mn>1</math:mn>
    </math:mrow>
    <math:annotation math:encoding="StarMath 5.0">B = left ( {{alignc 1} over {alignc {x}}} right )_{x-1 = 0} = 1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i math:fontstyle="normal">x</math:mi>
            <math:mrow>
              <math:mo math:stretchy="false">(</math:mo>
              <math:mrow>
                <math:mi math:fontstyle="normal">x</math:mi>
                <math:mo math:stretchy="false">−</math:mo>
                <math:mn>1</math:mn>
              </math:mrow>
              <math:mo math:stretchy="false">)</math:mo>
            </math:mrow>
          </math:mrow>
        </math:mrow>
      </math:mfrac>
      <math:mrow>
        <math:mi/>
        <math:mo math:stretchy="false">=</math:mo>
        <math:mrow>
          <math:mi/>
          <math:mo math:stretchy="false">−</math:mo>
          <math:mfrac>
            <math:mrow>
              <math:mn>1</math:mn>
            </math:mrow>
            <math:mrow>
              <math:mi math:fontstyle="normal">x</math:mi>
            </math:mrow>
          </math:mfrac>
        </math:mrow>
      </math:mrow>
      <math:mrow>
        <math:mi/>
        <math:mo math:stretchy="false">+</math:mo>
        <math:mi/>
      </math:mrow>
      <math:mfrac>
        <math:mrow>
          <math:mn>1</math:mn>
        </math:mrow>
        <math:mrow>
          <math:mrow>
            <math:mi math:fontstyle="normal">x</math:mi>
            <math:mo math:stretchy="false">−</math:mo>
            <math:mn>1</math:mn>
          </math:mrow>
        </math:mrow>
      </math:mfrac>
    </math:mrow>
    <math:annotation math:encoding="StarMath 5.0">{{alignc 1} over {alignc {x(x - 1)}}} `=` -{{alignc 1} over {alignc x}} `+` {{alignc 1} over {alignc {x - 1}}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i>ln</math:mi>
      </math:mrow>
      <math:mrow>
        <math:mfenced math:open="∣" math:close="∣">
          <math:mi math:fontstyle="normal">x</math:mi>
        </math:mfenced>
        <math:mo math:stretchy="false">+</math:mo>
        <math:mi>ln</math:mi>
      </math:mrow>
      <math:mrow>
        <math:mfenced math:open="∣" math:close="∣">
          <math:mrow>
            <math:mi math:fontstyle="normal">x</math:mi>
            <math:mo math:stretchy="false">−</math:mo>
            <math:mn>1</math:mn>
          </math:mrow>
        </math:mfenced>
        <math:mo math:stretchy="false">=</math:mo>
        <math:mrow>
          <math:mi math:fontstyle="normal">t</math:mi>
          <math:mo math:stretchy="false">+</math:mo>
          <math:mi>ln</math:mi>
        </math:mrow>
      </math:mrow>
      <math:mfenced math:open="∣" math:close="∣">
        <math:mi math:fontstyle="normal">C</math:mi>
      </math:mfenced>
    </math:mrow>
    <math:annotation math:encoding="StarMath 5.0">- ln abs{x} + ln abs{x - 1} = t + ln abs{C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>xy</math:mi>
        <math:mrow>
          <math:mrow>
            <math:mi math:fontstyle="normal">'</math:mi>
            <math:mo math:stretchy="false">−</math:mo>
            <math:mn>2y</math:mn>
          </math:mrow>
          <math:mo math:stretchy="false">=</math:mo>
          <math:msup>
            <math:mi math:fontstyle="normal">x</math:mi>
            <math:mn>3</math:mn>
          </math:msup>
        </math:mrow>
      </math:mrow>
      <math:mi math:fontstyle="normal">,</math:mi>
      <math:mi/>
      <math:mrow>
        <math:mi math:fontstyle="normal">x</math:mi>
        <math:mo math:stretchy="false">&gt;</math:mo>
        <math:mn>0</math:mn>
      </math:mrow>
    </math:mrow>
    <math:annotation math:encoding="StarMath 5.0">{xy' - 2y = x^3}, ~ x &gt; 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i>dA</math:mi>
            </math:mrow>
            <math:mrow>
              <math:mi>dt</math:mi>
            </math:mrow>
          </math:mfrac>
          <math:mo math:stretchy="false">+</math:mo>
          <math:mrow>
            <math:mn>2</math:mn>
            <math:mo math:stretchy="false">⋅</math:mo>
            <math:mfrac>
              <math:mrow>
                <math:mrow>
                  <math:mi math:fontstyle="normal">A</math:mi>
                  <math:mrow>
                    <math:mo math:stretchy="false">(</math:mo>
                    <math:mi math:fontstyle="normal">t</math:mi>
                    <math:mo math:stretchy="false">)</math:mo>
                  </math:mrow>
                </math:mrow>
              </math:mrow>
              <math:mrow>
                <math:mrow>
                  <math:mn>300</math:mn>
                  <math:mo math:stretchy="false">+</math:mo>
                  <math:mi math:fontstyle="normal">t</math:mi>
                </math:mrow>
              </math:mrow>
            </math:mfrac>
          </math:mrow>
        </math:mrow>
        <math:mo math:stretchy="false">=</math:mo>
        <math:mn>6,</math:mn>
      </math:mrow>
      <math:mi/>
      <math:mi math:fontstyle="normal">A</math:mi>
      <math:mrow>
        <math:mrow>
          <math:mo math:stretchy="false">(</math:mo>
          <math:mn>0</math:mn>
          <math:mo math:stretchy="false">)</math:mo>
        </math:mrow>
        <math:mo math:stretchy="false">=</math:mo>
        <math:mn>50</math:mn>
      </math:mrow>
    </math:mrow>
    <math:annotation math:encoding="StarMath 5.0">{{alignc{dA}} over {alignc{dt}}} + 2 cdot {{alignc{A(t)}} over {alignc{300 + t}}} = 6, ~~ A(0) = 50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i math:fontstyle="normal">'</math:mi>
        <math:mo math:stretchy="false">−</math:mo>
        <math:mfrac>
          <math:mrow>
            <math:mn>2</math:mn>
          </math:mrow>
          <math:mrow>
            <math:mi math:fontstyle="normal">x</math:mi>
          </math:mrow>
        </math:mfrac>
      </math:mrow>
      <math:mrow>
        <math:mi math:fontstyle="normal">y</math:mi>
        <math:mo math:stretchy="false">=</math:mo>
        <math:msup>
          <math:mi math:fontstyle="normal">x</math:mi>
          <math:mn>2</math:mn>
        </math:msup>
      </math:mrow>
      <math:mi/>
      <math:mrow>
        <math:mtext>(</math:mtext>
        <math:mo math:stretchy="false">∗</math:mo>
        <math:mtext>)</math:mtext>
      </math:mrow>
    </math:mrow>
    <math:annotation math:encoding="StarMath 5.0">y' - {{alignc 2} over {alignc x}}y = x^2 ~~ "("*")"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 math:fontstyle="normal">P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o math:stretchy="false">−</math:mo>
          <math:mfrac>
            <math:mrow>
              <math:mn>2</math:mn>
            </math:mrow>
            <math:mrow>
              <math:mi math:fontstyle="normal">x</math:mi>
            </math:mrow>
          </math:mfrac>
        </math:mrow>
      </math:mrow>
    </math:mrow>
    <math:annotation math:encoding="StarMath 5.0">{P(x) = - {{alignc 2} over {alignc x}}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i math:fontstyle="normal">P</math:mi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o math:stretchy="false">−</math:mo>
          <math:mfrac>
            <math:mrow>
              <math:mn>2</math:mn>
            </math:mrow>
            <math:mrow>
              <math:mi math:fontstyle="normal">x</math:mi>
            </math:mrow>
          </math:mfrac>
        </math:mrow>
      </math:mrow>
      <math:mi>dx</math:mi>
    </math:mrow>
    <math:annotation math:encoding="StarMath 5.0">{{size *1.25 int ""} P(x) dx = {size *1.25 int ""} - {{alignc 2} over {alignc x}} dx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i math:fontstyle="normal">P</math:mi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row>
          <math:mo math:stretchy="false">−</math:mo>
          <math:mn>2</math:mn>
        </math:mrow>
      </math:mrow>
      <math:mi>ln</math:mi>
      <math:mi math:fontstyle="normal">x</math:mi>
    </math:mrow>
    <math:annotation math:encoding="StarMath 5.0">{{size *1.25 int ""} P(x) dx = -2 ln x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 math:fontstyle="normal">e</math:mi>
            <math:mrow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  <math:mi math:fontstyle="normal">P</math:mi>
              <math:mrow>
                <math:mo math:stretchy="false">(</math:mo>
                <math:mi math:fontstyle="normal">x</math:mi>
                <math:mo math:stretchy="false">)</math:mo>
              </math:mrow>
              <math:mi>dx</math:mi>
            </math:mrow>
          </math:msup>
          <math:mo math:stretchy="false">=</math:mo>
          <math:msup>
            <math:mi math:fontstyle="normal">e</math:mi>
            <math:mrow>
              <math:mrow>
                <math:mo math:stretchy="false">−</math:mo>
                <math:mn>2</math:mn>
              </math:mrow>
              <math:mi>ln</math:mi>
              <math:mi math:fontstyle="normal">x</math:mi>
            </math:mrow>
          </math:msup>
        </math:mrow>
        <math:mo math:stretchy="false">=</math:mo>
        <math:mfrac>
          <math:mrow>
            <math:mn>1</math:mn>
          </math:mrow>
          <math:mrow>
            <math:msup>
              <math:mi math:fontstyle="normal">x</math:mi>
              <math:mn>2</math:mn>
            </math:msup>
          </math:mrow>
        </math:mfrac>
      </math:mrow>
      <math:mi/>
      <math:mtext>(†)</math:mtext>
    </math:mrow>
    <math:annotation math:encoding="StarMath 5.0">{e^{{size *1.25 int ""} P(x) dx} = e^{-2 ln x} = {{alignc 1} over {alignc x^2}} ~ "(†)"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sup>
            <math:mi math:fontstyle="normal">x</math:mi>
            <math:mn>2</math:mn>
          </math:msup>
        </math:mrow>
      </math:mfrac>
      <math:mi math:fontstyle="normal">y</math:mi>
      <math:mrow>
        <math:mi math:fontstyle="normal">'</math:mi>
        <math:mo math:stretchy="false">−</math:mo>
        <math:mfrac>
          <math:mrow>
            <math:mn>2</math:mn>
          </math:mrow>
          <math:mrow>
            <math:msup>
              <math:mi math:fontstyle="normal">x</math:mi>
              <math:mn>3</math:mn>
            </math:msup>
          </math:mrow>
        </math:mfrac>
      </math:mrow>
      <math:mrow>
        <math:mi math:fontstyle="normal">y</math:mi>
        <math:mo math:stretchy="false">=</math:mo>
        <math:mn>1</math:mn>
      </math:mrow>
      <math:mi/>
      <math:mtext>(‡)</math:mtext>
    </math:mrow>
    <math:annotation math:encoding="StarMath 5.0">{{{alignc 1} over {alignc x^2}} y' - {{alignc 2} over {alignc x^3}} y = 1 ~ "(‡)"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d</math:mi>
        </math:mrow>
        <math:mrow>
          <math:mi>dx</math:mi>
        </math:mrow>
      </math:mfrac>
      <math:mrow>
        <math:mfenced math:open="" math:close="">
          <math:mrow>
            <math:mfrac>
              <math:mrow>
                <math:mn>1</math:mn>
              </math:mrow>
              <math:mrow>
                <math:msup>
                  <math:mi math:fontstyle="normal">x</math:mi>
                  <math:mn>2</math:mn>
                </math:msup>
              </math:mrow>
            </math:mfrac>
            <math:mi math:fontstyle="normal">y</math:mi>
          </math:mrow>
        </math:mfenced>
        <math:mo math:stretchy="false">=</math:mo>
        <math:mn>1</math:mn>
      </math:mrow>
      <math:mi/>
      <math:mtext>(‡)</math:mtext>
    </math:mrow>
    <math:annotation math:encoding="StarMath 5.0">{{{alignc d} over {alignc dx}} left ( {{alignc 1} over {alignc x^2}} y right ) = 1 ~ "(‡)"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y</math:mi>
        </math:mrow>
        <math:mrow>
          <math:msup>
            <math:mi math:fontstyle="normal">x</math:mi>
            <math:mn>2</math:mn>
          </math:msup>
        </math:mrow>
      </math:mfrac>
      <math:mo math:stretchy="false">=</math:mo>
      <math:mrow>
        <math:mi math:fontstyle="normal">x</math:mi>
        <math:mo math:stretchy="false">+</math:mo>
        <math:mi math:fontstyle="normal">C</math:mi>
      </math:mrow>
    </math:mrow>
    <math:annotation math:encoding="StarMath 5.0">{{{alignc y} over {alignc x^2}} = x + C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row>
        <math:msup>
          <math:mi math:fontstyle="normal">x</math:mi>
          <math:mn>3</math:mn>
        </math:msup>
        <math:mo math:stretchy="false">+</math:mo>
        <math:msup>
          <math:mi>Cx</math:mi>
          <math:mn>2</math:mn>
        </math:msup>
      </math:mrow>
    </math:mrow>
    <math:annotation math:encoding="StarMath 5.0">{y = x^3 + Cx^2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ƒ</math:mi>
      </math:mrow>
      <math:mfenced math:open="" math:close="">
        <math:mfrac>
          <math:mrow>
            <math:mi math:fontstyle="normal">y</math:mi>
          </math:mrow>
          <math:mrow>
            <math:mi math:fontstyle="normal">x</math:mi>
          </math:mrow>
        </math:mfrac>
      </math:mfenced>
    </math:mrow>
    <math:annotation math:encoding="StarMath 5.0">{{{alignc dy} over {alignc dx}} = ƒ left ({{alignc y} over {alignc x}} right )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i math:fontstyle="normal">P</math:mi>
            <math:mrow>
              <math:mo math:stretchy="false">(</math:mo>
              <math:mi math:fontstyle="normal">t</math:mi>
              <math:mo math:stretchy="false">)</math:mo>
            </math:mrow>
          </math:mrow>
        </math:mrow>
      </math:mfrac>
      <math:mrow>
        <math:mi/>
        <math:mo math:stretchy="false">⋅</math:mo>
        <math:mi/>
      </math:mrow>
      <math:mfrac>
        <math:mrow>
          <math:mi>dP</math:mi>
        </math:mrow>
        <math:mrow>
          <math:mi>dt</math:mi>
        </math:mrow>
      </math:mfrac>
    </math:mrow>
    <math:annotation math:encoding="StarMath 5.0">{{alignc 1} over {alignc {P(t)}}} `cdot` {{alignc dP} over {alignc dt}}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  <math:msup>
        <math:mi math:fontstyle="normal">y</math:mi>
        <math:mi math:fontstyle="normal">α</math:mi>
      </math:msup>
      <math:mi math:fontstyle="normal">,</math:mi>
      <math:mi/>
      <math:mrow>
        <math:mrow>
          <math:mn>1</math:mn>
          <math:mo math:stretchy="false">≠</math:mo>
          <math:mi math:fontstyle="normal">α</math:mi>
        </math:mrow>
        <math:mo math:stretchy="false">≠</math:mo>
        <math:mn>2,</math:mn>
      </math:mrow>
      <math:mrow>
        <math:mi math:fontstyle="normal">α</math:mi>
        <math:mo math:stretchy="false">∈</math:mo>
        <math:mi math:fontstyle="normal">ℝ</math:mi>
      </math:mrow>
    </math:mrow>
    <math:annotation math:encoding="StarMath 5.0">{{{alignc dy} over {alignc dx}} = P(x)y = ƒ(x)y^α, ~ 1 &lt;&gt; α &lt;&gt; 2, α in ℝ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y</math:mi>
        <math:mrow>
          <math:mo math:stretchy="false">−</math:mo>
          <math:mi math:fontstyle="normal">α</math:mi>
        </math:mrow>
      </math:msup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sup>
          <math:mi math:fontstyle="normal">y</math:mi>
          <math:mrow>
            <math:mn>1</math:mn>
            <math:mo math:stretchy="false">−</math:mo>
            <math:mi math:fontstyle="normal">α</math:mi>
          </math:mrow>
        </math:msup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y^{-α} {{alignc dy} over {alignc dx}} + P(x)y^{1-α} = ƒ(x)}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z</math:mi>
        <math:mo math:stretchy="false">=</math:mo>
        <math:msup>
          <math:mi math:fontstyle="normal">y</math:mi>
          <math:mrow>
            <math:mn>1</math:mn>
            <math:mo math:stretchy="false">−</math:mo>
            <math:mi math:fontstyle="normal">α</math:mi>
          </math:mrow>
        </math:msup>
      </math:mrow>
      <math:mi math:fontstyle="normal">,</math:mi>
      <math:mi math:fontstyle="normal">z</math:mi>
      <math:mrow>
        <math:mi math:fontstyle="normal">'</math:mi>
        <math:mo math:stretchy="false">=</math:mo>
        <math:mrow>
          <math:mo math:stretchy="false">(</math:mo>
          <math:mrow>
            <math:mn>1</math:mn>
            <math:mo math:stretchy="false">−</math:mo>
            <math:mi math:fontstyle="normal">α</math:mi>
          </math:mrow>
          <math:mo math:stretchy="false">)</math:mo>
        </math:mrow>
      </math:mrow>
      <math:msup>
        <math:mi math:fontstyle="normal">y</math:mi>
        <math:mrow>
          <math:mo math:stretchy="false">−</math:mo>
          <math:mi math:fontstyle="normal">α</math:mi>
        </math:mrow>
      </math:msup>
      <math:mfrac>
        <math:mrow>
          <math:mi>dy</math:mi>
        </math:mrow>
        <math:mrow>
          <math:mi>dx</math:mi>
        </math:mrow>
      </math:mfrac>
    </math:mrow>
    <math:annotation math:encoding="StarMath 5.0">z = y^{1 - α}, z' = (1 - α)y^{-α} {{alignc dy} over {alignc dx}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row>
              <math:mi math:fontstyle="normal">z</math:mi>
              <math:mi math:fontstyle="normal">'</math:mi>
            </math:mrow>
          </math:mrow>
          <math:mrow>
            <math:mrow>
              <math:mn>1</math:mn>
              <math:mo math:stretchy="false">−</math:mo>
              <math:mo math:stretchy="false">α</math:mo>
            </math:mrow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z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{{alignc z'} over {alignc 1 - %alpha}} + P(x)z = ƒ(x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ƒ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  <math:mi math:fontstyle="normal">,</math:mi>
      <math:mi/>
      <math:mi math:fontstyle="normal">y</math:mi>
      <math:mrow>
        <math:mrow>
          <math:mo math:stretchy="false">(</math:mo>
          <math:msub>
            <math:mi math:fontstyle="normal">x</math:mi>
            <math:mn>0</math:mn>
          </math:msub>
          <math:mo math:stretchy="false">)</math:mo>
        </math:mrow>
        <math:mo math:stretchy="false">=</math:mo>
        <math:msub>
          <math:mi math:fontstyle="normal">y</math:mi>
          <math:mn>0</math:mn>
        </math:msub>
      </math:mrow>
    </math:mrow>
    <math:annotation math:encoding="StarMath 5.0">{{{alignc dy} over {alignc dx}} = ƒ(x;`y), ~ y(x_0) = y_0}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y</math:mi>
        </math:mrow>
        <math:mrow>
          <math:mi>dx</math:mi>
        </math:mrow>
      </math:mfrac>
      <math:mo math:stretchy="false">=</math:mo>
      <math:mrow>
        <math:mo math:stretchy="false">−</math:mo>
        <math:mfrac>
          <math:mrow>
            <math:mi math:fontstyle="normal">x</math:mi>
          </math:mrow>
          <math:mrow>
            <math:mi math:fontstyle="normal">y</math:mi>
          </math:mrow>
        </math:mfrac>
      </math:mrow>
    </math:mrow>
    <math:annotation math:encoding="StarMath 5.0">{{{alignc dy} over {alignc dx}} = - {{alignc x} over {alignc y}}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row>
          <math:mfrac>
            <math:mrow>
              <math:mi>dy</math:mi>
            </math:mrow>
            <math:mrow>
              <math:mi>dx</math:mi>
            </math:mrow>
          </math:mfrac>
          <math:mo math:stretchy="false">+</math:mo>
          <math:mi math:fontstyle="normal">x</math:mi>
        </math:mrow>
        <math:mo math:stretchy="false">=</math:mo>
        <math:mn>0</math:mn>
      </math:mrow>
    </math:mrow>
    <math:annotation math:encoding="StarMath 5.0">{y{{alignc dy} over {alignc dx}} + x= 0}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n>2y</math:mn>
      <math:mrow>
        <math:mrow>
          <math:mfrac>
            <math:mrow>
              <math:mi>dy</math:mi>
            </math:mrow>
            <math:mrow>
              <math:mi>dx</math:mi>
            </math:mrow>
          </math:mfrac>
          <math:mo math:stretchy="false">+</math:mo>
          <math:mn>2x</math:mn>
        </math:mrow>
        <math:mo math:stretchy="false">=</math:mo>
        <math:mn>0</math:mn>
      </math:mrow>
    </math:mrow>
    <math:annotation math:encoding="StarMath 5.0"> {2y{{alignc dy} over {alignc dx}} + 2x= 0}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fenced math:open="" math:close="">
        <math:mrow>
          <math:mn>2y</math:mn>
          <math:mrow>
            <math:mfrac>
              <math:mrow>
                <math:mi>dy</math:mi>
              </math:mrow>
              <math:mrow>
                <math:mi>dx</math:mi>
              </math:mrow>
            </math:mfrac>
            <math:mo math:stretchy="false">+</math:mo>
            <math:mn>2x</math:mn>
          </math:mrow>
        </math:mrow>
      </math:mfenced>
      <math:mrow>
        <math:mi>dx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>dx</math:mi>
    </math:mrow>
    <math:annotation math:encoding="StarMath 5.0">{{size *1.25 int ""} left ( 2y{{alignc dy} over {alignc dx}} + 2x right ) dx = {size *1.25 int ""} dx}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n>2y</math:mn>
      <math:mfrac>
        <math:mrow>
          <math:mi>dy</math:mi>
        </math:mrow>
        <math:mrow>
          <math:mi>dx</math:mi>
        </math:mrow>
      </math:mfrac>
      <math:mrow>
        <math:mi>dx</math:mi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n>2x</math:mn>
      <math:mrow>
        <math:mi>dx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>dx</math:mi>
    </math:mrow>
    <math:annotation math:encoding="StarMath 5.0">{{size *1.25 int ""} 2y{{alignc dy} over {alignc dx}} dx + {size *1.25 int ""} 2x dx = {size *1.25 int ""} dx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i math:fontstyle="normal">P</math:mi>
            <math:mrow>
              <math:mo math:stretchy="false">(</math:mo>
              <math:mi math:fontstyle="normal">t</math:mi>
              <math:mo math:stretchy="false">)</math:mo>
            </math:mrow>
          </math:mrow>
        </math:mrow>
      </math:mfrac>
      <math:mrow>
        <math:mi/>
        <math:mo math:stretchy="false">⋅</math:mo>
        <math:mi/>
      </math:mrow>
      <math:mrow>
        <math:mrow>
          <math:mfrac>
            <math:mrow>
              <math:mi>dP</math:mi>
            </math:mrow>
            <math:mrow>
              <math:mi>dt</math:mi>
            </math:mrow>
          </math:mfrac>
          <math:mo math:stretchy="false">=</math:mo>
          <math:mi math:fontstyle="normal">a</math:mi>
        </math:mrow>
        <math:mo math:stretchy="false">&gt;</math:mo>
        <math:mn>0</math:mn>
      </math:mrow>
    </math:mrow>
    <math:annotation math:encoding="StarMath 5.0">{{alignc 1} over {alignc {P(t)}}} `cdot` {{alignc dP} over {alignc dt}} = a &gt; 0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n>2y</math:mn>
      <math:mrow>
        <math:mi>dy</math:mi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n>2x</math:mn>
      <math:mrow>
        <math:mi>dx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>dx</math:mi>
    </math:mrow>
    <math:annotation math:encoding="StarMath 5.0">{{size *1.25 int ""} 2y dy + {size *1.25 int ""} 2x dx = {size *1.25 int ""} dx}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 math:fontstyle="normal">y</math:mi>
          <math:mn>2</math:mn>
        </math:msup>
        <math:mo math:stretchy="false">+</math:mo>
        <math:msup>
          <math:mi math:fontstyle="normal">x</math:mi>
          <math:mn>2</math:mn>
        </math:msup>
      </math:mrow>
      <math:mo math:stretchy="false">=</math:mo>
      <math:mi math:fontstyle="normal">C</math:mi>
    </math:mrow>
    <math:annotation math:encoding="StarMath 5.0">{y^2 + x^2 = C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 math:fontstyle="normal">y</math:mi>
          <math:mn>2</math:mn>
        </math:msup>
        <math:mo math:stretchy="false">+</math:mo>
        <math:msup>
          <math:mi math:fontstyle="normal">x</math:mi>
          <math:mn>2</math:mn>
        </math:msup>
      </math:mrow>
      <math:mo math:stretchy="false">=</math:mo>
      <math:msup>
        <math:mi math:fontstyle="normal">r</math:mi>
        <math:mn>2</math:mn>
      </math:msup>
    </math:mrow>
    <math:annotation math:encoding="StarMath 5.0">{y^2 + x^2 = r^2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y</math:mi>
        </math:mrow>
        <math:mrow>
          <math:mi>dx</math:mi>
        </math:mrow>
      </math:mfrac>
      <math:mo math:stretchy="false">=</math:mo>
      <math:mrow>
        <math:msup>
          <math:mi math:fontstyle="normal">y</math:mi>
          <math:mn>2</math:mn>
        </math:msup>
        <math:mo math:stretchy="false">−</math:mo>
        <math:mn>3y</math:mn>
      </math:mrow>
    </math:mrow>
    <math:annotation math:encoding="StarMath 5.0">{{{alignc dy} over {alignc dx}} = y^2 - 3y}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i>dy</math:mi>
            </math:mrow>
            <math:mrow>
              <math:mi>dx</math:mi>
            </math:mrow>
          </math:mfrac>
          <math:mo math:stretchy="false">=</math:mo>
          <math:mrow>
            <math:msup>
              <math:mi math:fontstyle="normal">y</math:mi>
              <math:mn>2</math:mn>
            </math:msup>
            <math:mo math:stretchy="false">−</math:mo>
            <math:mn>3y</math:mn>
          </math:mrow>
        </math:mrow>
        <math:mo math:stretchy="false">=</math:mo>
        <math:mi math:fontstyle="normal">y</math:mi>
      </math:mrow>
      <math:mrow>
        <math:mrow>
          <math:mo math:stretchy="false">(</math:mo>
          <math:mrow>
            <math:mi math:fontstyle="normal">y</math:mi>
            <math:mo math:stretchy="false">−</math:mo>
            <math:mn>3</math:mn>
          </math:mrow>
          <math:mo math:stretchy="false">)</math:mo>
        </math:mrow>
        <math:mo math:stretchy="false">=</math:mo>
        <math:mn>0</math:mn>
      </math:mrow>
    </math:mrow>
    <math:annotation math:encoding="StarMath 5.0">{{{alignc dy} over {alignc dx}} = y^2 - 3y = y(y - 3) = 0}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p>
            <math:mi math:fontstyle="normal">y</math:mi>
            <math:mn>2</math:mn>
          </math:msup>
          <math:mo math:stretchy="false">+</math:mo>
          <math:mi>xy</math:mi>
        </math:mrow>
        <math:mo math:stretchy="false">)</math:mo>
      </math:mrow>
      <math:mrow>
        <math:mi>dx</math:mi>
        <math:mo math:stretchy="false">+</math:mo>
        <math:msup>
          <math:mi math:fontstyle="normal">x</math:mi>
          <math:mn>2</math:mn>
        </math:msup>
      </math:mrow>
      <math:mrow>
        <math:mi>dy</math:mi>
        <math:mo math:stretchy="false">=</math:mo>
        <math:mn>0</math:mn>
      </math:mrow>
    </math:mrow>
    <math:annotation math:encoding="StarMath 5.0">(y^2 + xy) dx + x^2 dy = 0
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i>dy</math:mi>
            </math:mrow>
            <math:mrow>
              <math:mi>dx</math:mi>
            </math:mrow>
          </math:mfrac>
          <math:mo math:stretchy="false">+</math:mo>
          <math:mfrac>
            <math:mrow>
              <math:msup>
                <math:mi math:fontstyle="normal">y</math:mi>
                <math:mn>2</math:mn>
              </math:msup>
            </math:mrow>
            <math:mrow>
              <math:msup>
                <math:mi math:fontstyle="normal">x</math:mi>
                <math:mn>2</math:mn>
              </math:msup>
            </math:mrow>
          </math:mfrac>
        </math:mrow>
        <math:mo math:stretchy="false">+</math:mo>
        <math:mfrac>
          <math:mrow>
            <math:mi math:fontstyle="normal">y</math:mi>
          </math:mrow>
          <math:mrow>
            <math:mi math:fontstyle="normal">x</math:mi>
          </math:mrow>
        </math:mfrac>
      </math:mrow>
      <math:mo math:stretchy="false">=</math:mo>
      <math:mn>0</math:mn>
    </math:mrow>
    <math:annotation math:encoding="StarMath 5.0">{{alignc dy} over {alignc dx}} + {{alignc y^2} over {alignc x^2}} + {{alignc y} over {alignc x}} = 0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i math:fontstyle="normal">z</math:mi>
            <math:mi math:fontstyle="normal">'</math:mi>
          </math:mrow>
        </math:mrow>
        <math:mrow>
          <math:mrow>
            <math:mi math:fontstyle="normal">z</math:mi>
            <math:mrow>
              <math:mo math:stretchy="false">(</math:mo>
              <math:mrow>
                <math:mi math:fontstyle="normal">z</math:mi>
                <math:mo math:stretchy="false">+</math:mo>
                <math:mn>2</math:mn>
              </math:mrow>
              <math:mo math:stretchy="false">)</math:mo>
            </math:mrow>
          </math:mrow>
        </math:mrow>
      </math:mfrac>
      <math:mo math:stretchy="false">=</math:mo>
      <math:mrow>
        <math:mo math:stretchy="false">−</math:mo>
        <math:mfrac>
          <math:mrow>
            <math:mn>1</math:mn>
          </math:mrow>
          <math:mrow>
            <math:mi math:fontstyle="normal">x</math:mi>
          </math:mrow>
        </math:mfrac>
      </math:mrow>
    </math:mrow>
    <math:annotation math:encoding="StarMath 5.0">{{alignc z'} over {alignc z(z+2)}} = -{{alignc 1} over {alignc x}}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n>2</math:mn>
        </math:mrow>
      </math:mfrac>
      <math:mfenced math:open="" math:close="">
        <math:mrow>
          <math:mfrac>
            <math:mrow>
              <math:mn>1</math:mn>
            </math:mrow>
            <math:mrow>
              <math:mi math:fontstyle="normal">z</math:mi>
            </math:mrow>
          </math:mfrac>
          <math:mo math:stretchy="false">−</math:mo>
          <math:mfrac>
            <math:mrow>
              <math:mn>1</math:mn>
            </math:mrow>
            <math:mrow>
              <math:mrow>
                <math:mi math:fontstyle="normal">z</math:mi>
                <math:mo math:stretchy="false">+</math:mo>
                <math:mn>2</math:mn>
              </math:mrow>
            </math:mrow>
          </math:mfrac>
        </math:mrow>
      </math:mfenced>
      <math:mi math:fontstyle="normal">z</math:mi>
      <math:mrow>
        <math:mi math:fontstyle="normal">'</math:mi>
        <math:mo math:stretchy="false">=</math:mo>
        <math:mrow>
          <math:mo math:stretchy="false">−</math:mo>
          <math:mfrac>
            <math:mrow>
              <math:mn>1</math:mn>
            </math:mrow>
            <math:mrow>
              <math:mi math:fontstyle="normal">x</math:mi>
            </math:mrow>
          </math:mfrac>
        </math:mrow>
      </math:mrow>
    </math:mrow>
    <math:annotation math:encoding="StarMath 5.0">{{alignc 1} over {alignc 2}} left ( {{alignc 1} over {alignc z}} - {{alignc 1} over {alignc z + 2}} right ) z' = - {{alignc 1} over {alignc x}}
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frac>
            <math:mrow>
              <math:mi math:fontstyle="normal">z</math:mi>
            </math:mrow>
            <math:mrow>
              <math:mrow>
                <math:mi math:fontstyle="normal">z</math:mi>
                <math:mo math:stretchy="false">+</math:mo>
                <math:mn>2</math:mn>
              </math:mrow>
            </math:mrow>
          </math:mfrac>
        </math:mfenced>
        <math:mo math:stretchy="false">=</math:mo>
        <math:mi>ln</math:mi>
      </math:mrow>
      <math:mfenced math:open="∣" math:close="∣">
        <math:mfrac>
          <math:mrow>
            <math:mi math:fontstyle="normal">C</math:mi>
          </math:mrow>
          <math:mrow>
            <math:msup>
              <math:mi math:fontstyle="normal">x</math:mi>
              <math:mn>2</math:mn>
            </math:msup>
          </math:mrow>
        </math:mfrac>
      </math:mfenced>
    </math:mrow>
    <math:annotation math:encoding="StarMath 5.0">ln left lline {{alignc z} over {alignc z + 2}} right rline = ln left lline {{alignc C} over {alignc x^2}} right rline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normal">P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p>
          <math:mi>Ce</math:mi>
          <math:mi>at</math:mi>
        </math:msup>
      </math:mrow>
    </math:mrow>
    <math:annotation math:encoding="StarMath 5.0">P(t) = Ce^{at}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 math:fontstyle="normal">z</math:mi>
          </math:mrow>
          <math:mrow>
            <math:mrow>
              <math:mi math:fontstyle="normal">z</math:mi>
              <math:mo math:stretchy="false">+</math:mo>
              <math:mn>2</math:mn>
            </math:mrow>
          </math:mrow>
        </math:mfrac>
        <math:mo math:stretchy="false">=</math:mo>
        <math:mrow>
          <math:mo math:stretchy="false">±</math:mo>
          <math:mfrac>
            <math:mrow>
              <math:mi math:fontstyle="normal">C</math:mi>
            </math:mrow>
            <math:mrow>
              <math:msup>
                <math:mi math:fontstyle="normal">x</math:mi>
                <math:mn>2</math:mn>
              </math:msup>
            </math:mrow>
          </math:mfrac>
        </math:mrow>
      </math:mrow>
      <math:mo math:stretchy="false">=</math:mo>
      <math:mfrac>
        <math:mrow>
          <math:mi math:fontstyle="normal">C</math:mi>
        </math:mrow>
        <math:mrow>
          <math:msup>
            <math:mi math:fontstyle="normal">x</math:mi>
            <math:mn>2</math:mn>
          </math:msup>
        </math:mrow>
      </math:mfrac>
    </math:mrow>
    <math:annotation math:encoding="StarMath 5.0">{{alignc z} over {alignc z + 2}} = +- {{alignc C} over {alignc x^2}} = {{alignc C} over {alignc x^2}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normal">C</math:mi>
          <math:mo math:stretchy="false">=</math:mo>
          <math:mfrac>
            <math:mrow>
              <math:mrow>
                <math:msup>
                  <math:mi math:fontstyle="normal">x</math:mi>
                  <math:mn>2</math:mn>
                </math:msup>
                <math:mfrac>
                  <math:mrow>
                    <math:mi math:fontstyle="normal">y</math:mi>
                  </math:mrow>
                  <math:mrow>
                    <math:mi math:fontstyle="normal">x</math:mi>
                  </math:mrow>
                </math:mfrac>
              </math:mrow>
            </math:mrow>
            <math:mrow>
              <math:mrow>
                <math:mfrac>
                  <math:mrow>
                    <math:mi math:fontstyle="normal">y</math:mi>
                  </math:mrow>
                  <math:mrow>
                    <math:mi math:fontstyle="normal">x</math:mi>
                  </math:mrow>
                </math:mfrac>
                <math:mo math:stretchy="false">+</math:mo>
                <math:mn>2</math:mn>
              </math:mrow>
            </math:mrow>
          </math:mfrac>
        </math:mrow>
        <math:mo math:stretchy="false">=</math:mo>
        <math:mfrac>
          <math:mrow>
            <math:mi>xy</math:mi>
          </math:mrow>
          <math:mrow>
            <math:mrow>
              <math:mfrac>
                <math:mrow>
                  <math:mi math:fontstyle="normal">y</math:mi>
                </math:mrow>
                <math:mrow>
                  <math:mi math:fontstyle="normal">x</math:mi>
                </math:mrow>
              </math:mfrac>
              <math:mo math:stretchy="false">+</math:mo>
              <math:mn>2</math:mn>
            </math:mrow>
          </math:mrow>
        </math:mfrac>
      </math:mrow>
      <math:mo math:stretchy="false">=</math:mo>
      <math:mfrac>
        <math:mrow>
          <math:mrow>
            <math:msup>
              <math:mi math:fontstyle="normal">x</math:mi>
              <math:mn>2</math:mn>
            </math:msup>
            <math:mi math:fontstyle="normal">y</math:mi>
          </math:mrow>
        </math:mrow>
        <math:mrow>
          <math:mrow>
            <math:mi math:fontstyle="normal">y</math:mi>
            <math:mo math:stretchy="false">+</math:mo>
            <math:mn>2x</math:mn>
          </math:mrow>
        </math:mrow>
      </math:mfrac>
    </math:mrow>
    <math:annotation math:encoding="StarMath 5.0">C

= {{alignc {{x^2}{{alignc {y}} over {alignc {x}}}}} over {alignc {{{alignc {y}} over {alignc {x}}}+2}}}

= {{alignc {xy}} over {alignc {{{alignc {y}} over {alignc {x}}} + 2}}}

= {{alignc {{x^2}y}} over {alignc {y + 2x}}}
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frac>
          <math:mrow>
            <math:mrow>
              <math:msup>
                <math:mi math:fontstyle="normal">y</math:mi>
                <math:mn>2</math:mn>
              </math:msup>
              <math:mo math:stretchy="false">−</math:mo>
              <math:mn>1</math:mn>
            </math:mrow>
          </math:mrow>
          <math:mrow>
            <math:mrow>
              <math:msup>
                <math:mi math:fontstyle="normal">x</math:mi>
                <math:mn>2</math:mn>
              </math:msup>
              <math:mo math:stretchy="false">−</math:mo>
              <math:mn>1</math:mn>
            </math:mrow>
          </math:mrow>
        </math:mfrac>
      </math:mrow>
      <math:mi math:fontstyle="normal">,</math:mi>
      <math:mi/>
      <math:mi math:fontstyle="normal">y</math:mi>
      <math:mrow>
        <math:mrow>
          <math:mo math:stretchy="false">(</math:mo>
          <math:mn>2</math:mn>
          <math:mo math:stretchy="false">)</math:mo>
        </math:mrow>
        <math:mo math:stretchy="false">=</math:mo>
        <math:mn>2</math:mn>
      </math:mrow>
    </math:mrow>
    <math:annotation math:encoding="StarMath 5.0">{{alignc dy} over {alignc dx}} = {{alignc y^2 - 1} over {alignc x^2 - 1}}, ~ y(2) = 2
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frac>
      <math:mrow>
        <math:mrow>
          <math:msup>
            <math:mi math:fontstyle="normal">x</math:mi>
            <math:mn>2</math:mn>
          </math:msup>
          <math:mo math:stretchy="false">−</math:mo>
          <math:mn>1</math:mn>
        </math:mrow>
      </math:mrow>
      <math:mrow>
        <math:mrow>
          <math:msup>
            <math:mi math:fontstyle="normal">x</math:mi>
            <math:mn>2</math:mn>
          </math:msup>
          <math:mo math:stretchy="false">−</math:mo>
          <math:mn>1</math:mn>
        </math:mrow>
      </math:mrow>
    </math:mfrac>
    <math:annotation math:encoding="StarMath 5.0">{{alignc x^2 - 1} over {alignc x^2 - 1}}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 math:fontstyle="normal">P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frac>
          <math:mrow>
            <math:msup>
              <math:mi>Ce</math:mi>
              <math:mi math:fontstyle="normal">t</math:mi>
            </math:msup>
          </math:mrow>
          <math:mrow>
            <math:mrow>
              <math:mn>1</math:mn>
              <math:mo math:stretchy="false">+</math:mo>
              <math:msup>
                <math:mi>Ce</math:mi>
                <math:mi math:fontstyle="normal">t</math:mi>
              </math:msup>
            </math:mrow>
          </math:mrow>
        </math:mfrac>
      </math:mrow>
    </math:mrow>
    <math:annotation math:encoding="StarMath 5.0">P(t) = {{alignc Ce^t} over {alignc 1 + Ce^t}}
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 math:fontstyle="normal">P</math:mi>
      <math:mi math:fontstyle="normal">'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i math:fontstyle="normal">P</math:mi>
      </math:mrow>
      <math:mrow>
        <math:mo math:stretchy="false">(</math:mo>
        <math:mrow>
          <math:mn>1</math:mn>
          <math:mo math:stretchy="false">−</math:mo>
          <math:mi math:fontstyle="normal">P</math:mi>
        </math:mrow>
        <math:mo math:stretchy="false">)</math:mo>
      </math:mrow>
    </math:mrow>
    <math:annotation math:encoding="StarMath 5.0">P'(t) = P(1 - P)
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row>
              <math:mi math:fontstyle="normal">P</math:mi>
              <math:mi math:fontstyle="normal">'</math:mi>
            </math:mrow>
          </math:mrow>
          <math:mrow>
            <math:mrow>
              <math:mi math:fontstyle="normal">P</math:mi>
              <math:mrow>
                <math:mo math:stretchy="false">(</math:mo>
                <math:mrow>
                  <math:mn>1</math:mn>
                  <math:mo math:stretchy="false">−</math:mo>
                  <math:mi math:fontstyle="normal">P</math:mi>
                </math:mrow>
                <math:mo math:stretchy="false">)</math:mo>
              </math:mrow>
            </math:mrow>
          </math:mrow>
        </math:mfrac>
        <math:mo math:stretchy="false">=</math:mo>
        <math:mo math:stretchy="false">⇔</math:mo>
      </math:mrow>
      <math:mfenced math:open="{" math:close="}">
        <math:mtable>
          <math:mtr>
            <math:mtext/>
          </math:mtr>
          <math:mtr>
            <math:mrow>
              <math:mrow>
                <math:mfrac>
                  <math:mrow>
                    <math:mi math:fontstyle="normal">A</math:mi>
                  </math:mrow>
                  <math:mrow>
                    <math:mi math:fontstyle="normal">P</math:mi>
                  </math:mrow>
                </math:mfrac>
                <math:mo math:stretchy="false">+</math:mo>
                <math:mfrac>
                  <math:mrow>
                    <math:mi math:fontstyle="normal">B</math:mi>
                  </math:mrow>
                  <math:mrow>
                    <math:mrow>
                      <math:mn>1</math:mn>
                      <math:mo math:stretchy="false">−</math:mo>
                      <math:mi math:fontstyle="normal">P</math:mi>
                    </math:mrow>
                  </math:mrow>
                </math:mfrac>
              </math:mrow>
              <math:mi math:fontstyle="normal">:</math:mi>
              <math:mrow>
                <math:mo math:stretchy="true">{</math:mo>
                <math:mtable>
                  <math:mtr>
                    <math:mrow>
                      <math:mi math:fontstyle="normal">A</math:mi>
                      <math:mo math:stretchy="false">=</math:mo>
                      <math:mn>1</math:mn>
                    </math:mrow>
                  </math:mtr>
                  <math:mtr>
                    <math:mrow>
                      <math:mi math:fontstyle="normal">B</math:mi>
                      <math:mo math:stretchy="false">=</math:mo>
                      <math:mn>1</math:mn>
                    </math:mrow>
                  </math:mtr>
                </math:mtable>
              </math:mrow>
            </math:mrow>
          </math:mtr>
          <math:mtr>
            <math:mtext/>
          </math:mtr>
        </math:mtable>
      </math:mfenced>
      <math:mo math:stretchy="false">⇔</math:mo>
      <math:mi math:fontstyle="normal">P</math:mi>
      <math:mi math:fontstyle="normal">'</math:mi>
      <math:mrow>
        <math:mfenced math:open="" math:close="">
          <math:mrow>
            <math:mfrac>
              <math:mrow>
                <math:mn>1</math:mn>
              </math:mrow>
              <math:mrow>
                <math:mi math:fontstyle="normal">P</math:mi>
              </math:mrow>
            </math:mfrac>
            <math:mo math:stretchy="false">+</math:mo>
            <math:mfrac>
              <math:mrow>
                <math:mn>1</math:mn>
              </math:mrow>
              <math:mrow>
                <math:mrow>
                  <math:mn>1</math:mn>
                  <math:mo math:stretchy="false">−</math:mo>
                  <math:mi math:fontstyle="normal">P</math:mi>
                </math:mrow>
              </math:mrow>
            </math:mfrac>
          </math:mrow>
        </math:mfenced>
        <math:mo math:stretchy="false">=</math:mo>
        <math:mn>1</math:mn>
      </math:mrow>
    </math:mrow>
    <math:annotation math:encoding="StarMath 5.0">{{alignc P'} over {alignc P(1 - P)}} = dlrarrow left lbrace stack{ "" # {{alignc A} over {alignc P}} + {{alignc B} over {alignc 1 - P}} : left lbrace stack {A = 1 # B = 1} right none # ""} right rbrace dlrarrow P' left ( {{alignc 1} over {alignc P}} + {{alignc 1} over {alignc 1 - P}} right ) = 1
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frac>
            <math:mrow>
              <math:mi math:fontstyle="normal">P</math:mi>
            </math:mrow>
            <math:mrow>
              <math:mrow>
                <math:mn>1</math:mn>
                <math:mo math:stretchy="false">−</math:mo>
                <math:mi math:fontstyle="normal">P</math:mi>
              </math:mrow>
            </math:mrow>
          </math:mfrac>
        </math:mfenced>
        <math:mo math:stretchy="false">=</math:mo>
        <math:mrow>
          <math:mi math:fontstyle="normal">t</math:mi>
          <math:mo math:stretchy="false">+</math:mo>
          <math:mi math:fontstyle="normal">C</math:mi>
        </math:mrow>
      </math:mrow>
    </math:mrow>
    <math:annotation math:encoding="StarMath 5.0">ln abs {{alignc P} over {alignc 1 - P}} = t + C
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i math:fontstyle="normal">P</math:mi>
            </math:mrow>
            <math:mrow>
              <math:mrow>
                <math:mn>1</math:mn>
                <math:mo math:stretchy="false">−</math:mo>
                <math:mi math:fontstyle="normal">P</math:mi>
              </math:mrow>
            </math:mrow>
          </math:mfrac>
          <math:mo math:stretchy="false">=</math:mo>
          <math:mtext>{P &gt; 0}</math:mtext>
        </math:mrow>
        <math:mo math:stretchy="false">=</math:mo>
        <math:msup>
          <math:mi math:fontstyle="normal">e</math:mi>
          <math:mrow>
            <math:mi math:fontstyle="normal">t</math:mi>
            <math:mo math:stretchy="false">+</math:mo>
            <math:mi math:fontstyle="normal">C</math:mi>
          </math:mrow>
        </math:msup>
      </math:mrow>
      <math:mo math:stretchy="false">⇒</math:mo>
      <math:mrow>
        <math:mi math:fontstyle="normal">P</math:mi>
        <math:mo math:stretchy="false">=</math:mo>
        <math:mrow>
          <math:msup>
            <math:mi math:fontstyle="normal">e</math:mi>
            <math:mrow>
              <math:mi math:fontstyle="normal">t</math:mi>
              <math:mo math:stretchy="false">+</math:mo>
              <math:mi math:fontstyle="normal">C</math:mi>
            </math:mrow>
          </math:msup>
          <math:mo math:stretchy="false">−</math:mo>
          <math:msup>
            <math:mi>Pe</math:mi>
            <math:mrow>
              <math:mi math:fontstyle="normal">t</math:mi>
              <math:mo math:stretchy="false">+</math:mo>
              <math:mi math:fontstyle="normal">C</math:mi>
            </math:mrow>
          </math:msup>
        </math:mrow>
      </math:mrow>
    </math:mrow>
    <math:annotation math:encoding="StarMath 5.0">{

{{alignc P} over {alignc 1 - P}} = "{P &gt; 0}" = e^{t + C} drarrow P = e^{t + C} - Pe^{t + C}

}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normal">P</math:mi>
          <math:mo math:stretchy="false">=</math:mo>
          <math:mfrac>
            <math:mrow>
              <math:msup>
                <math:mi math:fontstyle="normal">e</math:mi>
                <math:mrow>
                  <math:mi math:fontstyle="normal">t</math:mi>
                  <math:mo math:stretchy="false">+</math:mo>
                  <math:mi math:fontstyle="normal">C</math:mi>
                </math:mrow>
              </math:msup>
            </math:mrow>
            <math:mrow>
              <math:mrow>
                <math:mn>1</math:mn>
                <math:mo math:stretchy="false">+</math:mo>
                <math:msup>
                  <math:mi math:fontstyle="normal">e</math:mi>
                  <math:mrow>
                    <math:mi math:fontstyle="normal">t</math:mi>
                    <math:mo math:stretchy="false">+</math:mo>
                    <math:mi math:fontstyle="normal">C</math:mi>
                  </math:mrow>
                </math:msup>
              </math:mrow>
            </math:mrow>
          </math:mfrac>
        </math:mrow>
        <math:mo math:stretchy="false">=</math:mo>
        <math:mtext>{nytt C}</math:mtext>
      </math:mrow>
      <math:mo math:stretchy="false">=</math:mo>
      <math:mfrac>
        <math:mrow>
          <math:msup>
            <math:mi>Ce</math:mi>
            <math:mi math:fontstyle="normal">t</math:mi>
          </math:msup>
        </math:mrow>
        <math:mrow>
          <math:mrow>
            <math:mn>1</math:mn>
            <math:mo math:stretchy="false">+</math:mo>
            <math:msup>
              <math:mi>Ce</math:mi>
              <math:mi math:fontstyle="normal">t</math:mi>
            </math:msup>
          </math:mrow>
        </math:mrow>
      </math:mfrac>
    </math:mrow>
    <math:annotation math:encoding="StarMath 5.0">{

P = {{alignc e^{t + C}} over {alignc 1 + e^{t + C}}} = "{nytt C}" = {{alignc Ce^{t}} over {alignc 1 + Ce^{t}}}

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i math:fontstyle="normal">P</math:mi>
            <math:mrow>
              <math:mo math:stretchy="false">(</math:mo>
              <math:mi math:fontstyle="normal">t</math:mi>
              <math:mo math:stretchy="false">)</math:mo>
            </math:mrow>
          </math:mrow>
        </math:mrow>
      </math:mfrac>
      <math:mrow>
        <math:mi/>
        <math:mo math:stretchy="false">⋅</math:mo>
        <math:mi/>
      </math:mrow>
      <math:mrow>
        <math:mfrac>
          <math:mrow>
            <math:mi>dP</math:mi>
          </math:mrow>
          <math:mrow>
            <math:mi>dt</math:mi>
          </math:mrow>
        </math:mfrac>
        <math:mo math:stretchy="false">=</math:mo>
        <math:mrow>
          <math:mi math:fontstyle="normal">a</math:mi>
          <math:mo math:stretchy="false">−</math:mo>
          <math:mi>bP</math:mi>
        </math:mrow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{{alignc 1} over {alignc {P(t)}}} `cdot` {{alignc dP} over {alignc dt}} = a - bP(t)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p>
        <math:mn>3y</math:mn>
        <math:mrow>
          <math:mn>2</math:mn>
          <math:mo math:stretchy="false">/</math:mo>
          <math:mn>3</math:mn>
        </math:mrow>
      </math:msup>
      <math:mi math:fontstyle="normal">,</math:mi>
      <math:mi/>
      <math:mi math:fontstyle="normal">y</math:mi>
      <math:mrow>
        <math:mrow>
          <math:mo math:stretchy="false">(</math:mo>
          <math:mn>0</math:mn>
          <math:mo math:stretchy="false">)</math:mo>
        </math:mrow>
        <math:mo math:stretchy="false">=</math:mo>
        <math:mn>0</math:mn>
      </math:mrow>
    </math:mrow>
    <math:annotation math:encoding="StarMath 5.0">{

3y^{2/3}, ~ y(0) = 0

}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normal">y</math:mi>
          <math:mi math:fontstyle="normal">x</math:mi>
          <math:mstyle math:fontsize="3.2pt">
            <math:mrow>
              <math:mtext> |</math:mtext>
            </math:mrow>
          </math:mstyle>
        </math:msubsup>
        <math:mo math:stretchy="false">=</math:mo>
        <math:mi math:fontstyle="normal">ƒ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  <math:mi math:fontstyle="normal">,</math:mi>
    </math:mrow>
    <math:annotation math:encoding="StarMath 5.0">y sup {size -4 " |"} sub x = ƒ(x;`y),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subsup>
      <math:mi math:fontstyle="normal">ƒ</math:mi>
      <math:mi math:fontstyle="normal">y</math:mi>
      <math:mstyle math:fontsize="3.2pt">
        <math:mrow>
          <math:mtext> |</math:mtext>
        </math:mrow>
      </math:mstyle>
    </math:msubsup>
    <math:annotation math:encoding="StarMath 5.0">ƒ sup {size -4 " |"} sub y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normal">ƒ</math:mi>
          <math:mi math:fontstyle="normal">y</math:mi>
          <math:mstyle math:fontsize="3.2pt">
            <math:mrow>
              <math:mtext> |</math:mtext>
            </math:mrow>
          </math:mstyle>
        </math:msubsup>
        <math:mo math:stretchy="false">=</math:mo>
        <math:msup>
          <math:mn>2y</math:mn>
          <math:mrow>
            <math:mrow>
              <math:mo math:stretchy="false">−</math:mo>
              <math:mn>1</math:mn>
            </math:mrow>
            <math:mo math:stretchy="false">/</math:mo>
            <math:mn>3</math:mn>
          </math:mrow>
        </math:msup>
      </math:mrow>
      <math:mi math:fontstyle="normal">,</math:mi>
    </math:mrow>
    <math:annotation math:encoding="StarMath 5.0">ƒ sup {size -4 " |"} sub y = 2y^{-1/3},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row>
              <math:mi math:fontstyle="normal">y</math:mi>
              <math:mi math:fontstyle="normal">'</math:mi>
            </math:mrow>
          </math:mrow>
          <math:mrow>
            <math:msup>
              <math:mi math:fontstyle="normal">y</math:mi>
              <math:mrow>
                <math:mn>2</math:mn>
                <math:mo math:stretchy="false">/</math:mo>
                <math:mn>3</math:mn>
              </math:mrow>
            </math:msup>
          </math:mrow>
        </math:mfrac>
        <math:mo math:stretchy="false">=</math:mo>
        <math:mn>3</math:mn>
      </math:mrow>
      <math:mo math:stretchy="false">⇔</math:mo>
      <math:mi math:fontstyle="normal">y</math:mi>
      <math:mrow>
        <math:mrow>
          <math:mi math:fontstyle="normal">'</math:mi>
          <math:mo math:stretchy="false">⋅</math:mo>
          <math:msup>
            <math:mi math:fontstyle="normal">y</math:mi>
            <math:mrow>
              <math:mrow>
                <math:mo math:stretchy="false">−</math:mo>
                <math:mn>2</math:mn>
              </math:mrow>
              <math:mo math:stretchy="false">/</math:mo>
              <math:mn>3</math:mn>
            </math:mrow>
          </math:msup>
        </math:mrow>
        <math:mo math:stretchy="false">=</math:mo>
        <math:mn>3</math:mn>
      </math:mrow>
    </math:mrow>
    <math:annotation math:encoding="StarMath 5.0">{

{{alignc y'} over {alignc y^{2/3}}} = 3 dlrarrow y' cdot y^{-2/3} = 3

}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sup>
        <math:mn>3y</math:mn>
        <math:mrow>
          <math:mn>1</math:mn>
          <math:mo math:stretchy="false">/</math:mo>
          <math:mn>3</math:mn>
        </math:mrow>
      </math:msup>
      <math:mo math:stretchy="false">=</math:mo>
      <math:mrow>
        <math:mn>3x</math:mn>
        <math:mo math:stretchy="false">+</math:mo>
        <math:mi math:fontstyle="normal">C</math:mi>
      </math:mrow>
    </math:mrow>
    <math:annotation math:encoding="StarMath 5.0">{

3y^{1/3} = 3x + C

}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y</math:mi>
        <math:mrow>
          <math:mn>1</math:mn>
          <math:mo math:stretchy="false">/</math:mo>
          <math:mn>3</math:mn>
        </math:mrow>
      </math:msup>
      <math:mo math:stretchy="false">=</math:mo>
      <math:mfrac>
        <math:mrow>
          <math:mrow>
            <math:mn>3x</math:mn>
            <math:mo math:stretchy="false">+</math:mo>
            <math:mi math:fontstyle="normal">C</math:mi>
          </math:mrow>
        </math:mrow>
        <math:mrow>
          <math:mn>3</math:mn>
        </math:mrow>
      </math:mfrac>
    </math:mrow>
    <math:annotation math:encoding="StarMath 5.0">{

y^{1/3} = {{alignc 3x + C} over {alignc 3}}

}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y</math:mi>
        <math:mrow>
          <math:mn>1</math:mn>
          <math:mo math:stretchy="false">/</math:mo>
          <math:mn>3</math:mn>
        </math:mrow>
      </math:msup>
      <math:mo math:stretchy="false">=</math:mo>
      <math:mrow>
        <math:mi math:fontstyle="normal">x</math:mi>
        <math:mo math:stretchy="false">+</math:mo>
        <math:mi math:fontstyle="normal">C</math:mi>
      </math:mrow>
    </math:mrow>
    <math:annotation math:encoding="StarMath 5.0">{

y^{1/3} = x + C

}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sup>
        <math:mrow>
          <math:mo math:stretchy="false">(</math:mo>
          <math:mrow>
            <math:mi math:fontstyle="normal">x</math:mi>
            <math:mo math:stretchy="false">+</math:mo>
            <math:mi math:fontstyle="normal">C</math:mi>
          </math:mrow>
          <math:mo math:stretchy="false">)</math:mo>
        </math:mrow>
        <math:mn>3</math:mn>
      </math:msup>
    </math:mrow>
    <math:annotation math:encoding="StarMath 5.0">{

y = (x + C)^3

}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n>0</math:mn>
            <math:mo math:stretchy="false">=</math:mo>
            <math:msup>
              <math:mrow>
                <math:mo math:stretchy="false">(</math:mo>
                <math:mrow>
                  <math:mn>0</math:mn>
                  <math:mo math:stretchy="false">+</math:mo>
                  <math:mi math:fontstyle="normal">C</math:mi>
                </math:mrow>
                <math:mo math:stretchy="false">)</math:mo>
              </math:mrow>
              <math:mn>3</math:mn>
            </math:msup>
          </math:mrow>
          <math:mo math:stretchy="false">=</math:mo>
          <math:msup>
            <math:mi math:fontstyle="normal">C</math:mi>
            <math:mn>3</math:mn>
          </math:msup>
        </math:mrow>
        <math:mo math:stretchy="false">=</math:mo>
        <math:mi math:fontstyle="normal">C</math:mi>
      </math:mrow>
      <math:mi/>
      <math:mo math:stretchy="false">⇔</math:mo>
      <math:mi/>
      <math:mrow>
        <math:mi math:fontstyle="normal">C</math:mi>
        <math:mo math:stretchy="false">=</math:mo>
        <math:mn>0</math:mn>
      </math:mrow>
    </math:mrow>
    <math:annotation math:encoding="StarMath 5.0">{

0 = (0 + C)^3 = C^3 = C ~~ dlrarrow ~~ C = 0

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P</math:mi>
          </math:mrow>
          <math:mrow>
            <math:mi>dt</math:mi>
          </math:mrow>
        </math:mfrac>
        <math:mo math:stretchy="false">=</math:mo>
        <math:mi>aP</math:mi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−</math:mo>
        <math:msup>
          <math:mi>bP</math:mi>
          <math:mn>2</math:mn>
        </math:msup>
      </math:mrow>
      <math:mrow>
        <math:mrow>
          <math:mrow>
            <math:mo math:stretchy="false">(</math:mo>
            <math:mi math:fontstyle="normal">t</math:mi>
            <math:mo math:stretchy="false">)</math:mo>
          </math:mrow>
          <math:mo math:stretchy="false">=</math:mo>
          <math:mtext>{Sätt}</math:mtext>
        </math:mrow>
        <math:mo math:stretchy="false">=</math:mo>
        <math:mn>6P</math:mn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−</math:mo>
        <math:msup>
          <math:mi math:fontstyle="normal">P</math:mi>
          <math:mn>2</math:mn>
        </math:msup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{{alignc dP} over {alignc dt}} = aP(t) - bP^{2}(t) = "{Sätt}" = 
6P(t) - P^{2}(t)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normal">y</math:mi>
          <math:mi math:fontstyle="normal">x</math:mi>
          <math:mstyle math:fontsize="3.2pt">
            <math:mrow>
              <math:mtext>| </math:mtext>
            </math:mrow>
          </math:mstyle>
        </math:msubsup>
        <math:mo math:stretchy="false">=</math:mo>
        <math:mi math:fontstyle="normal">ƒ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</math:mrow>
    <math:annotation math:encoding="StarMath 5.0">y sup {size -4 "| "} sub x = ƒ(x;`y)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subsup>
      <math:mi math:fontstyle="normal">ƒ</math:mi>
      <math:mi math:fontstyle="normal">y</math:mi>
      <math:mstyle math:fontsize="3.2pt">
        <math:mrow>
          <math:mtext> |</math:mtext>
        </math:mrow>
      </math:mstyle>
    </math:msubsup>
    <math:annotation math:encoding="StarMath 5.0">{

ƒ sup {size -4 " |"} sub y

}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row>
          <math:mrow>
            <math:munder>
              <math:mi>lim</math:mi>
              <math:mrow>
                <math:mi math:fontstyle="normal">x</math:mi>
                <math:mo math:stretchy="false">→</math:mo>
                <math:mo math:stretchy="false">∞</math:mo>
              </math:mrow>
            </math:munder>
            <math:mi math:fontstyle="normal">y</math:mi>
          </math:mrow>
          <math:mrow>
            <math:mo math:stretchy="false">(</math:mo>
            <math:mi math:fontstyle="normal">x</math:mi>
            <math:mo math:stretchy="false">)</math:mo>
          </math:mrow>
        </math:mrow>
      </math:mfenced>
      <math:mo math:stretchy="false">&lt;</math:mo>
      <math:mo math:stretchy="false">∞</math:mo>
    </math:mrow>
    <math:annotation math:encoding="StarMath 5.0">{

abs{lim from {x toward infinity} y(x)} &lt; infinity

}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row>
          <math:mrow>
            <math:munder>
              <math:mi>lim</math:mi>
              <math:mrow>
                <math:mi math:fontstyle="normal">x</math:mi>
                <math:mo math:stretchy="false">→</math:mo>
                <math:mo math:stretchy="false">∞</math:mo>
              </math:mrow>
            </math:munder>
            <math:mi math:fontstyle="normal">y</math:mi>
          </math:mrow>
          <math:mrow>
            <math:mo math:stretchy="false">(</math:mo>
            <math:mi math:fontstyle="normal">x</math:mi>
            <math:mo math:stretchy="false">)</math:mo>
          </math:mrow>
        </math:mrow>
      </math:mfenced>
      <math:mo math:stretchy="false">&lt;</math:mo>
      <math:mo math:stretchy="false">∞</math:mo>
    </math:mrow>
    <math:annotation math:encoding="StarMath 5.0">{

abs{lim from {x toward infinity} y(x)} &lt; infinity

}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normal">P</math:mi>
          <math:mi math:fontstyle="normal">t</math:mi>
          <math:mstyle math:fontsize="3.2pt">
            <math:mrow>
              <math:mtext> |</math:mtext>
            </math:mrow>
          </math:mstyle>
        </math:msubsup>
        <math:mo math:stretchy="false">=</math:mo>
        <math:mi math:fontstyle="normal">P</math:mi>
      </math:mrow>
      <math:mrow>
        <math:mo math:stretchy="false">(</math:mo>
        <math:mrow>
          <math:mrow>
            <math:msup>
              <math:mn>10</math:mn>
              <math:mrow>
                <math:mo math:stretchy="false">−</math:mo>
                <math:mn>1</math:mn>
              </math:mrow>
            </math:msup>
            <math:mo math:stretchy="false">−</math:mo>
            <math:msup>
              <math:mn>10</math:mn>
              <math:mrow>
                <math:mo math:stretchy="false">−</math:mo>
                <math:mn>7</math:mn>
              </math:mrow>
            </math:msup>
          </math:mrow>
          <math:mi math:fontstyle="normal">P</math:mi>
        </math:mrow>
        <math:mo math:stretchy="false">)</math:mo>
      </math:mrow>
      <math:mi math:fontstyle="normal">,</math:mi>
      <math:mi/>
      <math:mi math:fontstyle="normal">P</math:mi>
      <math:mrow>
        <math:mrow>
          <math:mo math:stretchy="false">(</math:mo>
          <math:mn>0</math:mn>
          <math:mo math:stretchy="false">)</math:mo>
        </math:mrow>
        <math:mo math:stretchy="false">=</math:mo>
        <math:mn>5000</math:mn>
      </math:mrow>
    </math:mrow>
    <math:annotation math:encoding="StarMath 5.0">P sup {size -4 " |"} sub t = P ( 10^{-1} - 10^{-7} P ), ~~~ P(0) = 5000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row>
            <math:mi math:fontstyle="normal">t</math:mi>
            <math:mo math:stretchy="false">→</math:mo>
            <math:mo math:stretchy="false">∞</math:mo>
          </math:mrow>
        </math:munder>
        <math:mi math:fontstyle="normal">P</math:mi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lim from {t toward infinity} P(t)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i math:fontstyle="normal">P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frac>
          <math:mrow>
            <math:mn>1</math:mn>
          </math:mrow>
          <math:mrow>
            <math:mn>2</math:mn>
          </math:mrow>
        </math:mfrac>
      </math:mrow>
      <math:mrow>
        <math:munder>
          <math:mi>lim</math:mi>
          <math:mrow>
            <math:mi math:fontstyle="normal">T</math:mi>
            <math:mo math:stretchy="false">→</math:mo>
            <math:mo math:stretchy="false">∞</math:mo>
          </math:mrow>
        </math:munder>
        <math:mi math:fontstyle="normal">P</math:mi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P(t) = {{alignc 1} over {alignc 2}} lim from {T toward infinity} P(T)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subsup>
        <math:mi math:fontstyle="normal">P</math:mi>
        <math:mi math:fontstyle="normal">t</math:mi>
        <math:mstyle math:fontsize="3.2pt">
          <math:mrow>
            <math:mtext> |</math:mtext>
          </math:mrow>
        </math:mstyle>
      </math:msubsup>
      <math:mo math:stretchy="false">=</math:mo>
      <math:mn>0</math:mn>
    </math:mrow>
    <math:annotation math:encoding="StarMath 5.0">P sup {size -4 " |"} sub t = 0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subsup>
        <math:mi math:fontstyle="normal">P</math:mi>
        <math:mi math:fontstyle="normal">t</math:mi>
        <math:mstyle math:fontsize="3.2pt">
          <math:mrow>
            <math:mtext> |</math:mtext>
          </math:mrow>
        </math:mstyle>
      </math:msubsup>
      <math:mo math:stretchy="false">=</math:mo>
      <math:mrow>
        <math:mrow>
          <math:msup>
            <math:mn>10</math:mn>
            <math:mrow>
              <math:mo math:stretchy="false">−</math:mo>
              <math:mn>7</math:mn>
            </math:mrow>
          </math:msup>
          <math:mo math:stretchy="false">⋅</math:mo>
          <math:mi math:fontstyle="normal">P</math:mi>
        </math:mrow>
        <math:mo math:stretchy="false">⋅</math:mo>
        <math:mrow>
          <math:mo math:stretchy="false">(</math:mo>
          <math:mrow>
            <math:msup>
              <math:mn>10</math:mn>
              <math:mn>6</math:mn>
            </math:msup>
            <math:mo math:stretchy="false">−</math:mo>
            <math:mi math:fontstyle="normal">P</math:mi>
          </math:mrow>
          <math:mo math:stretchy="false">)</math:mo>
        </math:mrow>
      </math:mrow>
    </math:mrow>
    <math:annotation math:encoding="StarMath 5.0">P sup {size -4 " |"} sub t = 10^{-7} cdot P cdot (10^6 - P)
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sup>
            <math:mi math:fontstyle="normal">P</math:mi>
            <math:mi math:fontstyle="normal">t</math:mi>
            <math:mstyle math:fontsize="3.2pt">
              <math:mrow>
                <math:mtext> |</math:mtext>
              </math:mrow>
            </math:mstyle>
          </math:msubsup>
        </math:mrow>
        <math:mrow>
          <math:mrow>
            <math:mi math:fontstyle="normal">P</math:mi>
            <math:mrow>
              <math:mo math:stretchy="false">(</math:mo>
              <math:mrow>
                <math:msup>
                  <math:mn>10</math:mn>
                  <math:mn>6</math:mn>
                </math:msup>
                <math:mo math:stretchy="false">−</math:mo>
                <math:mi math:fontstyle="normal">P</math:mi>
              </math:mrow>
              <math:mo math:stretchy="false">)</math:mo>
            </math:mrow>
          </math:mrow>
        </math:mrow>
      </math:mfrac>
      <math:mo math:stretchy="false">=</math:mo>
      <math:msup>
        <math:mn>10</math:mn>
        <math:mrow>
          <math:mo math:stretchy="false">−</math:mo>
          <math:mn>7</math:mn>
        </math:mrow>
      </math:msup>
    </math:mrow>
    <math:annotation math:encoding="StarMath 5.0">{{alignc P sup {size -4 " |"} sub t} over {alignc P(10^6 - P)}} = 10^{-7}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P</math:mi>
        </math:mrow>
        <math:mrow>
          <math:mi>dt</math:mi>
        </math:mrow>
      </math:mfrac>
      <math:mo math:stretchy="false">=</math:mo>
      <math:mn>0</math:mn>
    </math:mrow>
    <math:annotation math:encoding="StarMath 5.0">{{alignc dP} over {alignc dt}} = 0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subsup>
        <math:mi math:fontstyle="normal">P</math:mi>
        <math:mi math:fontstyle="normal">t</math:mi>
        <math:mstyle math:fontsize="3.2pt">
          <math:mrow>
            <math:mtext> |</math:mtext>
          </math:mrow>
        </math:mstyle>
      </math:msubsup>
      <math:mrow>
        <math:mfenced math:open="" math:close="">
          <math:mrow>
            <math:mfrac>
              <math:mrow>
                <math:mi math:fontstyle="normal">A</math:mi>
              </math:mrow>
              <math:mrow>
                <math:mi math:fontstyle="normal">P</math:mi>
              </math:mrow>
            </math:mfrac>
            <math:mo math:stretchy="false">+</math:mo>
            <math:mfrac>
              <math:mrow>
                <math:mi math:fontstyle="normal">B</math:mi>
              </math:mrow>
              <math:mrow>
                <math:mrow>
                  <math:msup>
                    <math:mn>10</math:mn>
                    <math:mn>6</math:mn>
                  </math:msup>
                  <math:mo math:stretchy="false">−</math:mo>
                  <math:mi math:fontstyle="normal">P</math:mi>
                </math:mrow>
              </math:mrow>
            </math:mfrac>
          </math:mrow>
        </math:mfenced>
        <math:mo math:stretchy="false">=</math:mo>
        <math:msup>
          <math:mn>10</math:mn>
          <math:mrow>
            <math:mo math:stretchy="false">−</math:mo>
            <math:mn>7</math:mn>
          </math:mrow>
        </math:msup>
      </math:mrow>
      <math:mi/>
      <math:mo math:stretchy="false">⇔</math:mo>
      <math:mi/>
      <math:mfenced math:open="{" math:close="}">
        <math:mtable>
          <math:mtr>
            <math:mrow>
              <math:mi math:fontstyle="normal">A</math:mi>
              <math:mo math:stretchy="false">=</math:mo>
              <math:msup>
                <math:mn>10</math:mn>
                <math:mrow>
                  <math:mo math:stretchy="false">−</math:mo>
                  <math:mn>6</math:mn>
                </math:mrow>
              </math:msup>
            </math:mrow>
          </math:mtr>
          <math:mtr>
            <math:mrow>
              <math:mi math:fontstyle="normal">B</math:mi>
              <math:mo math:stretchy="false">=</math:mo>
              <math:msup>
                <math:mn>10</math:mn>
                <math:mrow>
                  <math:mo math:stretchy="false">−</math:mo>
                  <math:mn>6</math:mn>
                </math:mrow>
              </math:msup>
            </math:mrow>
          </math:mtr>
        </math:mtable>
      </math:mfenced>
      <math:mi/>
      <math:mo math:stretchy="false">⇔</math:mo>
      <math:mi/>
      <math:msubsup>
        <math:mi math:fontstyle="normal">P</math:mi>
        <math:mi math:fontstyle="normal">t</math:mi>
        <math:mstyle math:fontsize="3.2pt">
          <math:mrow>
            <math:mtext> |</math:mtext>
          </math:mrow>
        </math:mstyle>
      </math:msubsup>
      <math:mrow>
        <math:mfenced math:open="" math:close="">
          <math:mrow>
            <math:mfrac>
              <math:mrow>
                <math:mn>1</math:mn>
              </math:mrow>
              <math:mrow>
                <math:mi math:fontstyle="normal">P</math:mi>
              </math:mrow>
            </math:mfrac>
            <math:mo math:stretchy="false">+</math:mo>
            <math:mfrac>
              <math:mrow>
                <math:mn>1</math:mn>
              </math:mrow>
              <math:mrow>
                <math:mrow>
                  <math:msup>
                    <math:mn>10</math:mn>
                    <math:mn>6</math:mn>
                  </math:msup>
                  <math:mo math:stretchy="false">−</math:mo>
                  <math:mi math:fontstyle="normal">P</math:mi>
                </math:mrow>
              </math:mrow>
            </math:mfrac>
          </math:mrow>
        </math:mfenced>
        <math:mo math:stretchy="false">=</math:mo>
        <math:msup>
          <math:mn>10</math:mn>
          <math:mrow>
            <math:mo math:stretchy="false">−</math:mo>
            <math:mn>1</math:mn>
          </math:mrow>
        </math:msup>
      </math:mrow>
    </math:mrow>
    <math:annotation math:encoding="StarMath 5.0">P sup {size -4 " |"} sub t left ( {{alignc A} over {alignc P}} + {{alignc B} over {alignc 10^6 - P}} right ) = 10^{-7} ~dlrarrow~ left lbrace stack {A = 10^-6 # B = 10^-6} right rbrace ~dlrarrow~ 
P sup {size -4 " |"} sub t left ( {{alignc 1} over {alignc P}} + {{alignc 1} over {alignc 10^6 - P}} right ) = 10^{-1}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P</math:mi>
        </math:mrow>
        <math:mrow>
          <math:mrow>
            <math:msup>
              <math:mn>10</math:mn>
              <math:mn>6</math:mn>
            </math:msup>
            <math:mo math:stretchy="false">−</math:mo>
            <math:mi math:fontstyle="normal">P</math:mi>
          </math:mrow>
        </math:mrow>
      </math:mfrac>
      <math:mo math:stretchy="false">=</math:mo>
      <math:msup>
        <math:mi math:fontstyle="normal">e</math:mi>
        <math:mrow>
          <math:msup>
            <math:mn>10</math:mn>
            <math:mrow>
              <math:mo math:stretchy="false">−</math:mo>
              <math:mn>1</math:mn>
            </math:mrow>
          </math:msup>
          <math:mrow>
            <math:mi math:fontstyle="normal">t</math:mi>
            <math:mo math:stretchy="false">+</math:mo>
            <math:mi math:fontstyle="normal">C</math:mi>
          </math:mrow>
        </math:mrow>
      </math:msup>
    </math:mrow>
    <math:annotation math:encoding="StarMath 5.0">{

{{alignc P} over {alignc 10^6 - P}} = e^{10^-1 t + C}

}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n>5000</math:mn>
            </math:mrow>
            <math:mrow>
              <math:mrow>
                <math:msup>
                  <math:mn>10</math:mn>
                  <math:mn>6</math:mn>
                </math:msup>
                <math:mo math:stretchy="false">−</math:mo>
                <math:mn>5000</math:mn>
              </math:mrow>
            </math:mrow>
          </math:mfrac>
          <math:mo math:stretchy="false">=</math:mo>
          <math:msup>
            <math:mi math:fontstyle="normal">e</math:mi>
            <math:mrow>
              <math:mn>0</math:mn>
              <math:mo math:stretchy="false">+</math:mo>
              <math:mi math:fontstyle="normal">C</math:mi>
            </math:mrow>
          </math:msup>
        </math:mrow>
        <math:mo math:stretchy="false">=</math:mo>
        <math:msup>
          <math:mi math:fontstyle="normal">e</math:mi>
          <math:mi math:fontstyle="normal">C</math:mi>
        </math:msup>
      </math:mrow>
      <math:mi math:fontstyle="normal">≜</math:mi>
      <math:mi math:fontstyle="normal">D</math:mi>
    </math:mrow>
    <math:annotation math:encoding="StarMath 5.0">{

{{alignc 5000} over {alignc 10^6 - 5000}} = e^{0 + C} = e^C ≜ D

}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 math:fontstyle="normal">P</math:mi>
          </math:mrow>
          <math:mrow>
            <math:mrow>
              <math:msup>
                <math:mn>10</math:mn>
                <math:mn>6</math:mn>
              </math:msup>
              <math:mo math:stretchy="false">−</math:mo>
              <math:mi math:fontstyle="normal">P</math:mi>
            </math:mrow>
          </math:mrow>
        </math:mfrac>
        <math:mo math:stretchy="false">=</math:mo>
        <math:mfrac>
          <math:mrow>
            <math:mn>5000</math:mn>
          </math:mrow>
          <math:mrow>
            <math:mrow>
              <math:msup>
                <math:mn>10</math:mn>
                <math:mn>6</math:mn>
              </math:msup>
              <math:mo math:stretchy="false">−</math:mo>
              <math:mn>5000</math:mn>
            </math:mrow>
          </math:mrow>
        </math:mfrac>
      </math:mrow>
      <math:msup>
        <math:mi math:fontstyle="normal">e</math:mi>
        <math:mrow>
          <math:msup>
            <math:mn>10</math:mn>
            <math:mrow>
              <math:mo math:stretchy="false">−</math:mo>
              <math:mn>1</math:mn>
            </math:mrow>
          </math:msup>
          <math:mi math:fontstyle="normal">t</math:mi>
        </math:mrow>
      </math:msup>
    </math:mrow>
    <math:annotation math:encoding="StarMath 5.0">{

{{alignc P} over {alignc 10^6 - P}} = {{alignc 5000} over {alignc 10^6 - 5000}} e^{10^-1 t}

}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row>
              <math:msup>
                <math:mn>10</math:mn>
                <math:mn>5</math:mn>
              </math:msup>
              <math:mo math:stretchy="false">⋅</math:mo>
              <math:mn>5</math:mn>
            </math:mrow>
          </math:mrow>
          <math:mrow>
            <math:mrow>
              <math:msup>
                <math:mn>10</math:mn>
                <math:mn>6</math:mn>
              </math:msup>
              <math:mo math:stretchy="false">−</math:mo>
              <math:mrow>
                <math:msup>
                  <math:mn>10</math:mn>
                  <math:mn>5</math:mn>
                </math:msup>
                <math:mo math:stretchy="false">⋅</math:mo>
                <math:mn>5</math:mn>
              </math:mrow>
            </math:mrow>
          </math:mrow>
        </math:mfrac>
        <math:mo math:stretchy="false">=</math:mo>
        <math:mfrac>
          <math:mrow>
            <math:mn>5000</math:mn>
          </math:mrow>
          <math:mrow>
            <math:mrow>
              <math:msup>
                <math:mn>10</math:mn>
                <math:mn>6</math:mn>
              </math:msup>
              <math:mo math:stretchy="false">−</math:mo>
              <math:mn>5000</math:mn>
            </math:mrow>
          </math:mrow>
        </math:mfrac>
      </math:mrow>
      <math:msup>
        <math:mi math:fontstyle="normal">e</math:mi>
        <math:mrow>
          <math:msup>
            <math:mn>10</math:mn>
            <math:mrow>
              <math:mo math:stretchy="false">−</math:mo>
              <math:mn>1</math:mn>
            </math:mrow>
          </math:msup>
          <math:mi math:fontstyle="normal">t</math:mi>
        </math:mrow>
      </math:msup>
    </math:mrow>
    <math:annotation math:encoding="StarMath 5.0">{

{{alignc 10^5 cdot 5} over {alignc 10^6 - 10^5 cdot 5}} = {{alignc 5000} over {alignc 10^6 - 5000}} e^{10^-1 t}

}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=</math:mo>
        <math:mfrac>
          <math:mrow>
            <math:mn>5000</math:mn>
          </math:mrow>
          <math:mrow>
            <math:mrow>
              <math:msup>
                <math:mn>10</math:mn>
                <math:mn>6</math:mn>
              </math:msup>
              <math:mo math:stretchy="false">−</math:mo>
              <math:mn>5000</math:mn>
            </math:mrow>
          </math:mrow>
        </math:mfrac>
      </math:mrow>
      <math:msup>
        <math:mi math:fontstyle="normal">e</math:mi>
        <math:mrow>
          <math:msup>
            <math:mn>10</math:mn>
            <math:mrow>
              <math:mo math:stretchy="false">−</math:mo>
              <math:mn>1</math:mn>
            </math:mrow>
          </math:msup>
          <math:mi math:fontstyle="normal">t</math:mi>
        </math:mrow>
      </math:msup>
    </math:mrow>
    <math:annotation math:encoding="StarMath 5.0">{

1 = {{alignc 5000} over {alignc 10^6 - 5000}} e^{10^-1 t}

}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sup>
              <math:mn>10</math:mn>
              <math:mn>6</math:mn>
            </math:msup>
            <math:mo math:stretchy="false">−</math:mo>
            <math:mn>5000</math:mn>
          </math:mrow>
        </math:mrow>
        <math:mrow>
          <math:mn>5000</math:mn>
        </math:mrow>
      </math:mfrac>
      <math:mo math:stretchy="false">=</math:mo>
      <math:msup>
        <math:mi math:fontstyle="normal">e</math:mi>
        <math:mrow>
          <math:msup>
            <math:mn>10</math:mn>
            <math:mrow>
              <math:mo math:stretchy="false">−</math:mo>
              <math:mn>1</math:mn>
            </math:mrow>
          </math:msup>
          <math:mi math:fontstyle="normal">t</math:mi>
        </math:mrow>
      </math:msup>
    </math:mrow>
    <math:annotation math:encoding="StarMath 5.0">{

{{alignc 10^6 - 5000} over {alignc 5000}} = e^{10^-1 t}

}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sup>
              <math:mn>10</math:mn>
              <math:mn>6</math:mn>
            </math:msup>
          </math:mrow>
          <math:mrow>
            <math:mn>5000</math:mn>
          </math:mrow>
        </math:mfrac>
        <math:mo math:stretchy="false">−</math:mo>
        <math:mn>1</math:mn>
      </math:mrow>
      <math:mo math:stretchy="false">=</math:mo>
      <math:msup>
        <math:mi math:fontstyle="normal">e</math:mi>
        <math:mrow>
          <math:msup>
            <math:mn>10</math:mn>
            <math:mrow>
              <math:mo math:stretchy="false">−</math:mo>
              <math:mn>1</math:mn>
            </math:mrow>
          </math:msup>
          <math:mi math:fontstyle="normal">t</math:mi>
        </math:mrow>
      </math:msup>
    </math:mrow>
    <math:annotation math:encoding="StarMath 5.0">{{alignc 10^6} over {alignc 5000}} - 1 = e^{10^-1 t}
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frac>
              <math:mrow>
                <math:mn>1000</math:mn>
              </math:mrow>
              <math:mrow>
                <math:mn>5</math:mn>
              </math:mrow>
            </math:mfrac>
            <math:mo math:stretchy="false">−</math:mo>
            <math:mn>1</math:mn>
          </math:mrow>
          <math:mo math:stretchy="false">=</math:mo>
          <math:mrow>
            <math:mn>200</math:mn>
            <math:mo math:stretchy="false">−</math:mo>
            <math:mn>1</math:mn>
          </math:mrow>
        </math:mrow>
        <math:mo math:stretchy="false">=</math:mo>
        <math:mn>199</math:mn>
      </math:mrow>
      <math:mrow>
        <math:mi/>
        <math:mo math:stretchy="false">=</math:mo>
        <math:mi/>
      </math:mrow>
      <math:mrow>
        <math:msup>
          <math:mi math:fontstyle="normal">e</math:mi>
          <math:mrow>
            <math:msup>
              <math:mn>10</math:mn>
              <math:mrow>
                <math:mo math:stretchy="false">−</math:mo>
                <math:mn>1</math:mn>
              </math:mrow>
            </math:msup>
            <math:mi math:fontstyle="normal">t</math:mi>
          </math:mrow>
        </math:msup>
        <math:mo math:stretchy="false">=</math:mo>
        <math:msup>
          <math:mrow>
            <math:mo math:stretchy="false">(</math:mo>
            <math:msup>
              <math:mi math:fontstyle="normal">e</math:mi>
              <math:mi math:fontstyle="normal">t</math:mi>
            </math:msup>
            <math:mo math:stretchy="false">)</math:mo>
          </math:mrow>
          <math:mrow>
            <math:mo math:stretchy="false">(</math:mo>
            <math:msup>
              <math:mn>10</math:mn>
              <math:mrow>
                <math:mo math:stretchy="false">−</math:mo>
                <math:mn>1</math:mn>
              </math:mrow>
            </math:msup>
            <math:mo math:stretchy="false">)</math:mo>
          </math:mrow>
        </math:msup>
      </math:mrow>
    </math:mrow>
    <math:annotation math:encoding="StarMath 5.0">{{alignc 1000} over {alignc 5}} - 1 = 200 - 1 = 199 ~=~ e^{10^-1 t} = (e^t)^(10^{-1})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sup>
        <math:mn>199</math:mn>
        <math:mn>10</math:mn>
      </math:msup>
      <math:mo math:stretchy="false">=</math:mo>
      <math:msup>
        <math:mi math:fontstyle="normal">e</math:mi>
        <math:mi math:fontstyle="normal">t</math:mi>
      </math:msup>
    </math:mrow>
    <math:annotation math:encoding="StarMath 5.0">199^10 = e^t</math:annotation>
  </math:semantics>
</math:math>
</file>